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865cm"/>
    </style:style>
    <style:style style:name="Tabelle6.B" style:family="table-column">
      <style:table-column-properties style:column-width="14.115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8" style:family="table">
      <style:table-properties style:width="18.008cm" table:align="left" style:writing-mode="lr-tb"/>
    </style:style>
    <style:style style:name="Tabelle8.A" style:family="table-column">
      <style:table-column-properties style:column-width="2.757cm"/>
    </style:style>
    <style:style style:name="Tabelle8.B" style:family="table-column">
      <style:table-column-properties style:column-width="14.222cm"/>
    </style:style>
    <style:style style:name="Tabelle8.C" style:family="table-column">
      <style:table-column-properties style:column-width="1.028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8.A2" style:family="table-cell">
      <style:table-cell-properties style:vertical-align="middle" fo:padding-left="0.095cm" fo:padding-right="0.095cm" fo:padding-top="0cm" fo:padding-bottom="0cm" fo:border="0.002cm solid #000000"/>
    </style:style>
    <style:style style:name="Tabelle9" style:family="table">
      <style:table-properties style:width="18.008cm" table:align="left" style:writing-mode="lr-tb"/>
    </style:style>
    <style:style style:name="Tabelle9.A" style:family="table-column">
      <style:table-column-properties style:column-width="2.757cm"/>
    </style:style>
    <style:style style:name="Tabelle9.B" style:family="table-column">
      <style:table-column-properties style:column-width="14.222cm"/>
    </style:style>
    <style:style style:name="Tabelle9.C" style:family="table-column">
      <style:table-column-properties style:column-width="1.028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A2" style:family="table-cell">
      <style:table-cell-properties style:vertical-align="middle" fo:padding-left="0.095cm" fo:padding-right="0.095cm" fo:padding-top="0cm" fo:padding-bottom="0cm" fo:border="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1.704cm"/>
    </style:style>
    <style:style style:name="Tabelle13.B" style:family="table-column">
      <style:table-column-properties style:column-width="15.356cm"/>
    </style:style>
    <style:style style:name="Tabelle13.C" style:family="table-column">
      <style:table-column-properties style:column-width="0.947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3.A2" style:family="table-cell">
      <style:table-cell-properties fo:padding-left="0.099cm" fo:padding-right="0.099cm" fo:padding-top="0cm" fo:padding-bottom="0cm" fo:border="0.002cm solid #000000"/>
    </style:style>
    <style:style style:name="Tabelle13.C2" style:family="table-cell">
      <style:table-cell-properties style:vertical-align="middle" fo:padding-left="0.099cm" fo:padding-right="0.099cm" fo:padding-top="0cm" fo:padding-bottom="0cm" fo:border="0.002cm solid #000000"/>
    </style:style>
    <style:style style:name="Tabelle1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4" style:family="table">
      <style:table-properties style:width="18.008cm" table:align="left" style:writing-mode="lr-tb"/>
    </style:style>
    <style:style style:name="Tabelle14.A" style:family="table-column">
      <style:table-column-properties style:column-width="1.704cm"/>
    </style:style>
    <style:style style:name="Tabelle14.B" style:family="table-column">
      <style:table-column-properties style:column-width="15.356cm"/>
    </style:style>
    <style:style style:name="Tabelle14.C" style:family="table-column">
      <style:table-column-properties style:column-width="0.947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4.A2" style:family="table-cell">
      <style:table-cell-properties fo:padding-left="0.099cm" fo:padding-right="0.099cm" fo:padding-top="0cm" fo:padding-bottom="0cm" fo:border="0.002cm solid #000000"/>
    </style:style>
    <style:style style:name="Tabelle14.C2" style:family="table-cell">
      <style:table-cell-properties style:vertical-align="middle" fo:padding-left="0.099cm" fo:padding-right="0.099cm" fo:padding-top="0cm" fo:padding-bottom="0cm" fo:border="0.002cm solid #000000"/>
    </style:style>
    <style:style style:name="Tabelle14.A3" style:family="table-cell">
      <style:table-cell-properties fo:padding-left="0.099cm" fo:padding-right="0.099cm" fo:padding-top="0cm" fo:padding-bottom="0cm" fo:border-left="0.002cm solid #000000" fo:border-right="0.002cm solid #000000" fo:border-top="none" fo:border-bottom="0.002cm solid #000000"/>
    </style:style>
    <style:style style:name="Tabelle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6" style:family="table">
      <style:table-properties style:width="18.008cm" table:align="left" style:writing-mode="lr-tb"/>
    </style:style>
    <style:style style:name="Tabelle16.A" style:family="table-column">
      <style:table-column-properties style:column-width="17.06cm"/>
    </style:style>
    <style:style style:name="Tabelle16.B"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B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7.A3" style:family="table-cell">
      <style:table-cell-properties fo:padding-left="0.099cm" fo:padding-right="0.099cm" fo:padding-top="0cm" fo:padding-bottom="0cm" fo:border-left="0.002cm solid #000000" fo:border-right="0.002cm solid #000000" fo:border-top="none" fo:border-bottom="0.002cm solid #000000"/>
    </style:style>
    <style:style style:name="Tabelle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9" style:family="table">
      <style:table-properties style:width="18.008cm" table:align="left" style:writing-mode="lr-tb"/>
    </style:style>
    <style:style style:name="Tabelle19.A" style:family="table-column">
      <style:table-column-properties style:column-width="1.704cm"/>
    </style:style>
    <style:style style:name="Tabelle19.B" style:family="table-column">
      <style:table-column-properties style:column-width="15.356cm"/>
    </style:style>
    <style:style style:name="Tabelle19.C" style:family="table-column">
      <style:table-column-properties style:column-width="0.947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9.A2" style:family="table-cell">
      <style:table-cell-properties fo:padding-left="0.099cm" fo:padding-right="0.099cm" fo:padding-top="0cm" fo:padding-bottom="0cm" fo:border="0.002cm solid #000000"/>
    </style:style>
    <style:style style:name="Tabelle19.C2" style:family="table-cell">
      <style:table-cell-properties style:vertical-align="middle" fo:padding-left="0.099cm" fo:padding-right="0.099cm" fo:padding-top="0cm" fo:padding-bottom="0cm" fo:border="0.002cm solid #000000"/>
    </style:style>
    <style:style style:name="Tabelle19.A3" style:family="table-cell">
      <style:table-cell-properties fo:padding-left="0.099cm" fo:padding-right="0.099cm" fo:padding-top="0cm" fo:padding-bottom="0cm" fo:border-left="0.002cm solid #000000" fo:border-right="0.002cm solid #000000" fo:border-top="none" fo:border-bottom="0.002cm solid #000000"/>
    </style:style>
    <style:style style:name="Tabel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6cm"/>
    </style:style>
    <style:style style:name="Tabelle21.B"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B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4cm"/>
    </style:style>
    <style:style style:name="Tabelle22.B" style:family="table-column">
      <style:table-column-properties style:column-width="15.356cm"/>
    </style:style>
    <style:style style:name="Tabelle22.C"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C2" style:family="table-cell">
      <style:table-cell-properties style:vertical-align="middle" fo:padding-left="0.099cm" fo:padding-right="0.099cm" fo:padding-top="0cm" fo:padding-bottom="0cm" fo:border="0.002cm solid #000000"/>
    </style:style>
    <style:style style:name="Tabelle22.A3" style:family="table-cell">
      <style:table-cell-properties fo:padding-left="0.099cm" fo:padding-right="0.099cm" fo:padding-top="0cm" fo:padding-bottom="0cm" fo:border-left="0.002cm solid #000000" fo:border-right="0.002cm solid #000000" fo:border-top="none" fo:border-bottom="0.002cm solid #000000"/>
    </style:style>
    <style:style style:name="Tabel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4" style:family="table">
      <style:table-properties style:width="18.008cm" table:align="left" style:writing-mode="lr-tb"/>
    </style:style>
    <style:style style:name="Tabelle24.A" style:family="table-column">
      <style:table-column-properties style:column-width="2.865cm"/>
    </style:style>
    <style:style style:name="Tabelle24.B" style:family="table-column">
      <style:table-column-properties style:column-width="14.115cm"/>
    </style:style>
    <style:style style:name="Tabelle24.C" style:family="table-column">
      <style:table-column-properties style:column-width="1.028cm"/>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2.757cm"/>
    </style:style>
    <style:style style:name="Tabelle25.B" style:family="table-column">
      <style:table-column-properties style:column-width="14.222cm"/>
    </style:style>
    <style:style style:name="Tabelle25.C" style:family="table-column">
      <style:table-column-properties style:column-width="1.028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5.A2" style:family="table-cell">
      <style:table-cell-properties style:vertical-align="middle" fo:padding-left="0.095cm" fo:padding-right="0.095cm" fo:padding-top="0cm" fo:padding-bottom="0cm" fo:border="0.002cm solid #000000"/>
    </style:style>
    <style:style style:name="Tabelle2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7.06cm"/>
    </style:style>
    <style:style style:name="Tabelle28.B" style:family="table-column">
      <style:table-column-properties style:column-width="0.947cm"/>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8.A2" style:family="table-cell">
      <style:table-cell-properties fo:padding-left="0.099cm" fo:padding-right="0.099cm" fo:padding-top="0cm" fo:padding-bottom="0cm" fo:border="0.002cm solid #000000"/>
    </style:style>
    <style:style style:name="Tabelle28.B2" style:family="table-cell">
      <style:table-cell-properties style:vertical-align="middle" fo:padding-left="0.099cm" fo:padding-right="0.099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8.008cm"/>
    </style:style>
    <style:style style:name="Tabelle29.1" style:family="table-row">
      <style:table-row-properties style:keep-together="false" fo:keep-together="always"/>
    </style:style>
    <style:style style:name="Tabelle2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9.2" style:family="table-row">
      <style:table-row-properties style:keep-together="true" fo:keep-together="auto"/>
    </style:style>
    <style:style style:name="Tabelle29.A2" style:family="table-cell">
      <style:table-cell-properties style:vertical-align="middle" fo:padding-left="0.095cm" fo:padding-right="0.095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704cm"/>
    </style:style>
    <style:style style:name="Tabelle31.B" style:family="table-column">
      <style:table-column-properties style:column-width="15.356cm"/>
    </style:style>
    <style:style style:name="Tabelle31.C" style:family="table-column">
      <style:table-column-properties style:column-width="0.947cm"/>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1.A2" style:family="table-cell">
      <style:table-cell-properties fo:padding-left="0.099cm" fo:padding-right="0.099cm" fo:padding-top="0cm" fo:padding-bottom="0cm" fo:border="0.002cm solid #000000"/>
    </style:style>
    <style:style style:name="Tabelle31.C2" style:family="table-cell">
      <style:table-cell-properties style:vertical-align="middle" fo:padding-left="0.099cm" fo:padding-right="0.099cm" fo:padding-top="0cm" fo:padding-bottom="0cm" fo:border="0.002cm solid #000000"/>
    </style:style>
    <style:style style:name="Tabelle31.A3" style:family="table-cell">
      <style:table-cell-properties fo:padding-left="0.099cm" fo:padding-right="0.099cm" fo:padding-top="0cm" fo:padding-bottom="0cm" fo:border-left="0.002cm solid #000000" fo:border-right="0.002cm solid #000000" fo:border-top="none" fo:border-bottom="0.002cm solid #000000"/>
    </style:style>
    <style:style style:name="Tabel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2" style:family="table">
      <style:table-properties style:width="18.008cm" table:align="left" style:writing-mode="lr-tb"/>
    </style:style>
    <style:style style:name="Tabelle32.A" style:family="table-column">
      <style:table-column-properties style:column-width="18.008cm"/>
    </style:style>
    <style:style style:name="Tabelle32.1" style:family="table-row">
      <style:table-row-properties style:keep-together="false" fo:keep-together="always"/>
    </style:style>
    <style:style style:name="Tabelle3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2.2" style:family="table-row">
      <style:table-row-properties style:keep-together="true" fo:keep-together="auto"/>
    </style:style>
    <style:style style:name="Tabelle32.A2" style:family="table-cell">
      <style:table-cell-properties style:vertical-align="middle" fo:padding-left="0.095cm" fo:padding-right="0.095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7.06cm"/>
    </style:style>
    <style:style style:name="Tabelle34.B" style:family="table-column">
      <style:table-column-properties style:column-width="0.947cm"/>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4.A2" style:family="table-cell">
      <style:table-cell-properties fo:padding-left="0.099cm" fo:padding-right="0.099cm" fo:padding-top="0cm" fo:padding-bottom="0cm" fo:border="0.002cm solid #000000"/>
    </style:style>
    <style:style style:name="Tabelle34.B2" style:family="table-cell">
      <style:table-cell-properties style:vertical-align="middle" fo:padding-left="0.099cm" fo:padding-right="0.099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4cm"/>
    </style:style>
    <style:style style:name="Tabelle38.B" style:family="table-column">
      <style:table-column-properties style:column-width="15.356cm"/>
    </style:style>
    <style:style style:name="Tabelle38.C"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C2" style:family="table-cell">
      <style:table-cell-properties style:vertical-align="middle" fo:padding-left="0.099cm" fo:padding-right="0.099cm" fo:padding-top="0cm" fo:padding-bottom="0cm" fo:border="0.002cm solid #000000"/>
    </style:style>
    <style:style style:name="Tabelle38.A3" style:family="table-cell">
      <style:table-cell-properties fo:padding-left="0.099cm" fo:padding-right="0.099cm" fo:padding-top="0cm" fo:padding-bottom="0cm" fo:border-left="0.002cm solid #000000" fo:border-right="0.002cm solid #000000" fo:border-top="none" fo:border-bottom="0.002cm solid #000000"/>
    </style:style>
    <style:style style:name="Tabelle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9" style:family="table">
      <style:table-properties style:width="18.008cm" table:align="left" style:writing-mode="lr-tb"/>
    </style:style>
    <style:style style:name="Tabelle39.A" style:family="table-column">
      <style:table-column-properties style:column-width="17.06cm"/>
    </style:style>
    <style:style style:name="Tabelle39.B" style:family="table-column">
      <style:table-column-properties style:column-width="0.947cm"/>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9.A2" style:family="table-cell">
      <style:table-cell-properties fo:padding-left="0.099cm" fo:padding-right="0.099cm" fo:padding-top="0cm" fo:padding-bottom="0cm" fo:border="0.002cm solid #000000"/>
    </style:style>
    <style:style style:name="Tabelle39.B2" style:family="table-cell">
      <style:table-cell-properties style:vertical-align="middle" fo:padding-left="0.099cm" fo:padding-right="0.099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8.008cm"/>
    </style:style>
    <style:style style:name="Tabelle41.1" style:family="table-row">
      <style:table-row-properties style:keep-together="false" fo:keep-together="always"/>
    </style:style>
    <style:style style:name="Tabelle4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1.2" style:family="table-row">
      <style:table-row-properties style:keep-together="true" fo:keep-together="auto"/>
    </style:style>
    <style:style style:name="Tabelle41.A2" style:family="table-cell">
      <style:table-cell-properties style:vertical-align="middle" fo:padding-left="0.095cm" fo:padding-right="0.095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704cm"/>
    </style:style>
    <style:style style:name="Tabelle48.B" style:family="table-column">
      <style:table-column-properties style:column-width="15.356cm"/>
    </style:style>
    <style:style style:name="Tabelle48.C" style:family="table-column">
      <style:table-column-properties style:column-width="0.947cm"/>
    </style:style>
    <style:style style:name="Tabelle48.1" style:family="table-row">
      <style:table-row-properties style:keep-together="false" fo:keep-together="always"/>
    </style:style>
    <style:style style:name="Tabelle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8.A2" style:family="table-cell">
      <style:table-cell-properties fo:padding-left="0.099cm" fo:padding-right="0.099cm" fo:padding-top="0cm" fo:padding-bottom="0cm" fo:border="0.002cm solid #000000"/>
    </style:style>
    <style:style style:name="Tabelle48.C2" style:family="table-cell">
      <style:table-cell-properties style:vertical-align="middle" fo:padding-left="0.099cm" fo:padding-right="0.099cm" fo:padding-top="0cm" fo:padding-bottom="0cm" fo:border="0.002cm solid #000000"/>
    </style:style>
    <style:style style:name="Tabelle48.A3" style:family="table-cell">
      <style:table-cell-properties fo:padding-left="0.099cm" fo:padding-right="0.099cm" fo:padding-top="0cm" fo:padding-bottom="0cm" fo:border-left="0.002cm solid #000000" fo:border-right="0.002cm solid #000000" fo:border-top="none" fo:border-bottom="0.002cm solid #000000"/>
    </style:style>
    <style:style style:name="Tabelle4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49" style:family="table">
      <style:table-properties style:width="18.008cm" table:align="left" style:writing-mode="lr-tb"/>
    </style:style>
    <style:style style:name="Tabelle49.A" style:family="table-column">
      <style:table-column-properties style:column-width="1.704cm"/>
    </style:style>
    <style:style style:name="Tabelle49.B" style:family="table-column">
      <style:table-column-properties style:column-width="15.356cm"/>
    </style:style>
    <style:style style:name="Tabelle49.C"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C2" style:family="table-cell">
      <style:table-cell-properties style:vertical-align="middle" fo:padding-left="0.099cm" fo:padding-right="0.099cm" fo:padding-top="0cm" fo:padding-bottom="0cm" fo:border="0.002cm solid #000000"/>
    </style:style>
    <style:style style:name="Tabelle49.A3" style:family="table-cell">
      <style:table-cell-properties fo:padding-left="0.099cm" fo:padding-right="0.099cm" fo:padding-top="0cm" fo:padding-bottom="0cm" fo:border-left="0.002cm solid #000000" fo:border-right="0.002cm solid #000000" fo:border-top="none" fo:border-bottom="0.002cm solid #000000"/>
    </style:style>
    <style:style style:name="Tabelle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0" style:family="table">
      <style:table-properties style:width="18.008cm" table:align="left" style:writing-mode="lr-tb"/>
    </style:style>
    <style:style style:name="Tabelle50.A" style:family="table-column">
      <style:table-column-properties style:column-width="1.704cm"/>
    </style:style>
    <style:style style:name="Tabelle50.B" style:family="table-column">
      <style:table-column-properties style:column-width="15.356cm"/>
    </style:style>
    <style:style style:name="Tabelle50.C" style:family="table-column">
      <style:table-column-properties style:column-width="0.947cm"/>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0.A2" style:family="table-cell">
      <style:table-cell-properties fo:padding-left="0.099cm" fo:padding-right="0.099cm" fo:padding-top="0cm" fo:padding-bottom="0cm" fo:border="0.002cm solid #000000"/>
    </style:style>
    <style:style style:name="Tabelle50.C2" style:family="table-cell">
      <style:table-cell-properties style:vertical-align="middle" fo:padding-left="0.099cm" fo:padding-right="0.099cm" fo:padding-top="0cm" fo:padding-bottom="0cm" fo:border="0.002cm solid #000000"/>
    </style:style>
    <style:style style:name="Tabelle50.A3" style:family="table-cell">
      <style:table-cell-properties fo:padding-left="0.099cm" fo:padding-right="0.099cm" fo:padding-top="0cm" fo:padding-bottom="0cm" fo:border-left="0.002cm solid #000000" fo:border-right="0.002cm solid #000000" fo:border-top="none" fo:border-bottom="0.002cm solid #000000"/>
    </style:style>
    <style:style style:name="Tabel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2" style:family="table">
      <style:table-properties style:width="18.008cm" table:align="left" style:writing-mode="lr-tb"/>
    </style:style>
    <style:style style:name="Tabelle52.A" style:family="table-column">
      <style:table-column-properties style:column-width="17.06cm"/>
    </style:style>
    <style:style style:name="Tabelle52.B"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B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4cm"/>
    </style:style>
    <style:style style:name="Tabelle55.B" style:family="table-column">
      <style:table-column-properties style:column-width="15.356cm"/>
    </style:style>
    <style:style style:name="Tabelle55.C"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C2" style:family="table-cell">
      <style:table-cell-properties style:vertical-align="middle" fo:padding-left="0.099cm" fo:padding-right="0.099cm" fo:padding-top="0cm" fo:padding-bottom="0cm" fo:border="0.002cm solid #000000"/>
    </style:style>
    <style:style style:name="Tabelle55.A3" style:family="table-cell">
      <style:table-cell-properties fo:padding-left="0.099cm" fo:padding-right="0.099cm" fo:padding-top="0cm" fo:padding-bottom="0cm" fo:border-left="0.002cm solid #000000" fo:border-right="0.002cm solid #000000" fo:border-top="none" fo:border-bottom="0.002cm solid #000000"/>
    </style:style>
    <style:style style:name="Tabelle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7" style:family="table">
      <style:table-properties style:width="18.008cm" table:align="left" style:writing-mode="lr-tb"/>
    </style:style>
    <style:style style:name="Tabelle57.A" style:family="table-column">
      <style:table-column-properties style:column-width="17.06cm"/>
    </style:style>
    <style:style style:name="Tabelle57.B" style:family="table-column">
      <style:table-column-properties style:column-width="0.947cm"/>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7.A2" style:family="table-cell">
      <style:table-cell-properties fo:padding-left="0.099cm" fo:padding-right="0.099cm" fo:padding-top="0cm" fo:padding-bottom="0cm" fo:border="0.002cm solid #000000"/>
    </style:style>
    <style:style style:name="Tabelle57.B2" style:family="table-cell">
      <style:table-cell-properties style:vertical-align="middle" fo:padding-left="0.099cm" fo:padding-right="0.099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8.008cm"/>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95cm" fo:padding-right="0.095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704cm"/>
    </style:style>
    <style:style style:name="Tabelle59.B" style:family="table-column">
      <style:table-column-properties style:column-width="15.356cm"/>
    </style:style>
    <style:style style:name="Tabelle59.C" style:family="table-column">
      <style:table-column-properties style:column-width="0.947cm"/>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9.A2" style:family="table-cell">
      <style:table-cell-properties fo:padding-left="0.099cm" fo:padding-right="0.099cm" fo:padding-top="0cm" fo:padding-bottom="0cm" fo:border="0.002cm solid #000000"/>
    </style:style>
    <style:style style:name="Tabelle59.C2" style:family="table-cell">
      <style:table-cell-properties style:vertical-align="middle" fo:padding-left="0.099cm" fo:padding-right="0.099cm" fo:padding-top="0cm" fo:padding-bottom="0cm" fo:border="0.002cm solid #000000"/>
    </style:style>
    <style:style style:name="Tabelle59.A3" style:family="table-cell">
      <style:table-cell-properties fo:padding-left="0.099cm" fo:padding-right="0.099cm" fo:padding-top="0cm" fo:padding-bottom="0cm" fo:border-left="0.002cm solid #000000" fo:border-right="0.002cm solid #000000" fo:border-top="none" fo:border-bottom="0.002cm solid #000000"/>
    </style:style>
    <style:style style:name="Tabel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text-properties style:use-window-font-color="true" fo:font-style="normal" style:font-style-asian="normal" style:font-style-complex="normal"/>
    </style:style>
    <style:style style:name="P8" style:family="paragraph" style:parent-style-name="Body">
      <style:text-properties style:use-window-font-color="true" fo:font-style="italic" style:font-style-asian="italic"/>
    </style:style>
    <style:style style:name="P9" style:family="paragraph" style:parent-style-name="Body">
      <style:paragraph-properties fo:text-align="start" style:justify-single-word="false"/>
    </style:style>
    <style:style style:name="P10" style:family="paragraph" style:parent-style-name="Body">
      <style:paragraph-properties fo:text-align="justify" style:justify-single-word="false"/>
    </style:style>
    <style:style style:name="P11" style:family="paragraph" style:parent-style-name="Body">
      <style:text-properties fo:language="en" fo:country="GB"/>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start" style:justify-single-word="false"/>
      <style:text-properties style:font-name="Arial" fo:font-size="10pt" style:font-size-asian="10pt" style:font-size-complex="10pt"/>
    </style:style>
    <style:style style:name="P16" style:family="paragraph" style:parent-style-name="Table_20_Contents">
      <style:paragraph-properties fo:text-align="start" style:justify-single-word="false"/>
    </style:style>
    <style:style style:name="P17" style:family="paragraph" style:parent-style-name="Table_20_Contents">
      <style:text-properties style:font-name="Courier New1"/>
    </style:style>
    <style:style style:name="P18" style:family="paragraph" style:parent-style-name="Table_20_Contents">
      <style:text-properties fo:color="#000000"/>
    </style:style>
    <style:style style:name="P19" style:family="paragraph" style:parent-style-name="Preformatted_20_Text">
      <style:paragraph-properties fo:text-align="start" style:justify-single-word="false"/>
    </style:style>
    <style:style style:name="P20" style:family="paragraph" style:parent-style-name="Preformatted_20_Text">
      <style:text-properties style:font-name="CourierNewPSMT" fo:font-size="10pt"/>
    </style:style>
    <style:style style:name="P21" style:family="paragraph" style:parent-style-name="Preformatted_20_Text">
      <style:paragraph-properties fo:text-align="start" style:justify-single-word="false"/>
      <style:text-properties style:font-name="CourierNewPSMT" fo:font-size="10pt"/>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paragraph-properties fo:margin-left="2.286cm" fo:margin-right="0cm" fo:text-indent="0cm" style:auto-text-indent="false"/>
    </style:style>
    <style:style style:name="P24" style:family="paragraph" style:parent-style-name="Body">
      <style:paragraph-properties fo:orphans="2" fo:widows="2" style:writing-mode="lr-tb"/>
    </style:style>
    <style:style style:name="P25" style:family="paragraph" style:parent-style-name="Abstract">
      <style:text-properties fo:font-size="16pt" fo:font-weight="bold" style:font-size-asian="16pt" style:font-weight-asian="bold"/>
    </style:style>
    <style:style style:name="P26" style:family="paragraph" style:parent-style-name="Abstract">
      <style:text-properties style:use-window-font-color="true" fo:font-style="normal" style:font-style-asian="normal" style:font-style-complex="normal"/>
    </style:style>
    <style:style style:name="P27" style:family="paragraph" style:parent-style-name="CellBody">
      <style:paragraph-properties style:snap-to-layout-grid="false"/>
    </style:style>
    <style:style style:name="P28" style:family="paragraph" style:parent-style-name="CellBody">
      <style:text-properties style:use-window-font-color="true" fo:font-style="normal" style:font-style-asian="normal" style:font-style-complex="normal"/>
    </style:style>
    <style:style style:name="P29" style:family="paragraph" style:parent-style-name="CellBody">
      <style:paragraph-properties style:snap-to-layout-grid="false"/>
      <style:text-properties style:use-window-font-color="true" fo:font-style="normal" style:font-style-asian="normal" style:font-style-complex="normal"/>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Standard">
      <style:text-properties fo:color="#ff0000" fo:font-style="italic" fo:font-weight="bold" style:font-style-asian="italic" style:font-weight-asian="bold"/>
    </style:style>
    <style:style style:name="P33" style:family="paragraph" style:parent-style-name="Standard">
      <style:text-properties style:font-name="Arial" fo:font-size="9pt" fo:language="en" fo:country="US" style:font-size-asian="9pt" style:font-size-complex="9pt" style:language-complex="ar" style:country-complex="SA"/>
    </style:style>
    <style:style style:name="P34" style:family="paragraph" style:parent-style-name="Standard">
      <style:text-properties style:font-name="Arial" fo:language="en" fo:country="US" style:language-complex="ar" style:country-complex="SA"/>
    </style:style>
    <style:style style:name="P35" style:family="paragraph" style:parent-style-name="Preformatted_20_Text">
      <style:paragraph-properties fo:margin-top="0cm" fo:margin-bottom="0.499cm"/>
    </style:style>
    <style:style style:name="P36" style:family="paragraph" style:parent-style-name="Standard" style:list-style-name="">
      <style:paragraph-properties fo:line-height="0.494cm"/>
      <style:text-properties style:use-window-font-color="true"/>
    </style:style>
    <style:style style:name="P37" style:family="paragraph" style:parent-style-name="Standard" style:list-style-name="">
      <style:paragraph-properties fo:line-height="0.469cm"/>
      <style:text-properties style:use-window-font-color="true"/>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2"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43" style:family="paragraph" style:parent-style-name="Standard" style:list-style-name="RTF_5f_Num_20_4">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45"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46" style:family="paragraph" style:parent-style-name="Standard" style:list-style-name="RTF_5f_Num_20_4">
      <style:paragraph-properties fo:margin-left="0cm" fo:margin-right="0cm" fo:margin-top="0cm" fo:margin-bottom="0.423cm" fo:text-indent="0cm" style:auto-text-indent="false">
        <style:tab-stops/>
      </style:paragraph-properties>
      <style:text-properties style:use-window-font-color="true"/>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style:text-properties fo:font-size="10pt" fo:font-weight="bold" style:font-size-asian="10pt" style:font-weight-asian="bold" style:font-size-complex="10pt" style:font-weight-complex="bold"/>
    </style:style>
    <style:style style:name="P49" style:family="paragraph" style:parent-style-name="Standard" style:list-style-name="">
      <style:paragraph-properties fo:margin-top="0cm" fo:margin-bottom="0.494cm"/>
      <style:text-properties fo:font-size="10pt" style:font-size-asian="10pt" style:font-size-complex="10pt"/>
    </style:style>
    <style:style style:name="P50" style:family="paragraph" style:parent-style-name="Standard" style:list-style-name="">
      <style:paragraph-properties fo:margin-top="0cm" fo:margin-bottom="0.494cm" fo:keep-together="always"/>
    </style:style>
    <style:style style:name="P51" style:family="paragraph" style:parent-style-name="Standard" style:list-style-name="">
      <style:paragraph-properties fo:margin-top="0cm" fo:margin-bottom="0.494cm"/>
    </style:style>
    <style:style style:name="P52" style:family="paragraph" style:parent-style-name="Standard" style:list-style-name="">
      <style:paragraph-properties fo:margin-top="0.095cm" fo:margin-bottom="0.095cm"/>
      <style:text-properties fo:font-size="9pt" style:font-size-asian="9pt" style:font-size-complex="9pt"/>
    </style:style>
    <style:style style:name="P5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4" style:family="paragraph" style:parent-style-name="Standard" style:list-style-name="">
      <style:paragraph-properties fo:margin-top="0.095cm" fo:margin-bottom="0.095cm"/>
    </style:style>
    <style:style style:name="P55" style:family="paragraph" style:parent-style-name="Standard" style:list-style-name="">
      <style:paragraph-properties fo:margin-top="0.095cm" fo:margin-bottom="0.095cm"/>
      <style:text-properties fo:font-size="10pt" style:font-size-asian="10pt" style:font-size-complex="10pt"/>
    </style:style>
    <style:style style:name="P56"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1" style:family="paragraph" style:parent-style-name="Standard" style:list-style-name="">
      <style:paragraph-properties fo:margin-top="0.494cm" fo:margin-bottom="0cm" fo:keep-together="always" fo:keep-with-next="always"/>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6" style:family="paragraph" style:parent-style-name="Standard" style:list-style-name="">
      <style:paragraph-properties fo:margin-left="1.27cm" fo:margin-right="0cm" fo:margin-top="0cm" fo:margin-bottom="0.423cm" fo:text-indent="0cm" style:auto-text-indent="false"/>
    </style:style>
    <style:style style:name="P77"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78" style:family="paragraph" style:parent-style-name="Standard" style:list-style-name="">
      <style:paragraph-properties fo:margin-left="1.27cm" fo:margin-right="0cm" fo:text-indent="0cm" style:auto-text-indent="false"/>
    </style:style>
    <style:style style:name="P7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cm" fo:margin-bottom="0.423cm"/>
      <style:text-properties fo:font-size="10pt" style:font-size-asian="10pt" style:font-size-complex="10pt"/>
    </style:style>
    <style:style style:name="P82" style:family="paragraph" style:parent-style-name="Standard" style:list-style-name="">
      <style:paragraph-properties fo:margin-top="0cm" fo:margin-bottom="0.423cm"/>
    </style:style>
    <style:style style:name="P83" style:family="paragraph" style:parent-style-name="Standard" style:list-style-name="">
      <style:paragraph-properties fo:keep-with-next="always"/>
    </style:style>
    <style:style style:name="P8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keep-together="always" fo:keep-with-next="always"/>
    </style:style>
    <style:style style:name="P86" style:family="paragraph" style:parent-style-name="Standard" style:list-style-name="">
      <style:paragraph-properties fo:margin-top="0.441cm" fo:margin-bottom="0.494cm" fo:keep-together="always"/>
    </style:style>
    <style:style style:name="P8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8" style:family="paragraph" style:parent-style-name="Standard" style:list-style-name="">
      <style:paragraph-properties fo:margin-top="0.081cm" fo:margin-bottom="0.081cm" fo:keep-with-next="always"/>
      <style:text-properties style:use-window-font-color="true"/>
    </style:style>
    <style:style style:name="P8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0" style:family="paragraph" style:parent-style-name="Standard" style:list-style-name="">
      <style:paragraph-properties fo:margin-top="0.081cm" fo:margin-bottom="0.081cm" fo:text-align="end" style:justify-single-word="false"/>
      <style:text-properties style:use-window-font-color="true"/>
    </style:style>
    <style:style style:name="P91" style:family="paragraph" style:parent-style-name="Standard" style:list-style-name="">
      <style:paragraph-properties fo:margin-top="0.081cm" fo:margin-bottom="0.081cm" fo:text-align="center" style:justify-single-word="false"/>
      <style:text-properties style:use-window-font-color="true"/>
    </style:style>
    <style:style style:name="P92" style:family="paragraph" style:parent-style-name="Standard" style:list-style-name="">
      <style:paragraph-properties fo:margin-top="0.081cm" fo:margin-bottom="0.081cm" fo:text-align="end" style:justify-single-word="false"/>
    </style:style>
    <style:style style:name="P93" style:family="paragraph" style:parent-style-name="Standard" style:list-style-name="">
      <style:paragraph-properties fo:margin-top="0.081cm" fo:margin-bottom="0.081cm"/>
    </style:style>
    <style:style style:name="P94" style:family="paragraph" style:parent-style-name="Standard" style:list-style-name="">
      <style:paragraph-properties fo:margin-top="0.081cm" fo:margin-bottom="0cm"/>
    </style:style>
    <style:style style:name="P95"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071cm" fo:margin-bottom="0.081cm" fo:text-indent="1.058cm" style:auto-text-indent="false"/>
    </style:style>
    <style:style style:name="P98"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9"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1" style:family="paragraph" style:parent-style-name="Standard" style:list-style-name="">
      <style:paragraph-properties fo:margin-left="2.54cm" fo:margin-right="0cm" fo:text-indent="0cm" style:auto-text-indent="false"/>
    </style:style>
    <style:style style:name="P10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3" style:family="paragraph" style:parent-style-name="Standard" style:list-style-name="">
      <style:paragraph-properties fo:margin-top="0.441cm" fo:margin-bottom="0cm" fo:keep-together="always" fo:keep-with-next="always"/>
    </style:style>
    <style:style style:name="P10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6" style:family="paragraph" style:parent-style-name="Heading_20_1">
      <style:paragraph-properties fo:break-before="page"/>
    </style:style>
    <style:style style:name="P107" style:family="paragraph" style:parent-style-name="Heading_20_2">
      <style:text-properties fo:language="en" fo:country="US" style:language-complex="ar" style:country-complex="SA"/>
    </style:style>
    <style:style style:name="P108" style:family="paragraph" style:parent-style-name="Heading_20_4">
      <style:text-properties style:font-name="CourierNewPSMT" fo:font-size="10pt"/>
    </style:style>
    <style:style style:name="P109" style:family="paragraph" style:parent-style-name="Body" style:list-style-name="L9"/>
    <style:style style:name="P110" style:family="paragraph" style:parent-style-name="Body" style:list-style-name="L10">
      <style:text-properties style:use-window-font-color="true" fo:font-style="normal" style:font-style-asian="normal" style:font-style-complex="normal"/>
    </style:style>
    <style:style style:name="P111"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2" style:family="paragraph" style:parent-style-name="Body" style:list-style-name="L11"/>
    <style:style style:name="P113" style:family="paragraph" style:parent-style-name="Body" style:list-style-name="L12">
      <style:paragraph-properties>
        <style:tab-stops>
          <style:tab-stop style:position="10.001cm"/>
        </style:tab-stops>
      </style:paragraph-properties>
    </style:style>
    <style:style style:name="P114" style:family="paragraph" style:parent-style-name="Body" style:list-style-name="L13"/>
    <style:style style:name="P115" style:family="paragraph" style:parent-style-name="Body" style:list-style-name="L14"/>
    <style:style style:name="P116" style:family="paragraph" style:parent-style-name="Body" style:list-style-name="L15"/>
    <style:style style:name="P117" style:family="paragraph" style:parent-style-name="Body" style:list-style-name="L16"/>
    <style:style style:name="P118" style:family="paragraph" style:parent-style-name="Body" style:list-style-name="L17"/>
    <style:style style:name="P119" style:family="paragraph" style:parent-style-name="Body" style:list-style-name="L18"/>
    <style:style style:name="P120" style:family="paragraph" style:parent-style-name="Body" style:list-style-name="L19"/>
    <style:style style:name="P121" style:family="paragraph" style:parent-style-name="Body" style:list-style-name="L20"/>
    <style:style style:name="P122" style:family="paragraph" style:parent-style-name="Body" style:list-style-name="L21"/>
    <style:style style:name="P123"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7" style:family="paragraph" style:parent-style-name="Document_20_Title" style:master-page-name="First_20_Page">
      <style:paragraph-properties fo:text-align="center" style:justify-single-word="false" style:page-number="auto"/>
    </style:style>
    <style:style style:name="P128" style:family="paragraph" style:parent-style-name="CellBody" style:list-style-name="L1">
      <style:paragraph-properties style:snap-to-layout-grid="false"/>
    </style:style>
    <style:style style:name="P129" style:family="paragraph" style:parent-style-name="CellBody" style:list-style-name="L1">
      <style:paragraph-properties style:snap-to-layout-grid="false"/>
      <style:text-properties style:use-window-font-color="true" fo:font-style="normal" style:font-style-asian="normal" style:font-style-complex="normal"/>
    </style:style>
    <style:style style:name="P130" style:family="paragraph" style:parent-style-name="CellBody" style:list-style-name="L2">
      <style:paragraph-properties style:snap-to-layout-grid="false"/>
      <style:text-properties style:use-window-font-color="true" fo:font-style="normal" style:font-style-asian="normal" style:font-style-complex="normal"/>
    </style:style>
    <style:style style:name="P131" style:family="paragraph" style:parent-style-name="CellBody" style:list-style-name="L3">
      <style:paragraph-properties style:snap-to-layout-grid="false"/>
      <style:text-properties style:use-window-font-color="true" fo:font-style="normal" style:font-style-asian="normal" style:font-style-complex="normal"/>
    </style:style>
    <style:style style:name="P132" style:family="paragraph" style:parent-style-name="CellBody" style:list-style-name="L4">
      <style:paragraph-properties style:snap-to-layout-grid="false"/>
      <style:text-properties style:use-window-font-color="true" fo:font-style="normal" style:font-style-asian="normal" style:font-style-complex="normal"/>
    </style:style>
    <style:style style:name="P133" style:family="paragraph" style:parent-style-name="CellBody" style:list-style-name="L5">
      <style:paragraph-properties style:snap-to-layout-grid="false"/>
      <style:text-properties style:use-window-font-color="true" fo:font-style="normal" style:font-style-asian="normal" style:font-style-complex="normal"/>
    </style:style>
    <style:style style:name="P134" style:family="paragraph" style:parent-style-name="CellBody" style:list-style-name="L6">
      <style:paragraph-properties style:snap-to-layout-grid="false"/>
      <style:text-properties style:use-window-font-color="true" fo:font-style="normal" style:font-style-asian="normal" style:font-style-complex="normal"/>
    </style:style>
    <style:style style:name="P135" style:family="paragraph" style:parent-style-name="CellBody" style:list-style-name="L7">
      <style:paragraph-properties style:snap-to-layout-grid="false"/>
      <style:text-properties style:use-window-font-color="true" fo:font-style="normal" style:font-style-asian="normal" style:font-style-complex="normal"/>
    </style:style>
    <style:style style:name="P136" style:family="paragraph" style:parent-style-name="CellBody" style:list-style-name="L8">
      <style:paragraph-properties style:snap-to-layout-grid="false"/>
      <style:text-properties style:use-window-font-color="true" fo:font-style="normal" style:font-style-asian="normal" style:font-style-complex="normal"/>
    </style:style>
    <style:style style:name="P137" style:family="paragraph" style:parent-style-name="CellBody" style:list-style-name="L8">
      <style:paragraph-properties fo:margin-left="-2.286cm" fo:margin-right="0cm" fo:text-indent="-0.635cm" style:auto-text-indent="false" style:snap-to-layout-grid="false"/>
      <style:text-properties style:use-window-font-color="true" fo:font-style="normal" style:font-style-asian="normal" style:font-style-complex="normal"/>
    </style:style>
    <style:style style:name="P138" style:family="paragraph" style:parent-style-name="Definition_20_Term" style:list-style-name="WW8Num3"/>
    <style:style style:name="P13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0"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List_20_Heading_20__28_user_29_" style:list-style-name="">
      <style:text-properties fo:color="#000000" fo:font-size="10pt" style:font-size-asian="10pt" style:font-size-complex="10pt"/>
    </style:style>
    <style:style style:name="P156" style:family="paragraph" style:parent-style-name="Detail_20_Heading" style:list-style-name="">
      <style:paragraph-properties fo:padding="0.06cm" fo:border="0.002cm solid #666666"/>
      <style:text-properties fo:color="#000000"/>
    </style:style>
    <style:style style:name="P157" style:family="paragraph" style:parent-style-name="Detail_20_Heading" style:list-style-name="">
      <style:paragraph-properties fo:margin-top="0.205cm" fo:margin-bottom="0.049cm" fo:padding="0.06cm" fo:border="0.002cm solid #666666"/>
      <style:text-properties fo:color="#000000"/>
    </style:style>
    <style:style style:name="P158" style:family="paragraph" style:parent-style-name="Item_20_Heading" style:list-style-name="">
      <style:text-properties fo:color="#000000"/>
    </style:style>
    <style:style style:name="P159" style:family="paragraph" style:parent-style-name="Item_20_Heading" style:list-style-name="">
      <style:paragraph-properties fo:margin-top="0.43cm" fo:margin-bottom="0.409cm"/>
      <style:text-properties fo:color="#000000"/>
    </style:style>
    <style:style style:name="T1" style:family="text">
      <style:text-properties style:use-window-font-color="true" style:font-name="Helvetica" fo:font-size="10pt" style:font-name-asian="Calibri" style:font-size-asian="10pt" style:font-name-complex="Calibri" style:font-size-complex="10pt"/>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style:font-name="CourierNewPSMT" fo:font-size="10p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font-name="Arial" fo:font-size="10pt" fo:font-style="normal" style:font-size-asian="10pt" style:font-style-asian="normal" style:font-size-complex="10pt" style:font-style-complex="normal"/>
    </style:style>
    <style:style style:name="T15" style:family="text">
      <style:text-properties style:font-name="Arial" fo:font-size="9pt"/>
    </style:style>
    <style:style style:name="T16" style:family="text">
      <style:text-properties style:font-name="Arial" fo:font-size="12pt" fo:font-style="italic" style:font-size-asian="12pt" style:font-style-asian="italic" style:font-size-complex="12pt" style:font-style-complex="italic"/>
    </style:style>
    <style:style style:name="T17" style:family="text">
      <style:text-properties fo:color="#000000"/>
    </style:style>
    <style:style style:name="T18"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Arial" fo:font-style="normal" fo:font-weight="normal" style:font-style-asian="normal" style:font-weight-asian="normal" style:font-style-complex="normal" style:font-weight-complex="normal"/>
    </style:style>
    <style:style style:name="T23" style:family="text">
      <style:text-properties fo:color="#000000" style:font-name="Courier New1" fo:font-style="normal" fo:font-weight="normal" style:font-style-asian="normal" style:font-weight-asian="normal" style:font-style-complex="normal" style:font-weight-complex="normal"/>
    </style:style>
    <style:style style:name="T24"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5"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weight="bold" style:font-weight-asian="bold" style:font-weight-complex="bold"/>
    </style:style>
    <style:style style:name="T28" style:family="text">
      <style:text-properties fo:color="#000000" fo:font-size="10pt" style:font-size-asian="10pt" style:font-size-complex="10pt"/>
    </style:style>
    <style:style style:name="T29" style:family="text">
      <style:text-properties fo:color="#000000" fo:font-size="10pt" fo:font-weight="bold" style:font-size-asian="10pt" style:font-weight-asian="bold" style:font-size-complex="10pt" style:font-weight-complex="bold"/>
    </style:style>
    <style:style style:name="T30" style:family="text">
      <style:text-properties fo:color="#000000" fo:font-size="10pt" fo:font-style="italic" style:font-size-asian="10pt" style:font-style-asian="italic" style:font-size-complex="10pt" style:font-style-complex="italic"/>
    </style:style>
    <style:style style:name="T31" style:family="text">
      <style:text-properties fo:color="#000000" style:font-name="Times New Roman" fo:font-style="normal" fo:font-weight="normal" style:font-style-asian="normal" style:font-weight-asian="normal" style:font-style-complex="normal" style:font-weight-complex="normal"/>
    </style:style>
    <style:style style:name="T32" style:family="text">
      <style:text-properties fo:color="#000000" style:font-name="Times New Roman" fo:font-size="11pt" style:font-name-asian="Monaco" style:font-size-asian="11pt" style:font-name-complex="Monaco" style:font-size-complex="11pt"/>
    </style:style>
    <style:style style:name="T33" style:family="text">
      <style:text-properties fo:color="#000000" style:font-name="Monaco" fo:font-size="11pt" style:font-name-asian="Monaco" style:font-size-asian="11pt" style:font-name-complex="Monaco" style:font-size-complex="11pt"/>
    </style:style>
    <style:style style:name="T34"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5" style:family="text">
      <style:text-properties fo:color="#ff3366" fo:font-style="italic" fo:font-weight="bold" style:font-style-asian="italic" style:font-weight-asian="bold" style:font-style-complex="italic" style:font-weight-complex="bold"/>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font-style-complex="italic"/>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9.5pt" style:font-size-asian="9.5pt" style:font-size-complex="9.5pt"/>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4" style:family="text">
      <style:text-properties fo:font-size="9pt"/>
    </style:style>
    <style:style style:name="T45" style:family="text">
      <style:text-properties fo:font-size="9pt" fo:font-style="normal" style:font-style-asian="normal" style:font-style-complex="normal"/>
    </style:style>
    <style:style style:name="T46" style:family="text">
      <style:text-properties fo:font-size="14pt" fo:font-weight="normal" style:font-size-asian="14pt" style:font-weight-asian="normal"/>
    </style:style>
    <style:style style:name="T47" style:family="text">
      <style:text-properties style:font-name="Courier New"/>
    </style:style>
    <style:style style:name="T48" style:family="text">
      <style:text-properties fo:color="#0000ff" fo:font-size="10pt" style:font-size-asian="10pt" style:font-size-complex="10pt"/>
    </style:style>
    <style:style style:name="T4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0" style:family="text">
      <style:text-properties fo:color="#0000ff" fo:font-size="10pt" style:text-underline-style="solid" style:text-underline-width="auto" style:text-underline-color="font-color" style:font-size-asian="10pt" style:font-size-complex="10pt"/>
    </style:style>
    <style:style style:name="T5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2" style:family="text">
      <style:text-properties fo:color="#0000ff" style:font-name="Arial" fo:font-size="10pt" style:font-size-asian="10pt" style:font-size-complex="10pt"/>
    </style:style>
    <style:style style:name="T5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4" style:family="text">
      <style:text-properties fo:color="#0000ff" style:text-underline-style="solid" style:text-underline-width="auto" style:text-underline-color="font-color"/>
    </style:style>
    <style:style style:name="T55" style:family="text">
      <style:text-properties fo:color="#0000ff" style:text-underline-style="solid" style:text-underline-width="auto" style:text-underline-color="font-color" fo:font-weight="bold" style:font-weight-asian="bold" style:font-weight-complex="bold"/>
    </style:style>
    <style:style style:name="T5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7" style:family="text">
      <style:text-properties fo:color="#808080" style:font-name="Verdana" fo:font-size="7pt" style:font-name-asian="Verdana" style:font-size-asian="7pt" style:font-name-complex="Verdana" style:font-size-complex="7pt"/>
    </style:style>
    <style:style style:name="T58" style:family="text">
      <style:text-properties style:font-name="Arial2" fo:font-size="12pt" fo:font-style="italic"/>
    </style:style>
    <style:style style:name="T59" style:family="text">
      <style:text-properties fo:language="en" fo:country="US" style:language-complex="ar" style:country-complex="SA"/>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style:text-underline-style="none" fo:font-weight="bold" style:font-weight-asian="bold"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style:font-name="Times New Roman"/>
    </style:style>
    <style:style style:name="T65" style:family="text">
      <style:text-properties style:font-name="Courier New1" fo:font-size="9pt" style:font-name-asian="Courier New1" style:font-size-asian="9pt" style:font-name-complex="Courier New1" style:font-size-complex="9pt"/>
    </style:style>
    <style:style style:name="T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60021152" text:id="ct360021152">
          <text:insertion>
            <office:change-info>
              <dc:creator>Carsten Ziegeler</dc:creator>
              <dc:date>2014-04-28T13:54:00</dc:date>
            </office:change-info>
          </text:insertion>
        </text:changed-region>
        <text:changed-region xml:id="ct360020176" text:id="ct360020176">
          <text:deletion>
            <office:change-info>
              <dc:creator>Carsten Ziegeler</dc:creator>
              <dc:date>2014-04-28T13:54:00</dc:date>
            </office:change-info>
            <text:p text:style-name="Body">The port and address information may not always be available to the Http Service implementation, particularly in a bridged implementation. In such cases the osgi.http.endpoint attribute may be absent.</text:p>
          </text:deletion>
        </text:changed-region>
        <text:changed-region xml:id="ct360037600" text:id="ct360037600">
          <text:insertion>
            <office:change-info>
              <dc:creator>Carsten Ziegeler</dc:creator>
              <dc:date>2014-04-29T14:40:00</dc:date>
            </office:change-info>
          </text:insertion>
        </text:changed-region>
        <text:changed-region xml:id="ct360038048" text:id="ct360038048">
          <text:insertion>
            <office:change-info>
              <dc:creator>Carsten Ziegeler</dc:creator>
              <dc:date>2014-04-29T14:41:00</dc:date>
            </office:change-info>
          </text:insertion>
        </text:changed-region>
        <text:changed-region xml:id="ct360106816" text:id="ct360106816">
          <text:insertion>
            <office:change-info>
              <dc:creator>Carsten Ziegeler</dc:creator>
              <dc:date>2014-04-29T14:41:00</dc:date>
            </office:change-info>
          </text:insertion>
        </text:changed-region>
        <text:changed-region xml:id="ct360104032" text:id="ct360104032">
          <text:insertion>
            <office:change-info>
              <dc:creator>Carsten Ziegeler</dc:creator>
              <dc:date>2014-04-29T14:42:00</dc:date>
            </office:change-info>
          </text:insertion>
        </text:changed-region>
        <text:changed-region xml:id="ct360093424" text:id="ct360093424">
          <text:insertion>
            <office:change-info>
              <dc:creator>Carsten Ziegeler</dc:creator>
              <dc:date>2014-04-29T14:43:00</dc:date>
            </office:change-info>
          </text:insertion>
        </text:changed-region>
        <text:changed-region xml:id="ct360094032" text:id="ct360094032">
          <text:insertion>
            <office:change-info>
              <dc:creator>Carsten Ziegeler</dc:creator>
              <dc:date>2014-04-29T14:44:00</dc:date>
            </office:change-info>
          </text:insertion>
        </text:changed-region>
        <text:changed-region xml:id="ct360094160" text:id="ct360094160">
          <text:insertion>
            <office:change-info>
              <dc:creator>Carsten Ziegeler</dc:creator>
              <dc:date>2014-04-29T14: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6">Draft<text:line-break/><text:line-break/></text:span><text:span text:style-name="T46"><text:page-count style:num-format="1">66</text:page-count></text:span><text:span text:style-name="T46"> Pages</text:span></text:p>
      <text:p text:style-name="P25">Abstract</text:p>
      <text:p text:style-name="P26">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06" text:outline-level="1" text:restart-numbering="true" text:start-value="-1">Document Information</text:h>
      <text:h text:style-name="P107" text:outline-level="2">License</text:h>
      <text:p text:style-name="P12">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107"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7" text:outline-level="2">Feedback</text:h>
      <text:p text:style-name="Body"><text:span text:style-name="T59">This document can be downloaded from the OSGi Alliance design repository at </text:span><text:a xlink:type="simple" xlink:href="https://github.com/osgi/design"><text:span text:style-name="T59">https://github.com/osgi/design</text:span></text:a><text:span text:style-name="T5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4">0 Document Information<text:tab/>2</text:p>
          <text:p text:style-name="P125">0.1 License<text:tab/>2</text:p>
          <text:p text:style-name="P125">0.2 Trademarks<text:tab/>3</text:p>
          <text:p text:style-name="P125">0.3 Feedback<text:tab/>3</text:p>
          <text:p text:style-name="P125">0.4 Table of Contents<text:tab/>3</text:p>
          <text:p text:style-name="P125">0.5 Terminology and Document Conventions<text:tab/>4</text:p>
          <text:p text:style-name="P125">0.6 Revision History<text:tab/>4</text:p>
          <text:p text:style-name="P124">1 Introduction<text:tab/>7</text:p>
          <text:p text:style-name="P124">2 Application Domain<text:tab/>8</text:p>
          <text:p text:style-name="P124">3 Problem Description<text:tab/>8</text:p>
          <text:p text:style-name="P125">3.1 Support for dated Servlet API 2.1<text:tab/>8</text:p>
          <text:p text:style-name="P125">3.2 Dependency on the HttpService service<text:tab/>8</text:p>
          <text:p text:style-name="P125">3.3 Configuration<text:tab/>9</text:p>
          <text:p text:style-name="P124">4 Requirements<text:tab/>9</text:p>
          <text:p text:style-name="P125">4.1 Update to Http Service API<text:tab/>9</text:p>
          <text:p text:style-name="P124">5 Technical Solution<text:tab/>10</text:p>
          <text:p text:style-name="P125">5.1 Update Http Service API<text:tab/>10</text:p>
          <text:p text:style-name="P126">5.1.1 Servlet API Reference Version<text:tab/>11</text:p>
          <text:p text:style-name="P126">5.1.2 Annotations<text:tab/>11</text:p>
          <text:p text:style-name="P126">5.1.3 Web Application Events<text:tab/>11</text:p>
          <text:p text:style-name="P126"><text:soft-page-break/>5.1.4 Relationship to Servlet Container<text:tab/>11</text:p>
          <text:p text:style-name="P126">5.1.5 Http Service<text:tab/>14</text:p>
          <text:p text:style-name="P126">5.1.6 API Version<text:tab/>15</text:p>
          <text:p text:style-name="P126">5.1.7 Servlet API Exports<text:tab/>15</text:p>
          <text:p text:style-name="P125">5.2 Whiteboard Registration Support<text:tab/>15</text:p>
          <text:p text:style-name="P126">5.2.1 Target HttpService<text:tab/>16</text:p>
          <text:p text:style-name="P126">5.2.2 ServletContextHelper for servlets, servlet filters, resources, and listeners<text:tab/>16</text:p>
          <text:p text:style-name="P126">5.2.3 Lifecycle of servlets, servlet filters, resources, and listeners<text:tab/>17</text:p>
          <text:p text:style-name="P126">5.2.4 Servlet Registration<text:tab/>18</text:p>
          <text:p text:style-name="P126">5.2.5 Servlet Filter Registration<text:tab/>19</text:p>
          <text:p text:style-name="P126">5.2.6 Resources<text:tab/>20</text:p>
          <text:p text:style-name="P126">5.2.7 Event Listeners<text:tab/>20</text:p>
          <text:p text:style-name="P126">5.2.8 Error Pages<text:tab/>21</text:p>
          <text:p text:style-name="P125">5.3 Provided Capability<text:tab/>22</text:p>
          <text:p text:style-name="P124">6 Data Transfer Objects<text:tab/>23</text:p>
          <text:p text:style-name="P124">7 Javadoc<text:tab/>23</text:p>
          <text:p text:style-name="P124">8 Considered Alternatives<text:tab/>64</text:p>
          <text:p text:style-name="P125">8.1 Servlet API Reference Version<text:tab/>64</text:p>
          <text:p text:style-name="P125">8.2 New methods to register Servlets and Filters<text:tab/>64</text:p>
          <text:p text:style-name="P125">8.3 Web Application Events<text:tab/>64</text:p>
          <text:p text:style-name="P126">8.3.1 Limiting events<text:tab/>64</text:p>
          <text:p text:style-name="P126">8.3.2 Event Admin Service<text:tab/>64</text:p>
          <text:p text:style-name="P125">8.4 HTTP Sessions<text:tab/>64</text:p>
          <text:p text:style-name="P125">8.5 Resources<text:tab/>64</text:p>
          <text:p text:style-name="P125">8.6 Deprecated HttpService<text:tab/>65</text:p>
          <text:p text:style-name="P124">9 Security Considerations<text:tab/>65</text:p>
          <text:p text:style-name="P124">10 Document Support<text:tab/>65</text:p>
          <text:p text:style-name="P125">10.1 References<text:tab/>65</text:p>
          <text:p text:style-name="P125">10.2 Author’s Address<text:tab/>66</text:p>
          <text:p text:style-name="P125">10.3 Acronyms and Abbreviations<text:tab/>66</text:p>
          <text:p text:style-name="P125">10.4 End of Document<text:tab/>6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7">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1">Revision</text:p>
            </table:table-cell>
            <table:table-cell table:style-name="Tabelle1.A1" office:value-type="string">
              <text:p text:style-name="P31">Date</text:p>
            </table:table-cell>
            <table:table-cell table:style-name="Tabelle1.C1" office:value-type="string">
              <text:p text:style-name="P31">Comments</text:p>
            </table:table-cell>
          </table:table-row>
        </table:table-header-rows>
        <table:table-row table:style-name="Tabelle1.2">
          <table:table-cell table:style-name="Tabelle1.A1" office:value-type="string">
            <text:p text:style-name="P27">Initial</text:p>
          </table:table-cell>
          <table:table-cell table:style-name="Tabelle1.B2" office:value-type="date" office:date-value="2012-11-02">
            <text:p text:style-name="P29">02.11.12</text:p>
          </table:table-cell>
          <table:table-cell table:style-name="Tabelle1.C1" office:value-type="string">
            <text:p text:style-name="P29">Initial Version</text:p>
            <text:p text:style-name="P28">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7">
            <text:p text:style-name="P29">27.01.12</text:p>
          </table:table-cell>
          <table:table-cell table:style-name="Tabelle1.C3" office:value-type="string">
            <text:p text:style-name="P29">Update on Feedback from Orlando F2F and BJ Hargrave on the CPEG mailing list.</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8">
            <text:p text:style-name="P29">28.01.12</text:p>
          </table:table-cell>
          <table:table-cell table:style-name="Tabelle1.C3" office:value-type="string">
            <text:p text:style-name="P29">Update on feedback from Austin F2F</text:p>
            <text:list xml:id="list334848146703065404" text:style-name="L1">
              <text:list-item>
                <text:p text:style-name="P129">Removal of new registration/unregistration methods</text:p>
              </text:list-item>
              <text:list-item>
                <text:p text:style-name="P129">Clarification of Servlet API 3 registration methods</text:p>
              </text:list-item>
              <text:list-item>
                <text:p text:style-name="P129">Definition of the osgi.whiteboard namespace</text:p>
              </text:list-item>
              <text:list-item>
                <text:p text:style-name="P129">Minor clarifications and fixes</text:p>
              </text:list-item>
            </text:list>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3-04-16">
            <text:p text:style-name="P29">16.04.13</text:p>
          </table:table-cell>
          <table:table-cell table:style-name="Tabelle1.C3" office:value-type="string">
            <text:p text:style-name="P29">Update with feedback from Cologne F2F</text:p>
            <text:list xml:id="list899299797" text:continue-numbering="true" text:style-name="L1">
              <text:list-item>
                <text:p text:style-name="P128"><text:span text:style-name="T3">Annotations and </text:span>asynchronous<text:span text:style-name="T3"> processing</text:span></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5-22">
            <text:p text:style-name="P29">22.05.13</text:p>
          </table:table-cell>
          <table:table-cell table:style-name="Tabelle1.C3" office:value-type="string">
            <text:p text:style-name="P29">Added section about listener registration</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B3" office:value-type="date" office:date-value="2013-07-15">
            <text:p text:style-name="P29">15.07.13</text:p>
          </table:table-cell>
          <table:table-cell table:style-name="Tabelle1.C3" office:value-type="string">
            <text:p text:style-name="P29">Updated with feedback from Palo Alto F2F</text:p>
            <text:list xml:id="list76845824472472870" text:style-name="L2">
              <text:list-item>
                <text:p text:style-name="P130">Updated listener handling</text:p>
              </text:list-item>
              <text:list-item>
                <text:p text:style-name="P130">Clarified service lifecycle handling</text:p>
              </text:list-item>
              <text:list-item>
                <text:p text:style-name="P130">Renamed “pattern” property to “path”</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7-29">
            <text:p text:style-name="P29">29.07.13</text:p>
          </table:table-cell>
          <table:table-cell table:style-name="Tabelle1.C3" office:value-type="string">
            <text:p text:style-name="P29">Updated with feedback from CPEG call</text:p>
            <text:list xml:id="list1014826904298118717" text:style-name="L3">
              <text:list-item>
                <text:p text:style-name="P131">Changed handling of multiple whiteboard implementation</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3-08-15">
            <text:p text:style-name="P29">15.08.13</text:p>
          </table:table-cell>
          <table:table-cell table:style-name="Tabelle1.C3" office:value-type="string">
            <text:p text:style-name="P29">Updated with feedback from BJ (partially already mentioned at the Palo Alto F2F) :</text:p>
            <text:list xml:id="list4642182353605813310" text:style-name="L4">
              <text:list-item>
                <text:p text:style-name="P132">Clean up requirements list</text:p>
              </text:list-item>
              <text:list-item>
                <text:p text:style-name="P132">Several clarifications / rewordings, samples</text:p>
              </text:list-item>
              <text:list-item>
                <text:p text:style-name="P132">Moved DTOs to org.osgi.dto.service.http</text:p>
              </text:list-item>
              <text:list-item>
                <text:p text:style-name="P132">Added security permiss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8-23">
            <text:p text:style-name="P29">23.08.13</text:p>
          </table:table-cell>
          <table:table-cell table:style-name="Tabelle1.C3" office:value-type="string">
            <text:p text:style-name="P29">Update with feedback from CPEG call and add missing pieces:</text:p>
            <text:list xml:id="list4686709919583642479" text:style-name="L5">
              <text:list-item>
                <text:p text:style-name="P133">use different registration properties for servlets and servlet filters</text:p>
              </text:list-item>
              <text:list-item>
                <text:p text:style-name="P133">add notes about service life cycle and clarify properties for each service</text:p>
              </text:list-item>
              <text:list-item>
                <text:p text:style-name="P133">Use consistent naming, changed the flow of chapters for easier reading</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01">
            <text:p text:style-name="P29">01.10.13</text:p>
          </table:table-cell>
          <table:table-cell table:style-name="Tabelle1.C3" office:value-type="string">
            <text:p text:style-name="P29">Update with feedback from CPEG call:</text:p>
            <text:list xml:id="list6869993473709105783" text:style-name="L6">
              <text:list-item>
                <text:p text:style-name="P134">Reformat by moving common properties into separate chapter</text:p>
              </text:list-item>
              <text:list-item>
                <text:p text:style-name="P134">Use prototype scope</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25">
            <text:p text:style-name="P29">25.10.13</text:p>
          </table:table-cell>
          <table:table-cell table:style-name="Tabelle1.C3" office:value-type="string">
            <text:p text:style-name="P29">Update with bug 2468 (RFC 180)</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A3" office:value-type="string">
            <text:p text:style-name="P29">2013-11-11</text:p>
          </table:table-cell>
          <table:table-cell table:style-name="Tabelle1.C3" office:value-type="string">
            <text:p text:style-name="P29">API/Javadoc improvements</text:p>
            <text:p text:style-name="P29">BJ Hargrave, IBM</text:p>
          </table:table-cell>
        </table:table-row>
        <table:table-row table:style-name="Tabelle1.2">
          <table:table-cell table:style-name="Tabelle1.A3" office:value-type="string">
            <text:p text:style-name="P27">Update</text:p>
          </table:table-cell>
          <table:table-cell table:style-name="Tabelle1.B3" office:value-type="date" office:date-value="2014-02-28">
            <text:p text:style-name="P29">28.02.14</text:p>
          </table:table-cell>
          <table:table-cell table:style-name="Tabelle1.C3" office:value-type="string">
            <text:p text:style-name="P29">Update with feedback from Austin F2F</text:p>
            <text:list xml:id="list3967550888296694720" text:style-name="L7">
              <text:list-item>
                <text:p text:style-name="P135">new abstract class as a replacement for HttpContext</text:p>
              </text:list-item>
              <text:list-item>
                <text:p text:style-name="P135">add dispatching configuration for servlet filters</text:p>
              </text:list-item>
              <text:list-item>
                <text:p text:style-name="P135">clarify mapping of ServletContext methods</text:p>
              </text:list-item>
              <text:list-item>
                <text:p text:style-name="P135">allow a path configuration for contexts</text:p>
              </text:list-item>
              <text:list-item>
                <text:p text:style-name="P135">added serviceId property to DTOs</text:p>
              </text:list-item>
              <text:list-item>
                <text:p text:style-name="P135">Renamed ResourceServletDTO to ResourceDTO (bug 2572)</text:p>
              </text:list-item>
              <text:list-item>
                <text:p text:style-name="P135">Created DTO hierarchy, context as the root (bug 2572)</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4-04-03">
            <text:p text:style-name="P29">03.04.14</text:p>
          </table:table-cell>
          <table:table-cell table:style-name="Tabelle1.C3" office:value-type="string">
            <text:list xml:id="list5973966433887942895" text:style-name="L8">
              <text:list-item>
                <text:p text:style-name="P136">Update with feedback from CPEG call</text:p>
              </text:list-item>
              <text:list-item>
                <text:p text:style-name="P136">Undeprecate HttpService and move properties from runtime to service registration properties</text:p>
              </text:list-item>
              <text:list-item>
                <text:p text:style-name="P136">Remove shared attribute from ServletContextHelper</text:p>
              </text:list-item>
              <text:list-item>
                <text:p text:style-name="P136">Clarify session handling</text:p>
              </text:list-item>
              <text:list-item>
                <text:p text:style-name="P136">Minor clarificat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4-04-28">
            <text:p text:style-name="P29">28.04.14</text:p>
          </table:table-cell>
          <table:table-cell table:style-name="Tabelle1.C3" office:value-type="string">
            <text:list xml:id="list996552556" text:continue-numbering="true" text:style-name="L8">
              <text:list-item>
                <text:p text:style-name="P136">Deprecate HttpService (again) and move service registration properties to HttpServiceRuntime.</text:p>
              </text:list-item>
            </text:list>
            <text:p text:style-name="P29">Carsten Ziegeler, Adobe Systems Incorporated, cziegele@adobe.com</text:p>
            <text:list xml:id="list1288617702" text:continue-numbering="true" text:style-name="L8">
              <text:list-item>
                <text:list>
                  <text:list-item>
                    <text:list>
                      <text:list-item>
                        <text:list>
                          <text:list-header>
                            <text:p text:style-name="P137"/>
                          </text:list-header>
                        </text:list>
                      </text:list-item>
                    </text:list>
                  </text:list-item>
                </text:list>
              </text:list-item>
            </text:list>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5738284868082682760" text:style-name="L9">
        <text:list-item>
          <text:p text:style-name="P109">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9">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8">Some thoughts are already listed on the OSGi Community Wiki at http://wiki.osgi.org/wiki/WebExperience.</text:p>
      <text:h text:style-name="Heading_20_1" text:outline-level="1"><text:soft-page-break/>Application Domain</text:h>
      <text:p text:style-name="P7">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7">Current support for web applications using the Http Service in traditional OSGi based applications is limited to servlets and resources. From the current Servlet API 3.0 specification the following functionality is missing:</text:p>
      <text:list xml:id="list7378524584406147565" text:style-name="L10">
        <text:list-item>
          <text:p text:style-name="P110">Servlet Filters</text:p>
        </text:list-item>
        <text:list-item>
          <text:p text:style-name="P110">Servlet Event Listeners</text:p>
        </text:list-item>
        <text:list-item>
          <text:p text:style-name="P110">Asynchronous Requests</text:p>
        </text:list-item>
      </text:list>
      <text:p text:style-name="P7">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7">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7">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7">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7">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7">The Http Service specification currently declares a number of framework properties to configure the Http Service. This raises a number of issues:</text:p>
      <text:list xml:id="list3762008731920756608" text:style-name="L11">
        <text:list-item>
          <text:p text:style-name="P112">Unable to dynamically reconfigure the Http Service in an easy way</text:p>
        </text:list-item>
        <text:list-item>
          <text:p text:style-name="P112">Incomplete configuration. For example the local interface to bind to is not an official configuration property</text:p>
        </text:list-item>
        <text:list-item>
          <text:p text:style-name="P112">When the Http Service is implemented as bridge to a Servlet Container in which the OSGi framework is deployed (e.g. as part of a Web Application) these properties have no effect.</text:p>
        </text:list-item>
      </text:list>
      <text:p text:style-name="P7">In addition the actual configuration of an Http Service instance cannot be easily queried/introspected.</text:p>
      <text:h text:style-name="Heading_20_1" text:outline-level="1">Requirements</text:h>
      <text:h text:style-name="Heading_20_2" text:outline-level="2">Update to Http Service API</text:h>
      <text:list xml:id="list5216925000847290975" text:style-name="L12">
        <text:list-item>
          <text:p text:style-name="P111">The solution MUST update the Http Service specification to refer to Servlet API 3.0 specification and define to what extent the Http Service provides support.</text:p>
        </text:list-item>
        <text:list-item>
          <text:p text:style-name="P113"><text:span text:style-name="T3">The solution MUST extend the </text:span><text:span text:style-name="T7">Http Service</text:span><text:span text:style-name="T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3">web.xml</text:span></text:span><text:span text:style-name="T3">).</text:span></text:p>
        </text:list-item>
        <text:list-item>
          <text:p text:style-name="P113"><text:span text:style-name="T3">The solution MUST extend the </text:span><text:span text:style-name="T7">Http Service</text:span><text:span text:style-name="T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3">web.xml</text:span></text:span><text:span text:style-name="T3">).</text:span></text:p>
        </text:list-item>
        <text:list-item>
          <text:p text:style-name="P111">The solution MUST add support for error page configuration.</text:p>
        </text:list-item>
        <text:list-item>
          <text:p text:style-name="P111">The solution MUST define how registered servlets and servlet filters are named.</text:p>
        </text:list-item>
        <text:list-item>
          <text:p text:style-name="P111">The solution MUST clarify ServletContext implementation in the <text:span text:style-name="T13">Http Service</text:span> for both standalone and bridged Http Service implementations.</text:p>
        </text:list-item>
        <text:list-item>
          <text:p text:style-name="P111">The solution MUST clarify the ServletContext scope of Servlet API listeners registered through the <text:span text:style-name="T13">Http Service</text:span>.</text:p>
        </text:list-item>
        <text:list-item>
          <text:p text:style-name="P111">The solution MUST define runtime attribute of the <text:span text:style-name="T13">Http Service</text:span> to reflect configuration of the service.</text:p>
        </text:list-item>
        <text:list-item>
          <text:p text:style-name="P123">The solution MUST define whiteboard registration of servlet services with the <text:span text:style-name="T13">Http Service</text:span>. </text:p>
        </text:list-item>
        <text:list-item>
          <text:p text:style-name="P111"><text:soft-page-break/>The solution MUST define whiteboard registration of filter services with the <text:span text:style-name="T13">Http Service</text:span>. </text:p>
        </text:list-item>
        <text:list-item>
          <text:p text:style-name="P111">The solution MUST define whiteboard registration of servlet listener services with the <text:span text:style-name="T13">Http Service</text:span>. </text:p>
        </text:list-item>
        <text:list-item>
          <text:p text:style-name="P111">The solution MUST define registration of OSGi HttpContext services used for Servlet and Filter registration.</text:p>
        </text:list-item>
        <text:list-item>
          <text:p text:style-name="P111">The solution MUST define how servlets, filters, and servlet listener services are matched with <text:span text:style-name="T13">Http Service</text:span> implementations.</text:p>
        </text:list-item>
        <text:list-item>
          <text:p text:style-name="P123">The solution MUST define whiteboard registration of static resources with the <text:span text:style-name="T13">Http Service</text:span>.</text:p>
        </text:list-item>
        <text:list-item>
          <text:p text:style-name="P123">The solution MUST define whiteboard registration of error pages with the <text:span text:style-name="T13">Http Service</text:span>.</text:p>
        </text:list-item>
        <text:list-item>
          <text:p text:style-name="P12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1871559955216370217" text:style-name="L13">
        <text:list-item>
          <text:p text:style-name="P114">Updates and clarifications to the the Http Service API and specification itself.</text:p>
        </text:list-item>
        <text:list-item>
          <text:p text:style-name="P114">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3565018291382923406" text:style-name="L14">
        <text:list-item>
          <text:p text:style-name="P115"><text:span text:style-name="Default_20_Paragraph_20_Font">Servlets may be registered with more than one pattern (instead of a single alias)</text:span></text:p>
        </text:list-item>
        <text:list-item>
          <text:p text:style-name="P115"><text:span text:style-name="Default_20_Paragraph_20_Font">Servlet filters (introduced in Servlet API 2.3)</text:span></text:p>
        </text:list-item>
        <text:list-item>
          <text:p text:style-name="P115"><text:span text:style-name="Default_20_Paragraph_20_Font">Error pages (introduced in Servlet API 2.2)</text:span></text:p>
        </text:list-item>
        <text:list-item>
          <text:p text:style-name="P115"><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oft-page-break/><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9">Implementations of the Http Service Specification 1.3 is based on the Servlet API Specification Version 3.0. Implementations of the Http Service Specification 1.3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6"/></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38">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5"><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3240239808194784666" text:style-name="L15">
        <text:list-item>
          <text:p text:style-name="P116"><text:soft-page-break/><text:span text:style-name="Source_20_Text">ServletContext</text:span><text:span text:style-name="Default_20_Paragraph_20_Font"> objects used for servlet and servlet filter initialization</text:span></text:p>
        </text:list-item>
        <text:list-item>
          <text:p text:style-name="P116"><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4">Servlet</text:span></text:span><text:span text:style-name="Default_20_Paragraph_20_Font"><text:span text:style-name="T15"> objects require a </text:span></text:span><text:span text:style-name="Source_20_Text"><text:span text:style-name="T44">ServletContext</text:span></text:span><text:span text:style-name="Default_20_Paragraph_20_Font"><text:span text:style-name="T15"> object. This object provides a number of functions to access the Http Service Java Servlet environment. It is created by the implementation of the Http Service for each unique </text:span></text:span><text:span text:style-name="Source_20_Text"><text:span text:style-name="T44">HttpContext</text:span></text:span><text:span text:style-name="Default_20_Paragraph_20_Font"><text:span text:style-name="T15"> object with which a Servlet object is registered. Thus, Servlet objects registered with the same </text:span></text:span><text:span text:style-name="Source_20_Text"><text:span text:style-name="T44">HttpContext</text:span></text:span><text:span text:style-name="Default_20_Paragraph_20_Font"><text:span text:style-name="T15"> object must also share the same </text:span></text:span><text:span text:style-name="Source_20_Text"><text:span text:style-name="T44">ServletContext</text:span></text:span><text:span text:style-name="Default_20_Paragraph_20_Font"><text:span text:style-name="T15">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39">HttpContext</text:span></text:span><text:span text:style-name="Default_20_Paragraph_20_Font"><text:span text:style-name="T10"> interface. As enhancing this interface would require a major version change and would break existing </text:span></text:span><text:span text:style-name="Default_20_Paragraph_20_Font"><text:span text:style-name="T10">implementations,</text:span></text:span><text:span text:style-name="Default_20_Paragraph_20_Font"><text:span text:style-name="T10"> </text:span></text:span><text:span text:style-name="Default_20_Paragraph_20_Font"><text:span text:style-name="T10">this interface is deprecated and is replaced with a new abstract class </text:span></text:span><text:span text:style-name="Default_20_Paragraph_20_Font"><text:span text:style-name="T39">ServletContextHelper</text:span></text:span><text:span text:style-name="Default_20_Paragraph_20_Font"><text:span text:style-name="T10">.</text:span></text:span><text:span text:style-name="Default_20_Paragraph_20_Font"><text:span text:style-name="T10"> Own implementations of this class must inherit from the abstract class and register themselves a</text:span></text:span><text:span text:style-name="Default_20_Paragraph_20_Font"><text:span text:style-name="T10">s </text:span></text:span><text:span text:style-name="Default_20_Paragraph_20_Font"><text:span text:style-name="T39">ServletContextHelper</text:span></text:span><text:span text:style-name="Default_20_Paragraph_20_Font"><text:span text:style-name="T10"> services.</text:span></text:span></text:p>
      <text:p text:style-name="Body"><text:span text:style-name="Default_20_Paragraph_20_Font"><text:span text:style-name="T10">Instead of registering servlets, resources, servlet filters, and listeners with an </text:span></text:span><text:span text:style-name="Default_20_Paragraph_20_Font"><text:span text:style-name="T39">HttpContext</text:span></text:span><text:span text:style-name="Default_20_Paragraph_20_Font"><text:span text:style-name="T10">, these whiteboard services are registered with a </text:span></text:span><text:span text:style-name="Default_20_Paragraph_20_Font"><text:span text:style-name="T39">ServletContextHelper</text:span></text:span><text:span text:style-name="Default_20_Paragraph_20_Font"><text:span text:style-name="T10">.</text:span></text:span><text:span text:style-name="Default_20_Paragraph_20_Font"><text:span text:style-name="T10"> A </text:span></text:span><text:span text:style-name="Default_20_Paragraph_20_Font"><text:span text:style-name="T39">ServletContext</text:span></text:span><text:span text:style-name="Default_20_Paragraph_20_Font"><text:span text:style-name="T10"> object is created by the implementation of the Http Service for each unique </text:span></text:span><text:span text:style-name="Default_20_Paragraph_20_Font"><text:span text:style-name="T39">ServletContextHelper</text:span></text:span><text:span text:style-name="Default_20_Paragraph_20_Font"><text:span text:style-name="T10"> object with which a whiteboard </text:span></text:span><text:span text:style-name="Default_20_Paragraph_20_Font"><text:span text:style-name="T10">service is registered</text:span></text:span><text:span text:style-name="Default_20_Paragraph_20_Font"><text:span text:style-name="T10">. Thus, whiteboard services registered with the same </text:span></text:span><text:span text:style-name="Default_20_Paragraph_20_Font"><text:span text:style-name="T39">ServletContextHelper</text:span></text:span><text:span text:style-name="Default_20_Paragraph_20_Font"><text:span text:style-name="T10"> object must also share the same </text:span></text:span><text:span text:style-name="Default_20_Paragraph_20_Font"><text:span text:style-name="T39">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8">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289816070796678551" text:style-name="L16">
        <text:list-item>
          <text:p text:style-name="P117"><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17"><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7"><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7"><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5"/></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Service implementation. Therefore the container manages </text:span><text:span text:style-name="Default_20_Paragraph_20_Font">a single session for the Http Service implementation. The Http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oft-page-break/><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9"><text:span text:style-name="Default_20_Paragraph_20_Font">A servlet or filter supporting the asynchronous mode must declare this with the appropriate service property </text:span><text:span text:style-name="Source_20_Text"><text:span text:style-name="T36">osgi.http.whiteboard.servlet.asyncSupported</text:span></text:span><text:span text:style-name="Default_20_Paragraph_20_Font"> or <text:s/></text:span><text:span text:style-name="Source_20_Text"><text:span text:style-name="T36">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38">osgi.http.whiteboard.target</text:span></text:span><text:span text:style-name="Default_20_Paragraph_20_Font"> service property. The runtime attributes can be examined as service properties of the HttpService</text:span><text:change-start text:change-id="ct360021152"/><text:span text:style-name="Default_20_Paragraph_20_Font">Runtime</text:span><text:change-end text:change-id="ct360021152"/><text:span text:style-name="Default_20_Paragraph_20_Font">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6">A String+ value of Http Service endpoints provided as URLs e.g. <text:span text:style-name="T42">http://192.168.1.10:8080/</text:span> or relative paths, e.g. <text:span text:style-name="T62">/myapp/</text:span>. Relative paths may be used if t<text:span text:style-name="T1">he scheme and authority parts of the URLs are 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ext:change text:change-id="ct360020176"/></text:p>
      <text:h text:style-name="Heading_20_4" text:outline-level="4"><text:span text:style-name="Source_20_Text"><text:span text:style-name="T58">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p text:style-name="Body">The HttpService must have a service registration property <text:span text:style-name="T38">osgi.http.runtime.serviceid</text:span> which contains the service id of the corresponding HttpServiceRuntime service.</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19">Export-Package: javax.servlet; javax.servlet.http<text:span text:style-name="T8">, javax.servlet.annotation,</text:span></text:p>
      <text:p text:style-name="P19"><text:span text:style-name="T8"><text:s text:c="9"/>javax.servlet.descriptor</text:span>; version=2.6</text:p>
      <text:p text:style-name="P19">Provide-Capability: osgi.contract; osgi.contract=JavaServlet;</text:p>
      <text:p text:style-name="P19"><text:s text:c="19"/>version:<text:bookmark text:name="comment_text_01"/>List&lt;Version&gt;="2.5,3.0";</text:p>
      <text:p text:style-name="P19"><text:s text:c="2"/><text:span text:style-name="T8">uses:="javax.servlet, javax.servlet.http, javax.servlet.annotation,</text:span></text:p>
      <text:p text:style-name="P21"><text:s text:c="9"/>javax.servlet.descriptor"</text:p>
      <text:p text:style-name="P19">Providing Serlvet API 2.5</text:p>
      <text:p text:style-name="Preformatted_20_Text">Export-Package: javax.servlet; javax.servlet.http; version=2.5</text:p>
      <text:p text:style-name="Preformatted_20_Text">Provide-Capability: <text:span text:style-name="T8">osgi.contract;</text:span> <text:span text:style-name="T8">osgi.contract=JavaServlet; </text:span></text:p>
      <text:p text:style-name="P20"><text:s/>version:Version=2.5; uses:="javax.servlet, javax.servlet.http"</text:p>
      <text:h text:style-name="P108"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4">select</text:span></text:span></text:p>
          </table:table-cell>
          <table:table-cell table:style-name="Tabelle53.A2" office:value-type="string">
            <text:p text:style-name="Table_20_Contents">String</text:p>
          </table:table-cell>
          <table:table-cell table:style-name="Tabelle53.C2" office:value-type="string">
            <text:p text:style-name="P16"><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text:span><text:soft-page-break/><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6"><text:span text:style-name="Default_20_Paragraph_20_Font">This situation should be logged with </text:span><text:span text:style-name="Default_20_Paragraph_20_Font">LogService for diagnosis.</text:span></text:p>
            <text:p text:style-name="P16"><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0"><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38">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38">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24">.context.name</text:span></text:span><text:span text:style-name="Default_20_Paragraph_20_Font"> service property. This name can be referenced by a servlet, servlet filter, listener, or resource services. </text:span></text:p>
      <text:p text:style-name="Body"><text:span text:style-name="Source_20_Text"><text:span text:style-name="T9">If there are multiple, usable </text:span></text:span><text:span text:style-name="Source_20_Text"><text:span text:style-name="T18">ServletContextHelper</text:span></text:span><text:span text:style-name="Source_20_Text"><text:span text:style-name="T9"> services registered with the same context name, the </text:span></text:span><text:span text:style-name="Source_20_Text"><text:span text:style-name="T18">Http Service</text:span></text:span><text:span text:style-name="Source_20_Text"><text:span text:style-name="T9"> implementation must use the </text:span></text:span><text:span text:style-name="Source_20_Text"><text:span text:style-name="T18">ServletContextHelper</text:span></text:span><text:span text:style-name="Source_20_Text"><text:span text:style-name="T9"> with the highest service ranking. This might lead to re-</text:span></text:span><text:soft-page-break/><text:span text:style-name="Source_20_Text"><text:span text:style-name="T9">binding the servlet, servlet filter, listener or resource e.g. if a new usable </text:span></text:span><text:span text:style-name="Source_20_Text"><text:span text:style-name="T18">ServletContextHelper</text:span></text:span><text:span text:style-name="Source_20_Text"><text:span text:style-name="T9"> with a higher service ranking arrives or the current used </text:span></text:span><text:span text:style-name="Source_20_Text"><text:span text:style-name="T18">ServletContextHelper</text:span></text:span><text:span text:style-name="Source_20_Text"><text:span text:style-name="T9"> is unregistered (see section </text:span></text:span><text:span text:style-name="Source_20_Text"><text:span text:style-name="T9"><text:bookmark-ref text:reference-format="chapter" text:ref-name="__RefHeading__11529_916916513">5.2.3</text:bookmark-ref></text:span></text:span><text:span text:style-name="Source_20_Text"><text:span text:style-name="T9">). </text:span></text:span></text:p>
      <text:p text:style-name="Body"><text:span text:style-name="Default_20_Paragraph_20_Font"><text:span text:style-name="T26">If a servlet or servlet filter is used by an Http Service implementation, the implementation calls the init() method of the servlet or servlet filter which gets a configuration object (</text:span></text:span><text:span text:style-name="Default_20_Paragraph_20_Font"><text:span text:style-name="T23">ServletConfig</text:span></text:span><text:span text:style-name="Default_20_Paragraph_20_Font"><text:span text:style-name="T26"> or </text:span></text:span><text:span text:style-name="Default_20_Paragraph_20_Font"><text:span text:style-name="T23">FilterContext</text:span></text:span><text:span text:style-name="Default_20_Paragraph_20_Font"><text:span text:style-name="T26">) that returns a </text:span></text:span><text:span text:style-name="Default_20_Paragraph_20_Font"><text:span text:style-name="T23">ServletContext</text:span></text:span><text:span text:style-name="Default_20_Paragraph_20_Font"><text:span text:style-name="T26"> object. The Http Service implementation is creating a </text:span></text:span><text:span text:style-name="Default_20_Paragraph_20_Font"><text:span text:style-name="T23">ServletContext</text:span></text:span><text:span text:style-name="Default_20_Paragraph_20_Font"><text:span text:style-name="T26"> object for each </text:span></text:span><text:span text:style-name="Default_20_Paragraph_20_Font"><text:span text:style-name="T25">ServletContextHelper</text:span></text:span><text:span text:style-name="Default_20_Paragraph_20_Font"><text:span text:style-name="T26"> it is using. Therefore servlets and servlet filters used by the same HttpService and referencing the same </text:span></text:span><text:span text:style-name="Default_20_Paragraph_20_Font"><text:span text:style-name="T21">ServletContextHelper</text:span></text:span><text:span text:style-name="Default_20_Paragraph_20_Font"><text:span text:style-name="T2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4">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4">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1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8">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5"><text:span text:style-name="Default_20_Paragraph_20_Font"><text:s text:c="4"/>ServletContextHelper [name=A, path=app-a]</text:span></text:p>
      <text:p text:style-name="P35"><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change-start text:change-id="ct360037600"/><text:span text:style-name="Default_20_Paragraph_20_Font"> Different </text:span><text:span text:style-name="Default_20_Paragraph_20_Font"><text:span text:style-name="T64">ServletContextHelper</text:span></text:span><text:span text:style-name="Default_20_Paragraph_20_Font"> services with different names may use the same </text:span><text:change-end text:change-id="ct360037600"/><text:change-start text:change-id="ct360038048"/><text:span text:style-name="Default_20_Paragraph_20_Font">context path property.</text:span><text:change-end text:change-id="ct360038048"/></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8">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38">handleSecurity(final HttpServletRequest request, final HttpServletResponse response)</text:span></text:span><text:span text:style-name="Default_20_Paragraph_20_Font"> from the </text:span><text:span text:style-name="Default_20_Paragraph_20_Font"><text:span text:style-name="T38">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38">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2610484118379676416" text:style-name="L17">
        <text:list-item>
          <text:p text:style-name="P118"><text:span text:style-name="Default_20_Paragraph_20_Font">The service is get from the service registry</text:span></text:p>
        </text:list-item>
        <text:list-item>
          <text:p text:style-name="P118"><text:span text:style-name="Default_20_Paragraph_20_Font">For servlets and servlet filters, init() is called</text:span></text:p>
        </text:list-item>
      </text:list>
      <text:p text:style-name="Body"><text:soft-page-break/><text:span text:style-name="Default_20_Paragraph_20_Font">If the service is not used anymore, these actions are performed:</text:span></text:p>
      <text:list xml:id="list4588494362031764939" text:style-name="L18">
        <text:list-item>
          <text:p text:style-name="P119"><text:span text:style-name="Default_20_Paragraph_20_Font">For servlets and servlet filters, destroy() is called</text:span></text:p>
        </text:list-item>
        <text:list-item>
          <text:p text:style-name="P119"><text:span text:style-name="Default_20_Paragraph_20_Font">The service is released</text:span></text:p>
        </text:list-item>
      </text:list>
      <text:p text:style-name="Body"><text:span text:style-name="Default_20_Paragraph_20_Font"><text:span text:style-name="T22">As servlet and servlet filters services might come and go as well as </text:span></text:span><text:span text:style-name="Default_20_Paragraph_20_Font"><text:span text:style-name="T25">ServletContextHelper</text:span></text:span><text:span text:style-name="Default_20_Paragraph_20_Font"><text:span text:style-name="T22">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2">As in this case, </text:span></text:span><text:span text:style-name="Default_20_Paragraph_20_Font"><text:span text:style-name="T23">init()</text:span></text:span><text:span text:style-name="Default_20_Paragraph_20_Font"><text:span text:style-name="T22"> and </text:span></text:span><text:span text:style-name="Default_20_Paragraph_20_Font"><text:span text:style-name="T23">destroy()</text:span></text:span><text:span text:style-name="Default_20_Paragraph_20_Font"><text:span text:style-name="T22"> are called </text:span></text:span><text:span text:style-name="Default_20_Paragraph_20_Font"><text:span text:style-name="T22">each time the service is used, the recommended way to register servlet and servlet filter services is to use the prototype scope. In that case a new instance is created for each usage. If </text:span></text:span><text:span text:style-name="Default_20_Paragraph_20_Font"><text:span text:style-name="T22">the prototype scope is not used, the service should be implemented in a reentrant way and be prep</text:span></text:span><text:span text:style-name="Default_20_Paragraph_20_Font"><text:span text:style-name="T22">ared that after a call of </text:span></text:span><text:span text:style-name="Default_20_Paragraph_20_Font"><text:span text:style-name="T23">destroy()</text:span></text:span><text:span text:style-name="Default_20_Paragraph_20_Font"><text:span text:style-name="T22"> a new </text:span></text:span><text:span text:style-name="Default_20_Paragraph_20_Font"><text:span text:style-name="T22">initialization through </text:span></text:span><text:span text:style-name="Default_20_Paragraph_20_Font"><text:span text:style-name="T23">init()</text:span></text:span><text:span text:style-name="Default_20_Paragraph_20_Font"><text:span text:style-name="T22">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155543683779561642" text:style-name="L19">
        <text:list-item>
          <text:p text:style-name="P120"><text:span text:style-name="Default_20_Paragraph_20_Font"><text:span text:style-name="T36">A string beginning with a ‘/’ character and ending with a ‘/*’ suffix is used for path mapping. </text:span></text:span></text:p>
        </text:list-item>
        <text:list-item>
          <text:p text:style-name="P120"><text:span text:style-name="Default_20_Paragraph_20_Font"><text:span text:style-name="T36">A string beginning with a ‘*.’ prefix is used as an extension mapping. </text:span></text:span></text:p>
        </text:list-item>
        <text:list-item>
          <text:p text:style-name="P120"><text:span text:style-name="Default_20_Paragraph_20_Font"><text:span text:style-name="T36">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0"><text:span text:style-name="Default_20_Paragraph_20_Font"><text:span text:style-name="T36">A string containing only the ’/’ character indicates the "default" servlet of the application. In this case the servlet path is the request URI minus the context path and the path info is null. </text:span></text:span></text:p>
        </text:list-item>
        <text:list-item>
          <text:p text:style-name="P120"><text:span text:style-name="Default_20_Paragraph_20_Font"><text:span text:style-name="T36">All other strings are used for exact matches only. </text:span></text:span></text:p>
        </text:list-item>
      </text:list>
      <text:p text:style-name="Body"><text:span text:style-name="Default_20_Paragraph_20_Font"><text:span text:style-name="T36">A servlet may register itself with the property </text:span></text:span><text:span text:style-name="Source_20_Text"><text:span text:style-name="T36">osgi.http</text:span></text:span><text:span text:style-name="Source_20_Text"><text:span text:style-name="T6">.whiteboard</text:span></text:span><text:span text:style-name="Source_20_Text"><text:span text:style-name="T36">.servlet.name </text:span></text:span><text:span text:style-name="Source_20_Text"><text:span text:style-name="T18">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18">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18">ServletContextHelper</text:span></text:span><text:span text:style-name="Source_20_Text"><text:span text:style-name="T10">.</text:span></text:span></text:p>
      <text:p text:style-name="Body"><text:span text:style-name="Default_20_Paragraph_20_Font"><text:span text:style-name="T26">If a servlet is used by an HttpService implementation, the init() method of the servlet will be called. Once the servlet is no longer be used by the Http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31">servlet.init.</text:span></text:span><text:span text:style-name="Default_20_Paragraph_20_Font"><text:span text:style-name="T26"> are passed as servlet init parameters to the servlet as well as all runtime attributes of the HttpService. The service registration properties have precedence over the runtime attributes.</text:span></text:span></text:p>
      <text:p text:style-name="Body"><text:span text:style-name="Default_20_Paragraph_20_Font"><text:span text:style-name="T2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ext:soft-page-break/>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0"/></text:span></text:p>
      <text:h text:style-name="Heading_20_3" text:outline-level="3"><text:span text:style-name="Default_20_Paragraph_20_Font"><text:span text:style-name="T36">Servlet Filter Registratio</text:span></text:span><text:span text:style-name="Default_20_Paragraph_20_Font"><text:span text:style-name="T36">n</text:span></text:span></text:h>
      <text:p text:style-name="Body"><text:span text:style-name="Default_20_Paragraph_20_Font"><text:span text:style-name="T36">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6">A servlet filter can set the </text:span></text:span><text:span text:style-name="Default_20_Paragraph_20_Font"><text:span text:style-name="T23">osgi.http.whiteboard.filter.pattern</text:span></text:span><text:span text:style-name="Default_20_Paragraph_20_Font"><text:span text:style-name="T26"> property to path patterns as defined by the Servlet API 3.0 specification </text:span></text:span><text:span text:style-name="Default_20_Paragraph_20_Font"><text:span text:style-name="T26"><text:bookmark-ref text:reference-format="number" text:ref-name="__RefNumPara__562_1655633606">[3].</text:bookmark-ref></text:span></text:span><text:span text:style-name="Default_20_Paragraph_20_Font"><text:span text:style-name="T26"> in section 12.2, Specification of Mappings. A servlet filter can also reference servlets by name using the </text:span></text:span><text:span text:style-name="Default_20_Paragraph_20_Font"><text:span text:style-name="T23">osgi.http.whiteboard.filter.servlet</text:span></text:span><text:span text:style-name="Default_20_Paragraph_20_Font"><text:span text:style-name="T26"> property.</text:span></text:span></text:p>
      <text:p text:style-name="Body"><text:span text:style-name="Default_20_Paragraph_20_Font"><text:span text:style-name="T36">A servlet filter may register itself with the property </text:span></text:span><text:span text:style-name="Source_20_Text"><text:span text:style-name="T36">osgi.http</text:span></text:span><text:span text:style-name="Source_20_Text"><text:span text:style-name="T6">.whiteboard</text:span></text:span><text:span text:style-name="Source_20_Text"><text:span text:style-name="T36">.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18">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39">osgi.http.whiteboard.filter.dispatcher</text:span></text:span><text:span text:style-name="Source_20_Text"><text:span text:style-name="T10">.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26">If a servlet filter is used by an HttpService implementation, the init() method of the servlet filter will be called. Once the servlet filter is no longer be used by the Http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31">filter.init.</text:span></text:span><text:span text:style-name="Default_20_Paragraph_20_Font"><text:span text:style-name="T26"> are passed as init parameters to the filter as well as all runtime attributes of the HttpService. The service registration properties have precedence over the runtime attributes.</text:span></text:span></text:p>
      <text:p text:style-name="Body"><text:span text:style-name="Default_20_Paragraph_20_Font"><text:span text:style-name="T26"/></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7">osgi.http.whiteboard.filter.asyncSu<text:soft-page-break/>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0"/></text:span></text:p>
      <text:h text:style-name="Heading_20_3" text:outline-level="3"><text:span text:style-name="Default_20_Paragraph_20_Font">Resources</text:span></text:h>
      <text:p text:style-name="P9"><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6">Event listeners register themselves under the interface(s) they are implementing. This specification supports:</text:span></text:span></text:p>
      <text:list xml:id="list2415761224754356133" text:style-name="L20">
        <text:list-item>
          <text:p text:style-name="P121"><text:span text:style-name="Default_20_Paragraph_20_Font"><text:span text:style-name="T26">ServletContextListener</text:span></text:span></text:p>
        </text:list-item>
      </text:list>
      <text:list xml:id="list503773676992484254" text:style-name="L21">
        <text:list-item>
          <text:p text:style-name="P122"><text:span text:style-name="Default_20_Paragraph_20_Font"><text:span text:style-name="T26">ServletContextAttributeListener</text:span></text:span></text:p>
        </text:list-item>
        <text:list-item>
          <text:p text:style-name="P122"><text:span text:style-name="Default_20_Paragraph_20_Font"><text:span text:style-name="T26">ServletRequestListener</text:span></text:span></text:p>
        </text:list-item>
        <text:list-item>
          <text:p text:style-name="P122"><text:span text:style-name="Default_20_Paragraph_20_Font"><text:span text:style-name="T26">ServletRequestAttributeListener</text:span></text:span></text:p>
        </text:list-item>
        <text:list-item>
          <text:p text:style-name="P122"><text:span text:style-name="Default_20_Paragraph_20_Font"><text:span text:style-name="T26">HttpSessionListener</text:span></text:span></text:p>
        </text:list-item>
        <text:list-item>
          <text:p text:style-name="P122"><text:span text:style-name="Default_20_Paragraph_20_Font"><text:span text:style-name="T26">HttpSessionAttributeListener</text:span></text:span></text:p>
        </text:list-item>
        <text:list-item>
          <text:p text:style-name="P122"><text:span text:style-name="Default_20_Paragraph_20_Font"><text:span text:style-name="T26">Async</text:span></text:span><text:span text:style-name="Default_20_Paragraph_20_Font"><text:span text:style-name="T26">Listener</text:span></text:span></text:p>
        </text:list-item>
      </text:list>
      <text:p text:style-name="Body"><text:soft-page-break/><text:span text:style-name="Default_20_Paragraph_20_Font"><text:span text:style-name="T26">Events are sent to all listeners registered in the OSGi service registry based on their registration properties. Each listener is associated with an </text:span></text:span><text:span text:style-name="Default_20_Paragraph_20_Font"><text:span text:style-name="T21">ServletContextHelper</text:span></text:span><text:span text:style-name="Default_20_Paragraph_20_Font"><text:span text:style-name="T26"> as described in section </text:span></text:span><text:span text:style-name="Default_20_Paragraph_20_Font"><text:span text:style-name="T26"><text:bookmark-ref text:reference-format="number" text:ref-name="__RefNumPara__25934_1125154468">5.2.2</text:bookmark-ref></text:span></text:span><text:span text:style-name="Default_20_Paragraph_20_Font"><text:span text:style-name="T26">.</text:span></text:span></text:p>
      <text:p text:style-name="Body"><text:span text:style-name="Default_20_Paragraph_20_Font"><text:span text:style-name="T26">The Http Service implementation gets the listeners from the service registry as soon as the associated </text:span></text:span><text:span text:style-name="Default_20_Paragraph_20_Font"><text:span text:style-name="T21">ServletContextHelper</text:span></text:span><text:span text:style-name="Default_20_Paragraph_20_Font"><text:span text:style-name="T26"> is established and releases them when the </text:span></text:span><text:span text:style-name="Default_20_Paragraph_20_Font"><text:span text:style-name="T21">ServletContextHelper</text:span></text:span><text:span text:style-name="Default_20_Paragraph_20_Font"><text:span text:style-name="T26"> is not available any more or the listener is unregistered.</text:span></text:span></text:p>
      <text:h text:style-name="Heading_20_4" text:outline-level="4"><text:span text:style-name="Default_20_Paragraph_20_Font"><text:span text:style-name="T26">ServletContextListener and ServletContextAttributeListener</text:span></text:span></text:h>
      <text:p text:style-name="P10"><text:span text:style-name="Default_20_Paragraph_20_Font">The ServletContextListener receives events after the Http Service implementation has started and the corresponding </text:span><text:span text:style-name="Default_20_Paragraph_20_Font"><text:span text:style-name="T19">ServletContextHelper</text:span></text:span><text:span text:style-name="Default_20_Paragraph_20_Font"> is available and when either the </text:span><text:span text:style-name="Default_20_Paragraph_20_Font"><text:span text:style-name="T19">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38">contextInitialized</text:span></text:span><text:span text:style-name="Default_20_Paragraph_20_Font"> method either if the </text:span><text:span text:style-name="Default_20_Paragraph_20_Font"><text:span text:style-name="T19">ServletContextHelper</text:span></text:span><text:span text:style-name="Default_20_Paragraph_20_Font"> is available or when the </text:span><text:span text:style-name="Default_20_Paragraph_20_Font"><text:span text:style-name="T19">ServletContextHelper</text:span></text:span><text:span text:style-name="Default_20_Paragraph_20_Font"> becomes available. As soon as the </text:span><text:span text:style-name="Default_20_Paragraph_20_Font"><text:span text:style-name="T19">ServletContextHelper</text:span></text:span><text:span text:style-name="Default_20_Paragraph_20_Font"> or the Http Service implementation becomes unavailable, the </text:span><text:span text:style-name="Default_20_Paragraph_20_Font"><text:span text:style-name="T38">contextDestroyed</text:span></text:span><text:span text:style-name="Default_20_Paragraph_20_Font"> method is called. The </text:span><text:span text:style-name="Default_20_Paragraph_20_Font"><text:span text:style-name="T19">Http Service</text:span></text:span><text:span text:style-name="Default_20_Paragraph_20_Font"> implementation holds the listener as long as the </text:span><text:span text:style-name="Default_20_Paragraph_20_Font"><text:span text:style-name="T19">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40"> </text:span></text:span><text:span text:style-name="Source_20_Text"><text:span text:style-name="T40">osgi.http</text:span></text:span><text:span text:style-name="Source_20_Text"><text:span text:style-name="T5">.whiteboard</text:span></text:span><text:span text:style-name="Source_20_Text"><text:span text:style-name="T40">.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39">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38">@Component(service = javax.servlet.Servlet.class, scope=ServiceScope.PROTOTYPE,</text:span></text:span></text:p>
      <text:p text:style-name="Preformatted_20_Text"><text:span text:style-name="Default_20_Paragraph_20_Font"><text:span text:style-name="T38"><text:s text:c="3"/>property={</text:span></text:span></text:p>
      <text:p text:style-name="Preformatted_20_Text"><text:span text:style-name="Default_20_Paragraph_20_Font"><text:span text:style-name="T38"><text:s text:c="5"/>"</text:span></text:span>osgi.http.whiteboard.servlet.errorPage=java.io.IOException<text:span text:style-name="Default_20_Paragraph_20_Font"><text:span text:style-name="T38">",</text:span></text:span></text:p>
      <text:p text:style-name="Preformatted_20_Text"><text:span text:style-name="Default_20_Paragraph_20_Font"><text:span text:style-name="T38"><text:s text:c="5"/>"osgi.http.whiteboard.</text:span></text:span><text:span text:style-name="Default_20_Paragraph_20_Font"><text:span text:style-name="T38">servlet.</text:span></text:span><text:span text:style-name="Default_20_Paragraph_20_Font"><text:span text:style-name="T38">errorPage=500"})</text:span></text:span></text:p>
      <text:p text:style-name="Preformatted_20_Text"><text:span text:style-name="Default_20_Paragraph_20_Font"><text:span text:style-name="T38">public class MyErrorServlet extends HttpServlet {</text:span></text:span></text:p>
      <text:p text:style-name="Preformatted_20_Text"><text:span text:style-name="Default_20_Paragraph_20_Font"><text:span text:style-name="T38"><text:s text:c="3"/>...</text:span></text:span></text:p>
      <text:p text:style-name="Preformatted_20_Text"><text:span text:style-name="Default_20_Paragraph_20_Font"><text:span text:style-name="T39">}</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41"/></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3"><text:span text:style-name="Default_20_Paragraph_20_Font"><text:span text:style-name="T45">Provide-Capability: osgi.whiteboard;</text:span></text:span></text:p>
      <text:p text:style-name="P23"><text:span text:style-name="Default_20_Paragraph_20_Font"><text:span text:style-name="T44"><text:s text:c="7"/>osgi.whiteboard="osgi.http";</text:span></text:span></text:p>
      <text:p text:style-name="P23"><text:span text:style-name="Default_20_Paragraph_20_Font"><text:span text:style-name="T44"><text:s text:c="7"/>uses:="</text:span></text:span><text:span text:style-name="Default_20_Paragraph_20_Font"><text:span text:style-name="T8">javax.servlet, javax.servlet.http</text:span></text:span><text:span text:style-name="Default_20_Paragraph_20_Font"><text:span text:style-name="T44">";</text:span></text:span></text:p>
      <text:p text:style-name="P23"><text:span text:style-name="Default_20_Paragraph_20_Font"><text:span text:style-name="T44"><text:s text:c="7"/>version:Version="1.3"</text:span></text:span></text:p>
      <text:p text:style-name="Body"><text:span text:style-name="Default_20_Paragraph_20_Font"><text:span text:style-name="T44">The Http Service implementation must provide support for all whiteboard service types as outlined in this specification.</text:span></text:span></text:p>
      <text:h text:style-name="Heading_20_4" text:outline-level="4"><text:span text:style-name="Default_20_Paragraph_20_Font"><text:span text:style-name="T16">osgi.whiteboard Namespace</text:span></text:span></text:h>
      <text:p text:style-name="Body"><text:span text:style-name="Default_20_Paragraph_20_Font"><text:span text:style-name="T10">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14">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6">Whiteboard</text:span></text:span><text:span text:style-name="Source_20_Text"><text:span text:style-name="T48">Namespace</text:span></text:span><text:span text:style-name="Default_20_Paragraph_20_Font"><text:span text:style-name="T52">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6">org.acme.foo</text:span></text:span><text:span text:style-name="Default_20_Paragraph_20_Font"><text:span text:style-name="T10">. The OSGi Alliance reserves names that start with </text:span></text:span><text:span text:style-name="Source_20_Text"><text:span text:style-name="T36">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Service could declare its capability with the following manifest header: </text:span></text:span></text:p>
      <text:p text:style-name="P22"><text:s text:c="3"/>Provide-Capability: osgi.whiteboard;</text:p>
      <text:p text:style-name="P22"><text:s text:c="6"/>osgi.whiteboard="osgi.http";</text:p>
      <text:p text:style-name="P22"><text:s text:c="6"/>uses:="javax.servlet,javax.servlet.http";</text:p>
      <text:p text:style-name="P22"><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6"><text:s text:c="3"/>Require-Capability: osgi.whiteboard;</text:span></text:span></text:p>
      <text:p text:style-name="Preformatted_20_Text"><text:span text:style-name="User_20_Entry"><text:span text:style-name="T36"><text:s text:c="5"/>filter:="(&amp;(osgi.whiteboard=osgi.http)(version&gt;=1.3)</text:span></text:span><text:span text:style-name="User_20_Entry"><text:span text:style-name="T36">(</text:span></text:span><text:span text:style-name="User_20_Entry"><text:span text:style-name="T36">!</text:span></text:span><text:span text:style-name="User_20_Entry"><text:span text:style-name="T36">(version&gt;=2.0)</text:span></text:span><text:span text:style-name="User_20_Entry"><text:span text:style-name="T36">)</text:span></text:span><text:span text:style-name="User_20_Entry"><text:span text:style-name="T36">)"</text:span></text:span></text:p>
      <text:p text:style-name="Body"><text:span text:style-name="Default_20_Paragraph_20_Font"><text:span text:style-name="T34"/></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start text:change-id="ct360106816"/></text:p>
      <text:p text:style-name="Body">In the case of a <text:change-end text:change-id="ct360106816"/><text:change-start text:change-id="ct360104032"/>clash, e.g. two servlets registered with the same path on the same servlet context, only the service with the highest service id is used. The service(s) with the lower service id(s) are un<text:change-end text:change-id="ct360104032"/><text:change-start text:change-id="ct360093424"/>used. The Http Service Runtime provides DTOs for those unused services as well in order to find setup problems.</text:p>
      <text:p text:style-name="Body">For whiteboard services not matching a<text:change-end text:change-id="ct360093424"/><text:change-start text:change-id="ct360094032"/>n available <text:span text:style-name="T64">ServletContextHelper</text:span> the method <text:span text:style-name="T32">getUnusedServletContextDTOs</text:span><text:span text:style-name="T33"> of the </text:span>Http Service Runtime returns a generated <text:span text:style-name="T64">ServletContextHelperDTO</text:span> containing <text:change-end text:change-id="ct360094032"/><text:change-start text:change-id="ct360094160"/>all those services.<text:change-end text:change-id="ct360094160"/></text:p>
      <text:p text:style-name="P5">See the JavaDoc for details.</text:p>
      <text:h text:style-name="Heading_20_1" text:outline-level="1">Javadoc</text:h>
      <text:p text:style-name="P24"><text:span text:style-name="Default_20_Paragraph_20_Font"><text:span text:style-name="T43"/></text:span></text:p>
      <text:section text:style-name="Sect1" text:name="JavaDoc" text:protected="true">
        <text:section-source xlink:href="../javadoc.rtf" text:filter-name="Rich Text Format"/>
        <text:p text:style-name="P139">OSGi Javadoc</text:p>
        <text:p text:style-name="P47">29.04.14 14:37</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2"><text:span text:style-name="Summary_20_Heading_20_Font">Package Summary</text:span></text:p>
            </table:table-cell>
            <table:covered-table-cell/>
            <table:table-cell table:style-name="Tabelle5.A1" office:value-type="string">
              <text:p text:style-name="P53"><text:span text:style-name="Page_20_Reference_20_Font"><text:span text:style-name="T60">Page</text:span></text:span></text:p>
            </table:table-cell>
          </table:table-row>
          <table:table-row table:style-name="Tabelle5.1">
            <table:table-cell table:style-name="Tabelle5.A2" office:value-type="string">
              <text:p text:style-name="P54"><text:a xlink:type="simple" xlink:href="#r3"><text:span text:style-name="T49">org.osgi.service.http</text:span></text:a></text:p>
            </table:table-cell>
            <table:table-cell table:style-name="Tabelle5.A2" office:value-type="string">
              <text:p text:style-name="P55">Http Service Package Version 1.3.</text:p>
            </table:table-cell>
            <table:table-cell table:style-name="Tabelle5.A2" office:value-type="string">
              <text:p text:style-name="P53"><text:span text:style-name="Page_20_Reference_20_Font"><text:bookmark-ref text:reference-format="page" text:ref-name="r3">25</text:bookmark-ref></text:span></text:p>
            </table:table-cell>
          </table:table-row>
          <table:table-row table:style-name="Tabelle5.1">
            <table:table-cell table:style-name="Tabelle5.A3" office:value-type="string">
              <text:p text:style-name="P54"><text:a xlink:type="simple" xlink:href="#r34"><text:span text:style-name="T49">org.osgi.service.http.runtime</text:span></text:a></text:p>
            </table:table-cell>
            <table:table-cell table:style-name="Tabelle5.A3" office:value-type="string">
              <text:p text:style-name="P55">Http Service Runtime Package Version 1.3.</text:p>
            </table:table-cell>
            <table:table-cell table:style-name="Tabelle5.A3" office:value-type="string">
              <text:p text:style-name="P53"><text:span text:style-name="Page_20_Reference_20_Font"><text:bookmark-ref text:reference-format="page" text:ref-name="r34">39</text:bookmark-ref></text:span></text:p>
            </table:table-cell>
          </table:table-row>
        </table:table>
        <text:p text:style-name="P140"><text:bookmark text:name="r3"/>Package org.osgi.service.http</text:p>
        <text:p text:style-name="P67"><text:span text:style-name="Code_20_Small">@org.osgi.annotation.versioning.Version(value="1.3")</text:span></text:p>
        <text:p text:style-name="P68">Http Service Package Version 1.3.</text:p>
        <text:p text:style-name="P69">See:</text:p>
        <text:p text:style-name="P72"><text:a xlink:type="simple" xlink:href="#r2"><text:span text:style-name="T49">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Interface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4"><text:a xlink:type="simple" xlink:href="#r10"><text:span text:style-name="T51">HttpContext</text:span></text:a></text:p>
            </table:table-cell>
            <table:table-cell table:style-name="Tabelle6.A2" office:value-type="string">
              <text:p text:style-name="P56">Deprecated.<text:span text:style-name="T61"> </text:span><text:span text:style-name="T63">As of 1.3.</text:span></text:p>
            </table:table-cell>
            <table:table-cell table:style-name="Tabelle6.A2" office:value-type="string">
              <text:p text:style-name="P57"><text:span text:style-name="Page_20_Reference_20_Font"><text:span text:style-name="T61"><text:bookmark-ref text:reference-format="page" text:ref-name="r10">26</text:bookmark-ref></text:span></text:span></text:p>
            </table:table-cell>
          </table:table-row>
          <table:table-row table:style-name="Tabelle6.1">
            <table:table-cell table:style-name="Tabelle6.A3" office:value-type="string">
              <text:p text:style-name="P54"><text:a xlink:type="simple" xlink:href="#r15"><text:span text:style-name="T51">HttpService</text:span></text:a></text:p>
            </table:table-cell>
            <table:table-cell table:style-name="Tabelle6.A3" office:value-type="string">
              <text:p text:style-name="P56">Deprecated.<text:span text:style-name="T61"> </text:span><text:span text:style-name="T63">As of 1.3.</text:span></text:p>
            </table:table-cell>
            <table:table-cell table:style-name="Tabelle6.A3" office:value-type="string">
              <text:p text:style-name="P57"><text:span text:style-name="Page_20_Reference_20_Font"><text:span text:style-name="T61"><text:bookmark-ref text:reference-format="page" text:ref-name="r15">29</text:bookmark-ref></text:span></text:span></text:p>
            </table:table-cell>
          </table:table-row>
        </table:table>
        <text:p text:style-name="P3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3"><text:span text:style-name="Summary_20_Heading_20_Font1"><text:span text:style-name="T17">Class Summary</text:span></text:span></text:p>
            </table:table-cell>
            <table:covered-table-cell/>
            <table:table-cell table:style-name="Tabelle8.A1" office:value-type="string">
              <text:p text:style-name="P64"><text:span text:style-name="Page_20_Reference_20_Font"><text:span text:style-name="T27">Page</text:span></text:span></text:p>
            </table:table-cell>
          </table:table-row>
          <table:table-row table:style-name="Tabelle8.1">
            <table:table-cell table:style-name="Tabelle8.A2" office:value-type="string">
              <text:p text:style-name="P54"><text:a xlink:type="simple" xlink:href="#r32"><text:span text:style-name="T49">ServletContextHelper</text:span></text:a></text:p>
            </table:table-cell>
            <table:table-cell table:style-name="Tabelle8.A2" office:value-type="string">
              <text:p text:style-name="P58">Helper service for the servlet context used by whiteboard services for HTTP requests.</text:p>
            </table:table-cell>
            <table:table-cell table:style-name="Tabelle8.A2" office:value-type="string">
              <text:p text:style-name="P59"><text:span text:style-name="Page_20_Reference_20_Font"><text:span text:style-name="T17"><text:bookmark-ref text:reference-format="page" text:ref-name="r32">34</text:bookmark-ref></text:span></text:span></text:p>
            </table:table-cell>
          </table:table-row>
        </table:table>
        <text:p text:style-name="P36"/>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3"><text:span text:style-name="Summary_20_Heading_20_Font1"><text:span text:style-name="T17">Exception Summary</text:span></text:span></text:p>
            </table:table-cell>
            <table:covered-table-cell/>
            <table:table-cell table:style-name="Tabelle9.A1" office:value-type="string">
              <text:p text:style-name="P64"><text:span text:style-name="Page_20_Reference_20_Font"><text:span text:style-name="T27">Page</text:span></text:span></text:p>
            </table:table-cell>
          </table:table-row>
          <table:table-row table:style-name="Tabelle9.1">
            <table:table-cell table:style-name="Tabelle9.A2" office:value-type="string">
              <text:p text:style-name="P54"><text:a xlink:type="simple" xlink:href="#r21"><text:span text:style-name="T49">NamespaceException</text:span></text:a></text:p>
            </table:table-cell>
            <table:table-cell table:style-name="Tabelle9.A2" office:value-type="string">
              <text:p text:style-name="P60"><text:span text:style-name="T29">Deprecated.</text:span><text:span text:style-name="T28"> </text:span><text:span text:style-name="T30">As of 1.3.</text:span></text:p>
            </table:table-cell>
            <table:table-cell table:style-name="Tabelle9.A2" office:value-type="string">
              <text:p text:style-name="P59"><text:span text:style-name="Page_20_Reference_20_Font"><text:span text:style-name="T17"><text:bookmark-ref text:reference-format="page" text:ref-name="r21">32</text:bookmark-ref></text:span></text:span></text:p>
            </table:table-cell>
          </table:table-row>
        </table:table>
        <text:p text:style-name="P80"><text:bookmark text:name="r2"/>Package org.osgi.service.http Description</text:p>
        <text:p text:style-name="P81">Http Service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http; version="[1.3,2.0)"</text:span></text:p>
        <text:p text:style-name="P81">Example import for providers implementing the API in this package:</text:p>
        <text:p text:style-name="P38"><text:span text:style-name="Code1">Import-Package: org.osgi.service.http; version="[1.3,1.4)"</text:span></text:p>
        <text:p text:style-name="P142"><text:bookmark text:name="r10"/>Interface HttpContext</text:p>
        <text:p text:style-name="P83"><text:a xlink:type="simple" xlink:href="#r3"><text:span text:style-name="T53">org.osgi.service.http</text:span></text:a></text:p>
        <text:p text:style-name="P70"/>
        <text:p text:style-name="P86"><text:span text:style-name="Code_20_Small1">@org.osgi.annotation.versioning.ConsumerType<text:line-break/></text:span><text:span text:style-name="Code2">public interface </text:span><text:span text:style-name="Code2"><text:span text:style-name="T60">HttpContext</text:span></text:span></text:p>
        <text:p text:style-name="P48">Deprecated.</text:p>
        <text:p text:style-name="P81">Context for HTTP Requests.</text:p>
        <text:p text:style-name="P81">This service defines methods that the Http Service may call to get information for a request.</text:p>
        <text:p text:style-name="P82"><text:span text:style-name="T36">Servlets may be associated with an </text:span><text:span text:style-name="Code2">HttpContext</text:span><text:span text:style-name="Default_20_Paragraph_20_Font"><text:span text:style-name="T36"> service. Servlets that are associated using the same </text:span></text:span><text:span text:style-name="Code2">HttpContext</text:span><text:span text:style-name="Default_20_Paragraph_20_Font"><text:span text:style-name="T36"> object will share the same </text:span></text:span><text:span text:style-name="Code2">ServletContext</text:span><text:span text:style-name="Default_20_Paragraph_20_Font"><text:span text:style-name="T36"> object.</text:span></text:span></text:p>
        <text:p text:style-name="P82"><text:span text:style-name="T36">If no </text:span><text:span text:style-name="Code2">HttpContext</text:span><text:span text:style-name="Default_20_Paragraph_20_Font"><text:span text:style-name="T36"> service is associated, a default </text:span></text:span><text:span text:style-name="Code2">HttpContext</text:span><text:span text:style-name="Default_20_Paragraph_20_Font"><text:span text:style-name="T36"> is used. The behavior of the methods on the default </text:span></text:span><text:span text:style-name="Code2">HttpContext</text:span><text:span text:style-name="Default_20_Paragraph_20_Font"><text:span text:style-name="T36"> is defined as follows:</text:span></text:span></text:p>
        <text:list xml:id="list3618291066630546913" text:style-name="RTF_5f_Num_20_2">
          <text:list-item>
            <text:p text:style-name="P41"><text:span text:style-name="Code2"><text:span text:style-name="T17">getMimeType</text:span></text:span><text:span text:style-name="Default_20_Paragraph_20_Font"><text:span text:style-name="T28"> - Does not define any customized MIME types for the </text:span></text:span><text:span text:style-name="Code2"><text:span text:style-name="T17">Content-Type</text:span></text:span><text:span text:style-name="Default_20_Paragraph_20_Font"><text:span text:style-name="T28"> header in the response, and always returns </text:span></text:span><text:span text:style-name="Code2"><text:span text:style-name="T17">null</text:span></text:span><text:span text:style-name="Default_20_Paragraph_20_Font"><text:span text:style-name="T28">.</text:span></text:span></text:p>
          </text:list-item>
          <text:list-item>
            <text:p text:style-name="P41"><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4"><text:span text:style-name="Code2"><text:span text:style-name="T17">getResource</text:span></text:span><text:span text:style-name="Default_20_Paragraph_20_Font"><text:span text:style-name="T28"> - Assumes the named resource is in the bundle of the servlet service. This method calls the servlet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
        <text:p text:style-name="P84">ThreadSafe</text:p>
        <text:p text:style-name="P87"/>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8"><text:span text:style-name="Summary_20_Heading_20_Font2"><text:span text:style-name="T17">Field Summary</text:span></text:span></text:p>
            </table:table-cell>
            <table:covered-table-cell/>
            <table:table-cell table:style-name="Tabelle11.A1" office:value-type="string">
              <text:p text:style-name="P89"><text:span text:style-name="Page_20_Reference_20_Font"><text:span text:style-name="T27">Page</text:span></text:span></text:p>
            </table:table-cell>
          </table:table-row>
          <table:table-row table:style-name="Tabelle11.1">
            <table:table-cell table:style-name="Tabelle11.A2" office:value-type="string">
              <text:p text:style-name="P90"><text:span text:style-name="Code_20_Small1"><text:span text:style-name="T17">String</text:span></text:span></text:p>
            </table:table-cell>
            <table:table-cell table:style-name="Tabelle11.A2" office:value-type="string">
              <text:p text:style-name="P94"><text:a xlink:type="simple" xlink:href="#r5"><text:span text:style-name="Code2"><text:span text:style-name="T55">AUTHENTICATION_TYPE</text:span></text:span></text:a></text:p>
              <text:p text:style-name="P95"><text:span text:style-name="Code2"><text:span text:style-name="T17">HttpServletRequest</text:span></text:span><text:span text:style-name="Default_20_Paragraph_20_Font"><text:span text:style-name="T28"> attribute specifying the scheme used in authentication.</text:span></text:span></text:p>
            </table:table-cell>
            <table:table-cell table:style-name="Tabelle11.C2" office:value-type="string">
              <text:p text:style-name="P91"><text:span text:style-name="Page_20_Reference_20_Font"><text:span text:style-name="T17"><text:bookmark-ref text:reference-format="page" text:ref-name="r5">27</text:bookmark-ref></text:span></text:span></text:p>
            </table:table-cell>
          </table:table-row>
          <table:table-row table:style-name="Tabelle11.1">
            <table:table-cell table:style-name="Tabelle11.A3" office:value-type="string">
              <text:p text:style-name="P90"><text:span text:style-name="Code_20_Small1"><text:span text:style-name="T17">String</text:span></text:span></text:p>
            </table:table-cell>
            <table:table-cell table:style-name="Tabelle11.A3" office:value-type="string">
              <text:p text:style-name="P94"><text:a xlink:type="simple" xlink:href="#r6"><text:span text:style-name="Code2"><text:span text:style-name="T55">AUTHORIZATION</text:span></text:span></text:a></text:p>
              <text:p text:style-name="P95"><text:span text:style-name="Code2"><text:span text:style-name="T17">HttpServletRequest</text:span></text:span><text:span text:style-name="Default_20_Paragraph_20_Font"><text:span text:style-name="T28"> attribute specifying the </text:span></text:span><text:span text:style-name="Code2"><text:span text:style-name="T17">Authorization</text:span></text:span><text:span text:style-name="Default_20_Paragraph_20_Font"><text:span text:style-name="T28"> object obtained from the </text:span></text:span><text:span text:style-name="Code2"><text:span text:style-name="T17">org.osgi.service.useradmin.UserAdmin</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6">27</text:bookmark-ref></text:span></text:span></text:p>
            </table:table-cell>
          </table:table-row>
          <table:table-row table:style-name="Tabelle11.1">
            <table:table-cell table:style-name="Tabelle11.A3" office:value-type="string">
              <text:p text:style-name="P90"><text:span text:style-name="Code_20_Small1"><text:span text:style-name="T17">String</text:span></text:span></text:p>
            </table:table-cell>
            <table:table-cell table:style-name="Tabelle11.A3" office:value-type="string">
              <text:p text:style-name="P94"><text:a xlink:type="simple" xlink:href="#r4"><text:span text:style-name="Code2"><text:span text:style-name="T55">REMOTE_USER</text:span></text:span></text:a></text:p>
              <text:p text:style-name="P95"><text:span text:style-name="Code2"><text:span text:style-name="T17">HttpServletRequest</text:span></text:span><text:span text:style-name="Default_20_Paragraph_20_Font"><text:span text:style-name="T28"> attribute specifying the name of the authenticated user.</text:span></text:span></text:p>
            </table:table-cell>
            <table:table-cell table:style-name="Tabelle11.C3" office:value-type="string">
              <text:p text:style-name="P91"><text:span text:style-name="Page_20_Reference_20_Font"><text:span text:style-name="T17"><text:bookmark-ref text:reference-format="page" text:ref-name="r4">26</text:bookmark-ref></text:span></text:span></text:p>
            </table:table-cell>
          </table:table-row>
        </table:table>
        <text:p text:style-name="P37"/>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8"><text:span text:style-name="Summary_20_Heading_20_Font2"><text:span text:style-name="T17">Method Summary</text:span></text:span></text:p>
            </table:table-cell>
            <table:covered-table-cell/>
            <table:table-cell table:style-name="Tabelle13.A1" office:value-type="string">
              <text:p text:style-name="P89"><text:span text:style-name="Page_20_Reference_20_Font"><text:span text:style-name="T27">Page</text:span></text:span></text:p>
            </table:table-cell>
          </table:table-row>
          <table:table-row table:style-name="Tabelle13.1">
            <table:table-cell table:style-name="Tabelle13.A2" office:value-type="string">
              <text:p text:style-name="P90"><text:span text:style-name="Code_20_Small1"><text:span text:style-name="T17">String</text:span></text:span></text:p>
            </table:table-cell>
            <table:table-cell table:style-name="Tabelle13.A2" office:value-type="string">
              <text:p text:style-name="P94"><text:a xlink:type="simple" xlink:href="#r9"><text:span text:style-name="Code2"><text:span text:style-name="T55">getMimeType</text:span></text:span></text:a><text:span text:style-name="Code2"><text:span text:style-name="T17">(String name)</text:span></text:span></text:p>
              <text:p text:style-name="P96">Maps a name to a MIME type.</text:p>
            </table:table-cell>
            <table:table-cell table:style-name="Tabelle13.C2" office:value-type="string">
              <text:p text:style-name="P91"><text:span text:style-name="Page_20_Reference_20_Font"><text:span text:style-name="T17"><text:bookmark-ref text:reference-format="page" text:ref-name="r9">28</text:bookmark-ref></text:span></text:span></text:p>
            </table:table-cell>
          </table:table-row>
          <table:table-row table:style-name="Tabelle13.1">
            <table:table-cell table:style-name="Tabelle13.A3" office:value-type="string">
              <text:p text:style-name="P90"><text:span text:style-name="Code_20_Small1"><text:span text:style-name="T17">URL</text:span></text:span></text:p>
            </table:table-cell>
            <table:table-cell table:style-name="Tabelle13.A3" office:value-type="string">
              <text:p text:style-name="P94"><text:a xlink:type="simple" xlink:href="#r8"><text:span text:style-name="Code2"><text:span text:style-name="T55">getResource</text:span></text:span></text:a><text:span text:style-name="Code2"><text:span text:style-name="T17">(String name)</text:span></text:span></text:p>
              <text:p text:style-name="P96">Maps a resource name to a URL.</text:p>
            </table:table-cell>
            <table:table-cell table:style-name="Tabelle13.C3" office:value-type="string">
              <text:p text:style-name="P91"><text:span text:style-name="Page_20_Reference_20_Font"><text:span text:style-name="T17"><text:bookmark-ref text:reference-format="page" text:ref-name="r8">28</text:bookmark-ref></text:span></text:span></text:p>
            </table:table-cell>
          </table:table-row>
          <table:table-row table:style-name="Tabelle13.1">
            <table:table-cell table:style-name="Tabelle13.A3" office:value-type="string">
              <text:p text:style-name="P90"><text:span text:style-name="Code_20_Small1"><text:span text:style-name="T17">boolean</text:span></text:span></text:p>
            </table:table-cell>
            <table:table-cell table:style-name="Tabelle13.A3" office:value-type="string">
              <text:p text:style-name="P94"><text:a xlink:type="simple" xlink:href="#r7"><text:span text:style-name="Code2"><text:span text:style-name="T55">handleSecurity</text:span></text:span></text:a><text:span text:style-name="Code2"><text:span text:style-name="T17">(HttpServletRequest request, HttpServletResponse response)</text:span></text:span></text:p>
              <text:p text:style-name="P96">Handles security for the specified request.</text:p>
            </table:table-cell>
            <table:table-cell table:style-name="Tabelle13.C3" office:value-type="string">
              <text:p text:style-name="P91"><text:span text:style-name="Page_20_Reference_20_Font"><text:span text:style-name="T17"><text:bookmark-ref text:reference-format="page" text:ref-name="r7">27</text:bookmark-ref></text:span></text:span></text:p>
            </table:table-cell>
          </table:table-row>
        </table:table>
        <text:p text:style-name="P156">Field Detail</text:p>
        <text:p text:style-name="P159"><text:bookmark text:name="r4"/>REMOTE_USER</text:p>
        <text:p text:style-name="P50"><text:span text:style-name="Code2">public static final String </text:span><text:span text:style-name="Code2"><text:span text:style-name="T60">REMOTE_USER</text:span></text:span><text:span text:style-name="Code2"> = "org.osgi.service.http.authentication.remote.user"</text:span></text:p>
        <text:p text:style-name="P72"><text:span text:style-name="Code2">HttpServletRequest</text:span><text:span text:style-name="Default_20_Paragraph_20_Font"><text:span text:style-name="T36"> attribute specifying the name of the authenticated user. The value of the attribute can be retrieved by </text:span></text:span><text:span text:style-name="Code2">HttpServletRequest.getRemoteUser</text:span><text:span text:style-name="Default_20_Paragraph_20_Font"><text:span text:style-name="T36">. This attribute name is </text:span></text:span><text:span text:style-name="Code2">org.osgi.service.http.authentication.remote.user</text:span><text:span text:style-name="Default_20_Paragraph_20_Font"><text:span text:style-name="T36">.</text:span></text:span></text:p>
        <text:p text:style-name="P74"><text:soft-page-break/>Since:</text:p>
        <text:p text:style-name="P100">1.1</text:p>
        <text:p text:style-name="P102"/>
        <text:p text:style-name="P158"><text:bookmark text:name="r5"/>AUTHENTICATION_TYPE</text:p>
        <text:p text:style-name="P50"><text:span text:style-name="Code2">public static final String </text:span><text:span text:style-name="Code2"><text:span text:style-name="T60">AUTHENTICATION_TYPE</text:span></text:span><text:span text:style-name="Code2"> = "org.osgi.service.http.authentication.type"</text:span></text:p>
        <text:p text:style-name="P72"><text:span text:style-name="Code2">HttpServletRequest</text:span><text:span text:style-name="Default_20_Paragraph_20_Font"><text:span text:style-name="T36"> attribute specifying the scheme used in authentication. The value of the attribute can be retrieved by </text:span></text:span><text:span text:style-name="Code2">HttpServletRequest.getAuthType</text:span><text:span text:style-name="Default_20_Paragraph_20_Font"><text:span text:style-name="T36">. This attribute name is </text:span></text:span><text:span text:style-name="Code2">org.osgi.service.http.authentication.type</text:span><text:span text:style-name="Default_20_Paragraph_20_Font"><text:span text:style-name="T36">.</text:span></text:span></text:p>
        <text:p text:style-name="P74">Since:</text:p>
        <text:p text:style-name="P100">1.1</text:p>
        <text:p text:style-name="P102"/>
        <text:p text:style-name="P158"><text:bookmark text:name="r6"/>AUTHORIZATION</text:p>
        <text:p text:style-name="P50"><text:span text:style-name="Code2">public static final String </text:span><text:span text:style-name="Code2"><text:span text:style-name="T60">AUTHORIZATION</text:span></text:span><text:span text:style-name="Code2"> = "org.osgi.service.useradmin.authorization"</text:span></text:p>
        <text:p text:style-name="P72"><text:span text:style-name="Code2">HttpServletRequest</text:span><text:span text:style-name="Default_20_Paragraph_20_Font"><text:span text:style-name="T36"> attribute specifying the </text:span></text:span><text:span text:style-name="Code2">Authorization</text:span><text:span text:style-name="Default_20_Paragraph_20_Font"><text:span text:style-name="T36"> object obtained from the </text:span></text:span><text:span text:style-name="Code2">org.osgi.service.useradmin.UserAdmin</text:span><text:span text:style-name="Default_20_Paragraph_20_Font"><text:span text:style-name="T36"> service. The value of the attribute can be retrieved by </text:span></text:span><text:span text:style-name="Code2">HttpServletRequest.getAttribute(HttpContext.AUTHORIZATION)</text:span><text:span text:style-name="Default_20_Paragraph_20_Font"><text:span text:style-name="T36">. This attribute name is </text:span></text:span><text:span text:style-name="Code2">org.osgi.service.useradmin.authorization</text:span><text:span text:style-name="Default_20_Paragraph_20_Font"><text:span text:style-name="T36">.</text:span></text:span></text:p>
        <text:p text:style-name="P74">Since:</text:p>
        <text:p text:style-name="P100">1.1</text:p>
        <text:p text:style-name="P156">Method Detail</text:p>
        <text:p text:style-name="P159"><text:bookmark text:name="r7"/>handleSecurity</text:p>
        <text:p text:style-name="P50"><text:span text:style-name="Code2">boolean </text:span><text:span text:style-name="Code2"><text:span text:style-name="T60">handleSecurity</text:span></text:span><text:span text:style-name="Code2">(HttpServletRequest request,<text:line-break/>                       HttpServletResponse response)<text:line-break/>                throws IOException</text:span></text:p>
        <text:p text:style-name="P75">Handles security for the specified request.</text:p>
        <text:p text:style-name="P75">The Http Service calls this method prior to servicing the specified request. This method controls whether the request is processed in the normal manner or an error is returned.</text:p>
        <text:p text:style-name="P76"><text:span text:style-name="T36">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6">. See also RFC 2617: </text:span></text:span><text:span text:style-name="Default_20_Paragraph_20_Font"><text:span text:style-name="T37">HTTP Authentication: Basic and Digest Access Authentication </text:span></text:span><text:span text:style-name="Default_20_Paragraph_20_Font"><text:span text:style-name="T36">(available at http://www.ietf.org/rfc/rfc2617.txt).</text:span></text:span></text:p>
        <text:p text:style-name="P76"><text:span text:style-name="T36">If the request requires a secure connection and the </text:span><text:span text:style-name="Code2">getScheme</text:span><text:span text:style-name="Default_20_Paragraph_20_Font"><text:span text:style-name="T36">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6">.</text:span></text:span></text:p>
        <text:p text:style-name="P76"><text:span text:style-name="T36">When this method returns </text:span><text:span text:style-name="Code2">false</text:span><text:span text:style-name="Default_20_Paragraph_20_Font"><text:span text:style-name="T36">, the Http Service will send the response back to the client, thereby completing the request. When this method returns </text:span></text:span><text:span text:style-name="Code2">true</text:span><text:span text:style-name="Default_20_Paragraph_20_Font"><text:span text:style-name="T36">, the Http Service will proceed with servicing the request.</text:span></text:span></text:p>
        <text:p text:style-name="P76"><text:span text:style-name="T36">If the specified request has been authenticated, this method must set the </text:span><text:a xlink:type="simple" xlink:href="#r5"><text:span text:style-name="Code2"><text:span text:style-name="T54">AUTHENTICATION_TYPE</text:span></text:span></text:a><text:span text:style-name="Default_20_Paragraph_20_Font"><text:span text:style-name="T36"> request attribute to the type of authentication used, and the </text:span></text:span><text:a xlink:type="simple" xlink:href="#r4"><text:span text:style-name="Code2"><text:span text:style-name="T54">REMOTE_USER</text:span></text:span></text:a><text:span text:style-name="Default_20_Paragraph_20_Font"><text:span text:style-name="T36"> request attribute to the remote user (request attributes are set using the </text:span></text:span><text:span text:style-name="Code2">setAttribute</text:span><text:span text:style-name="Default_20_Paragraph_20_Font"><text:span text:style-name="T36"> method on the request). If this method does not perform any authentication, it must not set these attributes.</text:span></text:span></text:p>
        <text:p text:style-name="P76"><text:span text:style-name="T36">If the authenticated user is also authorized to access certain resources, this method must set the </text:span><text:a xlink:type="simple" xlink:href="#r6"><text:span text:style-name="Code2"><text:span text:style-name="T54">AUTHORIZATION</text:span></text:span></text:a><text:span text:style-name="Default_20_Paragraph_20_Font"><text:span text:style-name="T36"> request attribute to the </text:span></text:span><text:span text:style-name="Code2">Authorization</text:span><text:span text:style-name="Default_20_Paragraph_20_Font"><text:span text:style-name="T36"> object obtained from the </text:span></text:span><text:span text:style-name="Code2">org.osgi.service.useradmin.UserAdmin</text:span><text:span text:style-name="Default_20_Paragraph_20_Font"><text:span text:style-name="T36"> service.</text:span></text:span></text:p>
        <text:p text:style-name="P72"><text:soft-page-break/><text:span text:style-name="T36">The servlet responsible for servicing the specified request determines the authentication type and remote user by calling the </text:span><text:span text:style-name="Code2">getAuthType</text:span><text:span text:style-name="Default_20_Paragraph_20_Font"><text:span text:style-name="T36"> and </text:span></text:span><text:span text:style-name="Code2">getRemoteUser</text:span><text:span text:style-name="Default_20_Paragraph_20_Font"><text:span text:style-name="T36"> methods, respectively, on the request.</text:span></text:span></text:p>
        <text:p text:style-name="P74">Parameters:</text:p>
        <text:p text:style-name="P101"><text:span text:style-name="Code2">request</text:span><text:span text:style-name="Default_20_Paragraph_20_Font"><text:span text:style-name="T36"> - The HTTP request.</text:span></text:span></text:p>
        <text:p text:style-name="P101"><text:span text:style-name="Code2">response</text:span><text:span text:style-name="Default_20_Paragraph_20_Font"><text:span text:style-name="T36"> - The HTTP response.</text:span></text:span></text:p>
        <text:p text:style-name="P74">Returns:</text:p>
        <text:p text:style-name="P101"><text:span text:style-name="Code2">true</text:span><text:span text:style-name="Default_20_Paragraph_20_Font"><text:span text:style-name="T36"> if the request should be serviced, </text:span></text:span><text:span text:style-name="Code2">false</text:span><text:span text:style-name="Default_20_Paragraph_20_Font"><text:span text:style-name="T36"> if the request should not be serviced and Http Service will send the response back to the client.</text:span></text:span></text:p>
        <text:p text:style-name="P74">Throws:</text:p>
        <text:p text:style-name="P101"><text:span text:style-name="Code2">IOException</text:span><text:span text:style-name="Default_20_Paragraph_20_Font"><text:span text:style-name="T36"> - may be thrown by this method. If this occurs, the Http Service will terminate the request and close the socket.</text:span></text:span></text:p>
        <text:p text:style-name="P102"/>
        <text:p text:style-name="P158"><text:bookmark text:name="r8"/>getResource</text:p>
        <text:p text:style-name="P50"><text:span text:style-name="Code2">URL </text:span><text:span text:style-name="Code2"><text:span text:style-name="T60">getResource</text:span></text:span><text:span text:style-name="Code2">(String name)</text:span></text:p>
        <text:p text:style-name="P75">Maps a resource name to a URL.</text:p>
        <text:p text:style-name="P72"><text:span text:style-name="T36">Called by the Http Service to map a resource name to a URL. For servlet registrations, Http Service will call this method to support the </text:span><text:span text:style-name="T65">ServletContext</text:span><text:span text:style-name="T36"> methods </text:span><text:span text:style-name="T65">getResource</text:span><text:span text:style-name="T36"> and </text:span><text:span text:style-name="T65">getResourceAsStream</text:span><text:span text:style-name="T36">. For resource registrations, Http Service will call this method to locate the named resource. The context can control from where resources come. For example, the resource can be mapped to a file in the bundle's persistent storage area via </text:span><text:span text:style-name="T65">bundleContext.getDataFile(name).toURL()</text:span><text:span text:style-name="T36"> or to a resource in the context's bundle via </text:span><text:span text:style-name="T65">getClass().getResource(name)</text:span></text:p>
        <text:p text:style-name="P74">Parameters:</text:p>
        <text:p text:style-name="P101"><text:span text:style-name="Code2">name</text:span><text:span text:style-name="Default_20_Paragraph_20_Font"><text:span text:style-name="T36"> - the name of the requested resource</text:span></text:span></text:p>
        <text:p text:style-name="P74">Returns:</text:p>
        <text:p text:style-name="P101"><text:span text:style-name="T36">URL that Http Service can use to read the resource or </text:span><text:span text:style-name="T65">null</text:span><text:span text:style-name="T36"> if the resource does not exist.</text:span></text:p>
        <text:p text:style-name="P102"/>
        <text:p text:style-name="P158"><text:bookmark text:name="r9"/>getMimeType</text:p>
        <text:p text:style-name="P50"><text:span text:style-name="Code2">String </text:span><text:span text:style-name="Code2"><text:span text:style-name="T60">getMimeType</text:span></text:span><text:span text:style-name="Code2">(String name)</text:span></text:p>
        <text:p text:style-name="P75">Maps a name to a MIME type.</text:p>
        <text:p text:style-name="P72"><text:span text:style-name="T36">Called by the Http Service to determine the MIME type for the specified name. For servlets, the Http Service will call this method to support the </text:span><text:span text:style-name="Code2">ServletContext</text:span><text:span text:style-name="Default_20_Paragraph_20_Font"><text:span text:style-name="T36"> method </text:span></text:span><text:span text:style-name="Code2">getMimeType</text:span><text:span text:style-name="Default_20_Paragraph_20_Font"><text:span text:style-name="T36">. For resources, the Http Service will call this method to determine the MIME type for the </text:span></text:span><text:span text:style-name="Code2">Content-Type</text:span><text:span text:style-name="Default_20_Paragraph_20_Font"><text:span text:style-name="T36"> header in the response.</text:span></text:span></text:p>
        <text:p text:style-name="P74">Parameters:</text:p>
        <text:p text:style-name="P101"><text:span text:style-name="Code2">name</text:span><text:span text:style-name="Default_20_Paragraph_20_Font"><text:span text:style-name="T36"> - The name for which to determine the MIME type.</text:span></text:span></text:p>
        <text:p text:style-name="P74">Returns:</text:p>
        <text:p text:style-name="P101"><text:span text:style-name="T36">The MIME type (e.g. text/html) of the specified name or </text:span><text:span text:style-name="Code2">null</text:span><text:span text:style-name="Default_20_Paragraph_20_Font"><text:span text:style-name="T36"> to indicate that the Http Service should determine the MIME type itself.</text:span></text:span></text:p>
        <text:p text:style-name="P143"><text:bookmark text:name="r15"/>Interface HttpService</text:p>
        <text:p text:style-name="P83"><text:a xlink:type="simple" xlink:href="#r3"><text:span text:style-name="T53">org.osgi.service.http</text:span></text:a></text:p>
        <text:p text:style-name="P70"/>
        <text:p text:style-name="P86"><text:span text:style-name="Code_20_Small1">@org.osgi.annotation.versioning.ProviderType<text:line-break/></text:span><text:span text:style-name="Code2">public interface </text:span><text:span text:style-name="Code2"><text:span text:style-name="T60">HttpService</text:span></text:span></text:p>
        <text:p text:style-name="P48">Deprecated.</text:p>
        <text:p text:style-name="P49">The Http Service allows other bundles in the OSGi environment to dynamically register resources and servlets into the URI namespace of Http Service. A bundle may later unregister its resources or servlets.</text:p>
        <text:p text:style-name="P84">See Also:</text:p>
        <text:p text:style-name="P78"><text:a xlink:type="simple" xlink:href="#r10"><text:span text:style-name="Code2"><text:span text:style-name="T54">HttpContext</text:span></text:span></text:a></text:p>
        <text:p text:style-name="P84">ThreadSafe</text:p>
        <text:p text:style-name="P87"/>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8"><text:span text:style-name="Summary_20_Heading_20_Font2"><text:span text:style-name="T17">Method Summary</text:span></text:span></text:p>
            </table:table-cell>
            <table:covered-table-cell/>
            <table:table-cell table:style-name="Tabelle14.A1" office:value-type="string">
              <text:p text:style-name="P89"><text:span text:style-name="Page_20_Reference_20_Font"><text:span text:style-name="T27">Page</text:span></text:span></text:p>
            </table:table-cell>
          </table:table-row>
          <table:table-row table:style-name="Tabelle14.1">
            <table:table-cell table:style-name="Tabelle14.A2" office:value-type="string">
              <text:p text:style-name="P92"><text:a xlink:type="simple" xlink:href="#r10"><text:span text:style-name="Code_20_Small1"><text:span text:style-name="T54">HttpContext</text:span></text:span></text:a></text:p>
            </table:table-cell>
            <table:table-cell table:style-name="Tabelle14.A2" office:value-type="string">
              <text:p text:style-name="P94"><text:a xlink:type="simple" xlink:href="#r14"><text:span text:style-name="Code2"><text:span text:style-name="T55">createDefaultHttpContext</text:span></text:span></text:a><text:span text:style-name="Code2"><text:span text:style-name="T17">()</text:span></text:span></text:p>
              <text:p text:style-name="P95"><text:span text:style-name="T28">Creates a default </text:span><text:span text:style-name="Code2"><text:span text:style-name="T17">HttpContext</text:span></text:span><text:span text:style-name="Default_20_Paragraph_20_Font"><text:span text:style-name="T28"> for registering servlets or resources with the HttpService, a new </text:span></text:span><text:span text:style-name="Code2"><text:span text:style-name="T17">HttpContext</text:span></text:span><text:span text:style-name="Default_20_Paragraph_20_Font"><text:span text:style-name="T28"> object is created each time this method is called.</text:span></text:span></text:p>
            </table:table-cell>
            <table:table-cell table:style-name="Tabelle14.C2" office:value-type="string">
              <text:p text:style-name="P91"><text:span text:style-name="Page_20_Reference_20_Font"><text:span text:style-name="T17"><text:bookmark-ref text:reference-format="page" text:ref-name="r14">31</text:bookmark-ref></text:span></text:span></text:p>
            </table:table-cell>
          </table:table-row>
          <table:table-row table:style-name="Tabelle14.1">
            <table:table-cell table:style-name="Tabelle14.A3" office:value-type="string">
              <text:p text:style-name="P90"><text:span text:style-name="Code_20_Small1"><text:span text:style-name="T17">void</text:span></text:span></text:p>
            </table:table-cell>
            <table:table-cell table:style-name="Tabelle14.A3" office:value-type="string">
              <text:p text:style-name="P94"><text:a xlink:type="simple" xlink:href="#r12"><text:span text:style-name="Code2"><text:span text:style-name="T55">registerResources</text:span></text:span></text:a><text:span text:style-name="Code2"><text:span text:style-name="T17">(String alias, String name, </text:span></text:span><text:a xlink:type="simple" xlink:href="#r10"><text:span text:style-name="Code2"><text:span text:style-name="T54">HttpContext</text:span></text:span></text:a><text:span text:style-name="Code2"><text:span text:style-name="T17"> context)</text:span></text:span></text:p>
              <text:p text:style-name="P96">Registers resources into the URI namespace.</text:p>
            </table:table-cell>
            <table:table-cell table:style-name="Tabelle14.C3" office:value-type="string">
              <text:p text:style-name="P91"><text:span text:style-name="Page_20_Reference_20_Font"><text:span text:style-name="T17"><text:bookmark-ref text:reference-format="page" text:ref-name="r12">30</text:bookmark-ref></text:span></text:span></text:p>
            </table:table-cell>
          </table:table-row>
          <table:table-row table:style-name="Tabelle14.1">
            <table:table-cell table:style-name="Tabelle14.A3" office:value-type="string">
              <text:p text:style-name="P90"><text:span text:style-name="Code_20_Small1"><text:span text:style-name="T17">void</text:span></text:span></text:p>
            </table:table-cell>
            <table:table-cell table:style-name="Tabelle14.A3" office:value-type="string">
              <text:p text:style-name="P94"><text:a xlink:type="simple" xlink:href="#r11"><text:span text:style-name="Code2"><text:span text:style-name="T55">registerServlet</text:span></text:span></text:a><text:span text:style-name="Code2"><text:span text:style-name="T17">(String alias, Servlet servlet, Dictionary&lt;String,String&gt; initparams, </text:span></text:span><text:a xlink:type="simple" xlink:href="#r10"><text:span text:style-name="Code2"><text:span text:style-name="T54">HttpContext</text:span></text:span></text:a><text:span text:style-name="Code2"><text:span text:style-name="T17"> context)</text:span></text:span></text:p>
              <text:p text:style-name="P96">Registers a servlet into the URI namespace.</text:p>
            </table:table-cell>
            <table:table-cell table:style-name="Tabelle14.C3" office:value-type="string">
              <text:p text:style-name="P91"><text:span text:style-name="Page_20_Reference_20_Font"><text:span text:style-name="T17"><text:bookmark-ref text:reference-format="page" text:ref-name="r11">29</text:bookmark-ref></text:span></text:span></text:p>
            </table:table-cell>
          </table:table-row>
          <table:table-row table:style-name="Tabelle14.1">
            <table:table-cell table:style-name="Tabelle14.A3" office:value-type="string">
              <text:p text:style-name="P90"><text:span text:style-name="Code_20_Small1"><text:span text:style-name="T17">void</text:span></text:span></text:p>
            </table:table-cell>
            <table:table-cell table:style-name="Tabelle14.A3" office:value-type="string">
              <text:p text:style-name="P94"><text:a xlink:type="simple" xlink:href="#r13"><text:span text:style-name="Code2"><text:span text:style-name="T55">unregister</text:span></text:span></text:a><text:span text:style-name="Code2"><text:span text:style-name="T17">(String alias)</text:span></text:span></text:p>
              <text:p text:style-name="P95"><text:span text:style-name="T28">Unregisters a previous registration done by </text:span><text:span text:style-name="Code2"><text:span text:style-name="T17">registerServlet</text:span></text:span><text:span text:style-name="Default_20_Paragraph_20_Font"><text:span text:style-name="T28"> or </text:span></text:span><text:span text:style-name="Code2"><text:span text:style-name="T17">registerResources</text:span></text:span><text:span text:style-name="Default_20_Paragraph_20_Font"><text:span text:style-name="T28"> methods.</text:span></text:span></text:p>
            </table:table-cell>
            <table:table-cell table:style-name="Tabelle14.C3" office:value-type="string">
              <text:p text:style-name="P91"><text:span text:style-name="Page_20_Reference_20_Font"><text:span text:style-name="T17"><text:bookmark-ref text:reference-format="page" text:ref-name="r13">30</text:bookmark-ref></text:span></text:span></text:p>
            </table:table-cell>
          </table:table-row>
        </table:table>
        <text:p text:style-name="P156">Method Detail</text:p>
        <text:p text:style-name="P159"><text:bookmark text:name="r11"/>registerServlet</text:p>
        <text:p text:style-name="P50"><text:span text:style-name="Code2">void </text:span><text:span text:style-name="Code2"><text:span text:style-name="T60">registerServlet</text:span></text:span><text:span text:style-name="Code2">(String alias,<text:line-break/>                     Servlet servlet,<text:line-break/>                     Dictionary&lt;String,String&gt; initparams,<text:line-break/>                     </text:span><text:a xlink:type="simple" xlink:href="#r10"><text:span text:style-name="Code2"><text:span text:style-name="T54">HttpContext</text:span></text:span></text:a><text:span text:style-name="Code2"> context)<text:line-break/>              throws ServletException,<text:line-break/>                     </text:span><text:a xlink:type="simple" xlink:href="#r21"><text:span text:style-name="Code2"><text:span text:style-name="T54">NamespaceException</text:span></text:span></text:a></text:p>
        <text:p text:style-name="P75">Registers a servlet into the URI namespace.</text:p>
        <text:p text:style-name="P75">The alias is the name in the URI namespace of the Http Service at which the registration will be mapped.</text:p>
        <text:p text:style-name="P75">An alias must begin with slash ('/') and must not end with slash ('/'), with the exception that an alias of the form "/" is used to denote the root alias. See the specification text for details on how HTTP requests are mapped to servlet and resource registrations.</text:p>
        <text:p text:style-name="P76"><text:span text:style-name="T36">The Http Service will call the servlet's </text:span><text:span text:style-name="Code2">init</text:span><text:span text:style-name="Default_20_Paragraph_20_Font"><text:span text:style-name="T36"> method before returning.</text:span></text:span></text:p>
        <text:p text:style-name="P77"> httpService.registerServlet("/myservlet", servlet, initparams, context);</text:p>
        <text:p text:style-name="P72"><text:span text:style-name="T36">Servlets registered with the same </text:span><text:span text:style-name="Code2">HttpContext</text:span><text:span text:style-name="Default_20_Paragraph_20_Font"><text:span text:style-name="T36"> object will share the same </text:span></text:span><text:span text:style-name="Code2">ServletContext</text:span><text:span text:style-name="Default_20_Paragraph_20_Font"><text:span text:style-name="T36">. The Http Service will call the </text:span></text:span><text:span text:style-name="Code2">context</text:span><text:span text:style-name="Default_20_Paragraph_20_Font"><text:span text:style-name="T36"> argument to support the </text:span></text:span><text:span text:style-name="Code2">ServletContext</text:span><text:span text:style-name="Default_20_Paragraph_20_Font"><text:span text:style-name="T36"> methods </text:span></text:span><text:span text:style-name="Code2">getResource</text:span><text:span text:style-name="Default_20_Paragraph_20_Font"><text:span text:style-name="T36">,</text:span></text:span><text:span text:style-name="Code2">getResourceAsStream</text:span><text:span text:style-name="Default_20_Paragraph_20_Font"><text:span text:style-name="T36"> and </text:span></text:span><text:span text:style-name="Code2">getMimeType</text:span><text:span text:style-name="Default_20_Paragraph_20_Font"><text:span text:style-name="T36">, and to handle security for requests. If the </text:span></text:span><text:span text:style-name="Code2">context</text:span><text:span text:style-name="Default_20_Paragraph_20_Font"><text:span text:style-name="T36"> argument is </text:span></text:span><text:span text:style-name="Code2">null</text:span><text:span text:style-name="Default_20_Paragraph_20_Font"><text:span text:style-name="T36">, a default </text:span></text:span><text:span text:style-name="Code2">HttpContext</text:span><text:span text:style-name="Default_20_Paragraph_20_Font"><text:span text:style-name="T36"> object is used (see </text:span></text:span><text:a xlink:type="simple" xlink:href="#r14"><text:span text:style-name="Code2"><text:span text:style-name="T54">createDefaultHttpContext()</text:span></text:span></text:a><text:span text:style-name="Default_20_Paragraph_20_Font"><text:span text:style-name="T36">).</text:span></text:span></text:p>
        <text:p text:style-name="P74">Parameters:</text:p>
        <text:p text:style-name="P101"><text:span text:style-name="Code2">alias</text:span><text:span text:style-name="Default_20_Paragraph_20_Font"><text:span text:style-name="T36"> - name in the URI namespace at which the servlet is registered</text:span></text:span></text:p>
        <text:p text:style-name="P101"><text:soft-page-break/><text:span text:style-name="Code2">servlet</text:span><text:span text:style-name="Default_20_Paragraph_20_Font"><text:span text:style-name="T36"> - the servlet object to register</text:span></text:span></text:p>
        <text:p text:style-name="P101"><text:span text:style-name="Code2">initparams</text:span><text:span text:style-name="Default_20_Paragraph_20_Font"><text:span text:style-name="T36"> - initialization arguments for the servlet or </text:span></text:span><text:span text:style-name="Code2">null</text:span><text:span text:style-name="Default_20_Paragraph_20_Font"><text:span text:style-name="T36"> if there are none. This argument is used by the servlet's </text:span></text:span><text:span text:style-name="Code2">ServletConfig</text:span><text:span text:style-name="Default_20_Paragraph_20_Font"><text:span text:style-name="T36"> object.</text:span></text:span></text:p>
        <text:p text:style-name="P101"><text:span text:style-name="Code2">context</text:span><text:span text:style-name="Default_20_Paragraph_20_Font"><text:span text:style-name="T36"> - the </text:span></text:span><text:span text:style-name="Code2">HttpContext</text:span><text:span text:style-name="Default_20_Paragraph_20_Font"><text:span text:style-name="T36"> object for the registered servlet, or </text:span></text:span><text:span text:style-name="Code2">null</text:span><text:span text:style-name="Default_20_Paragraph_20_Font"><text:span text:style-name="T36"> if a default </text:span></text:span><text:span text:style-name="Code2">HttpContext</text:span><text:span text:style-name="Default_20_Paragraph_20_Font"><text:span text:style-name="T36"> is to be created and used.</text:span></text:span></text:p>
        <text:p text:style-name="P74">Throws:</text:p>
        <text:p text:style-name="P101"><text:span text:style-name="Code2">ServletException</text:span><text:span text:style-name="Default_20_Paragraph_20_Font"><text:span text:style-name="T36"> - if the servlet's </text:span></text:span><text:span text:style-name="Code2">init</text:span><text:span text:style-name="Default_20_Paragraph_20_Font"><text:span text:style-name="T36"> method throws an exception, or the given servlet object has already been registered at a different alias.</text:span></text:span></text:p>
        <text:p text:style-name="P101"><text:a xlink:type="simple" xlink:href="#r21"><text:span text:style-name="Code2"><text:span text:style-name="T54">NamespaceException</text:span></text:span></text:a><text:span text:style-name="Default_20_Paragraph_20_Font"><text:span text:style-name="T36"> - if the registration fails because the alias is already in use.</text:span></text:span></text:p>
        <text:p text:style-name="P101"><text:span text:style-name="Code2">IllegalArgumentException</text:span><text:span text:style-name="Default_20_Paragraph_20_Font"><text:span text:style-name="T36"> - if any of the arguments are invalid</text:span></text:span></text:p>
        <text:p text:style-name="P102"/>
        <text:p text:style-name="P158"><text:bookmark text:name="r12"/>registerResources</text:p>
        <text:p text:style-name="P50"><text:span text:style-name="Code2">void </text:span><text:span text:style-name="Code2"><text:span text:style-name="T60">registerResources</text:span></text:span><text:span text:style-name="Code2">(String alias,<text:line-break/>                       String name,<text:line-break/>                       </text:span><text:a xlink:type="simple" xlink:href="#r10"><text:span text:style-name="Code2"><text:span text:style-name="T54">HttpContext</text:span></text:span></text:a><text:span text:style-name="Code2"> context)<text:line-break/>                throws </text:span><text:a xlink:type="simple" xlink:href="#r21"><text:span text:style-name="Code2"><text:span text:style-name="T54">NamespaceException</text:span></text:span></text:a></text:p>
        <text:p text:style-name="P75">Registers resources into the URI namespace.</text:p>
        <text:p text:style-name="P75">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5">For example, suppose the resource name /tmp is registered to the alias /files. A request for /files/foo.txt will map to the resource name /tmp/foo.txt.</text:p>
        <text:p text:style-name="P77"> httpservice.registerResources("/files", "/tmp", context);</text:p>
        <text:p text:style-name="P72"><text:span text:style-name="T36">The Http Service will call the </text:span><text:span text:style-name="Code2">HttpContext</text:span><text:span text:style-name="Default_20_Paragraph_20_Font"><text:span text:style-name="T36"> argument to map resource names to URLs and MIME types and to handle security for requests. If the </text:span></text:span><text:span text:style-name="Code2">HttpContext</text:span><text:span text:style-name="Default_20_Paragraph_20_Font"><text:span text:style-name="T36"> argument is </text:span></text:span><text:span text:style-name="Code2">null</text:span><text:span text:style-name="Default_20_Paragraph_20_Font"><text:span text:style-name="T36">, a default </text:span></text:span><text:span text:style-name="Code2">HttpContext</text:span><text:span text:style-name="Default_20_Paragraph_20_Font"><text:span text:style-name="T36"> is used (see </text:span></text:span><text:a xlink:type="simple" xlink:href="#r14"><text:span text:style-name="Code2"><text:span text:style-name="T54">createDefaultHttpContext()</text:span></text:span></text:a><text:span text:style-name="Default_20_Paragraph_20_Font"><text:span text:style-name="T36">).</text:span></text:span></text:p>
        <text:p text:style-name="P74">Parameters:</text:p>
        <text:p text:style-name="P101"><text:span text:style-name="Code2">alias</text:span><text:span text:style-name="Default_20_Paragraph_20_Font"><text:span text:style-name="T36"> - name in the URI namespace at which the resources are registered</text:span></text:span></text:p>
        <text:p text:style-name="P101"><text:span text:style-name="Code2">name</text:span><text:span text:style-name="Default_20_Paragraph_20_Font"><text:span text:style-name="T36"> - the base name of the resources that will be registered</text:span></text:span></text:p>
        <text:p text:style-name="P101"><text:span text:style-name="Code2">context</text:span><text:span text:style-name="Default_20_Paragraph_20_Font"><text:span text:style-name="T36"> - the </text:span></text:span><text:span text:style-name="Code2">HttpContext</text:span><text:span text:style-name="Default_20_Paragraph_20_Font"><text:span text:style-name="T36"> object for the registered resources, or </text:span></text:span><text:span text:style-name="Code2">null</text:span><text:span text:style-name="Default_20_Paragraph_20_Font"><text:span text:style-name="T36"> if a default </text:span></text:span><text:span text:style-name="Code2">HttpContext</text:span><text:span text:style-name="Default_20_Paragraph_20_Font"><text:span text:style-name="T36"> is to be created and used.</text:span></text:span></text:p>
        <text:p text:style-name="P74">Throws:</text:p>
        <text:p text:style-name="P101"><text:a xlink:type="simple" xlink:href="#r21"><text:span text:style-name="Code2"><text:span text:style-name="T54">NamespaceException</text:span></text:span></text:a><text:span text:style-name="Default_20_Paragraph_20_Font"><text:span text:style-name="T36"> - if the registration fails because the alias is already in use.</text:span></text:span></text:p>
        <text:p text:style-name="P101"><text:span text:style-name="Code2">IllegalArgumentException</text:span><text:span text:style-name="Default_20_Paragraph_20_Font"><text:span text:style-name="T36"> - if any of the parameters are invalid</text:span></text:span></text:p>
        <text:p text:style-name="P102"/>
        <text:p text:style-name="P158"><text:bookmark text:name="r13"/>unregister</text:p>
        <text:p text:style-name="P50"><text:span text:style-name="Code2">void </text:span><text:span text:style-name="Code2"><text:span text:style-name="T60">unregister</text:span></text:span><text:span text:style-name="Code2">(String alias)</text:span></text:p>
        <text:p text:style-name="P76"><text:span text:style-name="T36">Unregisters a previous registration done by </text:span><text:span text:style-name="Code2">registerServlet</text:span><text:span text:style-name="Default_20_Paragraph_20_Font"><text:span text:style-name="T36"> or </text:span></text:span><text:span text:style-name="Code2">registerResources</text:span><text:span text:style-name="Default_20_Paragraph_20_Font"><text:span text:style-name="T36"> methods.</text:span></text:span></text:p>
        <text:p text:style-name="P76"><text:span text:style-name="T36">After this call, the registered alias in the URI name-space will no longer be available. If the registration was for a servlet, the Http Service must call the </text:span><text:span text:style-name="Code2">destroy</text:span><text:span text:style-name="Default_20_Paragraph_20_Font"><text:span text:style-name="T36"> method of the servlet before returning.</text:span></text:span></text:p>
        <text:p text:style-name="P72"><text:span text:style-name="T36">If the bundle which performed the registration is stopped or otherwise "unget"s the Http Service without calling </text:span><text:a xlink:type="simple" xlink:href="#r13"><text:span text:style-name="Code2"><text:span text:style-name="T54">unregister(String)</text:span></text:span></text:a><text:span text:style-name="Default_20_Paragraph_20_Font"><text:span text:style-name="T36"> then Http Service must automatically unregister the registration. However, if the registration was for a servlet, the </text:span></text:span><text:span text:style-name="Code2">destroy</text:span><text:span text:style-name="Default_20_Paragraph_20_Font"><text:span text:style-name="T36"> method of the servlet will not be called in this case since the bundle may be stopped. </text:span></text:span><text:a xlink:type="simple" xlink:href="#r13"><text:span text:style-name="Code2"><text:span text:style-name="T54">unregister(String)</text:span></text:span></text:a><text:span text:style-name="Default_20_Paragraph_20_Font"><text:span text:style-name="T36"> must be explicitly called to cause the </text:span></text:span><text:span text:style-name="Code2">destroy</text:span><text:span text:style-name="Default_20_Paragraph_20_Font"><text:span text:style-name="T36"> method of the servlet to be called. This can be done in the </text:span></text:span><text:span text:style-name="Code2">BundleActivator.stop</text:span><text:span text:style-name="Default_20_Paragraph_20_Font"><text:span text:style-name="T36"> method of the bundle registering the servlet.</text:span></text:span></text:p>
        <text:p text:style-name="P74">Parameters:</text:p>
        <text:p text:style-name="P101"><text:span text:style-name="Code2">alias</text:span><text:span text:style-name="Default_20_Paragraph_20_Font"><text:span text:style-name="T36"> - name in the URI name-space of the registration to unregister</text:span></text:span></text:p>
        <text:p text:style-name="P74"><text:soft-page-break/>Throws:</text:p>
        <text:p text:style-name="P101"><text:span text:style-name="Code2">IllegalArgumentException</text:span><text:span text:style-name="Default_20_Paragraph_20_Font"><text:span text:style-name="T36"> - if there is no registration for the alias or the calling bundle was not the bundle which registered the alias.</text:span></text:span></text:p>
        <text:p text:style-name="P102"/>
        <text:p text:style-name="P158"><text:bookmark text:name="r14"/>createDefaultHttpContext</text:p>
        <text:p text:style-name="P50"><text:a xlink:type="simple" xlink:href="#r10"><text:span text:style-name="Code2"><text:span text:style-name="T54">HttpContext</text:span></text:span></text:a><text:span text:style-name="Code2"> </text:span><text:span text:style-name="Code2"><text:span text:style-name="T60">createDefaultHttpContext</text:span></text:span><text:span text:style-name="Code2">()</text:span></text:p>
        <text:p text:style-name="P76"><text:span text:style-name="T36">Creates a default </text:span><text:span text:style-name="Code2">HttpContext</text:span><text:span text:style-name="Default_20_Paragraph_20_Font"><text:span text:style-name="T36"> for registering servlets or resources with the HttpService, a new </text:span></text:span><text:span text:style-name="Code2">HttpContext</text:span><text:span text:style-name="Default_20_Paragraph_20_Font"><text:span text:style-name="T36"> object is created each time this method is called.</text:span></text:span></text:p>
        <text:p text:style-name="P76"><text:span text:style-name="T36">The behavior of the methods on the default </text:span><text:span text:style-name="Code2">HttpContext</text:span><text:span text:style-name="Default_20_Paragraph_20_Font"><text:span text:style-name="T36"> is defined as follows:</text:span></text:span></text:p>
        <text:list xml:id="list4798766999471115152" text:style-name="RTF_5f_Num_20_3">
          <text:list-item>
            <text:p text:style-name="P42"><text:span text:style-name="Code2"><text:span text:style-name="T17">getMimeType</text:span></text:span><text:span text:style-name="Default_20_Paragraph_20_Font"><text:span text:style-name="T28"> - Does not define any customized MIME types for the Content-Type header in the response, and always returns </text:span></text:span><text:span text:style-name="Code2"><text:span text:style-name="T17">null</text:span></text:span><text:span text:style-name="Default_20_Paragraph_20_Font"><text:span text:style-name="T28">.</text:span></text:span></text:p>
          </text:list-item>
          <text:list-item>
            <text:p text:style-name="P42"><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5"><text:span text:style-name="Code2"><text:span text:style-name="T17">getResource</text:span></text:span><text:span text:style-name="Default_20_Paragraph_20_Font"><text:span text:style-name="T28"> - Assumes the named resource is in the context bundle; this method calls the context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
        <text:p text:style-name="P74">Returns:</text:p>
        <text:p text:style-name="P101"><text:span text:style-name="T36">a default </text:span><text:span text:style-name="Code2">HttpContext</text:span><text:span text:style-name="Default_20_Paragraph_20_Font"><text:span text:style-name="T36"> object.</text:span></text:span></text:p>
        <text:p text:style-name="P74">Since:</text:p>
        <text:p text:style-name="P100">1.1</text:p>
        <text:p text:style-name="P144"><text:bookmark text:name="r21"/>Class NamespaceException</text:p>
        <text:p text:style-name="P83"><text:a xlink:type="simple" xlink:href="#r3"><text:span text:style-name="T53">org.osgi.service.http</text:span></text:a></text:p>
        <text:p text:style-name="P71"><text:span text:style-name="Code2">java.lang.Object</text:span></text:p>
        <text:p text:style-name="P85"><text:span text:style-name="Code2">  </text:span><text:span text:style-name="Code2"><draw:frame draw:style-name="fr3" text:anchor-type="as-char" svg:width="0.397cm" svg:height="0.37cm" draw:z-index="24"><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3" draw:name="Grafik1" text:anchor-type="as-char" svg:width="0.397cm" svg:height="0.37cm" draw:z-index="25"><draw:image xlink:href="Pictures/100002000000000F0000000E443DCD33.png" xlink:type="simple" xlink:show="embed" xlink:actuate="onLoad"/></draw:frame></text:span><text:span text:style-name="Code2">java.lang.Exception</text:span></text:p>
        <text:p text:style-name="P39"><text:span text:style-name="Code2">          </text:span><text:span text:style-name="Code2"><draw:frame draw:style-name="fr3" draw:name="Grafik2" text:anchor-type="as-char" svg:width="0.397cm" svg:height="0.37cm" draw:z-index="26"><draw:image xlink:href="Pictures/100002000000000F0000000E443DCD33.png" xlink:type="simple" xlink:show="embed" xlink:actuate="onLoad"/></draw:frame></text:span><text:span text:style-name="Code2"><text:span text:style-name="T60">org.osgi.service.http.NamespaceException</text:span></text:span></text:p>
        <text:p text:style-name="P155">All Implemented Interfaces:</text:p>
        <text:p text:style-name="P79">Serializable</text:p>
        <text:p text:style-name="P70"/>
        <text:p text:style-name="P103"><text:span text:style-name="Code2">public class </text:span><text:span text:style-name="Code2"><text:span text:style-name="T60">NamespaceException</text:span></text:span></text:p>
        <text:p text:style-name="P50"><text:span text:style-name="Code2">extends Exception</text:span></text:p>
        <text:p text:style-name="P48">Deprecated.</text:p>
        <text:p text:style-name="P40">A NamespaceException is thrown to indicate an error with the caller's request to register a servlet or resources into the URI namespace of the Http Service. This exception indicates that the requested alias already is in use.</text:p>
        <text:p text:style-name="P87"/>
        <table:table table:name="Tabelle16" table:style-name="Tabelle16">
          <table:table-column table:style-name="Tabelle16.A"/>
          <table:table-column table:style-name="Tabelle16.B"/>
          <table:table-row table:style-name="Tabelle16.1">
            <table:table-cell table:style-name="Tabelle16.A1" office:value-type="string">
              <text:p text:style-name="P88"><text:span text:style-name="Summary_20_Heading_20_Font2"><text:span text:style-name="T17">Constructor Summary</text:span></text:span></text:p>
            </table:table-cell>
            <table:table-cell table:style-name="Tabelle16.A1" office:value-type="string">
              <text:p text:style-name="P89"><text:span text:style-name="Page_20_Reference_20_Font"><text:span text:style-name="T27">Page</text:span></text:span></text:p>
            </table:table-cell>
          </table:table-row>
          <table:table-row table:style-name="Tabelle16.1">
            <table:table-cell table:style-name="Tabelle16.A2" office:value-type="string">
              <text:p text:style-name="P94"><text:a xlink:type="simple" xlink:href="#r16"><text:span text:style-name="Code2"><text:span text:style-name="T55">NamespaceException</text:span></text:span></text:a><text:span text:style-name="Code2"><text:span text:style-name="T17">(String message)</text:span></text:span></text:p>
              <text:p text:style-name="P95"><text:span text:style-name="T28">Construct a </text:span><text:span text:style-name="Code2"><text:span text:style-name="T17">NamespaceException</text:span></text:span><text:span text:style-name="Default_20_Paragraph_20_Font"><text:span text:style-name="T28"> object with a detail message.</text:span></text:span></text:p>
            </table:table-cell>
            <table:table-cell table:style-name="Tabelle16.B2" office:value-type="string">
              <text:p text:style-name="P91"><text:span text:style-name="Page_20_Reference_20_Font"><text:span text:style-name="T17"><text:bookmark-ref text:reference-format="page" text:ref-name="r16">32</text:bookmark-ref></text:span></text:span></text:p>
            </table:table-cell>
          </table:table-row>
          <table:table-row table:style-name="Tabelle16.1">
            <table:table-cell table:style-name="Tabelle16.A3" office:value-type="string">
              <text:p text:style-name="P94"><text:a xlink:type="simple" xlink:href="#r17"><text:span text:style-name="Code2"><text:span text:style-name="T55">NamespaceException</text:span></text:span></text:a><text:span text:style-name="Code2"><text:span text:style-name="T17">(String message, Throwable cause)</text:span></text:span></text:p>
              <text:p text:style-name="P95"><text:span text:style-name="T28">Construct a </text:span><text:span text:style-name="Code2"><text:span text:style-name="T17">NamespaceException</text:span></text:span><text:span text:style-name="Default_20_Paragraph_20_Font"><text:span text:style-name="T28"> object with a detail message and a nested exception.</text:span></text:span></text:p>
            </table:table-cell>
            <table:table-cell table:style-name="Tabelle16.B3" office:value-type="string">
              <text:p text:style-name="P91"><text:span text:style-name="Page_20_Reference_20_Font"><text:span text:style-name="T17"><text:bookmark-ref text:reference-format="page" text:ref-name="r17">32</text:bookmark-ref></text:span></text:span></text:p>
            </table:table-cell>
          </table:table-row>
        </table:table>
        <text:p text:style-name="P37"/>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8"><text:span text:style-name="Summary_20_Heading_20_Font2"><text:span text:style-name="T17">Method Summary</text:span></text:span></text:p>
            </table:table-cell>
            <table:covered-table-cell/>
            <table:table-cell table:style-name="Tabelle17.A1" office:value-type="string">
              <text:p text:style-name="P89"><text:span text:style-name="Page_20_Reference_20_Font"><text:span text:style-name="T27">Page</text:span></text:span></text:p>
            </table:table-cell>
          </table:table-row>
          <table:table-row table:style-name="Tabelle17.1">
            <table:table-cell table:style-name="Tabelle17.A2" office:value-type="string">
              <text:p text:style-name="P90"><text:span text:style-name="Code_20_Small1"><text:span text:style-name="T17">Throwable</text:span></text:span></text:p>
            </table:table-cell>
            <table:table-cell table:style-name="Tabelle17.A2" office:value-type="string">
              <text:p text:style-name="P94"><text:a xlink:type="simple" xlink:href="#r19"><text:span text:style-name="Code2"><text:span text:style-name="T55">getCause</text:span></text:span></text:a><text:span text:style-name="Code2"><text:span text:style-name="T17">()</text:span></text:span></text:p>
              <text:p text:style-name="P95"><text:span text:style-name="T28">Returns the cause of this exception or </text:span><text:span text:style-name="Code2"><text:span text:style-name="T17">null</text:span></text:span><text:span text:style-name="Default_20_Paragraph_20_Font"><text:span text:style-name="T28"> if no cause was set.</text:span></text:span></text:p>
            </table:table-cell>
            <table:table-cell table:style-name="Tabelle17.C2" office:value-type="string">
              <text:p text:style-name="P91"><text:span text:style-name="Page_20_Reference_20_Font"><text:span text:style-name="T17"><text:bookmark-ref text:reference-format="page" text:ref-name="r19">33</text:bookmark-ref></text:span></text:span></text:p>
            </table:table-cell>
          </table:table-row>
          <table:table-row table:style-name="Tabelle17.1">
            <table:table-cell table:style-name="Tabelle17.A3" office:value-type="string">
              <text:p text:style-name="P90"><text:span text:style-name="Code_20_Small1"><text:span text:style-name="T17">Throwable</text:span></text:span></text:p>
            </table:table-cell>
            <table:table-cell table:style-name="Tabelle17.A3" office:value-type="string">
              <text:p text:style-name="P94"><text:a xlink:type="simple" xlink:href="#r18"><text:span text:style-name="Code2"><text:span text:style-name="T55">getException</text:span></text:span></text:a><text:span text:style-name="Code2"><text:span text:style-name="T17">()</text:span></text:span></text:p>
              <text:p text:style-name="P96">Returns the nested exception.</text:p>
            </table:table-cell>
            <table:table-cell table:style-name="Tabelle17.C3" office:value-type="string">
              <text:p text:style-name="P91"><text:span text:style-name="Page_20_Reference_20_Font"><text:span text:style-name="T17"><text:bookmark-ref text:reference-format="page" text:ref-name="r18">33</text:bookmark-ref></text:span></text:span></text:p>
            </table:table-cell>
          </table:table-row>
          <table:table-row table:style-name="Tabelle17.1">
            <table:table-cell table:style-name="Tabelle17.A3" office:value-type="string">
              <text:p text:style-name="P90"><text:span text:style-name="Code_20_Small1"><text:span text:style-name="T17">Throwable</text:span></text:span></text:p>
            </table:table-cell>
            <table:table-cell table:style-name="Tabelle17.A3" office:value-type="string">
              <text:p text:style-name="P94"><text:a xlink:type="simple" xlink:href="#r20"><text:span text:style-name="Code2"><text:span text:style-name="T55">initCause</text:span></text:span></text:a><text:span text:style-name="Code2"><text:span text:style-name="T17">(Throwable cause)</text:span></text:span></text:p>
              <text:p text:style-name="P96">Initializes the cause of this exception to the specified value.</text:p>
            </table:table-cell>
            <table:table-cell table:style-name="Tabelle17.C3" office:value-type="string">
              <text:p text:style-name="P91"><text:span text:style-name="Page_20_Reference_20_Font"><text:span text:style-name="T17"><text:bookmark-ref text:reference-format="page" text:ref-name="r20">33</text:bookmark-ref></text:span></text:span></text:p>
            </table:table-cell>
          </table:table-row>
        </table:table>
        <text:p text:style-name="P156">Constructor Detail</text:p>
        <text:p text:style-name="P159"><text:bookmark text:name="r16"/>NamespaceException</text:p>
        <text:p text:style-name="P50"><text:span text:style-name="Code2">public </text:span><text:span text:style-name="Code2"><text:span text:style-name="T60">NamespaceException</text:span></text:span><text:span text:style-name="Code2">(String message)</text:span></text:p>
        <text:p text:style-name="P72"><text:span text:style-name="T36">Construct a </text:span><text:span text:style-name="Code2">NamespaceException</text:span><text:span text:style-name="Default_20_Paragraph_20_Font"><text:span text:style-name="T36"> object with a detail message.</text:span></text:span></text:p>
        <text:p text:style-name="P74">Parameters:</text:p>
        <text:p text:style-name="P101"><text:span text:style-name="Code2">message</text:span><text:span text:style-name="Default_20_Paragraph_20_Font"><text:span text:style-name="T36"> - the detail message</text:span></text:span></text:p>
        <text:p text:style-name="P102"/>
        <text:p text:style-name="P158"><text:bookmark text:name="r17"/>NamespaceException</text:p>
        <text:p text:style-name="P50"><text:span text:style-name="Code2">public </text:span><text:span text:style-name="Code2"><text:span text:style-name="T60">NamespaceException</text:span></text:span><text:span text:style-name="Code2">(String message,<text:line-break/>                          Throwable cause)</text:span></text:p>
        <text:p text:style-name="P72"><text:span text:style-name="T36">Construct a </text:span><text:span text:style-name="Code2">NamespaceException</text:span><text:span text:style-name="Default_20_Paragraph_20_Font"><text:span text:style-name="T36"> object with a detail message and a nested exception.</text:span></text:span></text:p>
        <text:p text:style-name="P74"><text:soft-page-break/>Parameters:</text:p>
        <text:p text:style-name="P101"><text:span text:style-name="Code2">message</text:span><text:span text:style-name="Default_20_Paragraph_20_Font"><text:span text:style-name="T36"> - The detail message.</text:span></text:span></text:p>
        <text:p text:style-name="P101"><text:span text:style-name="Code2">cause</text:span><text:span text:style-name="Default_20_Paragraph_20_Font"><text:span text:style-name="T36"> - The nested exception.</text:span></text:span></text:p>
        <text:p text:style-name="P156">Method Detail</text:p>
        <text:p text:style-name="P159"><text:bookmark text:name="r18"/>getException</text:p>
        <text:p text:style-name="P50"><text:span text:style-name="Code2">public Throwable </text:span><text:span text:style-name="Code2"><text:span text:style-name="T60">getException</text:span></text:span><text:span text:style-name="Code2">()</text:span></text:p>
        <text:p text:style-name="P75">Returns the nested exception.</text:p>
        <text:p text:style-name="P72"><text:span text:style-name="T36">This method predates the general purpose exception chaining mechanism. The </text:span><text:span text:style-name="Code2">getCause()</text:span><text:span text:style-name="Default_20_Paragraph_20_Font"><text:span text:style-name="T36"> method is now the preferred means of obtaining this information.</text:span></text:span></text:p>
        <text:p text:style-name="P74">Returns:</text:p>
        <text:p text:style-name="P101"><text:span text:style-name="T36">The result of calling </text:span><text:span text:style-name="Code2">getCause()</text:span><text:span text:style-name="Default_20_Paragraph_20_Font"><text:span text:style-name="T36">.</text:span></text:span></text:p>
        <text:p text:style-name="P102"/>
        <text:p text:style-name="P158"><text:bookmark text:name="r19"/>getCause</text:p>
        <text:p text:style-name="P50"><text:span text:style-name="Code2">public Throwable </text:span><text:span text:style-name="Code2"><text:span text:style-name="T60">getCause</text:span></text:span><text:span text:style-name="Code2">()</text:span></text:p>
        <text:p text:style-name="P72"><text:span text:style-name="T36">Returns the cause of this exception or </text:span><text:span text:style-name="Code2">null</text:span><text:span text:style-name="Default_20_Paragraph_20_Font"><text:span text:style-name="T36"> if no cause was set.</text:span></text:span></text:p>
        <text:p text:style-name="P74">Overrides:</text:p>
        <text:p text:style-name="P101"><text:span text:style-name="Code2">getCause</text:span><text:span text:style-name="Default_20_Paragraph_20_Font"><text:span text:style-name="T36"> in class </text:span></text:span><text:span text:style-name="Code2">Throwable</text:span></text:p>
        <text:p text:style-name="P74">Returns:</text:p>
        <text:p text:style-name="P101"><text:span text:style-name="T36">The cause of this exception or </text:span><text:span text:style-name="Code2">null</text:span><text:span text:style-name="Default_20_Paragraph_20_Font"><text:span text:style-name="T36"> if no cause was set.</text:span></text:span></text:p>
        <text:p text:style-name="P74">Since:</text:p>
        <text:p text:style-name="P100">1.2</text:p>
        <text:p text:style-name="P102"/>
        <text:p text:style-name="P158"><text:bookmark text:name="r20"/>initCause</text:p>
        <text:p text:style-name="P50"><text:span text:style-name="Code2">public Throwable </text:span><text:span text:style-name="Code2"><text:span text:style-name="T60">initCause</text:span></text:span><text:span text:style-name="Code2">(Throwable cause)</text:span></text:p>
        <text:p text:style-name="P73">Initializes the cause of this exception to the specified value.</text:p>
        <text:p text:style-name="P74">Overrides:</text:p>
        <text:p text:style-name="P101"><text:span text:style-name="Code2">initCause</text:span><text:span text:style-name="Default_20_Paragraph_20_Font"><text:span text:style-name="T36"> in class </text:span></text:span><text:span text:style-name="Code2">Throwable</text:span></text:p>
        <text:p text:style-name="P74">Parameters:</text:p>
        <text:p text:style-name="P101"><text:span text:style-name="Code2">cause</text:span><text:span text:style-name="Default_20_Paragraph_20_Font"><text:span text:style-name="T36"> - The cause of this exception.</text:span></text:span></text:p>
        <text:p text:style-name="P74">Returns:</text:p>
        <text:p text:style-name="P100">This exception.</text:p>
        <text:p text:style-name="P74">Throws:</text:p>
        <text:p text:style-name="P101"><text:span text:style-name="Code2">IllegalArgumentException</text:span><text:span text:style-name="Default_20_Paragraph_20_Font"><text:span text:style-name="T36"> - If the specified cause is this exception.</text:span></text:span></text:p>
        <text:p text:style-name="P101"><text:span text:style-name="Code2">IllegalStateException</text:span><text:span text:style-name="Default_20_Paragraph_20_Font"><text:span text:style-name="T36"> - If the cause of this exception has already been set.</text:span></text:span></text:p>
        <text:p text:style-name="P74">Since:</text:p>
        <text:p text:style-name="P100">1.2</text:p>
        <text:p text:style-name="P145"><text:bookmark text:name="r32"/>Class ServletContextHelper</text:p>
        <text:p text:style-name="P83"><text:a xlink:type="simple" xlink:href="#r3"><text:span text:style-name="T53">org.osgi.service.http</text:span></text:a></text:p>
        <text:p text:style-name="P71"><text:span text:style-name="Code2">java.lang.Object</text:span></text:p>
        <text:p text:style-name="P39"><text:span text:style-name="Code2">  </text:span><text:span text:style-name="Code2"><draw:frame draw:style-name="fr3" draw:name="Grafik3" text:anchor-type="as-char" svg:width="0.397cm" svg:height="0.37cm" draw:z-index="27"><draw:image xlink:href="Pictures/100002000000000F0000000E443DCD33.png" xlink:type="simple" xlink:show="embed" xlink:actuate="onLoad"/></draw:frame></text:span><text:span text:style-name="Code2"><text:span text:style-name="T60">org.osgi.service.http.ServletContextHelper</text:span></text:span></text:p>
        <text:p text:style-name="P70"/>
        <text:p text:style-name="P103"><text:span text:style-name="Code_20_Small1">@org.osgi.annotation.versioning.ConsumerType<text:line-break/></text:span><text:span text:style-name="Code2">abstract public class </text:span><text:span text:style-name="Code2"><text:span text:style-name="T60">ServletContextHelper</text:span></text:span></text:p>
        <text:p text:style-name="P50"><text:span text:style-name="Code2">extends Object</text:span></text:p>
        <text:p text:style-name="P81">Helper service for the servlet context used by whiteboard services for HTTP requests.</text:p>
        <text:p text:style-name="P81">This service defines methods that the Http Service implementation may call to get information for a request when dealing with whiteboard services.</text:p>
        <text:p text:style-name="P82"><text:span text:style-name="T36">Servlets, servlet filters, resources, and listeners services may be </text:span><text:a xlink:type="simple" xlink:href="#r57"><text:span text:style-name="Code2"><text:span text:style-name="T54">associated</text:span></text:span></text:a><text:span text:style-name="Default_20_Paragraph_20_Font"><text:span text:style-name="T36"> with an </text:span></text:span><text:span text:style-name="Code2">ServletContextHelper</text:span><text:span text:style-name="Default_20_Paragraph_20_Font"><text:span text:style-name="T36"> service. Those whiteboard services that are associated using the same </text:span></text:span><text:span text:style-name="Code2">ServletContextHelper</text:span><text:span text:style-name="Default_20_Paragraph_20_Font"><text:span text:style-name="T36"> object will share the same </text:span></text:span><text:span text:style-name="Code2">ServletContext</text:span><text:span text:style-name="Default_20_Paragraph_20_Font"><text:span text:style-name="T36"> object.</text:span></text:span></text:p>
        <text:p text:style-name="P82"><text:span text:style-name="T36">If no </text:span><text:span text:style-name="Code2">ServletContextHelper</text:span><text:span text:style-name="Default_20_Paragraph_20_Font"><text:span text:style-name="T36"> service is associated, a default </text:span></text:span><text:span text:style-name="Code2">ServletContextHelper</text:span><text:span text:style-name="Default_20_Paragraph_20_Font"><text:span text:style-name="T36"> is used. The behavior of the methods on the default </text:span></text:span><text:span text:style-name="Code2">ServletContextHelper</text:span><text:span text:style-name="Default_20_Paragraph_20_Font"><text:span text:style-name="T36"> is defined as follows:</text:span></text:span></text:p>
        <text:list xml:id="list7704331745122172710" text:style-name="RTF_5f_Num_20_4">
          <text:list-item>
            <text:p text:style-name="P43"><text:span text:style-name="Code2"><text:span text:style-name="T17">getMimeType</text:span></text:span><text:span text:style-name="Default_20_Paragraph_20_Font"><text:span text:style-name="T28"> - Does not define any customized MIME types for the </text:span></text:span><text:span text:style-name="Code2"><text:span text:style-name="T17">Content-Type</text:span></text:span><text:span text:style-name="Default_20_Paragraph_20_Font"><text:span text:style-name="T28"> header in the response, and always returns </text:span></text:span><text:span text:style-name="Code2"><text:span text:style-name="T17">null</text:span></text:span><text:span text:style-name="Default_20_Paragraph_20_Font"><text:span text:style-name="T28">.</text:span></text:span></text:p>
          </text:list-item>
          <text:list-item>
            <text:p text:style-name="P43"><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3"><text:span text:style-name="Code2"><text:span text:style-name="T17">getResource</text:span></text:span><text:span text:style-name="Default_20_Paragraph_20_Font"><text:span text:style-name="T28"> - Assumes the named resource is in the bundle of the whiteboard service. This method calls the whiteboard service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item>
            <text:p text:style-name="P43"><text:span text:style-name="Code2"><text:span text:style-name="T17">getResourcePaths</text:span></text:span><text:span text:style-name="Default_20_Paragraph_20_Font"><text:span text:style-name="T28"> - Assumes that the resources are in the bundle of the whiteboard service. This method calls </text:span></text:span><text:span text:style-name="Code2"><text:span text:style-name="T17">Bundle.findEntries</text:span></text:span><text:span text:style-name="Default_20_Paragraph_20_Font"><text:span text:style-name="T28"> method, and returnes the found entries.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item>
            <text:p text:style-name="P46"><text:span text:style-name="Code2"><text:span text:style-name="T17">getRealPath</text:span></text:span><text:span text:style-name="Default_20_Paragraph_20_Font"><text:span text:style-name="T28"> - This method returns </text:span></text:span><text:span text:style-name="Code2"><text:span text:style-name="T17">null</text:span></text:span><text:span text:style-name="Default_20_Paragraph_20_Font"><text:span text:style-name="T28">.</text:span></text:span></text:p>
          </text:list-item>
        </text:list>
        <text:p text:style-name="P82"><text:span text:style-name="T36">It is possible to register own </text:span><text:span text:style-name="Code2">ServletContextHelper</text:span><text:span text:style-name="Default_20_Paragraph_20_Font"><text:span text:style-name="T36"> services with a </text:span></text:span><text:a xlink:type="simple" xlink:href="#r57"><text:span text:style-name="Code2"><text:span text:style-name="T54">service property</text:span></text:span></text:a><text:span text:style-name="Default_20_Paragraph_20_Font"><text:span text:style-name="T36">.</text:span></text:span></text:p>
        <text:p text:style-name="P51"><text:span text:style-name="T36">A context can be registered with the </text:span><text:a xlink:type="simple" xlink:href="#r58"><text:span text:style-name="Code2"><text:span text:style-name="T54">service property</text:span></text:span></text:a><text:span text:style-name="Default_20_Paragraph_20_Font"><text:span text:style-name="T36"> to define a path under which all services registered with this context are reachable.</text:span></text:span></text:p>
        <text:p text:style-name="P84">Since:</text:p>
        <text:p text:style-name="P79">1.3</text:p>
        <text:p text:style-name="P84">See Also:</text:p>
        <text:p text:style-name="P78"><text:a xlink:type="simple" xlink:href="#r57"><text:span text:style-name="Code2"><text:span text:style-name="T54">HttpConstants.HTTP_WHITEBOARD_CONTEXT_NAME</text:span></text:span></text:a><text:span text:style-name="Default_20_Paragraph_20_Font"><text:span text:style-name="T36">, </text:span></text:span><text:a xlink:type="simple" xlink:href="#r58"><text:span text:style-name="Code2"><text:span text:style-name="T54">HttpConstants.HTTP_WHITEBOARD_CONTEXT_PATH</text:span></text:span></text:a></text:p>
        <text:p text:style-name="P84">ThreadSafe</text:p>
        <text:p text:style-name="P87"/>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8"><text:span text:style-name="Summary_20_Heading_20_Font2"><text:span text:style-name="T17">Field Summary</text:span></text:span></text:p>
            </table:table-cell>
            <table:covered-table-cell/>
            <table:table-cell table:style-name="Tabelle19.A1" office:value-type="string">
              <text:p text:style-name="P89"><text:span text:style-name="Page_20_Reference_20_Font"><text:span text:style-name="T27">Page</text:span></text:span></text:p>
            </table:table-cell>
          </table:table-row>
          <table:table-row table:style-name="Tabelle19.1">
            <table:table-cell table:style-name="Tabelle19.A2" office:value-type="string">
              <text:p text:style-name="P90"><text:span text:style-name="Code_20_Small1"><text:span text:style-name="T17">static String</text:span></text:span></text:p>
            </table:table-cell>
            <table:table-cell table:style-name="Tabelle19.A2" office:value-type="string">
              <text:p text:style-name="P94"><text:a xlink:type="simple" xlink:href="#r23"><text:span text:style-name="Code2"><text:span text:style-name="T55">AUTHENTICATION_TYPE</text:span></text:span></text:a></text:p>
              <text:p text:style-name="P95"><text:span text:style-name="Code2"><text:span text:style-name="T17">HttpServletRequest</text:span></text:span><text:span text:style-name="Default_20_Paragraph_20_Font"><text:span text:style-name="T28"> attribute specifying the scheme used in authentication.</text:span></text:span></text:p>
            </table:table-cell>
            <table:table-cell table:style-name="Tabelle19.C2" office:value-type="string">
              <text:p text:style-name="P91"><text:span text:style-name="Page_20_Reference_20_Font"><text:span text:style-name="T17"><text:bookmark-ref text:reference-format="page" text:ref-name="r23">35</text:bookmark-ref></text:span></text:span></text:p>
            </table:table-cell>
          </table:table-row>
          <table:table-row table:style-name="Tabelle19.1">
            <table:table-cell table:style-name="Tabelle19.A3" office:value-type="string">
              <text:p text:style-name="P90"><text:span text:style-name="Code_20_Small1"><text:span text:style-name="T17">static String</text:span></text:span></text:p>
            </table:table-cell>
            <table:table-cell table:style-name="Tabelle19.A3" office:value-type="string">
              <text:p text:style-name="P94"><text:a xlink:type="simple" xlink:href="#r24"><text:span text:style-name="Code2"><text:span text:style-name="T55">AUTHORIZATION</text:span></text:span></text:a></text:p>
              <text:p text:style-name="P95"><text:span text:style-name="Code2"><text:span text:style-name="T17">HttpServletRequest</text:span></text:span><text:span text:style-name="Default_20_Paragraph_20_Font"><text:span text:style-name="T28"> attribute specifying the </text:span></text:span><text:span text:style-name="Code2"><text:span text:style-name="T17">Authorization</text:span></text:span><text:span text:style-name="Default_20_Paragraph_20_Font"><text:span text:style-name="T28"> object obtained from the </text:span></text:span><text:span text:style-name="Code2"><text:span text:style-name="T17">org.osgi.service.useradmin.UserAdmin</text:span></text:span><text:span text:style-name="Default_20_Paragraph_20_Font"><text:span text:style-name="T28"> service.</text:span></text:span></text:p>
            </table:table-cell>
            <table:table-cell table:style-name="Tabelle19.C3" office:value-type="string">
              <text:p text:style-name="P91"><text:span text:style-name="Page_20_Reference_20_Font"><text:span text:style-name="T17"><text:bookmark-ref text:reference-format="page" text:ref-name="r24">35</text:bookmark-ref></text:span></text:span></text:p>
            </table:table-cell>
          </table:table-row>
          <table:table-row table:style-name="Tabelle19.1">
            <table:table-cell table:style-name="Tabelle19.A3" office:value-type="string">
              <text:p text:style-name="P90"><text:span text:style-name="Code_20_Small1"><text:span text:style-name="T17">static String</text:span></text:span></text:p>
            </table:table-cell>
            <table:table-cell table:style-name="Tabelle19.A3" office:value-type="string">
              <text:p text:style-name="P94"><text:a xlink:type="simple" xlink:href="#r22"><text:span text:style-name="Code2"><text:span text:style-name="T55">REMOTE_USER</text:span></text:span></text:a></text:p>
              <text:p text:style-name="P95"><text:span text:style-name="Code2"><text:span text:style-name="T17">HttpServletRequest</text:span></text:span><text:span text:style-name="Default_20_Paragraph_20_Font"><text:span text:style-name="T28"> attribute specifying the name of the authenticated user.</text:span></text:span></text:p>
            </table:table-cell>
            <table:table-cell table:style-name="Tabelle19.C3" office:value-type="string">
              <text:p text:style-name="P91"><text:span text:style-name="Page_20_Reference_20_Font"><text:span text:style-name="T17"><text:bookmark-ref text:reference-format="page" text:ref-name="r22">35</text:bookmark-ref></text:span></text:span></text:p>
            </table:table-cell>
          </table:table-row>
        </table:table>
        <text:p text:style-name="P37"/>
        <table:table table:name="Tabelle21" table:style-name="Tabelle21">
          <table:table-column table:style-name="Tabelle21.A"/>
          <table:table-column table:style-name="Tabelle21.B"/>
          <text:soft-page-break/>
          <table:table-row table:style-name="Tabelle21.1">
            <table:table-cell table:style-name="Tabelle21.A1" office:value-type="string">
              <text:p text:style-name="P88"><text:span text:style-name="Summary_20_Heading_20_Font2"><text:span text:style-name="T17">Constructor Summary</text:span></text:span></text:p>
            </table:table-cell>
            <table:table-cell table:style-name="Tabelle21.A1" office:value-type="string">
              <text:p text:style-name="P89"><text:span text:style-name="Page_20_Reference_20_Font"><text:span text:style-name="T27">Page</text:span></text:span></text:p>
            </table:table-cell>
          </table:table-row>
          <table:table-row table:style-name="Tabelle21.1">
            <table:table-cell table:style-name="Tabelle21.A2" office:value-type="string">
              <text:p text:style-name="P94"><text:a xlink:type="simple" xlink:href="#r25"><text:span text:style-name="Code2"><text:span text:style-name="T55">ServletContextHelper</text:span></text:span></text:a><text:span text:style-name="Code2"><text:span text:style-name="T17">()</text:span></text:span></text:p>
              <text:p text:style-name="P96">Default constructor</text:p>
            </table:table-cell>
            <table:table-cell table:style-name="Tabelle21.B2" office:value-type="string">
              <text:p text:style-name="P91"><text:span text:style-name="Page_20_Reference_20_Font"><text:span text:style-name="T17"><text:bookmark-ref text:reference-format="page" text:ref-name="r25">35</text:bookmark-ref></text:span></text:span></text:p>
            </table:table-cell>
          </table:table-row>
          <table:table-row table:style-name="Tabelle21.1">
            <table:table-cell table:style-name="Tabelle21.A3" office:value-type="string">
              <text:p text:style-name="P94"><text:a xlink:type="simple" xlink:href="#r26"><text:span text:style-name="Code2"><text:span text:style-name="T55">ServletContextHelper</text:span></text:span></text:a><text:span text:style-name="Code2"><text:span text:style-name="T17">(org.osgi.framework.Bundle b)</text:span></text:span></text:p>
              <text:p text:style-name="P96">Construct a new context helper and set the bundle associated with this context.</text:p>
            </table:table-cell>
            <table:table-cell table:style-name="Tabelle21.B3" office:value-type="string">
              <text:p text:style-name="P91"><text:span text:style-name="Page_20_Reference_20_Font"><text:span text:style-name="T17"><text:bookmark-ref text:reference-format="page" text:ref-name="r26">36</text:bookmark-ref></text:span></text:span></text:p>
            </table:table-cell>
          </table:table-row>
        </table:table>
        <text:p text:style-name="P37"/>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88"><text:span text:style-name="Summary_20_Heading_20_Font2"><text:span text:style-name="T17">Method Summary</text:span></text:span></text:p>
            </table:table-cell>
            <table:covered-table-cell/>
            <table:table-cell table:style-name="Tabelle22.A1" office:value-type="string">
              <text:p text:style-name="P89"><text:span text:style-name="Page_20_Reference_20_Font"><text:span text:style-name="T27">Page</text:span></text:span></text:p>
            </table:table-cell>
          </table:table-row>
          <table:table-row table:style-name="Tabelle22.1">
            <table:table-cell table:style-name="Tabelle22.A2" office:value-type="string">
              <text:p text:style-name="P90"><text:span text:style-name="Code_20_Small1"><text:span text:style-name="T17">String</text:span></text:span></text:p>
            </table:table-cell>
            <table:table-cell table:style-name="Tabelle22.A2" office:value-type="string">
              <text:p text:style-name="P94"><text:a xlink:type="simple" xlink:href="#r29"><text:span text:style-name="Code2"><text:span text:style-name="T55">getMimeType</text:span></text:span></text:a><text:span text:style-name="Code2"><text:span text:style-name="T17">(String name)</text:span></text:span></text:p>
              <text:p text:style-name="P96">Maps a name to a MIME type.</text:p>
            </table:table-cell>
            <table:table-cell table:style-name="Tabelle22.C2" office:value-type="string">
              <text:p text:style-name="P91"><text:span text:style-name="Page_20_Reference_20_Font"><text:span text:style-name="T17"><text:bookmark-ref text:reference-format="page" text:ref-name="r29">37</text:bookmark-ref></text:span></text:span></text:p>
            </table:table-cell>
          </table:table-row>
          <table:table-row table:style-name="Tabelle22.1">
            <table:table-cell table:style-name="Tabelle22.A3" office:value-type="string">
              <text:p text:style-name="P90"><text:span text:style-name="Code_20_Small1"><text:span text:style-name="T17">String</text:span></text:span></text:p>
            </table:table-cell>
            <table:table-cell table:style-name="Tabelle22.A3" office:value-type="string">
              <text:p text:style-name="P94"><text:a xlink:type="simple" xlink:href="#r31"><text:span text:style-name="Code2"><text:span text:style-name="T55">getRealPath</text:span></text:span></text:a><text:span text:style-name="Code2"><text:span text:style-name="T17">(String path)</text:span></text:span></text:p>
              <text:p text:style-name="P96">Gets the real path corresponding to the given virtual path.</text:p>
            </table:table-cell>
            <table:table-cell table:style-name="Tabelle22.C3" office:value-type="string">
              <text:p text:style-name="P91"><text:span text:style-name="Page_20_Reference_20_Font"><text:span text:style-name="T17"><text:bookmark-ref text:reference-format="page" text:ref-name="r31">37</text:bookmark-ref></text:span></text:span></text:p>
            </table:table-cell>
          </table:table-row>
          <table:table-row table:style-name="Tabelle22.1">
            <table:table-cell table:style-name="Tabelle22.A3" office:value-type="string">
              <text:p text:style-name="P90"><text:span text:style-name="Code_20_Small1"><text:span text:style-name="T17">URL</text:span></text:span></text:p>
            </table:table-cell>
            <table:table-cell table:style-name="Tabelle22.A3" office:value-type="string">
              <text:p text:style-name="P94"><text:a xlink:type="simple" xlink:href="#r28"><text:span text:style-name="Code2"><text:span text:style-name="T55">getResource</text:span></text:span></text:a><text:span text:style-name="Code2"><text:span text:style-name="T17">(String name)</text:span></text:span></text:p>
              <text:p text:style-name="P96">Maps a resource name to a URL.</text:p>
            </table:table-cell>
            <table:table-cell table:style-name="Tabelle22.C3" office:value-type="string">
              <text:p text:style-name="P91"><text:span text:style-name="Page_20_Reference_20_Font"><text:span text:style-name="T17"><text:bookmark-ref text:reference-format="page" text:ref-name="r28">37</text:bookmark-ref></text:span></text:span></text:p>
            </table:table-cell>
          </table:table-row>
          <table:table-row table:style-name="Tabelle22.1">
            <table:table-cell table:style-name="Tabelle22.A3" office:value-type="string">
              <text:p text:style-name="P90"><text:span text:style-name="Code_20_Small1"><text:span text:style-name="T17">Set&lt;String&gt;</text:span></text:span></text:p>
            </table:table-cell>
            <table:table-cell table:style-name="Tabelle22.A3" office:value-type="string">
              <text:p text:style-name="P94"><text:a xlink:type="simple" xlink:href="#r30"><text:span text:style-name="Code2"><text:span text:style-name="T55">getResourcePaths</text:span></text:span></text:a><text:span text:style-name="Code2"><text:span text:style-name="T17">(String path)</text:span></text:span></text:p>
              <text:p text:style-name="P96">Returns a directory-like listing of all the paths to resources within the web application whose longest sub-path matches the supplied path argument.</text:p>
            </table:table-cell>
            <table:table-cell table:style-name="Tabelle22.C3" office:value-type="string">
              <text:p text:style-name="P91"><text:span text:style-name="Page_20_Reference_20_Font"><text:span text:style-name="T17"><text:bookmark-ref text:reference-format="page" text:ref-name="r30">37</text:bookmark-ref></text:span></text:span></text:p>
            </table:table-cell>
          </table:table-row>
          <table:table-row table:style-name="Tabelle22.1">
            <table:table-cell table:style-name="Tabelle22.A3" office:value-type="string">
              <text:p text:style-name="P90"><text:span text:style-name="Code_20_Small1"><text:span text:style-name="T17">boolean</text:span></text:span></text:p>
            </table:table-cell>
            <table:table-cell table:style-name="Tabelle22.A3" office:value-type="string">
              <text:p text:style-name="P94"><text:a xlink:type="simple" xlink:href="#r27"><text:span text:style-name="Code2"><text:span text:style-name="T55">handleSecurity</text:span></text:span></text:a><text:span text:style-name="Code2"><text:span text:style-name="T17">(HttpServletRequest request, HttpServletResponse response)</text:span></text:span></text:p>
              <text:p text:style-name="P96">Handles security for the specified request.</text:p>
            </table:table-cell>
            <table:table-cell table:style-name="Tabelle22.C3" office:value-type="string">
              <text:p text:style-name="P91"><text:span text:style-name="Page_20_Reference_20_Font"><text:span text:style-name="T17"><text:bookmark-ref text:reference-format="page" text:ref-name="r27">36</text:bookmark-ref></text:span></text:span></text:p>
            </table:table-cell>
          </table:table-row>
        </table:table>
        <text:p text:style-name="P156">Field Detail</text:p>
        <text:p text:style-name="P159"><text:bookmark text:name="r22"/>REMOTE_USER</text:p>
        <text:p text:style-name="P50"><text:span text:style-name="Code2">public static final String </text:span><text:span text:style-name="Code2"><text:span text:style-name="T60">REMOTE_USER</text:span></text:span><text:span text:style-name="Code2"> = "org.osgi.service.http.authentication.remote.user"</text:span></text:p>
        <text:p text:style-name="P72"><text:span text:style-name="Code2">HttpServletRequest</text:span><text:span text:style-name="Default_20_Paragraph_20_Font"><text:span text:style-name="T36"> attribute specifying the name of the authenticated user. The value of the attribute can be retrieved by </text:span></text:span><text:span text:style-name="Code2">HttpServletRequest.getRemoteUser</text:span><text:span text:style-name="Default_20_Paragraph_20_Font"><text:span text:style-name="T36">. This attribute name is </text:span></text:span><text:span text:style-name="Code2">org.osgi.service.http.authentication.remote.user</text:span><text:span text:style-name="Default_20_Paragraph_20_Font"><text:span text:style-name="T36">.</text:span></text:span></text:p>
        <text:p text:style-name="P104"/>
        <text:p text:style-name="P158"><text:bookmark text:name="r23"/>AUTHENTICATION_TYPE</text:p>
        <text:p text:style-name="P50"><text:span text:style-name="Code2">public static final String </text:span><text:span text:style-name="Code2"><text:span text:style-name="T60">AUTHENTICATION_TYPE</text:span></text:span><text:span text:style-name="Code2"> = "org.osgi.service.http.authentication.type"</text:span></text:p>
        <text:p text:style-name="P72"><text:span text:style-name="Code2">HttpServletRequest</text:span><text:span text:style-name="Default_20_Paragraph_20_Font"><text:span text:style-name="T36"> attribute specifying the scheme used in authentication. The value of the attribute can be retrieved by </text:span></text:span><text:span text:style-name="Code2">HttpServletRequest.getAuthType</text:span><text:span text:style-name="Default_20_Paragraph_20_Font"><text:span text:style-name="T36">. This attribute name is </text:span></text:span><text:span text:style-name="Code2">org.osgi.service.http.authentication.type</text:span><text:span text:style-name="Default_20_Paragraph_20_Font"><text:span text:style-name="T36">.</text:span></text:span></text:p>
        <text:p text:style-name="P104"/>
        <text:p text:style-name="P158"><text:bookmark text:name="r24"/>AUTHORIZATION</text:p>
        <text:p text:style-name="P50"><text:span text:style-name="Code2">public static final String </text:span><text:span text:style-name="Code2"><text:span text:style-name="T60">AUTHORIZATION</text:span></text:span><text:span text:style-name="Code2"> = "org.osgi.service.useradmin.authorization"</text:span></text:p>
        <text:p text:style-name="P72"><text:span text:style-name="Code2">HttpServletRequest</text:span><text:span text:style-name="Default_20_Paragraph_20_Font"><text:span text:style-name="T36"> attribute specifying the </text:span></text:span><text:span text:style-name="Code2">Authorization</text:span><text:span text:style-name="Default_20_Paragraph_20_Font"><text:span text:style-name="T36"> object obtained from the </text:span></text:span><text:span text:style-name="Code2">org.osgi.service.useradmin.UserAdmin</text:span><text:span text:style-name="Default_20_Paragraph_20_Font"><text:span text:style-name="T36"> service. The value of the attribute can be retrieved by </text:span></text:span><text:span text:style-name="Code2">HttpServletRequest.getAttribute(HttpContext.AUTHORIZATION)</text:span><text:span text:style-name="Default_20_Paragraph_20_Font"><text:span text:style-name="T36">. This attribute name is </text:span></text:span><text:span text:style-name="Code2">org.osgi.service.useradmin.authorization</text:span><text:span text:style-name="Default_20_Paragraph_20_Font"><text:span text:style-name="T36">.</text:span></text:span></text:p>
        <text:p text:style-name="P157">Constructor Detail</text:p>
        <text:p text:style-name="P159"><text:bookmark text:name="r25"/>ServletContextHelper</text:p>
        <text:p text:style-name="P50"><text:span text:style-name="Code2">public </text:span><text:span text:style-name="Code2"><text:span text:style-name="T60">ServletContextHelper</text:span></text:span><text:span text:style-name="Code2">()</text:span></text:p>
        <text:p text:style-name="P73"><text:soft-page-break/>Default constructor</text:p>
        <text:p text:style-name="P104"/>
        <text:p text:style-name="P158"><text:bookmark text:name="r26"/>ServletContextHelper</text:p>
        <text:p text:style-name="P50"><text:span text:style-name="Code2">public </text:span><text:span text:style-name="Code2"><text:span text:style-name="T60">ServletContextHelper</text:span></text:span><text:span text:style-name="Code2">(org.osgi.framework.Bundle b)</text:span></text:p>
        <text:p text:style-name="P73">Construct a new context helper and set the bundle associated with this context.</text:p>
        <text:p text:style-name="P74">Parameters:</text:p>
        <text:p text:style-name="P101"><text:span text:style-name="Code2">b</text:span><text:span text:style-name="Default_20_Paragraph_20_Font"><text:span text:style-name="T36"> - The bundle</text:span></text:span></text:p>
        <text:p text:style-name="P156">Method Detail</text:p>
        <text:p text:style-name="P159"><text:bookmark text:name="r27"/>handleSecurity</text:p>
        <text:p text:style-name="P50"><text:span text:style-name="Code2">public boolean </text:span><text:span text:style-name="Code2"><text:span text:style-name="T60">handleSecurity</text:span></text:span><text:span text:style-name="Code2">(HttpServletRequest request,<text:line-break/>                              HttpServletResponse response)<text:line-break/>                       throws IOException</text:span></text:p>
        <text:p text:style-name="P75">Handles security for the specified request.</text:p>
        <text:p text:style-name="P75">The Http Service calls this method prior to servicing the specified request. This method controls whether the request is processed in the normal manner or an error is returned.</text:p>
        <text:p text:style-name="P76"><text:span text:style-name="T36">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6">. See also RFC 2617: </text:span></text:span><text:span text:style-name="Default_20_Paragraph_20_Font"><text:span text:style-name="T37">HTTP Authentication: Basic and Digest Access Authentication </text:span></text:span><text:span text:style-name="Default_20_Paragraph_20_Font"><text:span text:style-name="T36">(available at http://www.ietf.org/rfc/rfc2617.txt).</text:span></text:span></text:p>
        <text:p text:style-name="P76"><text:span text:style-name="T36">If the request requires a secure connection and the </text:span><text:span text:style-name="Code2">getScheme</text:span><text:span text:style-name="Default_20_Paragraph_20_Font"><text:span text:style-name="T36">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6">.</text:span></text:span></text:p>
        <text:p text:style-name="P76"><text:span text:style-name="T36">When this method returns </text:span><text:span text:style-name="Code2">false</text:span><text:span text:style-name="Default_20_Paragraph_20_Font"><text:span text:style-name="T36">, the Http Service will send the response back to the client, thereby completing the request. When this method returns </text:span></text:span><text:span text:style-name="Code2">true</text:span><text:span text:style-name="Default_20_Paragraph_20_Font"><text:span text:style-name="T36">, the Http Service will proceed with servicing the request.</text:span></text:span></text:p>
        <text:p text:style-name="P76"><text:span text:style-name="T36">If the specified request has been authenticated, this method must set the </text:span><text:a xlink:type="simple" xlink:href="#r23"><text:span text:style-name="Code2"><text:span text:style-name="T54">AUTHENTICATION_TYPE</text:span></text:span></text:a><text:span text:style-name="Default_20_Paragraph_20_Font"><text:span text:style-name="T36"> request attribute to the type of authentication used, and the </text:span></text:span><text:a xlink:type="simple" xlink:href="#r22"><text:span text:style-name="Code2"><text:span text:style-name="T54">REMOTE_USER</text:span></text:span></text:a><text:span text:style-name="Default_20_Paragraph_20_Font"><text:span text:style-name="T36"> request attribute to the remote user (request attributes are set using the </text:span></text:span><text:span text:style-name="Code2">setAttribute</text:span><text:span text:style-name="Default_20_Paragraph_20_Font"><text:span text:style-name="T36"> method on the request). If this method does not perform any authentication, it must not set these attributes.</text:span></text:span></text:p>
        <text:p text:style-name="P76"><text:span text:style-name="T36">If the authenticated user is also authorized to access certain resources, this method must set the </text:span><text:a xlink:type="simple" xlink:href="#r24"><text:span text:style-name="Code2"><text:span text:style-name="T54">AUTHORIZATION</text:span></text:span></text:a><text:span text:style-name="Default_20_Paragraph_20_Font"><text:span text:style-name="T36"> request attribute to the </text:span></text:span><text:span text:style-name="Code2">Authorization</text:span><text:span text:style-name="Default_20_Paragraph_20_Font"><text:span text:style-name="T36"> object obtained from the </text:span></text:span><text:span text:style-name="Code2">org.osgi.service.useradmin.UserAdmin</text:span><text:span text:style-name="Default_20_Paragraph_20_Font"><text:span text:style-name="T36"> service.</text:span></text:span></text:p>
        <text:p text:style-name="P72"><text:span text:style-name="T36">The servlet responsible for servicing the specified request determines the authentication type and remote user by calling the </text:span><text:span text:style-name="Code2">getAuthType</text:span><text:span text:style-name="Default_20_Paragraph_20_Font"><text:span text:style-name="T36"> and </text:span></text:span><text:span text:style-name="Code2">getRemoteUser</text:span><text:span text:style-name="Default_20_Paragraph_20_Font"><text:span text:style-name="T36"> methods, respectively, on the request.</text:span></text:span></text:p>
        <text:p text:style-name="P74">Parameters:</text:p>
        <text:p text:style-name="P101"><text:span text:style-name="Code2">request</text:span><text:span text:style-name="Default_20_Paragraph_20_Font"><text:span text:style-name="T36"> - The HTTP request.</text:span></text:span></text:p>
        <text:p text:style-name="P101"><text:span text:style-name="Code2">response</text:span><text:span text:style-name="Default_20_Paragraph_20_Font"><text:span text:style-name="T36"> - The HTTP response.</text:span></text:span></text:p>
        <text:p text:style-name="P74">Returns:</text:p>
        <text:p text:style-name="P101"><text:span text:style-name="Code2">true</text:span><text:span text:style-name="Default_20_Paragraph_20_Font"><text:span text:style-name="T36"> if the request should be serviced, </text:span></text:span><text:span text:style-name="Code2">false</text:span><text:span text:style-name="Default_20_Paragraph_20_Font"><text:span text:style-name="T36"> if the request should not be serviced and Http Service will send the response back to the client.</text:span></text:span></text:p>
        <text:p text:style-name="P74">Throws:</text:p>
        <text:p text:style-name="P101"><text:span text:style-name="Code2">IOException</text:span><text:span text:style-name="Default_20_Paragraph_20_Font"><text:span text:style-name="T36"> - may be thrown by this method. If this occurs, the Http Service will terminate the request and close the socket.</text:span></text:span></text:p>
        <text:p text:style-name="P102"/>
        <text:p text:style-name="P158"><text:bookmark text:name="r28"/><text:soft-page-break/>getResource</text:p>
        <text:p text:style-name="P50"><text:span text:style-name="Code2">public URL </text:span><text:span text:style-name="Code2"><text:span text:style-name="T60">getResource</text:span></text:span><text:span text:style-name="Code2">(String name)</text:span></text:p>
        <text:p text:style-name="P75">Maps a resource name to a URL.</text:p>
        <text:p text:style-name="P76"><text:span text:style-name="T36">Called by the Http Service to map the specified resource name to a URL. For servlets, Http Service will call this method to support the </text:span><text:span text:style-name="Code2">ServletContext</text:span><text:span text:style-name="Default_20_Paragraph_20_Font"><text:span text:style-name="T36"> methods </text:span></text:span><text:span text:style-name="Code2">getResource</text:span><text:span text:style-name="Default_20_Paragraph_20_Font"><text:span text:style-name="T36"> and </text:span></text:span><text:span text:style-name="Code2">getResourceAsStream</text:span><text:span text:style-name="Default_20_Paragraph_20_Font"><text:span text:style-name="T36">. For resource servlets, Http Service will call this method to locate the named resource.</text:span></text:span></text:p>
        <text:p text:style-name="P72"><text:span text:style-name="T36">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6"> or to a resource in the context's bundle via </text:span></text:span><text:span text:style-name="Code2">getClass().getResource(name)</text:span></text:p>
        <text:p text:style-name="P74">Parameters:</text:p>
        <text:p text:style-name="P101"><text:span text:style-name="Code2">name</text:span><text:span text:style-name="Default_20_Paragraph_20_Font"><text:span text:style-name="T36"> - The name of the requested resource.</text:span></text:span></text:p>
        <text:p text:style-name="P74">Returns:</text:p>
        <text:p text:style-name="P101"><text:span text:style-name="T36">A URL that Http Service can use to read the resource or </text:span><text:span text:style-name="Code2">null</text:span><text:span text:style-name="Default_20_Paragraph_20_Font"><text:span text:style-name="T36"> if the resource does not exist.</text:span></text:span></text:p>
        <text:p text:style-name="P102"/>
        <text:p text:style-name="P158"><text:bookmark text:name="r29"/>getMimeType</text:p>
        <text:p text:style-name="P50"><text:span text:style-name="Code2">public String </text:span><text:span text:style-name="Code2"><text:span text:style-name="T60">getMimeType</text:span></text:span><text:span text:style-name="Code2">(String name)</text:span></text:p>
        <text:p text:style-name="P75">Maps a name to a MIME type.</text:p>
        <text:p text:style-name="P72"><text:span text:style-name="T36">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6"> method </text:span></text:span><text:span text:style-name="Code2">getMimeType</text:span><text:span text:style-name="Default_20_Paragraph_20_Font"><text:span text:style-name="T36">. For resource servlets, the Http Service will call this method to determine the MIME type for the </text:span></text:span><text:span text:style-name="Code2">Content-Type</text:span><text:span text:style-name="Default_20_Paragraph_20_Font"><text:span text:style-name="T36"> header in the response.</text:span></text:span></text:p>
        <text:p text:style-name="P74">Parameters:</text:p>
        <text:p text:style-name="P101"><text:span text:style-name="Code2">name</text:span><text:span text:style-name="Default_20_Paragraph_20_Font"><text:span text:style-name="T36"> - The name for which to determine the MIME type.</text:span></text:span></text:p>
        <text:p text:style-name="P74">Returns:</text:p>
        <text:p text:style-name="P101"><text:span text:style-name="T36">The MIME type (e.g. text/html) of the specified name or </text:span><text:span text:style-name="Code2">null</text:span><text:span text:style-name="Default_20_Paragraph_20_Font"><text:span text:style-name="T36"> to indicate that the Http Service should determine the MIME type itself.</text:span></text:span></text:p>
        <text:p text:style-name="P102"/>
        <text:p text:style-name="P158"><text:bookmark text:name="r30"/>getResourcePaths</text:p>
        <text:p text:style-name="P50"><text:span text:style-name="Code2">public Set&lt;String&gt; </text:span><text:span text:style-name="Code2"><text:span text:style-name="T60">getResourcePaths</text:span></text:span><text:span text:style-name="Code2">(String path)</text:span></text:p>
        <text:p text:style-name="P75">Returns a directory-like listing of all the paths to resources within the web application whose longest sub-path matches the supplied path argument.</text:p>
        <text:p text:style-name="P72"><text:span text:style-name="T36">Called by the Http Service to support the </text:span><text:span text:style-name="Code2">ServletContext</text:span><text:span text:style-name="Default_20_Paragraph_20_Font"><text:span text:style-name="T36"> method </text:span></text:span><text:span text:style-name="Code2">getResourcePaths</text:span><text:span text:style-name="Default_20_Paragraph_20_Font"><text:span text:style-name="T36"> for whiteboard services.</text:span></text:span></text:p>
        <text:p text:style-name="P74">Parameters:</text:p>
        <text:p text:style-name="P101"><text:span text:style-name="Code2">path</text:span><text:span text:style-name="Default_20_Paragraph_20_Font"><text:span text:style-name="T36"> - the partial path used to match the resources, which must start with a /</text:span></text:span></text:p>
        <text:p text:style-name="P74">Returns:</text:p>
        <text:p text:style-name="P100">a Set containing the directory listing, or null if there are no resources in the web application whose path begins with the supplied path.</text:p>
        <text:p text:style-name="P102"/>
        <text:p text:style-name="P158"><text:bookmark text:name="r31"/>getRealPath</text:p>
        <text:p text:style-name="P50"><text:span text:style-name="Code2">public String </text:span><text:span text:style-name="Code2"><text:span text:style-name="T60">getRealPath</text:span></text:span><text:span text:style-name="Code2">(String path)</text:span></text:p>
        <text:p text:style-name="P75">Gets the real path corresponding to the given virtual path.</text:p>
        <text:p text:style-name="P72"><text:span text:style-name="T36">Called by the Http Service to support the </text:span><text:span text:style-name="Code2">ServletContext</text:span><text:span text:style-name="Default_20_Paragraph_20_Font"><text:span text:style-name="T36"> method </text:span></text:span><text:span text:style-name="Code2">getRealPath</text:span><text:span text:style-name="Default_20_Paragraph_20_Font"><text:span text:style-name="T36"> for whiteboard services.</text:span></text:span></text:p>
        <text:p text:style-name="P74"><text:soft-page-break/>Parameters:</text:p>
        <text:p text:style-name="P101"><text:span text:style-name="Code2">path</text:span><text:span text:style-name="Default_20_Paragraph_20_Font"><text:span text:style-name="T36"> - the virtual path to be translated to a real path</text:span></text:span></text:p>
        <text:p text:style-name="P74">Returns:</text:p>
        <text:p text:style-name="P100">the real path, or null if the translation cannot be performed</text:p>
        <text:p text:style-name="P141"><text:bookmark text:name="r34"/>Package org.osgi.service.http.runtime</text:p>
        <text:p text:style-name="P67"><text:span text:style-name="Code_20_Small">@org.osgi.annotation.versioning.Version(value="1.3")</text:span></text:p>
        <text:p text:style-name="P68">Http Service Runtime Package Version 1.3.</text:p>
        <text:p text:style-name="P69">See:</text:p>
        <text:p text:style-name="P72"><text:a xlink:type="simple" xlink:href="#r33"><text:span text:style-name="T49">Description</text:span></text:a></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61"><text:span text:style-name="Summary_20_Heading_20_Font1">Interface Summary</text:span></text:p>
            </table:table-cell>
            <table:covered-table-cell/>
            <table:table-cell table:style-name="Tabelle24.A1" office:value-type="string">
              <text:p text:style-name="P62"><text:span text:style-name="Page_20_Reference_20_Font">Page</text:span></text:p>
            </table:table-cell>
          </table:table-row>
          <table:table-row table:style-name="Tabelle24.1">
            <table:table-cell table:style-name="Tabelle24.A2" office:value-type="string">
              <text:p text:style-name="P54"><text:a xlink:type="simple" xlink:href="#r80"><text:span text:style-name="T51">HttpServiceRuntime</text:span></text:a></text:p>
            </table:table-cell>
            <table:table-cell table:style-name="Tabelle24.A2" office:value-type="string">
              <text:p text:style-name="P56"><text:span text:style-name="T61">The </text:span><text:span text:style-name="Code1"><text:span text:style-name="T61">HttpServiceRuntime</text:span></text:span><text:span text:style-name="Default_20_Paragraph_20_Font"><text:span text:style-name="T61"> service represents the runtime information of an Http Service implementation.</text:span></text:span></text:p>
            </table:table-cell>
            <table:table-cell table:style-name="Tabelle24.A2" office:value-type="string">
              <text:p text:style-name="P57"><text:span text:style-name="Page_20_Reference_20_Font"><text:span text:style-name="T61"><text:bookmark-ref text:reference-format="page" text:ref-name="r80">54</text:bookmark-ref></text:span></text:span></text:p>
            </table:table-cell>
          </table:table-row>
        </table:table>
        <text:p text:style-name="P36"/>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3"><text:span text:style-name="Summary_20_Heading_20_Font1"><text:span text:style-name="T17">Class Summary</text:span></text:span></text:p>
            </table:table-cell>
            <table:covered-table-cell/>
            <table:table-cell table:style-name="Tabelle25.A1" office:value-type="string">
              <text:p text:style-name="P64"><text:span text:style-name="Page_20_Reference_20_Font"><text:span text:style-name="T27">Page</text:span></text:span></text:p>
            </table:table-cell>
          </table:table-row>
          <table:table-row table:style-name="Tabelle25.1">
            <table:table-cell table:style-name="Tabelle25.A2" office:value-type="string">
              <text:p text:style-name="P54"><text:a xlink:type="simple" xlink:href="#r42"><text:span text:style-name="T49">BaseServletDTO</text:span></text:a></text:p>
            </table:table-cell>
            <table:table-cell table:style-name="Tabelle25.A2" office:value-type="string">
              <text:p text:style-name="P60"><text:span text:style-name="T28">Represents common information about </text:span><text:span text:style-name="Code1"><text:span text:style-name="T17">Servlet</text:span></text:span><text:span text:style-name="Default_20_Paragraph_20_Font"><text:span text:style-name="T28"> a service used by the Http Service runtime.</text:span></text:span></text:p>
            </table:table-cell>
            <table:table-cell table:style-name="Tabelle25.A2" office:value-type="string">
              <text:p text:style-name="P59"><text:span text:style-name="Page_20_Reference_20_Font"><text:span text:style-name="T17"><text:bookmark-ref text:reference-format="page" text:ref-name="r42">40</text:bookmark-ref></text:span></text:span></text:p>
            </table:table-cell>
          </table:table-row>
          <table:table-row table:style-name="Tabelle25.1">
            <table:table-cell table:style-name="Tabelle25.A3" office:value-type="string">
              <text:p text:style-name="P54"><text:a xlink:type="simple" xlink:href="#r46"><text:span text:style-name="T49">ErrorPageDTO</text:span></text:a></text:p>
            </table:table-cell>
            <table:table-cell table:style-name="Tabelle25.A3" office:value-type="string">
              <text:p text:style-name="P60"><text:span text:style-name="T28">Represents a </text:span><text:span text:style-name="Code1"><text:span text:style-name="T17">Servlet</text:span></text:span><text:span text:style-name="Default_20_Paragraph_20_Font"><text:span text:style-name="T28"> service registered as an error page used by the Http Service runtime.</text:span></text:span></text:p>
            </table:table-cell>
            <table:table-cell table:style-name="Tabelle25.A3" office:value-type="string">
              <text:p text:style-name="P59"><text:span text:style-name="Page_20_Reference_20_Font"><text:span text:style-name="T17"><text:bookmark-ref text:reference-format="page" text:ref-name="r46">42</text:bookmark-ref></text:span></text:span></text:p>
            </table:table-cell>
          </table:table-row>
          <table:table-row table:style-name="Tabelle25.1">
            <table:table-cell table:style-name="Tabelle25.A3" office:value-type="string">
              <text:p text:style-name="P54"><text:a xlink:type="simple" xlink:href="#r56"><text:span text:style-name="T49">FilterDTO</text:span></text:a></text:p>
            </table:table-cell>
            <table:table-cell table:style-name="Tabelle25.A3" office:value-type="string">
              <text:p text:style-name="P60"><text:span text:style-name="T28">Represents a servlet </text:span><text:span text:style-name="Code1"><text:span text:style-name="T17">Filter</text:span></text:span><text:span text:style-name="Default_20_Paragraph_20_Font"><text:span text:style-name="T28"> service used by the Http Service runtime.</text:span></text:span></text:p>
            </table:table-cell>
            <table:table-cell table:style-name="Tabelle25.A3" office:value-type="string">
              <text:p text:style-name="P59"><text:span text:style-name="Page_20_Reference_20_Font"><text:span text:style-name="T17"><text:bookmark-ref text:reference-format="page" text:ref-name="r56">44</text:bookmark-ref></text:span></text:span></text:p>
            </table:table-cell>
          </table:table-row>
          <table:table-row table:style-name="Tabelle25.1">
            <table:table-cell table:style-name="Tabelle25.A3" office:value-type="string">
              <text:p text:style-name="P54"><text:a xlink:type="simple" xlink:href="#r77"><text:span text:style-name="T49">HttpConstants</text:span></text:a></text:p>
            </table:table-cell>
            <table:table-cell table:style-name="Tabelle25.A3" office:value-type="string">
              <text:p text:style-name="P58">Defines standard names for Http Service constants.</text:p>
            </table:table-cell>
            <table:table-cell table:style-name="Tabelle25.A3" office:value-type="string">
              <text:p text:style-name="P59"><text:span text:style-name="Page_20_Reference_20_Font"><text:span text:style-name="T17"><text:bookmark-ref text:reference-format="page" text:ref-name="r77">47</text:bookmark-ref></text:span></text:span></text:p>
            </table:table-cell>
          </table:table-row>
          <table:table-row table:style-name="Tabelle25.1">
            <table:table-cell table:style-name="Tabelle25.A3" office:value-type="string">
              <text:p text:style-name="P54"><text:a xlink:type="simple" xlink:href="#r85"><text:span text:style-name="T49">ListenerDTO</text:span></text:a></text:p>
            </table:table-cell>
            <table:table-cell table:style-name="Tabelle25.A3" office:value-type="string">
              <text:p text:style-name="P58">Represents a listener service used by the Http Service runtime.</text:p>
            </table:table-cell>
            <table:table-cell table:style-name="Tabelle25.A3" office:value-type="string">
              <text:p text:style-name="P59"><text:span text:style-name="Page_20_Reference_20_Font"><text:span text:style-name="T17"><text:bookmark-ref text:reference-format="page" text:ref-name="r85">55</text:bookmark-ref></text:span></text:span></text:p>
            </table:table-cell>
          </table:table-row>
          <table:table-row table:style-name="Tabelle25.1">
            <table:table-cell table:style-name="Tabelle25.A3" office:value-type="string">
              <text:p text:style-name="P54"><text:a xlink:type="simple" xlink:href="#r91"><text:span text:style-name="T49">ResourceDTO</text:span></text:a></text:p>
            </table:table-cell>
            <table:table-cell table:style-name="Tabelle25.A3" office:value-type="string">
              <text:p text:style-name="P58">Represents a resource definition used by the Http Service runtime.</text:p>
            </table:table-cell>
            <table:table-cell table:style-name="Tabelle25.A3" office:value-type="string">
              <text:p text:style-name="P59"><text:span text:style-name="Page_20_Reference_20_Font"><text:span text:style-name="T17"><text:bookmark-ref text:reference-format="page" text:ref-name="r91">57</text:bookmark-ref></text:span></text:span></text:p>
            </table:table-cell>
          </table:table-row>
          <table:table-row table:style-name="Tabelle25.1">
            <table:table-cell table:style-name="Tabelle25.A3" office:value-type="string">
              <text:p text:style-name="P54"><text:a xlink:type="simple" xlink:href="#r109"><text:span text:style-name="T49">ServletContextDTO</text:span></text:a></text:p>
            </table:table-cell>
            <table:table-cell table:style-name="Tabelle25.A3" office:value-type="string">
              <text:p text:style-name="P54"><text:span text:style-name="T28">Represents a </text:span><text:span text:style-name="Code1"><text:span text:style-name="T17">ServletContext</text:span></text:span><text:span text:style-name="Default_20_Paragraph_20_Font"><text:span text:style-name="T28"> created for registered servlets, resources, servlet filters, and listeners backed by a </text:span></text:span><text:a xlink:type="simple" xlink:href="#r32"><text:span text:style-name="Code1"><text:span text:style-name="T54">ServletContextHelper</text:span></text:span></text:a><text:span text:style-name="Default_20_Paragraph_20_Font"><text:span text:style-name="T28"> service.</text:span></text:span></text:p>
            </table:table-cell>
            <table:table-cell table:style-name="Tabelle25.A3" office:value-type="string">
              <text:p text:style-name="P59"><text:span text:style-name="Page_20_Reference_20_Font"><text:span text:style-name="T17"><text:bookmark-ref text:reference-format="page" text:ref-name="r109">59</text:bookmark-ref></text:span></text:span></text:p>
            </table:table-cell>
          </table:table-row>
          <table:table-row table:style-name="Tabelle25.1">
            <table:table-cell table:style-name="Tabelle25.A3" office:value-type="string">
              <text:p text:style-name="P54"><text:a xlink:type="simple" xlink:href="#r112"><text:span text:style-name="T49">ServletDTO</text:span></text:a></text:p>
            </table:table-cell>
            <table:table-cell table:style-name="Tabelle25.A3" office:value-type="string">
              <text:p text:style-name="P60"><text:span text:style-name="T28">Represents a </text:span><text:span text:style-name="Code1"><text:span text:style-name="T17">Servlet</text:span></text:span><text:span text:style-name="Default_20_Paragraph_20_Font"><text:span text:style-name="T28"> service used by the Http Service runtime.</text:span></text:span></text:p>
            </table:table-cell>
            <table:table-cell table:style-name="Tabelle25.A3" office:value-type="string">
              <text:p text:style-name="P59"><text:span text:style-name="Page_20_Reference_20_Font"><text:span text:style-name="T17"><text:bookmark-ref text:reference-format="page" text:ref-name="r112">63</text:bookmark-ref></text:span></text:span></text:p>
            </table:table-cell>
          </table:table-row>
        </table:table>
        <text:p text:style-name="P80"><text:bookmark text:name="r33"/>Package org.osgi.service.http.runtime Description</text:p>
        <text:p text:style-name="P81">Http Service Runtime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http.runtime; version="[1.3,2.0)"</text:span></text:p>
        <text:p text:style-name="P81">Example import for providers implementing the API in this package:</text:p>
        <text:p text:style-name="P38"><text:span text:style-name="Code1">Import-Package: org.osgi.service.http.runtime; version="[1.3,1.4)"</text:span></text:p>
        <text:p text:style-name="P146"><text:bookmark text:name="r42"/>Class BaseServletDTO</text:p>
        <text:p text:style-name="P83"><text:a xlink:type="simple" xlink:href="#r34"><text:span text:style-name="T53">org.osgi.service.http.runtime</text:span></text:a></text:p>
        <text:p text:style-name="P71"><text:span text:style-name="Code2">java.lang.Object</text:span></text:p>
        <text:p text:style-name="P85"><text:span text:style-name="Code2">  </text:span><text:span text:style-name="Code2"><draw:frame draw:style-name="fr3" draw:name="Grafik4" text:anchor-type="as-char" svg:width="0.397cm" svg:height="0.37cm" draw:z-index="2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5" text:anchor-type="as-char" svg:width="0.397cm" svg:height="0.37cm" draw:z-index="29"><draw:image xlink:href="Pictures/100002000000000F0000000E443DCD33.png" xlink:type="simple" xlink:show="embed" xlink:actuate="onLoad"/></draw:frame></text:span><text:span text:style-name="Code2"><text:span text:style-name="T60">org.osgi.service.http.runtime.BaseServletDTO</text:span></text:span></text:p>
        <text:p text:style-name="P155">Direct Known Subclasses:</text:p>
        <text:p text:style-name="P78"><text:a xlink:type="simple" xlink:href="#r46"><text:span text:style-name="T50">ErrorPageDTO</text:span></text:a><text:span text:style-name="Default_20_Paragraph_20_Font"><text:span text:style-name="T36">, </text:span></text:span><text:a xlink:type="simple" xlink:href="#r112"><text:span text:style-name="Default_20_Paragraph_20_Font"><text:span text:style-name="T50">ServletDTO</text:span></text:span></text:a></text:p>
        <text:p text:style-name="P70"/>
        <text:p text:style-name="P103"><text:span text:style-name="Code2">abstract public class </text:span><text:span text:style-name="Code2"><text:span text:style-name="T60">BaseServletDTO</text:span></text:span></text:p>
        <text:p text:style-name="P50"><text:span text:style-name="Code2">extends org.osgi.dto.DTO</text:span></text:p>
        <text:p text:style-name="P51"><text:span text:style-name="T36">Represents common information about </text:span><text:span text:style-name="Code2">Servlet</text:span><text:span text:style-name="Default_20_Paragraph_20_Font"><text:span text:style-name="T36"> a service used by the Http Service runtime.</text:span></text:span></text:p>
        <text:p text:style-name="P84">Since:</text:p>
        <text:p text:style-name="P79">1.3</text:p>
        <text:p text:style-name="P84">NotThreadSafe</text:p>
        <text:p text:style-name="P87"/>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8"><text:span text:style-name="Summary_20_Heading_20_Font2"><text:span text:style-name="T17">Field Summary</text:span></text:span></text:p>
            </table:table-cell>
            <table:covered-table-cell/>
            <table:table-cell table:style-name="Tabelle26.A1" office:value-type="string">
              <text:p text:style-name="P89"><text:span text:style-name="Page_20_Reference_20_Font"><text:span text:style-name="T27">Page</text:span></text:span></text:p>
            </table:table-cell>
          </table:table-row>
          <table:table-row table:style-name="Tabelle26.1">
            <table:table-cell table:style-name="Tabelle26.A2" office:value-type="string">
              <text:p text:style-name="P90"><text:span text:style-name="Code_20_Small1"><text:span text:style-name="T17">boolean</text:span></text:span></text:p>
            </table:table-cell>
            <table:table-cell table:style-name="Tabelle26.A2" office:value-type="string">
              <text:p text:style-name="P94"><text:a xlink:type="simple" xlink:href="#r37"><text:span text:style-name="Code2"><text:span text:style-name="T55">asyncSupported</text:span></text:span></text:a></text:p>
              <text:p text:style-name="P96">Specifies whether the servlet supports asynchronous processing.</text:p>
            </table:table-cell>
            <table:table-cell table:style-name="Tabelle26.C2" office:value-type="string">
              <text:p text:style-name="P91"><text:span text:style-name="Page_20_Reference_20_Font"><text:span text:style-name="T17"><text:bookmark-ref text:reference-format="page" text:ref-name="r37">41</text:bookmark-ref></text:span></text:span></text:p>
            </table:table-cell>
          </table:table-row>
          <table:table-row table:style-name="Tabelle26.1">
            <table:table-cell table:style-name="Tabelle26.A3" office:value-type="string">
              <text:p text:style-name="P90"><text:span text:style-name="Code_20_Small1"><text:span text:style-name="T17">Map&lt;String,String&gt;</text:span></text:span></text:p>
            </table:table-cell>
            <table:table-cell table:style-name="Tabelle26.A3" office:value-type="string">
              <text:p text:style-name="P94"><text:a xlink:type="simple" xlink:href="#r38"><text:span text:style-name="Code2"><text:span text:style-name="T55">initParams</text:span></text:span></text:a></text:p>
              <text:p text:style-name="P96">The servlet initialization parameters.</text:p>
            </table:table-cell>
            <table:table-cell table:style-name="Tabelle26.C3" office:value-type="string">
              <text:p text:style-name="P91"><text:span text:style-name="Page_20_Reference_20_Font"><text:span text:style-name="T17"><text:bookmark-ref text:reference-format="page" text:ref-name="r38">41</text:bookmark-ref></text:span></text:span></text:p>
            </table:table-cell>
          </table:table-row>
          <table:table-row table:style-name="Tabelle26.1">
            <table:table-cell table:style-name="Tabelle26.A3" office:value-type="string">
              <text:p text:style-name="P90"><text:span text:style-name="Code_20_Small1"><text:span text:style-name="T17">String</text:span></text:span></text:p>
            </table:table-cell>
            <table:table-cell table:style-name="Tabelle26.A3" office:value-type="string">
              <text:p text:style-name="P94"><text:a xlink:type="simple" xlink:href="#r35"><text:span text:style-name="Code2"><text:span text:style-name="T55">name</text:span></text:span></text:a></text:p>
              <text:p text:style-name="P96">The name of the servlet.</text:p>
            </table:table-cell>
            <table:table-cell table:style-name="Tabelle26.C3" office:value-type="string">
              <text:p text:style-name="P91"><text:span text:style-name="Page_20_Reference_20_Font"><text:span text:style-name="T17"><text:bookmark-ref text:reference-format="page" text:ref-name="r35">40</text:bookmark-ref></text:span></text:span></text:p>
            </table:table-cell>
          </table:table-row>
          <table:table-row table:style-name="Tabelle26.1">
            <table:table-cell table:style-name="Tabelle26.A3" office:value-type="string">
              <text:p text:style-name="P90"><text:span text:style-name="Code_20_Small1"><text:span text:style-name="T17">long</text:span></text:span></text:p>
            </table:table-cell>
            <table:table-cell table:style-name="Tabelle26.A3" office:value-type="string">
              <text:p text:style-name="P94"><text:a xlink:type="simple" xlink:href="#r40"><text:span text:style-name="Code2"><text:span text:style-name="T55">serviceId</text:span></text:span></text:a></text:p>
              <text:p text:style-name="P96">Service property identifying the service.</text:p>
            </table:table-cell>
            <table:table-cell table:style-name="Tabelle26.C3" office:value-type="string">
              <text:p text:style-name="P91"><text:span text:style-name="Page_20_Reference_20_Font"><text:span text:style-name="T17"><text:bookmark-ref text:reference-format="page" text:ref-name="r40">41</text:bookmark-ref></text:span></text:span></text:p>
            </table:table-cell>
          </table:table-row>
          <table:table-row table:style-name="Tabelle26.1">
            <table:table-cell table:style-name="Tabelle26.A3" office:value-type="string">
              <text:p text:style-name="P90"><text:span text:style-name="Code_20_Small1"><text:span text:style-name="T17">long</text:span></text:span></text:p>
            </table:table-cell>
            <table:table-cell table:style-name="Tabelle26.A3" office:value-type="string">
              <text:p text:style-name="P94"><text:a xlink:type="simple" xlink:href="#r39"><text:span text:style-name="Code2"><text:span text:style-name="T55">servletContextId</text:span></text:span></text:a></text:p>
              <text:p text:style-name="P95"><text:span text:style-name="T28">The service id of the </text:span><text:span text:style-name="Code2"><text:span text:style-name="T17">ServletContext</text:span></text:span><text:span text:style-name="Default_20_Paragraph_20_Font"><text:span text:style-name="T28"> for the servlet.</text:span></text:span></text:p>
            </table:table-cell>
            <table:table-cell table:style-name="Tabelle26.C3" office:value-type="string">
              <text:p text:style-name="P91"><text:span text:style-name="Page_20_Reference_20_Font"><text:span text:style-name="T17"><text:bookmark-ref text:reference-format="page" text:ref-name="r39">41</text:bookmark-ref></text:span></text:span></text:p>
            </table:table-cell>
          </table:table-row>
          <table:table-row table:style-name="Tabelle26.1">
            <table:table-cell table:style-name="Tabelle26.A3" office:value-type="string">
              <text:p text:style-name="P90"><text:span text:style-name="Code_20_Small1"><text:span text:style-name="T17">String</text:span></text:span></text:p>
            </table:table-cell>
            <table:table-cell table:style-name="Tabelle26.A3" office:value-type="string">
              <text:p text:style-name="P94"><text:a xlink:type="simple" xlink:href="#r36"><text:span text:style-name="Code2"><text:span text:style-name="T55">servletInfo</text:span></text:span></text:a></text:p>
              <text:p text:style-name="P96">The information string from the servlet.</text:p>
            </table:table-cell>
            <table:table-cell table:style-name="Tabelle26.C3" office:value-type="string">
              <text:p text:style-name="P91"><text:span text:style-name="Page_20_Reference_20_Font"><text:span text:style-name="T17"><text:bookmark-ref text:reference-format="page" text:ref-name="r36">41</text:bookmark-ref></text:span></text:span></text:p>
            </table:table-cell>
          </table:table-row>
        </table:table>
        <text:p text:style-name="P37"/>
        <table:table table:name="Tabelle28" table:style-name="Tabelle28">
          <table:table-column table:style-name="Tabelle28.A"/>
          <table:table-column table:style-name="Tabelle28.B"/>
          <table:table-row table:style-name="Tabelle28.1">
            <table:table-cell table:style-name="Tabelle28.A1" office:value-type="string">
              <text:p text:style-name="P88"><text:span text:style-name="Summary_20_Heading_20_Font2"><text:span text:style-name="T17">Constructor Summary</text:span></text:span></text:p>
            </table:table-cell>
            <table:table-cell table:style-name="Tabelle28.A1" office:value-type="string">
              <text:p text:style-name="P89"><text:span text:style-name="Page_20_Reference_20_Font"><text:span text:style-name="T27">Page</text:span></text:span></text:p>
            </table:table-cell>
          </table:table-row>
          <table:table-row table:style-name="Tabelle28.1">
            <table:table-cell table:style-name="Tabelle28.A2" office:value-type="string">
              <text:p text:style-name="P93"><text:a xlink:type="simple" xlink:href="#r41"><text:span text:style-name="Code2"><text:span text:style-name="T55">BaseServletDTO</text:span></text:span></text:a><text:span text:style-name="Code2"><text:span text:style-name="T17">()</text:span></text:span></text:p>
            </table:table-cell>
            <table:table-cell table:style-name="Tabelle28.B2" office:value-type="string">
              <text:p text:style-name="P91"><text:span text:style-name="Page_20_Reference_20_Font"><text:span text:style-name="T17"><text:bookmark-ref text:reference-format="page" text:ref-name="r41">41</text:bookmark-ref></text:span></text:span></text:p>
            </table:table-cell>
          </table:table-row>
        </table:table>
        <text:p text:style-name="P37"/>
        <table:table table:name="Tabelle29" table:style-name="Tabelle29">
          <table:table-column table:style-name="Tabelle29.A"/>
          <table:table-row table:style-name="Tabelle29.1">
            <table:table-cell table:style-name="Tabelle29.A1" office:value-type="string">
              <text:p text:style-name="P65">Methods inherited from class org.osgi.dto.DTO</text:p>
            </table:table-cell>
          </table:table-row>
          <table:table-row table:style-name="Tabelle29.2">
            <table:table-cell table:style-name="Tabelle29.A2" office:value-type="string">
              <text:p text:style-name="P60"><text:span text:style-name="Code2"><text:span text:style-name="T17">toString</text:span></text:span></text:p>
            </table:table-cell>
          </table:table-row>
        </table:table>
        <text:p text:style-name="P156">Field Detail</text:p>
        <text:p text:style-name="P159"><text:bookmark text:name="r35"/>name</text:p>
        <text:p text:style-name="P50"><text:span text:style-name="Code2">public String </text:span><text:span text:style-name="Code2"><text:span text:style-name="T60">name</text:span></text:span></text:p>
        <text:p text:style-name="P73">The name of the servlet.</text:p>
        <text:p text:style-name="P74">See Also:</text:p>
        <text:p text:style-name="P101"><text:a xlink:type="simple" xlink:href="#r60"><text:span text:style-name="Code2"><text:span text:style-name="T54">HttpConstants.HTTP_WHITEBOARD_SERVLET_NAME</text:span></text:span></text:a></text:p>
        <text:p text:style-name="P102"/>
        <text:p text:style-name="P158"><text:bookmark text:name="r36"/><text:soft-page-break/>servletInfo</text:p>
        <text:p text:style-name="P50"><text:span text:style-name="Code2">public String </text:span><text:span text:style-name="Code2"><text:span text:style-name="T60">servletInfo</text:span></text:span></text:p>
        <text:p text:style-name="P75">The information string from the servlet.</text:p>
        <text:p text:style-name="P72"><text:span text:style-name="T36">This is the value returned by the </text:span><text:span text:style-name="Code2">Servlet.getServletInfo()</text:span><text:span text:style-name="Default_20_Paragraph_20_Font"><text:span text:style-name="T36"> method.</text:span></text:span></text:p>
        <text:p text:style-name="P104"/>
        <text:p text:style-name="P158"><text:bookmark text:name="r37"/>asyncSupported</text:p>
        <text:p text:style-name="P50"><text:span text:style-name="Code2">public boolean </text:span><text:span text:style-name="Code2"><text:span text:style-name="T60">asyncSupported</text:span></text:span></text:p>
        <text:p text:style-name="P73">Specifies whether the servlet supports asynchronous processing.</text:p>
        <text:p text:style-name="P74">See Also:</text:p>
        <text:p text:style-name="P101"><text:a xlink:type="simple" xlink:href="#r63"><text:span text:style-name="Code2"><text:span text:style-name="T54">HttpConstants.HTTP_WHITEBOARD_SERVLET_ASYNC_SUPPORTED</text:span></text:span></text:a></text:p>
        <text:p text:style-name="P102"/>
        <text:p text:style-name="P158"><text:bookmark text:name="r38"/>initParams</text:p>
        <text:p text:style-name="P50"><text:span text:style-name="Code2">public Map&lt;String,String&gt; </text:span><text:span text:style-name="Code2"><text:span text:style-name="T60">initParams</text:span></text:span></text:p>
        <text:p text:style-name="P73">The servlet initialization parameters.</text:p>
        <text:p text:style-name="P104"/>
        <text:p text:style-name="P158"><text:bookmark text:name="r39"/>servletContextId</text:p>
        <text:p text:style-name="P50"><text:span text:style-name="Code2">public long </text:span><text:span text:style-name="Code2"><text:span text:style-name="T60">servletContextId</text:span></text:span></text:p>
        <text:p text:style-name="P72"><text:span text:style-name="T36">The service id of the </text:span><text:span text:style-name="Code2">ServletContext</text:span><text:span text:style-name="Default_20_Paragraph_20_Font"><text:span text:style-name="T36"> for the servlet.</text:span></text:span></text:p>
        <text:p text:style-name="P104"/>
        <text:p text:style-name="P158"><text:bookmark text:name="r40"/>serviceId</text:p>
        <text:p text:style-name="P50"><text:span text:style-name="Code2">public long </text:span><text:span text:style-name="Code2"><text:span text:style-name="T60">serviceId</text:span></text:span></text:p>
        <text:p text:style-name="P72"><text:span text:style-name="T36">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6"> set to this value. If this service has not been registered through the whiteboard service the value will be less than zero and the Http Service assigns unique negative numbers in this case.</text:span></text:span></text:p>
        <text:p text:style-name="P157">Constructor Detail</text:p>
        <text:p text:style-name="P159"><text:bookmark text:name="r41"/>BaseServletDTO</text:p>
        <text:p text:style-name="P50"><text:span text:style-name="Code2">public </text:span><text:span text:style-name="Code2"><text:span text:style-name="T60">BaseServletDTO</text:span></text:span><text:span text:style-name="Code2">()</text:span></text:p>
        <text:p text:style-name="P147"><text:bookmark text:name="r46"/>Class ErrorPageDTO</text:p>
        <text:p text:style-name="P83"><text:a xlink:type="simple" xlink:href="#r34"><text:span text:style-name="T53">org.osgi.service.http.runtime</text:span></text:a></text:p>
        <text:p text:style-name="P71"><text:span text:style-name="Code2">java.lang.Object</text:span></text:p>
        <text:p text:style-name="P85"><text:span text:style-name="Code2">  </text:span><text:span text:style-name="Code2"><draw:frame draw:style-name="fr3" draw:name="Grafik6" text:anchor-type="as-char" svg:width="0.397cm" svg:height="0.37cm" draw:z-index="30"><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7" text:anchor-type="as-char" svg:width="0.397cm" svg:height="0.37cm" draw:z-index="31"><draw:image xlink:href="Pictures/100002000000000F0000000E443DCD33.png" xlink:type="simple" xlink:show="embed" xlink:actuate="onLoad"/></draw:frame></text:span><text:a xlink:type="simple" xlink:href="#r42"><text:span text:style-name="Code2"><text:span text:style-name="T54">org.osgi.service.http.runtime.BaseServletDTO</text:span></text:span></text:a></text:p>
        <text:p text:style-name="P39"><text:span text:style-name="Code2">          </text:span><text:span text:style-name="Code2"><draw:frame draw:style-name="fr3" draw:name="Grafik8" text:anchor-type="as-char" svg:width="0.397cm" svg:height="0.37cm" draw:z-index="32"><draw:image xlink:href="Pictures/100002000000000F0000000E443DCD33.png" xlink:type="simple" xlink:show="embed" xlink:actuate="onLoad"/></draw:frame></text:span><text:span text:style-name="Code2"><text:span text:style-name="T60">org.osgi.service.http.runtime.ErrorPageDTO</text:span></text:span></text:p>
        <text:p text:style-name="P70"/>
        <text:p text:style-name="P103"><text:span text:style-name="Code2">public class </text:span><text:span text:style-name="Code2"><text:span text:style-name="T60">ErrorPageDTO</text:span></text:span></text:p>
        <text:p text:style-name="P50"><text:span text:style-name="Code2">extends </text:span><text:a xlink:type="simple" xlink:href="#r42"><text:span text:style-name="Code2"><text:span text:style-name="T54">BaseServletDTO</text:span></text:span></text:a></text:p>
        <text:p text:style-name="P51"><text:span text:style-name="T36">Represents a </text:span><text:span text:style-name="Code2">Servlet</text:span><text:span text:style-name="Default_20_Paragraph_20_Font"><text:span text:style-name="T36"> service registered as an error page used by the Http Service runtime.</text:span></text:span></text:p>
        <text:p text:style-name="P84">Since:</text:p>
        <text:p text:style-name="P79">1.3</text:p>
        <text:p text:style-name="P84">NotThreadSafe</text:p>
        <text:p text:style-name="P87"/>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8"><text:span text:style-name="Summary_20_Heading_20_Font2"><text:span text:style-name="T17">Field Summary</text:span></text:span></text:p>
            </table:table-cell>
            <table:covered-table-cell/>
            <table:table-cell table:style-name="Tabelle31.A1" office:value-type="string">
              <text:p text:style-name="P89"><text:span text:style-name="Page_20_Reference_20_Font"><text:span text:style-name="T27">Page</text:span></text:span></text:p>
            </table:table-cell>
          </table:table-row>
          <table:table-row table:style-name="Tabelle31.1">
            <table:table-cell table:style-name="Tabelle31.A2" office:value-type="string">
              <text:p text:style-name="P90"><text:span text:style-name="Code_20_Small1"><text:span text:style-name="T17">long[]</text:span></text:span></text:p>
            </table:table-cell>
            <table:table-cell table:style-name="Tabelle31.A2" office:value-type="string">
              <text:p text:style-name="P94"><text:a xlink:type="simple" xlink:href="#r44"><text:span text:style-name="Code2"><text:span text:style-name="T55">errorCodes</text:span></text:span></text:a></text:p>
              <text:p text:style-name="P96">The error codes this error page is registered for.</text:p>
            </table:table-cell>
            <table:table-cell table:style-name="Tabelle31.C2" office:value-type="string">
              <text:p text:style-name="P91"><text:span text:style-name="Page_20_Reference_20_Font"><text:span text:style-name="T17"><text:bookmark-ref text:reference-format="page" text:ref-name="r44">42</text:bookmark-ref></text:span></text:span></text:p>
            </table:table-cell>
          </table:table-row>
          <table:table-row table:style-name="Tabelle31.1">
            <table:table-cell table:style-name="Tabelle31.A3" office:value-type="string">
              <text:p text:style-name="P90"><text:span text:style-name="Code_20_Small1"><text:span text:style-name="T17">String[]</text:span></text:span></text:p>
            </table:table-cell>
            <table:table-cell table:style-name="Tabelle31.A3" office:value-type="string">
              <text:p text:style-name="P94"><text:a xlink:type="simple" xlink:href="#r43"><text:span text:style-name="Code2"><text:span text:style-name="T55">exceptions</text:span></text:span></text:a></text:p>
              <text:p text:style-name="P96">The exceptions this error page is registered for.</text:p>
            </table:table-cell>
            <table:table-cell table:style-name="Tabelle31.C3" office:value-type="string">
              <text:p text:style-name="P91"><text:span text:style-name="Page_20_Reference_20_Font"><text:span text:style-name="T17"><text:bookmark-ref text:reference-format="page" text:ref-name="r43">42</text:bookmark-ref></text:span></text:span></text:p>
            </table:table-cell>
          </table:table-row>
        </table:table>
        <text:p text:style-name="P37"/>
        <table:table table:name="Tabelle32" table:style-name="Tabelle32">
          <table:table-column table:style-name="Tabelle32.A"/>
          <table:table-row table:style-name="Tabelle32.1">
            <table:table-cell table:style-name="Tabelle32.A1" office:value-type="string">
              <text:p text:style-name="P66"><text:span text:style-name="T29">Fields inherited from class org.osgi.service.http.runtime.</text:span><text:a xlink:type="simple" xlink:href="#r42"><text:span text:style-name="T49">BaseServletDTO</text:span></text:a></text:p>
            </table:table-cell>
          </table:table-row>
          <table:table-row table:style-name="Tabelle32.2">
            <table:table-cell table:style-name="Tabelle32.A2" office:value-type="string">
              <text:p text:style-name="P54"><text:a xlink:type="simple" xlink:href="#r37"><text:span text:style-name="Code2"><text:span text:style-name="T54">asyncSupported</text:span></text:span></text:a><text:span text:style-name="Code2"><text:span text:style-name="T17">, </text:span></text:span><text:a xlink:type="simple" xlink:href="#r38"><text:span text:style-name="Code2"><text:span text:style-name="T54">initParams</text:span></text:span></text:a><text:span text:style-name="Code2"><text:span text:style-name="T17">, </text:span></text:span><text:a xlink:type="simple" xlink:href="#r35"><text:span text:style-name="Code2"><text:span text:style-name="T54">name</text:span></text:span></text:a><text:span text:style-name="Code2"><text:span text:style-name="T17">, </text:span></text:span><text:a xlink:type="simple" xlink:href="#r40"><text:span text:style-name="Code2"><text:span text:style-name="T54">serviceId</text:span></text:span></text:a><text:span text:style-name="Code2"><text:span text:style-name="T17">, </text:span></text:span><text:a xlink:type="simple" xlink:href="#r39"><text:span text:style-name="Code2"><text:span text:style-name="T54">servletContextId</text:span></text:span></text:a><text:span text:style-name="Code2"><text:span text:style-name="T17">, </text:span></text:span><text:a xlink:type="simple" xlink:href="#r36"><text:span text:style-name="Code2"><text:span text:style-name="T54">servletInfo</text:span></text:span></text:a></text:p>
            </table:table-cell>
          </table:table-row>
        </table:table>
        <text:p text:style-name="P37"/>
        <table:table table:name="Tabelle34" table:style-name="Tabelle34">
          <table:table-column table:style-name="Tabelle34.A"/>
          <table:table-column table:style-name="Tabelle34.B"/>
          <table:table-row table:style-name="Tabelle34.1">
            <table:table-cell table:style-name="Tabelle34.A1" office:value-type="string">
              <text:p text:style-name="P88"><text:span text:style-name="Summary_20_Heading_20_Font2"><text:span text:style-name="T17">Constructor Summary</text:span></text:span></text:p>
            </table:table-cell>
            <table:table-cell table:style-name="Tabelle34.A1" office:value-type="string">
              <text:p text:style-name="P89"><text:span text:style-name="Page_20_Reference_20_Font"><text:span text:style-name="T27">Page</text:span></text:span></text:p>
            </table:table-cell>
          </table:table-row>
          <table:table-row table:style-name="Tabelle34.1">
            <table:table-cell table:style-name="Tabelle34.A2" office:value-type="string">
              <text:p text:style-name="P93"><text:a xlink:type="simple" xlink:href="#r45"><text:span text:style-name="Code2"><text:span text:style-name="T55">ErrorPageDTO</text:span></text:span></text:a><text:span text:style-name="Code2"><text:span text:style-name="T17">()</text:span></text:span></text:p>
            </table:table-cell>
            <table:table-cell table:style-name="Tabelle34.B2" office:value-type="string">
              <text:p text:style-name="P91"><text:span text:style-name="Page_20_Reference_20_Font"><text:span text:style-name="T17"><text:bookmark-ref text:reference-format="page" text:ref-name="r45">43</text:bookmark-ref></text:span></text:span></text:p>
            </table:table-cell>
          </table:table-row>
        </table:table>
        <text:p text:style-name="P37"/>
        <table:table table:name="Tabelle35" table:style-name="Tabelle35">
          <table:table-column table:style-name="Tabelle35.A"/>
          <table:table-row table:style-name="Tabelle35.1">
            <table:table-cell table:style-name="Tabelle35.A1" office:value-type="string">
              <text:p text:style-name="P65">Methods inherited from class org.osgi.dto.DTO</text:p>
            </table:table-cell>
          </table:table-row>
          <table:table-row table:style-name="Tabelle35.2">
            <table:table-cell table:style-name="Tabelle35.A2" office:value-type="string">
              <text:p text:style-name="P60"><text:span text:style-name="Code2"><text:span text:style-name="T17">toString</text:span></text:span></text:p>
            </table:table-cell>
          </table:table-row>
        </table:table>
        <text:p text:style-name="P156">Field Detail</text:p>
        <text:p text:style-name="P159"><text:bookmark text:name="r43"/>exceptions</text:p>
        <text:p text:style-name="P50"><text:span text:style-name="Code2">public String[] </text:span><text:span text:style-name="Code2"><text:span text:style-name="T60">exceptions</text:span></text:span></text:p>
        <text:p text:style-name="P73">The exceptions this error page is registered for. This error might be empty.</text:p>
        <text:p text:style-name="P74">See Also:</text:p>
        <text:p text:style-name="P101"><text:a xlink:type="simple" xlink:href="#r62"><text:span text:style-name="Code2"><text:span text:style-name="T54">HttpConstants.HTTP_WHITEBOARD_SERVLET_ERROR_PAGE</text:span></text:span></text:a></text:p>
        <text:p text:style-name="P102"/>
        <text:p text:style-name="P158"><text:bookmark text:name="r44"/>errorCodes</text:p>
        <text:p text:style-name="P50"><text:span text:style-name="Code2">public long[] </text:span><text:span text:style-name="Code2"><text:span text:style-name="T60">errorCodes</text:span></text:span></text:p>
        <text:p text:style-name="P73">The error codes this error page is registered for. This error might be empty.</text:p>
        <text:p text:style-name="P74">See Also:</text:p>
        <text:p text:style-name="P101"><text:a xlink:type="simple" xlink:href="#r62"><text:span text:style-name="Code2"><text:span text:style-name="T54">HttpConstants.HTTP_WHITEBOARD_SERVLET_ERROR_PAGE</text:span></text:span></text:a></text:p>
        <text:p text:style-name="P156"><text:soft-page-break/>Constructor Detail</text:p>
        <text:p text:style-name="P159"><text:bookmark text:name="r45"/>ErrorPageDTO</text:p>
        <text:p text:style-name="P50"><text:span text:style-name="Code2">public </text:span><text:span text:style-name="Code2"><text:span text:style-name="T60">ErrorPageDTO</text:span></text:span><text:span text:style-name="Code2">()</text:span></text:p>
        <text:p text:style-name="P148"><text:bookmark text:name="r56"/>Class FilterDTO</text:p>
        <text:p text:style-name="P83"><text:a xlink:type="simple" xlink:href="#r34"><text:span text:style-name="T53">org.osgi.service.http.runtime</text:span></text:a></text:p>
        <text:p text:style-name="P71"><text:span text:style-name="Code2">java.lang.Object</text:span></text:p>
        <text:p text:style-name="P85"><text:span text:style-name="Code2">  </text:span><text:span text:style-name="Code2"><draw:frame draw:style-name="fr3" draw:name="Grafik9" text:anchor-type="as-char" svg:width="0.397cm" svg:height="0.37cm" draw:z-index="33"><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0" text:anchor-type="as-char" svg:width="0.397cm" svg:height="0.37cm" draw:z-index="34"><draw:image xlink:href="Pictures/100002000000000F0000000E443DCD33.png" xlink:type="simple" xlink:show="embed" xlink:actuate="onLoad"/></draw:frame></text:span><text:span text:style-name="Code2"><text:span text:style-name="T60">org.osgi.service.http.runtime.FilterDTO</text:span></text:span></text:p>
        <text:p text:style-name="P70"/>
        <text:p text:style-name="P103"><text:span text:style-name="Code2">public class </text:span><text:span text:style-name="Code2"><text:span text:style-name="T60">FilterDTO</text:span></text:span></text:p>
        <text:p text:style-name="P50"><text:span text:style-name="Code2">extends org.osgi.dto.DTO</text:span></text:p>
        <text:p text:style-name="P51"><text:span text:style-name="T36">Represents a servlet </text:span><text:span text:style-name="Code2">Filter</text:span><text:span text:style-name="Default_20_Paragraph_20_Font"><text:span text:style-name="T36"> service used by the Http Service runtime.</text:span></text:span></text:p>
        <text:p text:style-name="P84">Since:</text:p>
        <text:p text:style-name="P79">1.3</text:p>
        <text:p text:style-name="P84">NotThreadSafe</text:p>
        <text:p text:style-name="P87"/>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88"><text:span text:style-name="Summary_20_Heading_20_Font2"><text:span text:style-name="T17">Field Summary</text:span></text:span></text:p>
            </table:table-cell>
            <table:covered-table-cell/>
            <table:table-cell table:style-name="Tabelle38.A1" office:value-type="string">
              <text:p text:style-name="P89"><text:span text:style-name="Page_20_Reference_20_Font"><text:span text:style-name="T27">Page</text:span></text:span></text:p>
            </table:table-cell>
          </table:table-row>
          <table:table-row table:style-name="Tabelle38.1">
            <table:table-cell table:style-name="Tabelle38.A2" office:value-type="string">
              <text:p text:style-name="P90"><text:span text:style-name="Code_20_Small1"><text:span text:style-name="T17">boolean</text:span></text:span></text:p>
            </table:table-cell>
            <table:table-cell table:style-name="Tabelle38.A2" office:value-type="string">
              <text:p text:style-name="P94"><text:a xlink:type="simple" xlink:href="#r50"><text:span text:style-name="Code2"><text:span text:style-name="T55">asyncSupported</text:span></text:span></text:a></text:p>
              <text:p text:style-name="P96">Specifies whether the servlet filter supports asynchronous processing.</text:p>
            </table:table-cell>
            <table:table-cell table:style-name="Tabelle38.C2" office:value-type="string">
              <text:p text:style-name="P91"><text:span text:style-name="Page_20_Reference_20_Font"><text:span text:style-name="T17"><text:bookmark-ref text:reference-format="page" text:ref-name="r50">45</text:bookmark-ref></text:span></text:span></text:p>
            </table:table-cell>
          </table:table-row>
          <table:table-row table:style-name="Tabelle38.1">
            <table:table-cell table:style-name="Tabelle38.A3" office:value-type="string">
              <text:p text:style-name="P90"><text:span text:style-name="Code_20_Small1"><text:span text:style-name="T17">String[]</text:span></text:span></text:p>
            </table:table-cell>
            <table:table-cell table:style-name="Tabelle38.A3" office:value-type="string">
              <text:p text:style-name="P94"><text:a xlink:type="simple" xlink:href="#r51"><text:span text:style-name="Code2"><text:span text:style-name="T55">dispatcher</text:span></text:span></text:a></text:p>
              <text:p text:style-name="P96">The dispatcher associations for the servlet filter.</text:p>
            </table:table-cell>
            <table:table-cell table:style-name="Tabelle38.C3" office:value-type="string">
              <text:p text:style-name="P91"><text:span text:style-name="Page_20_Reference_20_Font"><text:span text:style-name="T17"><text:bookmark-ref text:reference-format="page" text:ref-name="r51">45</text:bookmark-ref></text:span></text:span></text:p>
            </table:table-cell>
          </table:table-row>
          <table:table-row table:style-name="Tabelle38.1">
            <table:table-cell table:style-name="Tabelle38.A3" office:value-type="string">
              <text:p text:style-name="P90"><text:span text:style-name="Code_20_Small1"><text:span text:style-name="T17">Map&lt;String,String&gt;</text:span></text:span></text:p>
            </table:table-cell>
            <table:table-cell table:style-name="Tabelle38.A3" office:value-type="string">
              <text:p text:style-name="P94"><text:a xlink:type="simple" xlink:href="#r52"><text:span text:style-name="Code2"><text:span text:style-name="T55">initParams</text:span></text:span></text:a></text:p>
              <text:p text:style-name="P96">The filter initialization parameters.</text:p>
            </table:table-cell>
            <table:table-cell table:style-name="Tabelle38.C3" office:value-type="string">
              <text:p text:style-name="P91"><text:span text:style-name="Page_20_Reference_20_Font"><text:span text:style-name="T17"><text:bookmark-ref text:reference-format="page" text:ref-name="r52">45</text:bookmark-ref></text:span></text:span></text:p>
            </table:table-cell>
          </table:table-row>
          <table:table-row table:style-name="Tabelle38.1">
            <table:table-cell table:style-name="Tabelle38.A3" office:value-type="string">
              <text:p text:style-name="P90"><text:span text:style-name="Code_20_Small1"><text:span text:style-name="T17">String</text:span></text:span></text:p>
            </table:table-cell>
            <table:table-cell table:style-name="Tabelle38.A3" office:value-type="string">
              <text:p text:style-name="P94"><text:a xlink:type="simple" xlink:href="#r47"><text:span text:style-name="Code2"><text:span text:style-name="T55">name</text:span></text:span></text:a></text:p>
              <text:p text:style-name="P96">The name of the servlet filter.</text:p>
            </table:table-cell>
            <table:table-cell table:style-name="Tabelle38.C3" office:value-type="string">
              <text:p text:style-name="P91"><text:span text:style-name="Page_20_Reference_20_Font"><text:span text:style-name="T17"><text:bookmark-ref text:reference-format="page" text:ref-name="r47">44</text:bookmark-ref></text:span></text:span></text:p>
            </table:table-cell>
          </table:table-row>
          <table:table-row table:style-name="Tabelle38.1">
            <table:table-cell table:style-name="Tabelle38.A3" office:value-type="string">
              <text:p text:style-name="P90"><text:span text:style-name="Code_20_Small1"><text:span text:style-name="T17">String[]</text:span></text:span></text:p>
            </table:table-cell>
            <table:table-cell table:style-name="Tabelle38.A3" office:value-type="string">
              <text:p text:style-name="P94"><text:a xlink:type="simple" xlink:href="#r48"><text:span text:style-name="Code2"><text:span text:style-name="T55">patterns</text:span></text:span></text:a></text:p>
              <text:p text:style-name="P96">The request mappings for the servlet filter.</text:p>
            </table:table-cell>
            <table:table-cell table:style-name="Tabelle38.C3" office:value-type="string">
              <text:p text:style-name="P91"><text:span text:style-name="Page_20_Reference_20_Font"><text:span text:style-name="T17"><text:bookmark-ref text:reference-format="page" text:ref-name="r48">45</text:bookmark-ref></text:span></text:span></text:p>
            </table:table-cell>
          </table:table-row>
          <table:table-row table:style-name="Tabelle38.1">
            <table:table-cell table:style-name="Tabelle38.A3" office:value-type="string">
              <text:p text:style-name="P90"><text:span text:style-name="Code_20_Small1"><text:span text:style-name="T17">long</text:span></text:span></text:p>
            </table:table-cell>
            <table:table-cell table:style-name="Tabelle38.A3" office:value-type="string">
              <text:p text:style-name="P94"><text:a xlink:type="simple" xlink:href="#r53"><text:span text:style-name="Code2"><text:span text:style-name="T55">serviceId</text:span></text:span></text:a></text:p>
              <text:p text:style-name="P96">Service property identifying this whiteboard service.</text:p>
            </table:table-cell>
            <table:table-cell table:style-name="Tabelle38.C3" office:value-type="string">
              <text:p text:style-name="P91"><text:span text:style-name="Page_20_Reference_20_Font"><text:span text:style-name="T17"><text:bookmark-ref text:reference-format="page" text:ref-name="r53">45</text:bookmark-ref></text:span></text:span></text:p>
            </table:table-cell>
          </table:table-row>
          <table:table-row table:style-name="Tabelle38.1">
            <table:table-cell table:style-name="Tabelle38.A3" office:value-type="string">
              <text:p text:style-name="P90"><text:span text:style-name="Code_20_Small1"><text:span text:style-name="T17">long</text:span></text:span></text:p>
            </table:table-cell>
            <table:table-cell table:style-name="Tabelle38.A3" office:value-type="string">
              <text:p text:style-name="P94"><text:a xlink:type="simple" xlink:href="#r54"><text:span text:style-name="Code2"><text:span text:style-name="T55">servletContextId</text:span></text:span></text:a></text:p>
              <text:p text:style-name="P95"><text:span text:style-name="T28">The service id of the </text:span><text:span text:style-name="Code2"><text:span text:style-name="T17">ServletContext</text:span></text:span><text:span text:style-name="Default_20_Paragraph_20_Font"><text:span text:style-name="T28"> for the servlet filter.</text:span></text:span></text:p>
            </table:table-cell>
            <table:table-cell table:style-name="Tabelle38.C3" office:value-type="string">
              <text:p text:style-name="P91"><text:span text:style-name="Page_20_Reference_20_Font"><text:span text:style-name="T17"><text:bookmark-ref text:reference-format="page" text:ref-name="r54">46</text:bookmark-ref></text:span></text:span></text:p>
            </table:table-cell>
          </table:table-row>
          <table:table-row table:style-name="Tabelle38.1">
            <table:table-cell table:style-name="Tabelle38.A3" office:value-type="string">
              <text:p text:style-name="P90"><text:span text:style-name="Code_20_Small1"><text:span text:style-name="T17">String[]</text:span></text:span></text:p>
            </table:table-cell>
            <table:table-cell table:style-name="Tabelle38.A3" office:value-type="string">
              <text:p text:style-name="P94"><text:a xlink:type="simple" xlink:href="#r49"><text:span text:style-name="Code2"><text:span text:style-name="T55">servletNames</text:span></text:span></text:a></text:p>
              <text:p text:style-name="P96">The servlet names for the servlet filter.</text:p>
            </table:table-cell>
            <table:table-cell table:style-name="Tabelle38.C3" office:value-type="string">
              <text:p text:style-name="P91"><text:span text:style-name="Page_20_Reference_20_Font"><text:span text:style-name="T17"><text:bookmark-ref text:reference-format="page" text:ref-name="r49">45</text:bookmark-ref></text:span></text:span></text:p>
            </table:table-cell>
          </table:table-row>
        </table:table>
        <text:p text:style-name="P37"/>
        <table:table table:name="Tabelle39" table:style-name="Tabelle39">
          <table:table-column table:style-name="Tabelle39.A"/>
          <table:table-column table:style-name="Tabelle39.B"/>
          <table:table-row table:style-name="Tabelle39.1">
            <table:table-cell table:style-name="Tabelle39.A1" office:value-type="string">
              <text:p text:style-name="P88"><text:span text:style-name="Summary_20_Heading_20_Font2"><text:span text:style-name="T17">Constructor Summary</text:span></text:span></text:p>
            </table:table-cell>
            <table:table-cell table:style-name="Tabelle39.A1" office:value-type="string">
              <text:p text:style-name="P89"><text:span text:style-name="Page_20_Reference_20_Font"><text:span text:style-name="T27">Page</text:span></text:span></text:p>
            </table:table-cell>
          </table:table-row>
          <table:table-row table:style-name="Tabelle39.1">
            <table:table-cell table:style-name="Tabelle39.A2" office:value-type="string">
              <text:p text:style-name="P93"><text:a xlink:type="simple" xlink:href="#r55"><text:span text:style-name="Code2"><text:span text:style-name="T55">FilterDTO</text:span></text:span></text:a><text:span text:style-name="Code2"><text:span text:style-name="T17">()</text:span></text:span></text:p>
            </table:table-cell>
            <table:table-cell table:style-name="Tabelle39.B2" office:value-type="string">
              <text:p text:style-name="P91"><text:span text:style-name="Page_20_Reference_20_Font"><text:span text:style-name="T17"><text:bookmark-ref text:reference-format="page" text:ref-name="r55">46</text:bookmark-ref></text:span></text:span></text:p>
            </table:table-cell>
          </table:table-row>
        </table:table>
        <text:p text:style-name="P37"/>
        <table:table table:name="Tabelle41" table:style-name="Tabelle41">
          <table:table-column table:style-name="Tabelle41.A"/>
          <table:table-row table:style-name="Tabelle41.1">
            <table:table-cell table:style-name="Tabelle41.A1" office:value-type="string">
              <text:p text:style-name="P65">Methods inherited from class org.osgi.dto.DTO</text:p>
            </table:table-cell>
          </table:table-row>
          <table:table-row table:style-name="Tabelle41.2">
            <table:table-cell table:style-name="Tabelle41.A2" office:value-type="string">
              <text:p text:style-name="P60"><text:span text:style-name="Code2"><text:span text:style-name="T17">toString</text:span></text:span></text:p>
            </table:table-cell>
          </table:table-row>
        </table:table>
        <text:p text:style-name="P156">Field Detail</text:p>
        <text:p text:style-name="P159"><text:bookmark text:name="r47"/>name</text:p>
        <text:p text:style-name="P50"><text:span text:style-name="Code2">public String </text:span><text:span text:style-name="Code2"><text:span text:style-name="T60">name</text:span></text:span></text:p>
        <text:p text:style-name="P73">The name of the servlet filter.</text:p>
        <text:p text:style-name="P74">See Also:</text:p>
        <text:p text:style-name="P101"><text:a xlink:type="simple" xlink:href="#r64"><text:span text:style-name="Code2"><text:span text:style-name="T54">HttpConstants.HTTP_WHITEBOARD_FILTER_NAME</text:span></text:span></text:a></text:p>
        <text:p text:style-name="P102"/>
        <text:p text:style-name="P158"><text:bookmark text:name="r48"/><text:soft-page-break/>patterns</text:p>
        <text:p text:style-name="P50"><text:span text:style-name="Code2">public String[] </text:span><text:span text:style-name="Code2"><text:span text:style-name="T60">patterns</text:span></text:span></text:p>
        <text:p text:style-name="P75">The request mappings for the servlet filter.</text:p>
        <text:p text:style-name="P73">The specified patterns are used to determine whether a request should be mapped to the servlet filter.</text:p>
        <text:p text:style-name="P74">See Also:</text:p>
        <text:p text:style-name="P101"><text:a xlink:type="simple" xlink:href="#r65"><text:span text:style-name="Code2"><text:span text:style-name="T54">HttpConstants.HTTP_WHITEBOARD_FILTER_PATTERN</text:span></text:span></text:a></text:p>
        <text:p text:style-name="P102"/>
        <text:p text:style-name="P158"><text:bookmark text:name="r49"/>servletNames</text:p>
        <text:p text:style-name="P50"><text:span text:style-name="Code2">public String[] </text:span><text:span text:style-name="Code2"><text:span text:style-name="T60">servletNames</text:span></text:span></text:p>
        <text:p text:style-name="P75">The servlet names for the servlet filter.</text:p>
        <text:p text:style-name="P73">The specified names are used to determine the servlets whose requests should be mapped to the servlet filter.</text:p>
        <text:p text:style-name="P74">See Also:</text:p>
        <text:p text:style-name="P101"><text:a xlink:type="simple" xlink:href="#r64"><text:span text:style-name="Code2"><text:span text:style-name="T54">HttpConstants.HTTP_WHITEBOARD_FILTER_NAME</text:span></text:span></text:a></text:p>
        <text:p text:style-name="P102"/>
        <text:p text:style-name="P158"><text:bookmark text:name="r50"/>asyncSupported</text:p>
        <text:p text:style-name="P50"><text:span text:style-name="Code2">public boolean </text:span><text:span text:style-name="Code2"><text:span text:style-name="T60">asyncSupported</text:span></text:span></text:p>
        <text:p text:style-name="P73">Specifies whether the servlet filter supports asynchronous processing.</text:p>
        <text:p text:style-name="P74">See Also:</text:p>
        <text:p text:style-name="P101"><text:a xlink:type="simple" xlink:href="#r67"><text:span text:style-name="Code2"><text:span text:style-name="T54">HttpConstants.HTTP_WHITEBOARD_FILTER_ASYNC_SUPPORTED</text:span></text:span></text:a></text:p>
        <text:p text:style-name="P102"/>
        <text:p text:style-name="P158"><text:bookmark text:name="r51"/>dispatcher</text:p>
        <text:p text:style-name="P50"><text:span text:style-name="Code2">public String[] </text:span><text:span text:style-name="Code2"><text:span text:style-name="T60">dispatcher</text:span></text:span></text:p>
        <text:p text:style-name="P75">The dispatcher associations for the servlet filter.</text:p>
        <text:p text:style-name="P73">The specified names are used to determine in what occasions the servlet filter is called</text:p>
        <text:p text:style-name="P74">See Also:</text:p>
        <text:p text:style-name="P101"><text:a xlink:type="simple" xlink:href="#r68"><text:span text:style-name="Code2"><text:span text:style-name="T54">HttpConstants.HTTP_WHITEBOARD_FILTER_DISPATCHER</text:span></text:span></text:a></text:p>
        <text:p text:style-name="P102"/>
        <text:p text:style-name="P158"><text:bookmark text:name="r52"/>initParams</text:p>
        <text:p text:style-name="P50"><text:span text:style-name="Code2">public Map&lt;String,String&gt; </text:span><text:span text:style-name="Code2"><text:span text:style-name="T60">initParams</text:span></text:span></text:p>
        <text:p text:style-name="P73">The filter initialization parameters.</text:p>
        <text:p text:style-name="P104"/>
        <text:p text:style-name="P158"><text:bookmark text:name="r53"/>serviceId</text:p>
        <text:p text:style-name="P50"><text:span text:style-name="Code2">public long </text:span><text:span text:style-name="Code2"><text:span text:style-name="T60">serviceId</text:span></text:span></text:p>
        <text:p text:style-name="P72"><text:soft-page-break/><text:span text:style-name="T36">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6"> set to this value.</text:span></text:span></text:p>
        <text:p text:style-name="P104"/>
        <text:p text:style-name="P158"><text:bookmark text:name="r54"/>servletContextId</text:p>
        <text:p text:style-name="P50"><text:span text:style-name="Code2">public long </text:span><text:span text:style-name="Code2"><text:span text:style-name="T60">servletContextId</text:span></text:span></text:p>
        <text:p text:style-name="P72"><text:span text:style-name="T36">The service id of the </text:span><text:span text:style-name="Code2">ServletContext</text:span><text:span text:style-name="Default_20_Paragraph_20_Font"><text:span text:style-name="T36"> for the servlet filter.</text:span></text:span></text:p>
        <text:p text:style-name="P157">Constructor Detail</text:p>
        <text:p text:style-name="P159"><text:bookmark text:name="r55"/>FilterDTO</text:p>
        <text:p text:style-name="P50"><text:span text:style-name="Code2">public </text:span><text:span text:style-name="Code2"><text:span text:style-name="T60">FilterDTO</text:span></text:span><text:span text:style-name="Code2">()</text:span></text:p>
        <text:p text:style-name="P149"><text:bookmark text:name="r77"/>Class HttpConstants</text:p>
        <text:p text:style-name="P83"><text:a xlink:type="simple" xlink:href="#r34"><text:span text:style-name="T53">org.osgi.service.http.runtime</text:span></text:a></text:p>
        <text:p text:style-name="P71"><text:span text:style-name="Code2">java.lang.Object</text:span></text:p>
        <text:p text:style-name="P39"><text:span text:style-name="Code2">  </text:span><text:span text:style-name="Code2"><draw:frame draw:style-name="fr3" draw:name="Grafik11" text:anchor-type="as-char" svg:width="0.397cm" svg:height="0.37cm" draw:z-index="35"><draw:image xlink:href="Pictures/100002000000000F0000000E443DCD33.png" xlink:type="simple" xlink:show="embed" xlink:actuate="onLoad"/></draw:frame></text:span><text:span text:style-name="Code2"><text:span text:style-name="T60">org.osgi.service.http.runtime.HttpConstants</text:span></text:span></text:p>
        <text:p text:style-name="P70"/>
        <text:p text:style-name="P103"><text:span text:style-name="Code2">final public class </text:span><text:span text:style-name="Code2"><text:span text:style-name="T60">HttpConstants</text:span></text:span></text:p>
        <text:p text:style-name="P50"><text:span text:style-name="Code2">extends Object</text:span></text:p>
        <text:p text:style-name="P49">Defines standard names for Http Service constants.</text:p>
        <text:p text:style-name="P84">Since:</text:p>
        <text:p text:style-name="P79">1.3</text:p>
        <text:p text:style-name="P87"/>
        <table:table table:name="Tabelle48" table:style-name="Tabelle48">
          <table:table-column table:style-name="Tabelle48.A"/>
          <table:table-column table:style-name="Tabelle48.B"/>
          <table:table-column table:style-name="Tabelle48.C"/>
          <table:table-row table:style-name="Tabelle48.1">
            <table:table-cell table:style-name="Tabelle48.A1" table:number-columns-spanned="2" office:value-type="string">
              <text:p text:style-name="P88"><text:span text:style-name="Summary_20_Heading_20_Font2"><text:span text:style-name="T17">Field Summary</text:span></text:span></text:p>
            </table:table-cell>
            <table:covered-table-cell/>
            <table:table-cell table:style-name="Tabelle48.A1" office:value-type="string">
              <text:p text:style-name="P89"><text:span text:style-name="Page_20_Reference_20_Font"><text:span text:style-name="T27">Page</text:span></text:span></text:p>
            </table:table-cell>
          </table:table-row>
          <table:table-row table:style-name="Tabelle48.1">
            <table:table-cell table:style-name="Tabelle48.A2" office:value-type="string">
              <text:p text:style-name="P90"><text:span text:style-name="Code_20_Small1"><text:span text:style-name="T17">static String</text:span></text:span></text:p>
            </table:table-cell>
            <table:table-cell table:style-name="Tabelle48.A2" office:value-type="string">
              <text:p text:style-name="P94"><text:a xlink:type="simple" xlink:href="#r72"><text:span text:style-name="Code2"><text:span text:style-name="T55">DISPATCHER_ASYNC</text:span></text:span></text:a></text:p>
              <text:p text:style-name="P97"><text:span text:style-name="T28">Possible value for the </text:span><text:a xlink:type="simple" xlink:href="#r68"><text:span text:style-name="Code2"><text:span text:style-name="T54">HTTP_WHITEBOARD_FILTER_DISPATCHER</text:span></text:span></text:a><text:span text:style-name="Default_20_Paragraph_20_Font"><text:span text:style-name="T28"> property indicating the filter is applied in the async context.</text:span></text:span></text:p>
            </table:table-cell>
            <table:table-cell table:style-name="Tabelle48.C2" office:value-type="string">
              <text:p text:style-name="P91"><text:span text:style-name="Page_20_Reference_20_Font"><text:span text:style-name="T17"><text:bookmark-ref text:reference-format="page" text:ref-name="r72">52</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3"><text:span text:style-name="Code2"><text:span text:style-name="T55">DISPATCHER_ERROR</text:span></text:span></text:a></text:p>
              <text:p text:style-name="P97"><text:span text:style-name="T28">Possible value for the </text:span><text:a xlink:type="simple" xlink:href="#r68"><text:span text:style-name="Code2"><text:span text:style-name="T54">HTTP_WHITEBOARD_FILTER_DISPATCHER</text:span></text:span></text:a><text:span text:style-name="Default_20_Paragraph_20_Font"><text:span text:style-name="T28"> property indicating the filter is applied when an error page is called.</text:span></text:span></text:p>
            </table:table-cell>
            <table:table-cell table:style-name="Tabelle48.C3" office:value-type="string">
              <text:p text:style-name="P91"><text:span text:style-name="Page_20_Reference_20_Font"><text:span text:style-name="T17"><text:bookmark-ref text:reference-format="page" text:ref-name="r73">52</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1"><text:span text:style-name="Code2"><text:span text:style-name="T55">DISPATCHER_FORWARD</text:span></text:span></text:a></text:p>
              <text:p text:style-name="P97"><text:span text:style-name="T28">Possible value for the </text:span><text:a xlink:type="simple" xlink:href="#r68"><text:span text:style-name="Code2"><text:span text:style-name="T54">HTTP_WHITEBOARD_FILTER_DISPATCHER</text:span></text:span></text:a><text:span text:style-name="Default_20_Paragraph_20_Font"><text:span text:style-name="T28"> property indicating the filter is applied to forward calls to the dispatcher.</text:span></text:span></text:p>
            </table:table-cell>
            <table:table-cell table:style-name="Tabelle48.C3" office:value-type="string">
              <text:p text:style-name="P91"><text:span text:style-name="Page_20_Reference_20_Font"><text:span text:style-name="T17"><text:bookmark-ref text:reference-format="page" text:ref-name="r71">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0"><text:span text:style-name="Code2"><text:span text:style-name="T55">DISPATCHER_INCLUDE</text:span></text:span></text:a></text:p>
              <text:p text:style-name="P97"><text:span text:style-name="T28">Possible value for the </text:span><text:a xlink:type="simple" xlink:href="#r68"><text:span text:style-name="Code2"><text:span text:style-name="T54">HTTP_WHITEBOARD_FILTER_DISPATCHER</text:span></text:span></text:a><text:span text:style-name="Default_20_Paragraph_20_Font"><text:span text:style-name="T28"> property indicating the filter is applied to include calls to the dispatcher.</text:span></text:span></text:p>
            </table:table-cell>
            <table:table-cell table:style-name="Tabelle48.C3" office:value-type="string">
              <text:p text:style-name="P91"><text:span text:style-name="Page_20_Reference_20_Font"><text:span text:style-name="T17"><text:bookmark-ref text:reference-format="page" text:ref-name="r70">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9"><text:span text:style-name="Code2"><text:span text:style-name="T55">DISPATCHER_REQUEST</text:span></text:span></text:a></text:p>
              <text:p text:style-name="P97"><text:span text:style-name="T28">Possible value for the </text:span><text:a xlink:type="simple" xlink:href="#r68"><text:span text:style-name="Code2"><text:span text:style-name="T54">HTTP_WHITEBOARD_FILTER_DISPATCHER</text:span></text:span></text:a><text:span text:style-name="Default_20_Paragraph_20_Font"><text:span text:style-name="T28"> property indicating the filter is applied to client requests.</text:span></text:span></text:p>
            </table:table-cell>
            <table:table-cell table:style-name="Tabelle48.C3" office:value-type="string">
              <text:p text:style-name="P91"><text:span text:style-name="Page_20_Reference_20_Font"><text:span text:style-name="T17"><text:bookmark-ref text:reference-format="page" text:ref-name="r69">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6"><text:span text:style-name="Code2"><text:span text:style-name="T55">HTTP_SERVICE_ENDPOINT_ATTRIBUTE</text:span></text:span></text:a></text:p>
              <text:p text:style-name="P96">Http Service runtime registration property specifying the endpoints upon which the Http Service runtime is listening.</text:p>
            </table:table-cell>
            <table:table-cell table:style-name="Tabelle48.C3" office:value-type="string">
              <text:p text:style-name="P91"><text:span text:style-name="Page_20_Reference_20_Font"><text:span text:style-name="T17"><text:bookmark-ref text:reference-format="page" text:ref-name="r76">52</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57"><text:span text:style-name="Code2"><text:span text:style-name="T55">HTTP_WHITEBOARD_CONTEXT_NAME</text:span></text:span></text:a></text:p>
              <text:p text:style-name="P97"><text:span text:style-name="T28">Service property specifying the name(s) of an </text:span><text:a xlink:type="simple" xlink:href="#r32"><text:span text:style-name="Code2"><text:span text:style-name="T54">ServletContextHelper</text:span></text:span></text:a><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57">48</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58"><text:span text:style-name="Code2"><text:span text:style-name="T55">HTTP_WHITEBOARD_CONTEXT_PATH</text:span></text:span></text:a></text:p>
              <text:p text:style-name="P97"><text:span text:style-name="T28">Service property specifying the path of an </text:span><text:a xlink:type="simple" xlink:href="#r32"><text:span text:style-name="Code2"><text:span text:style-name="T54">ServletContextHelper</text:span></text:span></text:a><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58">48</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59"><text:span text:style-name="Code2"><text:span text:style-name="T55">HTTP_WHITEBOARD_CONTEXT_SELECT</text:span></text:span></text:a></text:p>
              <text:p text:style-name="P97"><text:span text:style-name="T28">Service property referencing the </text:span><text:a xlink:type="simple" xlink:href="#r32"><text:span text:style-name="Code2"><text:span text:style-name="T54">ServletContextHelper</text:span></text:span></text:a><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59">48</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7"><text:span text:style-name="Code2"><text:span text:style-name="T55">HTTP_WHITEBOARD_FILTER_ASYNC_SUPPORTED</text:span></text:span></text:a></text:p>
              <text:p text:style-name="P95"><text:span text:style-name="T28">Service property specifying whether a </text:span><text:span text:style-name="Code2"><text:span text:style-name="T17">Filter</text:span></text:span><text:span text:style-name="Default_20_Paragraph_20_Font"><text:span text:style-name="T28"> service supports asynchronous processing.</text:span></text:span></text:p>
            </table:table-cell>
            <table:table-cell table:style-name="Tabelle48.C3" office:value-type="string">
              <text:p text:style-name="P91"><text:span text:style-name="Page_20_Reference_20_Font"><text:span text:style-name="T17"><text:bookmark-ref text:reference-format="page" text:ref-name="r67">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8"><text:span text:style-name="Code2"><text:span text:style-name="T55">HTTP_WHITEBOARD_FILTER_DISPATCHER</text:span></text:span></text:a></text:p>
              <text:p text:style-name="P95"><text:span text:style-name="T28">Service property specifying the dispatcher handling of a </text:span><text:span text:style-name="Code2"><text:span text:style-name="T17">Filter</text:span></text:span><text:span text:style-name="Default_20_Paragraph_20_Font"><text:span text:style-name="T28">.</text:span></text:span></text:p>
            </table:table-cell>
            <table:table-cell table:style-name="Tabelle48.C3" office:value-type="string">
              <text:p text:style-name="P91"><text:span text:style-name="Page_20_Reference_20_Font"><text:span text:style-name="T17"><text:bookmark-ref text:reference-format="page" text:ref-name="r68">51</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4"><text:span text:style-name="Code2"><text:span text:style-name="T55">HTTP_WHITEBOARD_FILTER_NAME</text:span></text:span></text:a></text:p>
              <text:p text:style-name="P95"><text:span text:style-name="T28">Service property specifying the servlet filter name of a </text:span><text:span text:style-name="Code2"><text:span text:style-name="T17">Filter</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4">50</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5"><text:span text:style-name="Code2"><text:span text:style-name="T55">HTTP_WHITEBOARD_FILTER_PATTERN</text:span></text:span></text:a></text:p>
              <text:p text:style-name="P95"><text:span text:style-name="T28">Service property specifying the request mappings for a </text:span><text:span text:style-name="Code2"><text:span text:style-name="T17">Filter</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5">50</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6"><text:span text:style-name="Code2"><text:span text:style-name="T55">HTTP_WHITEBOARD_FILTER_SERVLET</text:span></text:span></text:a></text:p>
              <text:p text:style-name="P97"><text:span text:style-name="T28">Service property specifying the </text:span><text:a xlink:type="simple" xlink:href="#r60"><text:span text:style-name="Code2"><text:span text:style-name="T54">servlet names</text:span></text:span></text:a><text:span text:style-name="Default_20_Paragraph_20_Font"><text:span text:style-name="T28"> for a </text:span></text:span><text:span text:style-name="Code2"><text:span text:style-name="T17">Filter</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6">50</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4"><text:span text:style-name="Code2"><text:span text:style-name="T55">HTTP_WHITEBOARD_RESOURCE_PREFIX</text:span></text:span></text:a></text:p>
              <text:p text:style-name="P95"><text:span text:style-name="T28">Service property specifying the resource entry prefix for a </text:span><text:span text:style-name="Code2"><text:span text:style-name="T17">Servlet</text:span></text:span><text:span text:style-name="Default_20_Paragraph_20_Font"><text:span text:style-name="T28"> servlet service.</text:span></text:span></text:p>
            </table:table-cell>
            <table:table-cell table:style-name="Tabelle48.C3" office:value-type="string">
              <text:p text:style-name="P91"><text:span text:style-name="Page_20_Reference_20_Font"><text:span text:style-name="T17"><text:bookmark-ref text:reference-format="page" text:ref-name="r74">52</text:bookmark-ref></text:span></text:span></text:p>
            </table:table-cell>
          </table:table-row>
          <text:soft-page-break/>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3"><text:span text:style-name="Code2"><text:span text:style-name="T55">HTTP_WHITEBOARD_SERVLET_ASYNC_SUPPORTED</text:span></text:span></text:a></text:p>
              <text:p text:style-name="P95"><text:span text:style-name="T28">Service property specifying whether a </text:span><text:span text:style-name="Code2"><text:span text:style-name="T17">Servlet</text:span></text:span><text:span text:style-name="Default_20_Paragraph_20_Font"><text:span text:style-name="T28"> service supports asynchronous processing.</text:span></text:span></text:p>
            </table:table-cell>
            <table:table-cell table:style-name="Tabelle48.C3" office:value-type="string">
              <text:p text:style-name="P91"><text:span text:style-name="Page_20_Reference_20_Font"><text:span text:style-name="T17"><text:bookmark-ref text:reference-format="page" text:ref-name="r63">50</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2"><text:span text:style-name="Code2"><text:span text:style-name="T55">HTTP_WHITEBOARD_SERVLET_ERROR_PAGE</text:span></text:span></text:a></text:p>
              <text:p text:style-name="P95"><text:span text:style-name="T28">Service property specifying whether a </text:span><text:span text:style-name="Code2"><text:span text:style-name="T17">Servlet</text:span></text:span><text:span text:style-name="Default_20_Paragraph_20_Font"><text:span text:style-name="T28"> service acts as an error page.</text:span></text:span></text:p>
            </table:table-cell>
            <table:table-cell table:style-name="Tabelle48.C3" office:value-type="string">
              <text:p text:style-name="P91"><text:span text:style-name="Page_20_Reference_20_Font"><text:span text:style-name="T17"><text:bookmark-ref text:reference-format="page" text:ref-name="r62">49</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0"><text:span text:style-name="Code2"><text:span text:style-name="T55">HTTP_WHITEBOARD_SERVLET_NAME</text:span></text:span></text:a></text:p>
              <text:p text:style-name="P95"><text:span text:style-name="T28">Service property specifying the servlet name of a </text:span><text:span text:style-name="Code2"><text:span text:style-name="T17">Servlet</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0">49</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61"><text:span text:style-name="Code2"><text:span text:style-name="T55">HTTP_WHITEBOARD_SERVLET_PATTERN</text:span></text:span></text:a></text:p>
              <text:p text:style-name="P95"><text:span text:style-name="T28">Service property specifying the request mappings for a </text:span><text:span text:style-name="Code2"><text:span text:style-name="T17">Servlet</text:span></text:span><text:span text:style-name="Default_20_Paragraph_20_Font"><text:span text:style-name="T28"> service.</text:span></text:span></text:p>
            </table:table-cell>
            <table:table-cell table:style-name="Tabelle48.C3" office:value-type="string">
              <text:p text:style-name="P91"><text:span text:style-name="Page_20_Reference_20_Font"><text:span text:style-name="T17"><text:bookmark-ref text:reference-format="page" text:ref-name="r61">49</text:bookmark-ref></text:span></text:span></text:p>
            </table:table-cell>
          </table:table-row>
          <table:table-row table:style-name="Tabelle48.1">
            <table:table-cell table:style-name="Tabelle48.A3" office:value-type="string">
              <text:p text:style-name="P90"><text:span text:style-name="Code_20_Small1"><text:span text:style-name="T17">static String</text:span></text:span></text:p>
            </table:table-cell>
            <table:table-cell table:style-name="Tabelle48.A3" office:value-type="string">
              <text:p text:style-name="P94"><text:a xlink:type="simple" xlink:href="#r75"><text:span text:style-name="Code2"><text:span text:style-name="T55">HTTP_WHITEBOARD_TARGET</text:span></text:span></text:a></text:p>
              <text:p text:style-name="P96">Service property specifying the target filter to select the Http Service runtime to process the service.</text:p>
            </table:table-cell>
            <table:table-cell table:style-name="Tabelle48.C3" office:value-type="string">
              <text:p text:style-name="P91"><text:span text:style-name="Page_20_Reference_20_Font"><text:span text:style-name="T17"><text:bookmark-ref text:reference-format="page" text:ref-name="r75">52</text:bookmark-ref></text:span></text:span></text:p>
            </table:table-cell>
          </table:table-row>
        </table:table>
        <text:p text:style-name="P156">Field Detail</text:p>
        <text:p text:style-name="P159"><text:bookmark text:name="r57"/>HTTP_WHITEBOARD_CONTEXT_NAME</text:p>
        <text:p text:style-name="P50"><text:span text:style-name="Code2">public static final String </text:span><text:span text:style-name="Code2"><text:span text:style-name="T60">HTTP_WHITEBOARD_CONTEXT_NAME</text:span></text:span><text:span text:style-name="Code2"> = "osgi.http.whiteboard.context.name"</text:span></text:p>
        <text:p text:style-name="P76"><text:span text:style-name="T36">Service property specifying the name(s) of an </text:span><text:a xlink:type="simple" xlink:href="#r32"><text:span text:style-name="Code2"><text:span text:style-name="T54">ServletContextHelper</text:span></text:span></text:a><text:span text:style-name="Default_20_Paragraph_20_Font"><text:span text:style-name="T36"> service.</text:span></text:span></text:p>
        <text:p text:style-name="P76"><text:span text:style-name="T36">For </text:span><text:a xlink:type="simple" xlink:href="#r32"><text:span text:style-name="Code2"><text:span text:style-name="T54">ServletContextHelper</text:span></text:span></text:a><text:span text:style-name="Default_20_Paragraph_20_Font"><text:span text:style-name="T36"> services, this service property must be specified. Context services without this service property must be ignored.</text:span></text:span></text:p>
        <text:p text:style-name="P76"><text:span text:style-name="T36">Servlet, listener, servlet filter, and resource servlet services might refer to a specific </text:span><text:a xlink:type="simple" xlink:href="#r32"><text:span text:style-name="Code2"><text:span text:style-name="T54">ServletContextHelper</text:span></text:span></text:a><text:span text:style-name="Default_20_Paragraph_20_Font"><text:span text:style-name="T36"> service referencing the name with the </text:span></text:span><text:a xlink:type="simple" xlink:href="#r59"><text:span text:style-name="Code2"><text:span text:style-name="T54">HTTP_WHITEBOARD_CONTEXT_SELECT</text:span></text:span></text:a><text:span text:style-name="Default_20_Paragraph_20_Font"><text:span text:style-name="T36"> property.</text:span></text:span></text:p>
        <text:p text:style-name="P72"><text:span text:style-name="T36">For </text:span><text:a xlink:type="simple" xlink:href="#r32"><text:span text:style-name="Code2"><text:span text:style-name="T54">ServletContextHelper</text:span></text:span></text:a><text:span text:style-name="Default_20_Paragraph_20_Font"><text:span text:style-name="T36"> services, the value of this service property must be of type </text:span></text:span><text:span text:style-name="Code2">String</text:span><text:span text:style-name="Default_20_Paragraph_20_Font"><text:span text:style-name="T36">, </text:span></text:span><text:span text:style-name="Code2">String[]</text:span><text:span text:style-name="Default_20_Paragraph_20_Font"><text:span text:style-name="T36">, or </text:span></text:span><text:span text:style-name="Code2">Collection&lt;String&gt;</text:span><text:span text:style-name="Default_20_Paragraph_20_Font"><text:span text:style-name="T36">. Each value must follow the "symbolic-name" specification from Section 1.3.2 of the OSGi Core Specification.</text:span></text:span></text:p>
        <text:p text:style-name="P74">See Also:</text:p>
        <text:p text:style-name="P101"><text:a xlink:type="simple" xlink:href="#r58"><text:span text:style-name="Code2"><text:span text:style-name="T54">HTTP_WHITEBOARD_CONTEXT_PATH</text:span></text:span></text:a><text:span text:style-name="Default_20_Paragraph_20_Font"><text:span text:style-name="T36">, </text:span></text:span><text:a xlink:type="simple" xlink:href="#r59"><text:span text:style-name="Code2"><text:span text:style-name="T54">HTTP_WHITEBOARD_CONTEXT_SELECT</text:span></text:span></text:a></text:p>
        <text:p text:style-name="P102"/>
        <text:p text:style-name="P158"><text:bookmark text:name="r58"/>HTTP_WHITEBOARD_CONTEXT_PATH</text:p>
        <text:p text:style-name="P50"><text:span text:style-name="Code2">public static final String </text:span><text:span text:style-name="Code2"><text:span text:style-name="T60">HTTP_WHITEBOARD_CONTEXT_PATH</text:span></text:span><text:span text:style-name="Code2"> = "osgi.http.whiteboard.context.path"</text:span></text:p>
        <text:p text:style-name="P76"><text:span text:style-name="T36">Service property specifying the path of an </text:span><text:a xlink:type="simple" xlink:href="#r32"><text:span text:style-name="Code2"><text:span text:style-name="T54">ServletContextHelper</text:span></text:span></text:a><text:span text:style-name="Default_20_Paragraph_20_Font"><text:span text:style-name="T36"> service.</text:span></text:span></text:p>
        <text:p text:style-name="P76"><text:span text:style-name="T36">For </text:span><text:a xlink:type="simple" xlink:href="#r32"><text:span text:style-name="Code2"><text:span text:style-name="T54">ServletContextHelper</text:span></text:span></text:a><text:span text:style-name="Default_20_Paragraph_20_Font"><text:span text:style-name="T36"> services this service property is optional.</text:span></text:span></text:p>
        <text:p text:style-name="P75">This property defines a context path under which all whiteboard services are registered. Having different contexts with different paths allows to separate the URL space.</text:p>
        <text:p text:style-name="P72"><text:span text:style-name="T36">For </text:span><text:a xlink:type="simple" xlink:href="#r32"><text:span text:style-name="Code2"><text:span text:style-name="T54">ServletContextHelper</text:span></text:span></text:a><text:span text:style-name="Default_20_Paragraph_20_Font"><text:span text:style-name="T36"> services, the value of this service property must be of type </text:span></text:span><text:span text:style-name="Code2">String</text:span></text:p>
        <text:p text:style-name="P74">See Also:</text:p>
        <text:p text:style-name="P101"><text:a xlink:type="simple" xlink:href="#r57"><text:span text:style-name="Code2"><text:span text:style-name="T54">HTTP_WHITEBOARD_CONTEXT_NAME</text:span></text:span></text:a><text:span text:style-name="Default_20_Paragraph_20_Font"><text:span text:style-name="T36">, </text:span></text:span><text:a xlink:type="simple" xlink:href="#r59"><text:span text:style-name="Code2"><text:span text:style-name="T54">HTTP_WHITEBOARD_CONTEXT_SELECT</text:span></text:span></text:a></text:p>
        <text:p text:style-name="P102"/>
        <text:p text:style-name="P158"><text:bookmark text:name="r59"/>HTTP_WHITEBOARD_CONTEXT_SELECT</text:p>
        <text:p text:style-name="P50"><text:span text:style-name="Code2">public static final String </text:span><text:span text:style-name="Code2"><text:span text:style-name="T60">HTTP_WHITEBOARD_CONTEXT_SELECT</text:span></text:span><text:span text:style-name="Code2"> = "osgi.http.whiteboard.context.select"</text:span></text:p>
        <text:p text:style-name="P76"><text:span text:style-name="T36">Service property referencing the </text:span><text:a xlink:type="simple" xlink:href="#r32"><text:span text:style-name="Code2"><text:span text:style-name="T54">ServletContextHelper</text:span></text:span></text:a><text:span text:style-name="Default_20_Paragraph_20_Font"><text:span text:style-name="T36"> service.</text:span></text:span></text:p>
        <text:p text:style-name="P75"><text:soft-page-break/>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pan text:style-name="T36">For servlet, listener, servlet filter, or resource servlet services, the value of this service property must be of type </text:span><text:span text:style-name="Code2">String</text:span><text:span text:style-name="Default_20_Paragraph_20_Font"><text:span text:style-name="T36">.</text:span></text:span></text:p>
        <text:p text:style-name="P74">See Also:</text:p>
        <text:p text:style-name="P101"><text:a xlink:type="simple" xlink:href="#r57"><text:span text:style-name="Code2"><text:span text:style-name="T54">HTTP_WHITEBOARD_CONTEXT_NAME</text:span></text:span></text:a><text:span text:style-name="Default_20_Paragraph_20_Font"><text:span text:style-name="T36">, </text:span></text:span><text:a xlink:type="simple" xlink:href="#r58"><text:span text:style-name="Code2"><text:span text:style-name="T54">HTTP_WHITEBOARD_CONTEXT_PATH</text:span></text:span></text:a></text:p>
        <text:p text:style-name="P102"/>
        <text:p text:style-name="P158"><text:bookmark text:name="r60"/>HTTP_WHITEBOARD_SERVLET_NAME</text:p>
        <text:p text:style-name="P50"><text:span text:style-name="Code2">public static final String </text:span><text:span text:style-name="Code2"><text:span text:style-name="T60">HTTP_WHITEBOARD_SERVLET_NAME</text:span></text:span><text:span text:style-name="Code2"> = "osgi.http.whiteboard.servlet.name"</text:span></text:p>
        <text:p text:style-name="P76"><text:span text:style-name="T36">Service property specifying the servlet name of a </text:span><text:span text:style-name="Code2">Servlet</text:span><text:span text:style-name="Default_20_Paragraph_20_Font"><text:span text:style-name="T36"> service.</text:span></text:span></text:p>
        <text:p text:style-name="P76"><text:span text:style-name="T36">This name is used as the value for the </text:span><text:span text:style-name="Code2">ServletConfig.getServletName()</text:span><text:span text:style-name="Default_20_Paragraph_20_Font"><text:span text:style-name="T36"> method. If this service property is not specified, the fully qualified name of the service object's class is used as the servlet name. Filter services may refer to servlets by this name in their </text:span></text:span><text:a xlink:type="simple" xlink:href="#r66"><text:span text:style-name="Code2"><text:span text:style-name="T54">HTTP_WHITEBOARD_FILTER_SERVLET</text:span></text:span></text:a><text:span text:style-name="Default_20_Paragraph_20_Font"><text:span text:style-name="T36"> service property to apply the filter to the servlet.</text:span></text:span></text:p>
        <text:p text:style-name="P76"><text:span text:style-name="T36">Servlet names must be unique among all servlet services associated with an </text:span><text:a xlink:type="simple" xlink:href="#r32"><text:span text:style-name="Code2"><text:span text:style-name="T54">ServletContextHelper</text:span></text:span></text:a><text:span text:style-name="Default_20_Paragraph_20_Font"><text:span text:style-name="T36">. If multiple servlet services associated with the same HttpContext have the same servlet name, then all but the highest ranked servlet service must be ignored.</text:span></text:span></text:p>
        <text:p text:style-name="P72"><text:span text:style-name="T36">The value of this service property must be of type </text:span><text:span text:style-name="Code2">String</text:span><text:span text:style-name="Default_20_Paragraph_20_Font"><text:span text:style-name="T36">.</text:span></text:span></text:p>
        <text:p text:style-name="P104"/>
        <text:p text:style-name="P158"><text:bookmark text:name="r61"/>HTTP_WHITEBOARD_SERVLET_PATTERN</text:p>
        <text:p text:style-name="P50"><text:span text:style-name="Code2">public static final String </text:span><text:span text:style-name="Code2"><text:span text:style-name="T60">HTTP_WHITEBOARD_SERVLET_PATTERN</text:span></text:span><text:span text:style-name="Code2"> = "osgi.http.whiteboard.servlet.pattern"</text:span></text:p>
        <text:p text:style-name="P76"><text:span text:style-name="T36">Service property specifying the request mappings for a </text:span><text:span text:style-name="Code2">Servlet</text:span><text:span text:style-name="Default_20_Paragraph_20_Font"><text:span text:style-name="T36"> service.</text:span></text:span></text:p>
        <text:p text:style-name="P76"><text:span text:style-name="T36">The specified patterns are used to determine whether a request should be mapped to the servlet. Servlet services without this service property or </text:span><text:a xlink:type="simple" xlink:href="#r62"><text:span text:style-name="Code2"><text:span text:style-name="T54">HTTP_WHITEBOARD_SERVLET_ERROR_PAGE</text:span></text:span></text:a><text:span text:style-name="Default_20_Paragraph_20_Font"><text:span text:style-name="T36"> must be ignored.</text:span></text:span></text:p>
        <text:p text:style-name="P72"><text:span text:style-name="T36">The value of this service property must be of type </text:span><text:span text:style-name="Code2">String</text:span><text:span text:style-name="Default_20_Paragraph_20_Font"><text:span text:style-name="T36">, </text:span></text:span><text:span text:style-name="Code2">String[]</text:span><text:span text:style-name="Default_20_Paragraph_20_Font"><text:span text:style-name="T36">, or </text:span></text:span><text:span text:style-name="Code2">Collection&lt;String&gt;</text:span><text:span text:style-name="Default_20_Paragraph_20_Font"><text:span text:style-name="T36">.</text:span></text:span></text:p>
        <text:p text:style-name="P74">See Also:</text:p>
        <text:p text:style-name="P100">"Java Servlet Specification Version 3.0, Section 12.2 Specification of Mappings"</text:p>
        <text:p text:style-name="P102"/>
        <text:p text:style-name="P158"><text:bookmark text:name="r62"/>HTTP_WHITEBOARD_SERVLET_ERROR_PAGE</text:p>
        <text:p text:style-name="P50"><text:span text:style-name="Code2">public static final String </text:span><text:span text:style-name="Code2"><text:span text:style-name="T60">HTTP_WHITEBOARD_SERVLET_ERROR_PAGE</text:span></text:span><text:span text:style-name="Code2"> = "osgi.http.whiteboard.servlet.errorPage"</text:span></text:p>
        <text:p text:style-name="P76"><text:span text:style-name="T36">Service property specifying whether a </text:span><text:span text:style-name="Code2">Servlet</text:span><text:span text:style-name="Default_20_Paragraph_20_Font"><text:span text:style-name="T36"> service acts as an error page.</text:span></text:span></text:p>
        <text:p text:style-name="P75">The service property values may be the name of a fully qualified exception class or a three digit HTTP status code. Any value that is not a three digit number is considered to be the name of a fully qualified exception class.</text:p>
        <text:p text:style-name="P72"><text:span text:style-name="T36">The value of this service property must be of type </text:span><text:span text:style-name="Code2">String</text:span><text:span text:style-name="Default_20_Paragraph_20_Font"><text:span text:style-name="T36">, </text:span></text:span><text:span text:style-name="Code2">String[]</text:span><text:span text:style-name="Default_20_Paragraph_20_Font"><text:span text:style-name="T36">, or </text:span></text:span><text:span text:style-name="Code2">Collection&lt;String&gt;</text:span><text:span text:style-name="Default_20_Paragraph_20_Font"><text:span text:style-name="T36">.</text:span></text:span></text:p>
        <text:p text:style-name="P104"/>
        <text:p text:style-name="P158"><text:bookmark text:name="r63"/><text:soft-page-break/>HTTP_WHITEBOARD_SERVLET_ASYNC_SUPPORTED</text:p>
        <text:p text:style-name="P50"><text:span text:style-name="Code2">public static final String </text:span><text:span text:style-name="Code2"><text:span text:style-name="T60">HTTP_WHITEBOARD_SERVLET_ASYNC_SUPPORTED</text:span></text:span><text:span text:style-name="Code2"> = "osgi.http.whiteboard.servlet.asyncSupported"</text:span></text:p>
        <text:p text:style-name="P76"><text:span text:style-name="T36">Service property specifying whether a </text:span><text:span text:style-name="Code2">Servlet</text:span><text:span text:style-name="Default_20_Paragraph_20_Font"><text:span text:style-name="T36"> service supports asynchronous processing.</text:span></text:span></text:p>
        <text:p text:style-name="P75">By default Servlet services do not support asynchronous processing.</text:p>
        <text:p text:style-name="P72"><text:span text:style-name="T36">The value of this service property must be of type </text:span><text:span text:style-name="Code2">Boolean</text:span><text:span text:style-name="Default_20_Paragraph_20_Font"><text:span text:style-name="T36">.</text:span></text:span></text:p>
        <text:p text:style-name="P74">See Also:</text:p>
        <text:p text:style-name="P100">"Java Servlet Specification Version 3.0, Section 2.3.3.3 Asynchronous Processing"</text:p>
        <text:p text:style-name="P102"/>
        <text:p text:style-name="P158"><text:bookmark text:name="r64"/>HTTP_WHITEBOARD_FILTER_NAME</text:p>
        <text:p text:style-name="P50"><text:span text:style-name="Code2">public static final String </text:span><text:span text:style-name="Code2"><text:span text:style-name="T60">HTTP_WHITEBOARD_FILTER_NAME</text:span></text:span><text:span text:style-name="Code2"> = "osgi.http.whiteboard.filter.name"</text:span></text:p>
        <text:p text:style-name="P76"><text:span text:style-name="T36">Service property specifying the servlet filter name of a </text:span><text:span text:style-name="Code2">Filter</text:span><text:span text:style-name="Default_20_Paragraph_20_Font"><text:span text:style-name="T36"> service.</text:span></text:span></text:p>
        <text:p text:style-name="P76"><text:span text:style-name="T36">This name is used as the value for the </text:span><text:span text:style-name="Code2">FilterConfig.getFilterName()</text:span><text:span text:style-name="Default_20_Paragraph_20_Font"><text:span text:style-name="T36"> method. If this service property is not specified, the fully qualified name of the service object's class is used as the servlet filter name.</text:span></text:span></text:p>
        <text:p text:style-name="P76"><text:span text:style-name="T36">Servlet filter names must be unique among all servlet filter services associated with an </text:span><text:a xlink:type="simple" xlink:href="#r32"><text:span text:style-name="Code2"><text:span text:style-name="T54">ServletContextHelper</text:span></text:span></text:a><text:span text:style-name="Default_20_Paragraph_20_Font"><text:span text:style-name="T36">. If multiple servlet filter services associated with the same HttpContext have the same servlet filter name, then all but the highest ranked servlet filter service must be ignored.</text:span></text:span></text:p>
        <text:p text:style-name="P72"><text:span text:style-name="T36">The value of this service property must be of type </text:span><text:span text:style-name="Code2">String</text:span><text:span text:style-name="Default_20_Paragraph_20_Font"><text:span text:style-name="T36">.</text:span></text:span></text:p>
        <text:p text:style-name="P104"/>
        <text:p text:style-name="P158"><text:bookmark text:name="r65"/>HTTP_WHITEBOARD_FILTER_PATTERN</text:p>
        <text:p text:style-name="P50"><text:span text:style-name="Code2">public static final String </text:span><text:span text:style-name="Code2"><text:span text:style-name="T60">HTTP_WHITEBOARD_FILTER_PATTERN</text:span></text:span><text:span text:style-name="Code2"> = "osgi.http.whiteboard.filter.pattern"</text:span></text:p>
        <text:p text:style-name="P76"><text:span text:style-name="T36">Service property specifying the request mappings for a </text:span><text:span text:style-name="Code2">Filter</text:span><text:span text:style-name="Default_20_Paragraph_20_Font"><text:span text:style-name="T36"> service.</text:span></text:span></text:p>
        <text:p text:style-name="P76"><text:span text:style-name="T36">The specified patterns are used to determine whether a request should be mapped to the servlet filter. Filter services without this service property or the </text:span><text:a xlink:type="simple" xlink:href="#r66"><text:span text:style-name="Code2"><text:span text:style-name="T54">HTTP_WHITEBOARD_FILTER_SERVLET</text:span></text:span></text:a><text:span text:style-name="Default_20_Paragraph_20_Font"><text:span text:style-name="T36"> service property must be ignored.</text:span></text:span></text:p>
        <text:p text:style-name="P72"><text:span text:style-name="T36">The value of this service property must be of type </text:span><text:span text:style-name="Code2">String</text:span><text:span text:style-name="Default_20_Paragraph_20_Font"><text:span text:style-name="T36">, </text:span></text:span><text:span text:style-name="Code2">String[]</text:span><text:span text:style-name="Default_20_Paragraph_20_Font"><text:span text:style-name="T36">, or </text:span></text:span><text:span text:style-name="Code2">Collection&lt;String&gt;</text:span><text:span text:style-name="Default_20_Paragraph_20_Font"><text:span text:style-name="T36">.</text:span></text:span></text:p>
        <text:p text:style-name="P74">See Also:</text:p>
        <text:p text:style-name="P100">"Java Servlet Specification Version 3.0, Section 12.2 Specification of Mappings"</text:p>
        <text:p text:style-name="P102"/>
        <text:p text:style-name="P158"><text:bookmark text:name="r66"/>HTTP_WHITEBOARD_FILTER_SERVLET</text:p>
        <text:p text:style-name="P50"><text:span text:style-name="Code2">public static final String </text:span><text:span text:style-name="Code2"><text:span text:style-name="T60">HTTP_WHITEBOARD_FILTER_SERVLET</text:span></text:span><text:span text:style-name="Code2"> = "osgi.http.whiteboard.filter.servlet"</text:span></text:p>
        <text:p text:style-name="P76"><text:span text:style-name="T36">Service property specifying the </text:span><text:a xlink:type="simple" xlink:href="#r60"><text:span text:style-name="Code2"><text:span text:style-name="T54">servlet names</text:span></text:span></text:a><text:span text:style-name="Default_20_Paragraph_20_Font"><text:span text:style-name="T36"> for a </text:span></text:span><text:span text:style-name="Code2">Filter</text:span><text:span text:style-name="Default_20_Paragraph_20_Font"><text:span text:style-name="T36"> service.</text:span></text:span></text:p>
        <text:p text:style-name="P76"><text:span text:style-name="T36">The specified names are used to determine the servlets whose requests should be mapped to the servlet filter. Filter services without this service property or the </text:span><text:a xlink:type="simple" xlink:href="#r65"><text:span text:style-name="Code2"><text:span text:style-name="T54">HTTP_WHITEBOARD_FILTER_PATTERN</text:span></text:span></text:a><text:span text:style-name="Default_20_Paragraph_20_Font"><text:span text:style-name="T36"> service property must be ignored.</text:span></text:span></text:p>
        <text:p text:style-name="P72"><text:span text:style-name="T36">The value of this service property must be of type </text:span><text:span text:style-name="Code2">String</text:span><text:span text:style-name="Default_20_Paragraph_20_Font"><text:span text:style-name="T36">, </text:span></text:span><text:span text:style-name="Code2">String[]</text:span><text:span text:style-name="Default_20_Paragraph_20_Font"><text:span text:style-name="T36">, or </text:span></text:span><text:span text:style-name="Code2">Collection&lt;String&gt;</text:span><text:span text:style-name="Default_20_Paragraph_20_Font"><text:span text:style-name="T36">.</text:span></text:span></text:p>
        <text:p text:style-name="P104"/>
        <text:p text:style-name="P158"><text:bookmark text:name="r67"/><text:soft-page-break/>HTTP_WHITEBOARD_FILTER_ASYNC_SUPPORTED</text:p>
        <text:p text:style-name="P50"><text:span text:style-name="Code2">public static final String </text:span><text:span text:style-name="Code2"><text:span text:style-name="T60">HTTP_WHITEBOARD_FILTER_ASYNC_SUPPORTED</text:span></text:span><text:span text:style-name="Code2"> = "osgi.http.whiteboard.filter.asyncSupported"</text:span></text:p>
        <text:p text:style-name="P76"><text:span text:style-name="T36">Service property specifying whether a </text:span><text:span text:style-name="Code2">Filter</text:span><text:span text:style-name="Default_20_Paragraph_20_Font"><text:span text:style-name="T36"> service supports asynchronous processing.</text:span></text:span></text:p>
        <text:p text:style-name="P75">By default Filters services do not support asynchronous processing.</text:p>
        <text:p text:style-name="P72"><text:span text:style-name="T36">The value of this service property must be of type </text:span><text:span text:style-name="Code2">Boolean</text:span><text:span text:style-name="Default_20_Paragraph_20_Font"><text:span text:style-name="T36">.</text:span></text:span></text:p>
        <text:p text:style-name="P74">See Also:</text:p>
        <text:p text:style-name="P100">"Java Servlet Specification Version 3.0, Section 2.3.3.3 Asynchronous Processing"</text:p>
        <text:p text:style-name="P102"/>
        <text:p text:style-name="P158"><text:bookmark text:name="r68"/>HTTP_WHITEBOARD_FILTER_DISPATCHER</text:p>
        <text:p text:style-name="P50"><text:span text:style-name="Code2">public static final String </text:span><text:span text:style-name="Code2"><text:span text:style-name="T60">HTTP_WHITEBOARD_FILTER_DISPATCHER</text:span></text:span><text:span text:style-name="Code2"> = "osgi.http.whiteboard.filter.dispatcher"</text:span></text:p>
        <text:p text:style-name="P76"><text:span text:style-name="T36">Service property specifying the dispatcher handling of a </text:span><text:span text:style-name="Code2">Filter</text:span><text:span text:style-name="Default_20_Paragraph_20_Font"><text:span text:style-name="T36">.</text:span></text:span></text:p>
        <text:p text:style-name="P76"><text:span text:style-name="T36">By default Filters services are associated with client requests only (see value </text:span><text:a xlink:type="simple" xlink:href="#r69"><text:span text:style-name="Code2"><text:span text:style-name="T54">DISPATCHER_REQUEST</text:span></text:span></text:a><text:span text:style-name="Default_20_Paragraph_20_Font"><text:span text:style-name="T36">.</text:span></text:span></text:p>
        <text:p text:style-name="P72"><text:span text:style-name="T36">The value of this service property must be of type </text:span><text:span text:style-name="Code2">String</text:span><text:span text:style-name="Default_20_Paragraph_20_Font"><text:span text:style-name="T36">, </text:span></text:span><text:span text:style-name="Code2">String[]</text:span><text:span text:style-name="Default_20_Paragraph_20_Font"><text:span text:style-name="T36">, or </text:span></text:span><text:span text:style-name="Code2">Collection&lt;String&gt;</text:span><text:span text:style-name="Default_20_Paragraph_20_Font"><text:span text:style-name="T36">. Allowed values are </text:span></text:span><text:a xlink:type="simple" xlink:href="#r72"><text:span text:style-name="Code2"><text:span text:style-name="T54">DISPATCHER_ASYNC</text:span></text:span></text:a><text:span text:style-name="Default_20_Paragraph_20_Font"><text:span text:style-name="T36">, </text:span></text:span><text:a xlink:type="simple" xlink:href="#r73"><text:span text:style-name="Code2"><text:span text:style-name="T54">DISPATCHER_ERROR</text:span></text:span></text:a><text:span text:style-name="Default_20_Paragraph_20_Font"><text:span text:style-name="T36">, </text:span></text:span><text:a xlink:type="simple" xlink:href="#r71"><text:span text:style-name="Code2"><text:span text:style-name="T54">DISPATCHER_FORWARD</text:span></text:span></text:a><text:span text:style-name="Default_20_Paragraph_20_Font"><text:span text:style-name="T36">, </text:span></text:span><text:a xlink:type="simple" xlink:href="#r70"><text:span text:style-name="Code2"><text:span text:style-name="T54">DISPATCHER_INCLUDE</text:span></text:span></text:a><text:span text:style-name="Default_20_Paragraph_20_Font"><text:span text:style-name="T36">, </text:span></text:span><text:a xlink:type="simple" xlink:href="#r69"><text:span text:style-name="Code2"><text:span text:style-name="T54">DISPATCHER_REQUEST</text:span></text:span></text:a><text:span text:style-name="Default_20_Paragraph_20_Font"><text:span text:style-name="T36">.</text:span></text:span></text:p>
        <text:p text:style-name="P74">See Also:</text:p>
        <text:p text:style-name="P100">"Java Servlet Specification Version 3.0, Section 6.2.5 Filters and the RequestDispatcher"</text:p>
        <text:p text:style-name="P102"/>
        <text:p text:style-name="P158"><text:bookmark text:name="r69"/>DISPATCHER_REQUEST</text:p>
        <text:p text:style-name="P50"><text:span text:style-name="Code2">public static final String </text:span><text:span text:style-name="Code2"><text:span text:style-name="T60">DISPATCHER_REQUEST</text:span></text:span><text:span text:style-name="Code2"> = "REQUEST"</text:span></text:p>
        <text:p text:style-name="P72"><text:span text:style-name="T36">Possible value for the </text:span><text:a xlink:type="simple" xlink:href="#r68"><text:span text:style-name="Code2"><text:span text:style-name="T54">HTTP_WHITEBOARD_FILTER_DISPATCHER</text:span></text:span></text:a><text:span text:style-name="Default_20_Paragraph_20_Font"><text:span text:style-name="T36"> property indicating the filter is applied to client requests.</text:span></text:span></text:p>
        <text:p text:style-name="P74">See Also:</text:p>
        <text:p text:style-name="P100">"Java Servlet Specification Version 3.0, Section 6.2.5 Filters and the RequestDispatcher"</text:p>
        <text:p text:style-name="P102"/>
        <text:p text:style-name="P158"><text:bookmark text:name="r70"/>DISPATCHER_INCLUDE</text:p>
        <text:p text:style-name="P50"><text:span text:style-name="Code2">public static final String </text:span><text:span text:style-name="Code2"><text:span text:style-name="T60">DISPATCHER_INCLUDE</text:span></text:span><text:span text:style-name="Code2"> = "INCLUDE"</text:span></text:p>
        <text:p text:style-name="P72"><text:span text:style-name="T36">Possible value for the </text:span><text:a xlink:type="simple" xlink:href="#r68"><text:span text:style-name="Code2"><text:span text:style-name="T54">HTTP_WHITEBOARD_FILTER_DISPATCHER</text:span></text:span></text:a><text:span text:style-name="Default_20_Paragraph_20_Font"><text:span text:style-name="T36"> property indicating the filter is applied to include calls to the dispatcher.</text:span></text:span></text:p>
        <text:p text:style-name="P74">See Also:</text:p>
        <text:p text:style-name="P100">"Java Servlet Specification Version 3.0, Section 6.2.5 Filters and the RequestDispatcher"</text:p>
        <text:p text:style-name="P102"/>
        <text:p text:style-name="P158"><text:bookmark text:name="r71"/>DISPATCHER_FORWARD</text:p>
        <text:p text:style-name="P50"><text:span text:style-name="Code2">public static final String </text:span><text:span text:style-name="Code2"><text:span text:style-name="T60">DISPATCHER_FORWARD</text:span></text:span><text:span text:style-name="Code2"> = "FORWARD"</text:span></text:p>
        <text:p text:style-name="P72"><text:span text:style-name="T36">Possible value for the </text:span><text:a xlink:type="simple" xlink:href="#r68"><text:span text:style-name="Code2"><text:span text:style-name="T54">HTTP_WHITEBOARD_FILTER_DISPATCHER</text:span></text:span></text:a><text:span text:style-name="Default_20_Paragraph_20_Font"><text:span text:style-name="T36"> property indicating the filter is applied to forward calls to the dispatcher.</text:span></text:span></text:p>
        <text:p text:style-name="P74"><text:soft-page-break/>See Also:</text:p>
        <text:p text:style-name="P100">"Java Servlet Specification Version 3.0, Section 6.2.5 Filters and the RequestDispatcher"</text:p>
        <text:p text:style-name="P102"/>
        <text:p text:style-name="P158"><text:bookmark text:name="r72"/>DISPATCHER_ASYNC</text:p>
        <text:p text:style-name="P50"><text:span text:style-name="Code2">public static final String </text:span><text:span text:style-name="Code2"><text:span text:style-name="T60">DISPATCHER_ASYNC</text:span></text:span><text:span text:style-name="Code2"> = "ASYNC"</text:span></text:p>
        <text:p text:style-name="P72"><text:span text:style-name="T36">Possible value for the </text:span><text:a xlink:type="simple" xlink:href="#r68"><text:span text:style-name="Code2"><text:span text:style-name="T54">HTTP_WHITEBOARD_FILTER_DISPATCHER</text:span></text:span></text:a><text:span text:style-name="Default_20_Paragraph_20_Font"><text:span text:style-name="T36"> property indicating the filter is applied in the async context.</text:span></text:span></text:p>
        <text:p text:style-name="P74">See Also:</text:p>
        <text:p text:style-name="P100">"Java Servlet Specification Version 3.0, Section 6.2.5 Filters and the RequestDispatcher"</text:p>
        <text:p text:style-name="P102"/>
        <text:p text:style-name="P158"><text:bookmark text:name="r73"/>DISPATCHER_ERROR</text:p>
        <text:p text:style-name="P50"><text:span text:style-name="Code2">public static final String </text:span><text:span text:style-name="Code2"><text:span text:style-name="T60">DISPATCHER_ERROR</text:span></text:span><text:span text:style-name="Code2"> = "ERROR"</text:span></text:p>
        <text:p text:style-name="P72"><text:span text:style-name="T36">Possible value for the </text:span><text:a xlink:type="simple" xlink:href="#r68"><text:span text:style-name="Code2"><text:span text:style-name="T54">HTTP_WHITEBOARD_FILTER_DISPATCHER</text:span></text:span></text:a><text:span text:style-name="Default_20_Paragraph_20_Font"><text:span text:style-name="T36"> property indicating the filter is applied when an error page is called.</text:span></text:span></text:p>
        <text:p text:style-name="P74">See Also:</text:p>
        <text:p text:style-name="P100">"Java Servlet Specification Version 3.0, Section 6.2.5 Filters and the RequestDispatcher"</text:p>
        <text:p text:style-name="P102"/>
        <text:p text:style-name="P158"><text:bookmark text:name="r74"/>HTTP_WHITEBOARD_RESOURCE_PREFIX</text:p>
        <text:p text:style-name="P50"><text:span text:style-name="Code2">public static final String </text:span><text:span text:style-name="Code2"><text:span text:style-name="T60">HTTP_WHITEBOARD_RESOURCE_PREFIX</text:span></text:span><text:span text:style-name="Code2"> = "osgi.http.whiteboard.resource.prefix"</text:span></text:p>
        <text:p text:style-name="P76"><text:span text:style-name="T36">Service property specifying the resource entry prefix for a </text:span><text:span text:style-name="Code2">Servlet</text:span><text:span text:style-name="Default_20_Paragraph_20_Font"><text:span text:style-name="T36"> servlet service.</text:span></text:span></text:p>
        <text:p text:style-name="P75">If a servlet service is registerd with this property, it is marked as a resource serving servlet serving bundle resources.</text:p>
        <text:p text:style-name="P75">This prefix is used to map a requested resource to the bundle's entries. TODO do we distinguish between "/xyz" and "xyz"?</text:p>
        <text:p text:style-name="P72"><text:span text:style-name="T36">The value of this service property must be of type </text:span><text:span text:style-name="Code2">String</text:span><text:span text:style-name="Default_20_Paragraph_20_Font"><text:span text:style-name="T36">.</text:span></text:span></text:p>
        <text:p text:style-name="P104"/>
        <text:p text:style-name="P158"><text:bookmark text:name="r75"/>HTTP_WHITEBOARD_TARGET</text:p>
        <text:p text:style-name="P50"><text:span text:style-name="Code2">public static final String </text:span><text:span text:style-name="Code2"><text:span text:style-name="T60">HTTP_WHITEBOARD_TARGET</text:span></text:span><text:span text:style-name="Code2"> = "osgi.http.whiteboard.target"</text:span></text:p>
        <text:p text:style-name="P75">Service property specifying the target filter to select the Http Service runtime to process the service.</text:p>
        <text:p text:style-name="P76"><text:span text:style-name="T36">An Http Service implementation can define any number of attributes which can be referenced by the target filter. The attributes should always include the </text:span><text:a xlink:type="simple" xlink:href="#r76"><text:span text:style-name="Code2"><text:span text:style-name="T54">osgi.http.endpoint</text:span></text:span></text:a><text:span text:style-name="Default_20_Paragraph_20_Font"><text:span text:style-name="T36"> attribute if the endpoint information is known.</text:span></text:span></text:p>
        <text:p text:style-name="P75">If this service property is not specified, then all Http Service runtimes can process the service.</text:p>
        <text:p text:style-name="P72"><text:span text:style-name="T36">The value of this service property must be of type </text:span><text:span text:style-name="Code2">String</text:span><text:span text:style-name="Default_20_Paragraph_20_Font"><text:span text:style-name="T36"> and be a valid </text:span></text:span><text:span text:style-name="Code2">filter string</text:span><text:span text:style-name="Default_20_Paragraph_20_Font"><text:span text:style-name="T36">.</text:span></text:span></text:p>
        <text:p text:style-name="P104"/>
        <text:p text:style-name="P158"><text:bookmark text:name="r76"/>HTTP_SERVICE_ENDPOINT_ATTRIBUTE</text:p>
        <text:p text:style-name="P50"><text:span text:style-name="Code2">public static final String </text:span><text:span text:style-name="Code2"><text:span text:style-name="T60">HTTP_SERVICE_ENDPOINT_ATTRIBUTE</text:span></text:span><text:span text:style-name="Code2"> = "osgi.http.endpoint"</text:span></text:p>
        <text:p text:style-name="P75"><text:soft-page-break/>Http Service runtime registration property specifying the endpoints upon which the Http Service runtime is listening.</text:p>
        <text:p text:style-name="P76"><text:span text:style-name="T36">An endpoint value is a URL or a relative path, to which the Http Service runtime is listening. For example, </text:span><text:span text:style-name="Code2">http://192.168.1.10:8080/</text:span><text:span text:style-name="Default_20_Paragraph_20_Font"><text:span text:style-name="T36"> or </text:span></text:span><text:span text:style-name="Code2">/myapp/</text:span><text:span text:style-name="Default_20_Paragraph_20_Font"><text:span text:style-name="T36">. A relative path may be used if the scheme and authority parts of the URL are not known, e.g. in a bridged Http Service implementation. If the Http Service is serving the root context and neither scheme nor authority is known, the value of the property is "/". Both, a URL and a relative path, must end with a slash.</text:span></text:span></text:p>
        <text:p text:style-name="P75">An Http Service Runtime can be listening on multiple endpoints.</text:p>
        <text:p text:style-name="P72"><text:span text:style-name="T36">The value of this attribute must be of type </text:span><text:span text:style-name="Code2">String</text:span><text:span text:style-name="Default_20_Paragraph_20_Font"><text:span text:style-name="T36">, </text:span></text:span><text:span text:style-name="Code2">String[]</text:span><text:span text:style-name="Default_20_Paragraph_20_Font"><text:span text:style-name="T36">, or </text:span></text:span><text:span text:style-name="Code2">Collection&lt;String&gt;</text:span><text:span text:style-name="Default_20_Paragraph_20_Font"><text:span text:style-name="T36">.</text:span></text:span></text:p>
        <text:p text:style-name="P150"><text:bookmark text:name="r80"/>Interface HttpServiceRuntime</text:p>
        <text:p text:style-name="P83"><text:a xlink:type="simple" xlink:href="#r34"><text:span text:style-name="T53">org.osgi.service.http.runtime</text:span></text:a></text:p>
        <text:p text:style-name="P70"/>
        <text:p text:style-name="P86"><text:span text:style-name="Code_20_Small1">@org.osgi.annotation.versioning.ProviderType<text:line-break/></text:span><text:span text:style-name="Code2">public interface </text:span><text:span text:style-name="Code2"><text:span text:style-name="T60">HttpServiceRuntime</text:span></text:span></text:p>
        <text:p text:style-name="P82"><text:span text:style-name="T36">The </text:span><text:span text:style-name="Code2">HttpServiceRuntime</text:span><text:span text:style-name="Default_20_Paragraph_20_Font"><text:span text:style-name="T36"> service represents the runtime information of an Http Service implementation.</text:span></text:span></text:p>
        <text:p text:style-name="P81">It provides access to the servlet, listener, servlet filter, or resource servlet services used by the Http Service runtime.</text:p>
        <text:p text:style-name="P51"><text:span text:style-name="T36">The </text:span><text:span text:style-name="Code2">HttpServiceRuntime</text:span><text:span text:style-name="Default_20_Paragraph_20_Font"><text:span text:style-name="T36"> service must at least be registered with the </text:span></text:span><text:a xlink:type="simple" xlink:href="#r76"><text:span text:style-name="Code2"><text:span text:style-name="T54">HttpConstants.HTTP_SERVICE_ENDPOINT_ATTRIBUTE</text:span></text:span></text:a><text:span text:style-name="Default_20_Paragraph_20_Font"><text:span text:style-name="T36"> attribute.</text:span></text:span></text:p>
        <text:p text:style-name="P84">Since:</text:p>
        <text:p text:style-name="P79">1.3</text:p>
        <text:p text:style-name="P84">ThreadSafe</text:p>
        <text:p text:style-name="P87"/>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88"><text:span text:style-name="Summary_20_Heading_20_Font2"><text:span text:style-name="T17">Method Summary</text:span></text:span></text:p>
            </table:table-cell>
            <table:covered-table-cell/>
            <table:table-cell table:style-name="Tabelle49.A1" office:value-type="string">
              <text:p text:style-name="P89"><text:span text:style-name="Page_20_Reference_20_Font"><text:span text:style-name="T27">Page</text:span></text:span></text:p>
            </table:table-cell>
          </table:table-row>
          <table:table-row table:style-name="Tabelle49.1">
            <table:table-cell table:style-name="Tabelle49.A2" office:value-type="string">
              <text:p text:style-name="P92"><text:a xlink:type="simple" xlink:href="#r109"><text:span text:style-name="Code_20_Small1"><text:span text:style-name="T54">ServletContextDTO</text:span></text:span></text:a><text:span text:style-name="Code_20_Small1"><text:span text:style-name="T17">[]</text:span></text:span></text:p>
            </table:table-cell>
            <table:table-cell table:style-name="Tabelle49.A2" office:value-type="string">
              <text:p text:style-name="P94"><text:a xlink:type="simple" xlink:href="#r78"><text:span text:style-name="Code2"><text:span text:style-name="T55">getServletContextDTOs</text:span></text:span></text:a><text:span text:style-name="Code2"><text:span text:style-name="T17">()</text:span></text:span></text:p>
              <text:p text:style-name="P95"><text:span text:style-name="T28">Returns the representations of the </text:span><text:span text:style-name="Code2"><text:span text:style-name="T17">ServletContext</text:span></text:span><text:span text:style-name="Default_20_Paragraph_20_Font"><text:span text:style-name="T28"> objects used by this Http Service runtime.</text:span></text:span></text:p>
            </table:table-cell>
            <table:table-cell table:style-name="Tabelle49.C2" office:value-type="string">
              <text:p text:style-name="P91"><text:span text:style-name="Page_20_Reference_20_Font"><text:span text:style-name="T17"><text:bookmark-ref text:reference-format="page" text:ref-name="r78">54</text:bookmark-ref></text:span></text:span></text:p>
            </table:table-cell>
          </table:table-row>
          <table:table-row table:style-name="Tabelle49.1">
            <table:table-cell table:style-name="Tabelle49.A3" office:value-type="string">
              <text:p text:style-name="P92"><text:a xlink:type="simple" xlink:href="#r109"><text:span text:style-name="Code_20_Small1"><text:span text:style-name="T54">ServletContextDTO</text:span></text:span></text:a><text:span text:style-name="Code_20_Small1"><text:span text:style-name="T17">[]</text:span></text:span></text:p>
            </table:table-cell>
            <table:table-cell table:style-name="Tabelle49.A3" office:value-type="string">
              <text:p text:style-name="P94"><text:a xlink:type="simple" xlink:href="#r79"><text:span text:style-name="Code2"><text:span text:style-name="T55">getUnusedServletContextDTOs</text:span></text:span></text:a><text:span text:style-name="Code2"><text:span text:style-name="T17">()</text:span></text:span></text:p>
              <text:p text:style-name="P95"><text:span text:style-name="T28">Returns the representations of the </text:span><text:span text:style-name="Code2"><text:span text:style-name="T17">ServletContext</text:span></text:span><text:span text:style-name="Default_20_Paragraph_20_Font"><text:span text:style-name="T28"> objects currently not used by this Http Service runtime.</text:span></text:span></text:p>
            </table:table-cell>
            <table:table-cell table:style-name="Tabelle49.C3" office:value-type="string">
              <text:p text:style-name="P91"><text:span text:style-name="Page_20_Reference_20_Font"><text:span text:style-name="T17"><text:bookmark-ref text:reference-format="page" text:ref-name="r79">54</text:bookmark-ref></text:span></text:span></text:p>
            </table:table-cell>
          </table:table-row>
        </table:table>
        <text:p text:style-name="P156">Method Detail</text:p>
        <text:p text:style-name="P159"><text:bookmark text:name="r78"/>getServletContextDTOs</text:p>
        <text:p text:style-name="P50"><text:a xlink:type="simple" xlink:href="#r109"><text:span text:style-name="Code2"><text:span text:style-name="T54">ServletContextDTO</text:span></text:span></text:a><text:span text:style-name="Code2">[] </text:span><text:span text:style-name="Code2"><text:span text:style-name="T60">getServletContextDTOs</text:span></text:span><text:span text:style-name="Code2">()</text:span></text:p>
        <text:p text:style-name="P72"><text:span text:style-name="T36">Returns the representations of the </text:span><text:span text:style-name="Code2">ServletContext</text:span><text:span text:style-name="Default_20_Paragraph_20_Font"><text:span text:style-name="T36"> objects used by this Http Service runtime.</text:span></text:span></text:p>
        <text:p text:style-name="P74">Returns:</text:p>
        <text:p text:style-name="P101"><text:span text:style-name="T36">The representations of the </text:span><text:span text:style-name="Code2">ServletContext</text:span><text:span text:style-name="Default_20_Paragraph_20_Font"><text:span text:style-name="T36"> objects used by this Http Service runtime. The returned array may be empty if this Http Service runtime is currently not using any </text:span></text:span><text:span text:style-name="Code2">ServletContext</text:span><text:span text:style-name="Default_20_Paragraph_20_Font"><text:span text:style-name="T36"> objects.</text:span></text:span></text:p>
        <text:p text:style-name="P102"/>
        <text:p text:style-name="P158"><text:bookmark text:name="r79"/>getUnusedServletContextDTOs</text:p>
        <text:p text:style-name="P50"><text:a xlink:type="simple" xlink:href="#r109"><text:span text:style-name="Code2"><text:span text:style-name="T54">ServletContextDTO</text:span></text:span></text:a><text:span text:style-name="Code2">[] </text:span><text:span text:style-name="Code2"><text:span text:style-name="T60">getUnusedServletContextDTOs</text:span></text:span><text:span text:style-name="Code2">()</text:span></text:p>
        <text:p text:style-name="P72"><text:span text:style-name="T36">Returns the representations of the </text:span><text:span text:style-name="Code2">ServletContext</text:span><text:span text:style-name="Default_20_Paragraph_20_Font"><text:span text:style-name="T36"> objects currently not used by this Http Service runtime.</text:span></text:span></text:p>
        <text:p text:style-name="P74">Returns:</text:p>
        <text:p text:style-name="P101"><text:span text:style-name="T36">The representations of the </text:span><text:span text:style-name="Code2">ServletContext</text:span><text:span text:style-name="Default_20_Paragraph_20_Font"><text:span text:style-name="T36"> objects currently not used by this Http Service runtime. The returned array may be empty.</text:span></text:span></text:p>
        <text:p text:style-name="P151"><text:bookmark text:name="r85"/>Class ListenerDTO</text:p>
        <text:p text:style-name="P83"><text:a xlink:type="simple" xlink:href="#r34"><text:span text:style-name="T53">org.osgi.service.http.runtime</text:span></text:a></text:p>
        <text:p text:style-name="P71"><text:span text:style-name="Code2">java.lang.Object</text:span></text:p>
        <text:p text:style-name="P85"><text:span text:style-name="Code2">  </text:span><text:span text:style-name="Code2"><draw:frame draw:style-name="fr3" draw:name="Grafik12" text:anchor-type="as-char" svg:width="0.397cm" svg:height="0.37cm" draw:z-index="36"><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3" text:anchor-type="as-char" svg:width="0.397cm" svg:height="0.37cm" draw:z-index="37"><draw:image xlink:href="Pictures/100002000000000F0000000E443DCD33.png" xlink:type="simple" xlink:show="embed" xlink:actuate="onLoad"/></draw:frame></text:span><text:span text:style-name="Code2"><text:span text:style-name="T60">org.osgi.service.http.runtime.ListenerDTO</text:span></text:span></text:p>
        <text:p text:style-name="P70"/>
        <text:p text:style-name="P103"><text:span text:style-name="Code2">public class </text:span><text:span text:style-name="Code2"><text:span text:style-name="T60">ListenerDTO</text:span></text:span></text:p>
        <text:p text:style-name="P50"><text:span text:style-name="Code2">extends org.osgi.dto.DTO</text:span></text:p>
        <text:p text:style-name="P49">Represents a listener service used by the Http Service runtime.</text:p>
        <text:p text:style-name="P84">Since:</text:p>
        <text:p text:style-name="P79">1.3</text:p>
        <text:p text:style-name="P84">NotThreadSafe</text:p>
        <text:p text:style-name="P87"/>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8"><text:span text:style-name="Summary_20_Heading_20_Font2"><text:span text:style-name="T17">Field Summary</text:span></text:span></text:p>
            </table:table-cell>
            <table:covered-table-cell/>
            <table:table-cell table:style-name="Tabelle50.A1" office:value-type="string">
              <text:p text:style-name="P89"><text:span text:style-name="Page_20_Reference_20_Font"><text:span text:style-name="T27">Page</text:span></text:span></text:p>
            </table:table-cell>
          </table:table-row>
          <table:table-row table:style-name="Tabelle50.1">
            <table:table-cell table:style-name="Tabelle50.A2" office:value-type="string">
              <text:p text:style-name="P90"><text:span text:style-name="Code_20_Small1"><text:span text:style-name="T17">long</text:span></text:span></text:p>
            </table:table-cell>
            <table:table-cell table:style-name="Tabelle50.A2" office:value-type="string">
              <text:p text:style-name="P94"><text:a xlink:type="simple" xlink:href="#r82"><text:span text:style-name="Code2"><text:span text:style-name="T55">serviceId</text:span></text:span></text:a></text:p>
              <text:p text:style-name="P96">Service property identifying this whiteboard service.</text:p>
            </table:table-cell>
            <table:table-cell table:style-name="Tabelle50.C2" office:value-type="string">
              <text:p text:style-name="P91"><text:span text:style-name="Page_20_Reference_20_Font"><text:span text:style-name="T17"><text:bookmark-ref text:reference-format="page" text:ref-name="r82">55</text:bookmark-ref></text:span></text:span></text:p>
            </table:table-cell>
          </table:table-row>
          <table:table-row table:style-name="Tabelle50.1">
            <table:table-cell table:style-name="Tabelle50.A3" office:value-type="string">
              <text:p text:style-name="P90"><text:span text:style-name="Code_20_Small1"><text:span text:style-name="T17">long</text:span></text:span></text:p>
            </table:table-cell>
            <table:table-cell table:style-name="Tabelle50.A3" office:value-type="string">
              <text:p text:style-name="P94"><text:a xlink:type="simple" xlink:href="#r83"><text:span text:style-name="Code2"><text:span text:style-name="T55">servletContextId</text:span></text:span></text:a></text:p>
              <text:p text:style-name="P95"><text:span text:style-name="T28">The service id of the </text:span><text:span text:style-name="Code2"><text:span text:style-name="T17">ServletContext</text:span></text:span><text:span text:style-name="Default_20_Paragraph_20_Font"><text:span text:style-name="T28"> for the listener.</text:span></text:span></text:p>
            </table:table-cell>
            <table:table-cell table:style-name="Tabelle50.C3" office:value-type="string">
              <text:p text:style-name="P91"><text:span text:style-name="Page_20_Reference_20_Font"><text:span text:style-name="T17"><text:bookmark-ref text:reference-format="page" text:ref-name="r83">55</text:bookmark-ref></text:span></text:span></text:p>
            </table:table-cell>
          </table:table-row>
          <table:table-row table:style-name="Tabelle50.1">
            <table:table-cell table:style-name="Tabelle50.A3" office:value-type="string">
              <text:p text:style-name="P90"><text:span text:style-name="Code_20_Small1"><text:span text:style-name="T17">String</text:span></text:span></text:p>
            </table:table-cell>
            <table:table-cell table:style-name="Tabelle50.A3" office:value-type="string">
              <text:p text:style-name="P94"><text:a xlink:type="simple" xlink:href="#r81"><text:span text:style-name="Code2"><text:span text:style-name="T55">type</text:span></text:span></text:a></text:p>
              <text:p text:style-name="P96">The fully qualified type name the listener.</text:p>
            </table:table-cell>
            <table:table-cell table:style-name="Tabelle50.C3" office:value-type="string">
              <text:p text:style-name="P91"><text:span text:style-name="Page_20_Reference_20_Font"><text:span text:style-name="T17"><text:bookmark-ref text:reference-format="page" text:ref-name="r81">55</text:bookmark-ref></text:span></text:span></text:p>
            </table:table-cell>
          </table:table-row>
        </table:table>
        <text:p text:style-name="P37"/>
        <table:table table:name="Tabelle52" table:style-name="Tabelle52">
          <table:table-column table:style-name="Tabelle52.A"/>
          <table:table-column table:style-name="Tabelle52.B"/>
          <table:table-row table:style-name="Tabelle52.1">
            <table:table-cell table:style-name="Tabelle52.A1" office:value-type="string">
              <text:p text:style-name="P88"><text:span text:style-name="Summary_20_Heading_20_Font2"><text:span text:style-name="T17">Constructor Summary</text:span></text:span></text:p>
            </table:table-cell>
            <table:table-cell table:style-name="Tabelle52.A1" office:value-type="string">
              <text:p text:style-name="P89"><text:span text:style-name="Page_20_Reference_20_Font"><text:span text:style-name="T27">Page</text:span></text:span></text:p>
            </table:table-cell>
          </table:table-row>
          <table:table-row table:style-name="Tabelle52.1">
            <table:table-cell table:style-name="Tabelle52.A2" office:value-type="string">
              <text:p text:style-name="P93"><text:a xlink:type="simple" xlink:href="#r84"><text:span text:style-name="Code2"><text:span text:style-name="T55">ListenerDTO</text:span></text:span></text:a><text:span text:style-name="Code2"><text:span text:style-name="T17">()</text:span></text:span></text:p>
            </table:table-cell>
            <table:table-cell table:style-name="Tabelle52.B2" office:value-type="string">
              <text:p text:style-name="P91"><text:span text:style-name="Page_20_Reference_20_Font"><text:span text:style-name="T17"><text:bookmark-ref text:reference-format="page" text:ref-name="r84">56</text:bookmark-ref></text:span></text:span></text:p>
            </table:table-cell>
          </table:table-row>
        </table:table>
        <text:p text:style-name="P37"/>
        <table:table table:name="Tabelle54" table:style-name="Tabelle54">
          <table:table-column table:style-name="Tabelle54.A"/>
          <table:table-row table:style-name="Tabelle54.1">
            <table:table-cell table:style-name="Tabelle54.A1" office:value-type="string">
              <text:p text:style-name="P65">Methods inherited from class org.osgi.dto.DTO</text:p>
            </table:table-cell>
          </table:table-row>
          <table:table-row table:style-name="Tabelle54.2">
            <table:table-cell table:style-name="Tabelle54.A2" office:value-type="string">
              <text:p text:style-name="P60"><text:span text:style-name="Code2"><text:span text:style-name="T17">toString</text:span></text:span></text:p>
            </table:table-cell>
          </table:table-row>
        </table:table>
        <text:p text:style-name="P156">Field Detail</text:p>
        <text:p text:style-name="P159"><text:bookmark text:name="r81"/>type</text:p>
        <text:p text:style-name="P50"><text:span text:style-name="Code2">public String </text:span><text:span text:style-name="Code2"><text:span text:style-name="T60">type</text:span></text:span></text:p>
        <text:p text:style-name="P73">The fully qualified type name the listener.</text:p>
        <text:p text:style-name="P104"/>
        <text:p text:style-name="P158"><text:bookmark text:name="r82"/>serviceId</text:p>
        <text:p text:style-name="P50"><text:span text:style-name="Code2">public long </text:span><text:span text:style-name="Code2"><text:span text:style-name="T60">serviceId</text:span></text:span></text:p>
        <text:p text:style-name="P72"><text:span text:style-name="T36">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6"> set to this value.</text:span></text:span></text:p>
        <text:p text:style-name="P104"/>
        <text:p text:style-name="P158"><text:bookmark text:name="r83"/>servletContextId</text:p>
        <text:p text:style-name="P50"><text:span text:style-name="Code2">public long </text:span><text:span text:style-name="Code2"><text:span text:style-name="T60">servletContextId</text:span></text:span></text:p>
        <text:p text:style-name="P72"><text:soft-page-break/><text:span text:style-name="T36">The service id of the </text:span><text:span text:style-name="Code2">ServletContext</text:span><text:span text:style-name="Default_20_Paragraph_20_Font"><text:span text:style-name="T36"> for the listener.</text:span></text:span></text:p>
        <text:p text:style-name="P157">Constructor Detail</text:p>
        <text:p text:style-name="P159"><text:bookmark text:name="r84"/>ListenerDTO</text:p>
        <text:p text:style-name="P50"><text:span text:style-name="Code2">public </text:span><text:span text:style-name="Code2"><text:span text:style-name="T60">ListenerDTO</text:span></text:span><text:span text:style-name="Code2">()</text:span></text:p>
        <text:p text:style-name="P152"><text:bookmark text:name="r91"/>Class ResourceDTO</text:p>
        <text:p text:style-name="P83"><text:a xlink:type="simple" xlink:href="#r34"><text:span text:style-name="T53">org.osgi.service.http.runtime</text:span></text:a></text:p>
        <text:p text:style-name="P71"><text:span text:style-name="Code2">java.lang.Object</text:span></text:p>
        <text:p text:style-name="P85"><text:span text:style-name="Code2">  </text:span><text:span text:style-name="Code2"><draw:frame draw:style-name="fr3" draw:name="Grafik14" text:anchor-type="as-char" svg:width="0.397cm" svg:height="0.37cm" draw:z-index="3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5" text:anchor-type="as-char" svg:width="0.397cm" svg:height="0.37cm" draw:z-index="39"><draw:image xlink:href="Pictures/100002000000000F0000000E443DCD33.png" xlink:type="simple" xlink:show="embed" xlink:actuate="onLoad"/></draw:frame></text:span><text:span text:style-name="Code2"><text:span text:style-name="T60">org.osgi.service.http.runtime.ResourceDTO</text:span></text:span></text:p>
        <text:p text:style-name="P70"/>
        <text:p text:style-name="P103"><text:span text:style-name="Code2">public class </text:span><text:span text:style-name="Code2"><text:span text:style-name="T60">ResourceDTO</text:span></text:span></text:p>
        <text:p text:style-name="P50"><text:span text:style-name="Code2">extends org.osgi.dto.DTO</text:span></text:p>
        <text:p text:style-name="P49">Represents a resource definition used by the Http Service runtime.</text:p>
        <text:p text:style-name="P84">Since:</text:p>
        <text:p text:style-name="P79">1.3</text:p>
        <text:p text:style-name="P84">NotThreadSafe</text:p>
        <text:p text:style-name="P87"/>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88"><text:span text:style-name="Summary_20_Heading_20_Font2"><text:span text:style-name="T17">Field Summary</text:span></text:span></text:p>
            </table:table-cell>
            <table:covered-table-cell/>
            <table:table-cell table:style-name="Tabelle55.A1" office:value-type="string">
              <text:p text:style-name="P89"><text:span text:style-name="Page_20_Reference_20_Font"><text:span text:style-name="T27">Page</text:span></text:span></text:p>
            </table:table-cell>
          </table:table-row>
          <table:table-row table:style-name="Tabelle55.1">
            <table:table-cell table:style-name="Tabelle55.A2" office:value-type="string">
              <text:p text:style-name="P90"><text:span text:style-name="Code_20_Small1"><text:span text:style-name="T17">String[]</text:span></text:span></text:p>
            </table:table-cell>
            <table:table-cell table:style-name="Tabelle55.A2" office:value-type="string">
              <text:p text:style-name="P94"><text:a xlink:type="simple" xlink:href="#r86"><text:span text:style-name="Code2"><text:span text:style-name="T55">patterns</text:span></text:span></text:a></text:p>
              <text:p text:style-name="P98">The request mappings for the resource</text:p>
              <text:p text:style-name="P99">The specified patterns are used to determine whether a request should be mapped to the resource.</text:p>
            </table:table-cell>
            <table:table-cell table:style-name="Tabelle55.C2" office:value-type="string">
              <text:p text:style-name="P91"><text:span text:style-name="Page_20_Reference_20_Font"><text:span text:style-name="T17"><text:bookmark-ref text:reference-format="page" text:ref-name="r86">57</text:bookmark-ref></text:span></text:span></text:p>
            </table:table-cell>
          </table:table-row>
          <table:table-row table:style-name="Tabelle55.1">
            <table:table-cell table:style-name="Tabelle55.A3" office:value-type="string">
              <text:p text:style-name="P90"><text:span text:style-name="Code_20_Small1"><text:span text:style-name="T17">String</text:span></text:span></text:p>
            </table:table-cell>
            <table:table-cell table:style-name="Tabelle55.A3" office:value-type="string">
              <text:p text:style-name="P94"><text:a xlink:type="simple" xlink:href="#r87"><text:span text:style-name="Code2"><text:span text:style-name="T55">prefix</text:span></text:span></text:a></text:p>
              <text:p text:style-name="P96">The prefix of the resource.</text:p>
            </table:table-cell>
            <table:table-cell table:style-name="Tabelle55.C3" office:value-type="string">
              <text:p text:style-name="P91"><text:span text:style-name="Page_20_Reference_20_Font"><text:span text:style-name="T17"><text:bookmark-ref text:reference-format="page" text:ref-name="r87">57</text:bookmark-ref></text:span></text:span></text:p>
            </table:table-cell>
          </table:table-row>
          <table:table-row table:style-name="Tabelle55.1">
            <table:table-cell table:style-name="Tabelle55.A3" office:value-type="string">
              <text:p text:style-name="P90"><text:span text:style-name="Code_20_Small1"><text:span text:style-name="T17">long</text:span></text:span></text:p>
            </table:table-cell>
            <table:table-cell table:style-name="Tabelle55.A3" office:value-type="string">
              <text:p text:style-name="P94"><text:a xlink:type="simple" xlink:href="#r88"><text:span text:style-name="Code2"><text:span text:style-name="T55">serviceId</text:span></text:span></text:a></text:p>
              <text:p text:style-name="P96">Service property identifying the service.</text:p>
            </table:table-cell>
            <table:table-cell table:style-name="Tabelle55.C3" office:value-type="string">
              <text:p text:style-name="P91"><text:span text:style-name="Page_20_Reference_20_Font"><text:span text:style-name="T17"><text:bookmark-ref text:reference-format="page" text:ref-name="r88">58</text:bookmark-ref></text:span></text:span></text:p>
            </table:table-cell>
          </table:table-row>
          <table:table-row table:style-name="Tabelle55.1">
            <table:table-cell table:style-name="Tabelle55.A3" office:value-type="string">
              <text:p text:style-name="P90"><text:span text:style-name="Code_20_Small1"><text:span text:style-name="T17">long</text:span></text:span></text:p>
            </table:table-cell>
            <table:table-cell table:style-name="Tabelle55.A3" office:value-type="string">
              <text:p text:style-name="P94"><text:a xlink:type="simple" xlink:href="#r89"><text:span text:style-name="Code2"><text:span text:style-name="T55">servletContextId</text:span></text:span></text:a></text:p>
              <text:p text:style-name="P95"><text:span text:style-name="T28">The service id of the </text:span><text:span text:style-name="Code2"><text:span text:style-name="T17">ServletContext</text:span></text:span><text:span text:style-name="Default_20_Paragraph_20_Font"><text:span text:style-name="T28"> for the resource.</text:span></text:span></text:p>
            </table:table-cell>
            <table:table-cell table:style-name="Tabelle55.C3" office:value-type="string">
              <text:p text:style-name="P91"><text:span text:style-name="Page_20_Reference_20_Font"><text:span text:style-name="T17"><text:bookmark-ref text:reference-format="page" text:ref-name="r89">58</text:bookmark-ref></text:span></text:span></text:p>
            </table:table-cell>
          </table:table-row>
        </table:table>
        <text:p text:style-name="P37"/>
        <table:table table:name="Tabelle57" table:style-name="Tabelle57">
          <table:table-column table:style-name="Tabelle57.A"/>
          <table:table-column table:style-name="Tabelle57.B"/>
          <table:table-row table:style-name="Tabelle57.1">
            <table:table-cell table:style-name="Tabelle57.A1" office:value-type="string">
              <text:p text:style-name="P88"><text:span text:style-name="Summary_20_Heading_20_Font2"><text:span text:style-name="T17">Constructor Summary</text:span></text:span></text:p>
            </table:table-cell>
            <table:table-cell table:style-name="Tabelle57.A1" office:value-type="string">
              <text:p text:style-name="P89"><text:span text:style-name="Page_20_Reference_20_Font"><text:span text:style-name="T27">Page</text:span></text:span></text:p>
            </table:table-cell>
          </table:table-row>
          <table:table-row table:style-name="Tabelle57.1">
            <table:table-cell table:style-name="Tabelle57.A2" office:value-type="string">
              <text:p text:style-name="P93"><text:a xlink:type="simple" xlink:href="#r90"><text:span text:style-name="Code2"><text:span text:style-name="T55">ResourceDTO</text:span></text:span></text:a><text:span text:style-name="Code2"><text:span text:style-name="T17">()</text:span></text:span></text:p>
            </table:table-cell>
            <table:table-cell table:style-name="Tabelle57.B2" office:value-type="string">
              <text:p text:style-name="P91"><text:span text:style-name="Page_20_Reference_20_Font"><text:span text:style-name="T17"><text:bookmark-ref text:reference-format="page" text:ref-name="r90">58</text:bookmark-ref></text:span></text:span></text:p>
            </table:table-cell>
          </table:table-row>
        </table:table>
        <text:p text:style-name="P37"/>
        <table:table table:name="Tabelle58" table:style-name="Tabelle58">
          <table:table-column table:style-name="Tabelle58.A"/>
          <table:table-row table:style-name="Tabelle58.1">
            <table:table-cell table:style-name="Tabelle58.A1" office:value-type="string">
              <text:p text:style-name="P65">Methods inherited from class org.osgi.dto.DTO</text:p>
            </table:table-cell>
          </table:table-row>
          <table:table-row table:style-name="Tabelle58.2">
            <table:table-cell table:style-name="Tabelle58.A2" office:value-type="string">
              <text:p text:style-name="P60"><text:span text:style-name="Code2"><text:span text:style-name="T17">toString</text:span></text:span></text:p>
            </table:table-cell>
          </table:table-row>
        </table:table>
        <text:p text:style-name="P156">Field Detail</text:p>
        <text:p text:style-name="P159"><text:bookmark text:name="r86"/>patterns</text:p>
        <text:p text:style-name="P50"><text:span text:style-name="Code2">public String[] </text:span><text:span text:style-name="Code2"><text:span text:style-name="T60">patterns</text:span></text:span></text:p>
        <text:p text:style-name="P75">The request mappings for the resource</text:p>
        <text:p text:style-name="P73">The specified patterns are used to determine whether a request should be mapped to the resource.</text:p>
        <text:p text:style-name="P74">See Also:</text:p>
        <text:p text:style-name="P101"><text:a xlink:type="simple" xlink:href="#r61"><text:span text:style-name="Code2"><text:span text:style-name="T54">HttpConstants.HTTP_WHITEBOARD_SERVLET_PATTERN</text:span></text:span></text:a></text:p>
        <text:p text:style-name="P102"/>
        <text:p text:style-name="P158"><text:bookmark text:name="r87"/>prefix</text:p>
        <text:p text:style-name="P50"><text:span text:style-name="Code2">public String </text:span><text:span text:style-name="Code2"><text:span text:style-name="T60">prefix</text:span></text:span></text:p>
        <text:p text:style-name="P73"><text:soft-page-break/>The prefix of the resource.</text:p>
        <text:p text:style-name="P74">See Also:</text:p>
        <text:p text:style-name="P101"><text:a xlink:type="simple" xlink:href="#r74"><text:span text:style-name="Code2"><text:span text:style-name="T54">HttpConstants.HTTP_WHITEBOARD_RESOURCE_PREFIX</text:span></text:span></text:a></text:p>
        <text:p text:style-name="P102"/>
        <text:p text:style-name="P158"><text:bookmark text:name="r88"/>serviceId</text:p>
        <text:p text:style-name="P50"><text:span text:style-name="Code2">public long </text:span><text:span text:style-name="Code2"><text:span text:style-name="T60">serviceId</text:span></text:span></text:p>
        <text:p text:style-name="P72"><text:span text:style-name="T36">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6"> set to this value. If this service has not been registered through the whiteboard service the value will be less than zero and the Http Service assigns unique negative numbers in this case.</text:span></text:span></text:p>
        <text:p text:style-name="P104"/>
        <text:p text:style-name="P158"><text:bookmark text:name="r89"/>servletContextId</text:p>
        <text:p text:style-name="P50"><text:span text:style-name="Code2">public long </text:span><text:span text:style-name="Code2"><text:span text:style-name="T60">servletContextId</text:span></text:span></text:p>
        <text:p text:style-name="P72"><text:span text:style-name="T36">The service id of the </text:span><text:span text:style-name="Code2">ServletContext</text:span><text:span text:style-name="Default_20_Paragraph_20_Font"><text:span text:style-name="T36"> for the resource.</text:span></text:span></text:p>
        <text:p text:style-name="P157">Constructor Detail</text:p>
        <text:p text:style-name="P159"><text:bookmark text:name="r90"/>ResourceDTO</text:p>
        <text:p text:style-name="P50"><text:span text:style-name="Code2">public </text:span><text:span text:style-name="Code2"><text:span text:style-name="T60">ResourceDTO</text:span></text:span><text:span text:style-name="Code2">()</text:span></text:p>
        <text:p text:style-name="P153"><text:bookmark text:name="r109"/>Class ServletContextDTO</text:p>
        <text:p text:style-name="P83"><text:a xlink:type="simple" xlink:href="#r34"><text:span text:style-name="T53">org.osgi.service.http.runtime</text:span></text:a></text:p>
        <text:p text:style-name="P71"><text:span text:style-name="Code2">java.lang.Object</text:span></text:p>
        <text:p text:style-name="P85"><text:span text:style-name="Code2">  </text:span><text:span text:style-name="Code2"><draw:frame draw:style-name="fr3" draw:name="Grafik16" text:anchor-type="as-char" svg:width="0.397cm" svg:height="0.37cm" draw:z-index="4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7" text:anchor-type="as-char" svg:width="0.397cm" svg:height="0.37cm" draw:z-index="41"><draw:image xlink:href="Pictures/100002000000000F0000000E443DCD33.png" xlink:type="simple" xlink:show="embed" xlink:actuate="onLoad"/></draw:frame></text:span><text:span text:style-name="Code2"><text:span text:style-name="T60">org.osgi.service.http.runtime.ServletContextDTO</text:span></text:span></text:p>
        <text:p text:style-name="P70"/>
        <text:p text:style-name="P103"><text:span text:style-name="Code2">public class </text:span><text:span text:style-name="Code2"><text:span text:style-name="T60">ServletContextDTO</text:span></text:span></text:p>
        <text:p text:style-name="P50"><text:span text:style-name="Code2">extends org.osgi.dto.DTO</text:span></text:p>
        <text:p text:style-name="P51"><text:span text:style-name="T36">Represents a </text:span><text:span text:style-name="Code2">ServletContext</text:span><text:span text:style-name="Default_20_Paragraph_20_Font"><text:span text:style-name="T36"> created for registered servlets, resources, servlet filters, and listeners backed by a </text:span></text:span><text:a xlink:type="simple" xlink:href="#r32"><text:span text:style-name="Code2"><text:span text:style-name="T54">ServletContextHelper</text:span></text:span></text:a><text:span text:style-name="Default_20_Paragraph_20_Font"><text:span text:style-name="T36"> service.</text:span></text:span></text:p>
        <text:p text:style-name="P84">Since:</text:p>
        <text:p text:style-name="P79">1.3</text:p>
        <text:p text:style-name="P84">NotThreadSafe</text:p>
        <text:p text:style-name="P87"/>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8"><text:span text:style-name="Summary_20_Heading_20_Font2"><text:span text:style-name="T17">Field Summary</text:span></text:span></text:p>
            </table:table-cell>
            <table:covered-table-cell/>
            <table:table-cell table:style-name="Tabelle59.A1" office:value-type="string">
              <text:p text:style-name="P89"><text:span text:style-name="Page_20_Reference_20_Font"><text:span text:style-name="T27">Page</text:span></text:span></text:p>
            </table:table-cell>
          </table:table-row>
          <table:table-row table:style-name="Tabelle59.1">
            <table:table-cell table:style-name="Tabelle59.A2" office:value-type="string">
              <text:p text:style-name="P90"><text:span text:style-name="Code_20_Small1"><text:span text:style-name="T17">Map&lt;String,Object&gt;</text:span></text:span></text:p>
            </table:table-cell>
            <table:table-cell table:style-name="Tabelle59.A2" office:value-type="string">
              <text:p text:style-name="P94"><text:a xlink:type="simple" xlink:href="#r96"><text:span text:style-name="Code2"><text:span text:style-name="T55">attributes</text:span></text:span></text:a></text:p>
              <text:p text:style-name="P96">The servlet context attributes.</text:p>
            </table:table-cell>
            <table:table-cell table:style-name="Tabelle59.C2" office:value-type="string">
              <text:p text:style-name="P91"><text:span text:style-name="Page_20_Reference_20_Font"><text:span text:style-name="T17"><text:bookmark-ref text:reference-format="page" text:ref-name="r96">60</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3"><text:span text:style-name="Code2"><text:span text:style-name="T55">contextName</text:span></text:span></text:a></text:p>
              <text:p text:style-name="P96">The name of the servlet context.</text:p>
            </table:table-cell>
            <table:table-cell table:style-name="Tabelle59.C3" office:value-type="string">
              <text:p text:style-name="P91"><text:span text:style-name="Page_20_Reference_20_Font"><text:span text:style-name="T17"><text:bookmark-ref text:reference-format="page" text:ref-name="r93">60</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4"><text:span text:style-name="Code2"><text:span text:style-name="T55">contextPath</text:span></text:span></text:a></text:p>
              <text:p text:style-name="P96">The servlet context path.</text:p>
            </table:table-cell>
            <table:table-cell table:style-name="Tabelle59.C3" office:value-type="string">
              <text:p text:style-name="P91"><text:span text:style-name="Page_20_Reference_20_Font"><text:span text:style-name="T17"><text:bookmark-ref text:reference-format="page" text:ref-name="r94">60</text:bookmark-ref></text:span></text:span></text:p>
            </table:table-cell>
          </table:table-row>
          <table:table-row table:style-name="Tabelle59.1">
            <table:table-cell table:style-name="Tabelle59.A3" office:value-type="string">
              <text:p text:style-name="P92"><text:a xlink:type="simple" xlink:href="#r46"><text:span text:style-name="Code_20_Small1"><text:span text:style-name="T54">ErrorPageDTO</text:span></text:span></text:a><text:span text:style-name="Code_20_Small1"><text:span text:style-name="T17">[]</text:span></text:span></text:p>
            </table:table-cell>
            <table:table-cell table:style-name="Tabelle59.A3" office:value-type="string">
              <text:p text:style-name="P94"><text:a xlink:type="simple" xlink:href="#r101"><text:span text:style-name="Code2"><text:span text:style-name="T55">errorPageDTOs</text:span></text:span></text:a></text:p>
              <text:p text:style-name="P95"><text:span text:style-name="T28">Returns the representations of the error pag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101">61</text:bookmark-ref></text:span></text:span></text:p>
            </table:table-cell>
          </table:table-row>
          <table:table-row table:style-name="Tabelle59.1">
            <table:table-cell table:style-name="Tabelle59.A3" office:value-type="string">
              <text:p text:style-name="P92"><text:a xlink:type="simple" xlink:href="#r56"><text:span text:style-name="Code_20_Small1"><text:span text:style-name="T54">FilterDTO</text:span></text:span></text:a><text:span text:style-name="Code_20_Small1"><text:span text:style-name="T17">[]</text:span></text:span></text:p>
            </table:table-cell>
            <table:table-cell table:style-name="Tabelle59.A3" office:value-type="string">
              <text:p text:style-name="P94"><text:a xlink:type="simple" xlink:href="#r100"><text:span text:style-name="Code2"><text:span text:style-name="T55">filterDTOs</text:span></text:span></text:a></text:p>
              <text:p text:style-name="P95"><text:span text:style-name="T28">Returns the representations of the servlet </text:span><text:span text:style-name="Code2"><text:span text:style-name="T17">Filter</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100">61</text:bookmark-ref></text:span></text:span></text:p>
            </table:table-cell>
          </table:table-row>
          <table:table-row table:style-name="Tabelle59.1">
            <table:table-cell table:style-name="Tabelle59.A3" office:value-type="string">
              <text:p text:style-name="P90"><text:span text:style-name="Code_20_Small1"><text:span text:style-name="T17">Map&lt;String,String&gt;</text:span></text:span></text:p>
            </table:table-cell>
            <table:table-cell table:style-name="Tabelle59.A3" office:value-type="string">
              <text:p text:style-name="P94"><text:a xlink:type="simple" xlink:href="#r95"><text:span text:style-name="Code2"><text:span text:style-name="T55">initParams</text:span></text:span></text:a></text:p>
              <text:p text:style-name="P96">The servlet context initialization parameters.</text:p>
            </table:table-cell>
            <table:table-cell table:style-name="Tabelle59.C3" office:value-type="string">
              <text:p text:style-name="P91"><text:span text:style-name="Page_20_Reference_20_Font"><text:span text:style-name="T17"><text:bookmark-ref text:reference-format="page" text:ref-name="r95">60</text:bookmark-ref></text:span></text:span></text:p>
            </table:table-cell>
          </table:table-row>
          <table:table-row table:style-name="Tabelle59.1">
            <table:table-cell table:style-name="Tabelle59.A3" office:value-type="string">
              <text:p text:style-name="P92"><text:a xlink:type="simple" xlink:href="#r85"><text:span text:style-name="Code_20_Small1"><text:span text:style-name="T54">ListenerDTO</text:span></text:span></text:a><text:span text:style-name="Code_20_Small1"><text:span text:style-name="T17">[]</text:span></text:span></text:p>
            </table:table-cell>
            <table:table-cell table:style-name="Tabelle59.A3" office:value-type="string">
              <text:p text:style-name="P94"><text:a xlink:type="simple" xlink:href="#r102"><text:span text:style-name="Code2"><text:span text:style-name="T55">listenerDTOs</text:span></text:span></text:a></text:p>
              <text:p text:style-name="P96">Returns the representations of the listener services associated with this context.</text:p>
            </table:table-cell>
            <table:table-cell table:style-name="Tabelle59.C3" office:value-type="string">
              <text:p text:style-name="P91"><text:span text:style-name="Page_20_Reference_20_Font"><text:span text:style-name="T17"><text:bookmark-ref text:reference-format="page" text:ref-name="r102">61</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2"><text:span text:style-name="Code2"><text:span text:style-name="T55">names</text:span></text:span></text:a></text:p>
              <text:p text:style-name="P96">The names of the HTTP context.</text:p>
            </table:table-cell>
            <table:table-cell table:style-name="Tabelle59.C3" office:value-type="string">
              <text:p text:style-name="P91"><text:span text:style-name="Page_20_Reference_20_Font"><text:span text:style-name="T17"><text:bookmark-ref text:reference-format="page" text:ref-name="r92">60</text:bookmark-ref></text:span></text:span></text:p>
            </table:table-cell>
          </table:table-row>
          <table:table-row table:style-name="Tabelle59.1">
            <table:table-cell table:style-name="Tabelle59.A3" office:value-type="string">
              <text:p text:style-name="P92"><text:a xlink:type="simple" xlink:href="#r91"><text:span text:style-name="Code_20_Small1"><text:span text:style-name="T54">ResourceDTO</text:span></text:span></text:a><text:span text:style-name="Code_20_Small1"><text:span text:style-name="T17">[]</text:span></text:span></text:p>
            </table:table-cell>
            <table:table-cell table:style-name="Tabelle59.A3" office:value-type="string">
              <text:p text:style-name="P94"><text:a xlink:type="simple" xlink:href="#r99"><text:span text:style-name="Code2"><text:span text:style-name="T55">resourceDTOs</text:span></text:span></text:a></text:p>
              <text:p text:style-name="P96">Returns the representations of the resource services associated with this context.</text:p>
            </table:table-cell>
            <table:table-cell table:style-name="Tabelle59.C3" office:value-type="string">
              <text:p text:style-name="P91"><text:span text:style-name="Page_20_Reference_20_Font"><text:span text:style-name="T17"><text:bookmark-ref text:reference-format="page" text:ref-name="r99">61</text:bookmark-ref></text:span></text:span></text:p>
            </table:table-cell>
          </table:table-row>
          <table:table-row table:style-name="Tabelle59.1">
            <table:table-cell table:style-name="Tabelle59.A3" office:value-type="string">
              <text:p text:style-name="P90"><text:span text:style-name="Code_20_Small1"><text:span text:style-name="T17">long</text:span></text:span></text:p>
            </table:table-cell>
            <table:table-cell table:style-name="Tabelle59.A3" office:value-type="string">
              <text:p text:style-name="P94"><text:a xlink:type="simple" xlink:href="#r97"><text:span text:style-name="Code2"><text:span text:style-name="T55">serviceId</text:span></text:span></text:a></text:p>
              <text:p text:style-name="P96">Service property identifying the service.</text:p>
            </table:table-cell>
            <table:table-cell table:style-name="Tabelle59.C3" office:value-type="string">
              <text:p text:style-name="P91"><text:span text:style-name="Page_20_Reference_20_Font"><text:span text:style-name="T17"><text:bookmark-ref text:reference-format="page" text:ref-name="r97">61</text:bookmark-ref></text:span></text:span></text:p>
            </table:table-cell>
          </table:table-row>
          <table:table-row table:style-name="Tabelle59.1">
            <table:table-cell table:style-name="Tabelle59.A3" office:value-type="string">
              <text:p text:style-name="P92"><text:a xlink:type="simple" xlink:href="#r112"><text:span text:style-name="Code_20_Small1"><text:span text:style-name="T54">ServletDTO</text:span></text:span></text:a><text:span text:style-name="Code_20_Small1"><text:span text:style-name="T17">[]</text:span></text:span></text:p>
            </table:table-cell>
            <table:table-cell table:style-name="Tabelle59.A3" office:value-type="string">
              <text:p text:style-name="P94"><text:a xlink:type="simple" xlink:href="#r98"><text:span text:style-name="Code2"><text:span text:style-name="T55">servletDTOs</text:span></text:span></text:a></text:p>
              <text:p text:style-name="P95"><text:span text:style-name="T28">Returns the representations of th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98">61</text:bookmark-ref></text:span></text:span></text:p>
            </table:table-cell>
          </table:table-row>
          <table:table-row table:style-name="Tabelle59.1">
            <table:table-cell table:style-name="Tabelle59.A3" office:value-type="string">
              <text:p text:style-name="P92"><text:a xlink:type="simple" xlink:href="#r46"><text:span text:style-name="Code_20_Small1"><text:span text:style-name="T54">ErrorPageDTO</text:span></text:span></text:a><text:span text:style-name="Code_20_Small1"><text:span text:style-name="T17">[]</text:span></text:span></text:p>
            </table:table-cell>
            <table:table-cell table:style-name="Tabelle59.A3" office:value-type="string">
              <text:p text:style-name="P94"><text:a xlink:type="simple" xlink:href="#r106"><text:span text:style-name="Code2"><text:span text:style-name="T55">unusedErrorPageDTOs</text:span></text:span></text:a></text:p>
              <text:p text:style-name="P95"><text:span text:style-name="T28">Returns the representations of the unused error pag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106">62</text:bookmark-ref></text:span></text:span></text:p>
            </table:table-cell>
          </table:table-row>
          <table:table-row table:style-name="Tabelle59.1">
            <table:table-cell table:style-name="Tabelle59.A3" office:value-type="string">
              <text:p text:style-name="P92"><text:a xlink:type="simple" xlink:href="#r56"><text:span text:style-name="Code_20_Small1"><text:span text:style-name="T54">FilterDTO</text:span></text:span></text:a><text:span text:style-name="Code_20_Small1"><text:span text:style-name="T17">[]</text:span></text:span></text:p>
            </table:table-cell>
            <table:table-cell table:style-name="Tabelle59.A3" office:value-type="string">
              <text:p text:style-name="P94"><text:a xlink:type="simple" xlink:href="#r105"><text:span text:style-name="Code2"><text:span text:style-name="T55">unusedfilterDTOs</text:span></text:span></text:a></text:p>
              <text:p text:style-name="P95"><text:span text:style-name="T28">Returns the representations of the unused servlet </text:span><text:span text:style-name="Code2"><text:span text:style-name="T17">Filter</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105">62</text:bookmark-ref></text:span></text:span></text:p>
            </table:table-cell>
          </table:table-row>
          <table:table-row table:style-name="Tabelle59.1">
            <table:table-cell table:style-name="Tabelle59.A3" office:value-type="string">
              <text:p text:style-name="P92"><text:a xlink:type="simple" xlink:href="#r85"><text:span text:style-name="Code_20_Small1"><text:span text:style-name="T54">ListenerDTO</text:span></text:span></text:a><text:span text:style-name="Code_20_Small1"><text:span text:style-name="T17">[]</text:span></text:span></text:p>
            </table:table-cell>
            <table:table-cell table:style-name="Tabelle59.A3" office:value-type="string">
              <text:p text:style-name="P94"><text:a xlink:type="simple" xlink:href="#r107"><text:span text:style-name="Code2"><text:span text:style-name="T55">unusedListenerDTOs</text:span></text:span></text:a></text:p>
              <text:p text:style-name="P96">Returns the representations of the unused listener services associated with this context.</text:p>
            </table:table-cell>
            <table:table-cell table:style-name="Tabelle59.C3" office:value-type="string">
              <text:p text:style-name="P91"><text:span text:style-name="Page_20_Reference_20_Font"><text:span text:style-name="T17"><text:bookmark-ref text:reference-format="page" text:ref-name="r107">62</text:bookmark-ref></text:span></text:span></text:p>
            </table:table-cell>
          </table:table-row>
          <table:table-row table:style-name="Tabelle59.1">
            <table:table-cell table:style-name="Tabelle59.A3" office:value-type="string">
              <text:p text:style-name="P92"><text:a xlink:type="simple" xlink:href="#r91"><text:span text:style-name="Code_20_Small1"><text:span text:style-name="T54">ResourceDTO</text:span></text:span></text:a><text:span text:style-name="Code_20_Small1"><text:span text:style-name="T17">[]</text:span></text:span></text:p>
            </table:table-cell>
            <table:table-cell table:style-name="Tabelle59.A3" office:value-type="string">
              <text:p text:style-name="P94"><text:a xlink:type="simple" xlink:href="#r104"><text:span text:style-name="Code2"><text:span text:style-name="T55">unusedResourceDTOs</text:span></text:span></text:a></text:p>
              <text:p text:style-name="P96">Returns the representations of the unused resource services associated with this context.</text:p>
            </table:table-cell>
            <table:table-cell table:style-name="Tabelle59.C3" office:value-type="string">
              <text:p text:style-name="P91"><text:span text:style-name="Page_20_Reference_20_Font"><text:span text:style-name="T17"><text:bookmark-ref text:reference-format="page" text:ref-name="r104">62</text:bookmark-ref></text:span></text:span></text:p>
            </table:table-cell>
          </table:table-row>
          <text:soft-page-break/>
          <table:table-row table:style-name="Tabelle59.1">
            <table:table-cell table:style-name="Tabelle59.A3" office:value-type="string">
              <text:p text:style-name="P92"><text:a xlink:type="simple" xlink:href="#r112"><text:span text:style-name="Code_20_Small1"><text:span text:style-name="T54">ServletDTO</text:span></text:span></text:a><text:span text:style-name="Code_20_Small1"><text:span text:style-name="T17">[]</text:span></text:span></text:p>
            </table:table-cell>
            <table:table-cell table:style-name="Tabelle59.A3" office:value-type="string">
              <text:p text:style-name="P94"><text:a xlink:type="simple" xlink:href="#r103"><text:span text:style-name="Code2"><text:span text:style-name="T55">unusedServletDTOs</text:span></text:span></text:a></text:p>
              <text:p text:style-name="P95"><text:span text:style-name="T28">Returns the representations of the </text:span><text:span text:style-name="Code2"><text:span text:style-name="T17">Servlet</text:span></text:span><text:span text:style-name="Default_20_Paragraph_20_Font"><text:span text:style-name="T28"> services associated with this context but not used.</text:span></text:span></text:p>
            </table:table-cell>
            <table:table-cell table:style-name="Tabelle59.C3" office:value-type="string">
              <text:p text:style-name="P91"><text:span text:style-name="Page_20_Reference_20_Font"><text:span text:style-name="T17"><text:bookmark-ref text:reference-format="page" text:ref-name="r103">62</text:bookmark-ref></text:span></text:span></text:p>
            </table:table-cell>
          </table:table-row>
        </table:table>
        <text:p text:style-name="P37"/>
        <table:table table:name="Tabelle60" table:style-name="Tabelle60">
          <table:table-column table:style-name="Tabelle60.A"/>
          <table:table-column table:style-name="Tabelle60.B"/>
          <table:table-row table:style-name="Tabelle60.1">
            <table:table-cell table:style-name="Tabelle60.A1" office:value-type="string">
              <text:p text:style-name="P88"><text:span text:style-name="Summary_20_Heading_20_Font2"><text:span text:style-name="T17">Constructor Summary</text:span></text:span></text:p>
            </table:table-cell>
            <table:table-cell table:style-name="Tabelle60.A1" office:value-type="string">
              <text:p text:style-name="P89"><text:span text:style-name="Page_20_Reference_20_Font"><text:span text:style-name="T27">Page</text:span></text:span></text:p>
            </table:table-cell>
          </table:table-row>
          <table:table-row table:style-name="Tabelle60.1">
            <table:table-cell table:style-name="Tabelle60.A2" office:value-type="string">
              <text:p text:style-name="P93"><text:a xlink:type="simple" xlink:href="#r108"><text:span text:style-name="Code2"><text:span text:style-name="T55">ServletContextDTO</text:span></text:span></text:a><text:span text:style-name="Code2"><text:span text:style-name="T17">()</text:span></text:span></text:p>
            </table:table-cell>
            <table:table-cell table:style-name="Tabelle60.B2" office:value-type="string">
              <text:p text:style-name="P91"><text:span text:style-name="Page_20_Reference_20_Font"><text:span text:style-name="T17"><text:bookmark-ref text:reference-format="page" text:ref-name="r108">62</text:bookmark-ref></text:span></text:span></text:p>
            </table:table-cell>
          </table:table-row>
        </table:table>
        <text:p text:style-name="P37"/>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17">toString</text:span></text:span></text:p>
            </table:table-cell>
          </table:table-row>
        </table:table>
        <text:p text:style-name="P156">Field Detail</text:p>
        <text:p text:style-name="P159"><text:bookmark text:name="r92"/>names</text:p>
        <text:p text:style-name="P50"><text:span text:style-name="Code2">public String[] </text:span><text:span text:style-name="Code2"><text:span text:style-name="T60">names</text:span></text:span></text:p>
        <text:p text:style-name="P72"><text:span text:style-name="T36">The names of the HTTP context. An array of the names the corresponding </text:span><text:a xlink:type="simple" xlink:href="#r32"><text:span text:style-name="Code2"><text:span text:style-name="T54">ServletContextHelper</text:span></text:span></text:a><text:span text:style-name="Default_20_Paragraph_20_Font"><text:span text:style-name="T36"> has been registered with and are in use by the Http Service runtime. For contexts managed by the Http Service implementation </text:span></text:span><text:span text:style-name="Code2">null</text:span><text:span text:style-name="Default_20_Paragraph_20_Font"><text:span text:style-name="T36"> is returned.</text:span></text:span></text:p>
        <text:p text:style-name="P74">See Also:</text:p>
        <text:p text:style-name="P101"><text:a xlink:type="simple" xlink:href="#r57"><text:span text:style-name="Code2"><text:span text:style-name="T54">HttpConstants.HTTP_WHITEBOARD_CONTEXT_NAME</text:span></text:span></text:a></text:p>
        <text:p text:style-name="P102"/>
        <text:p text:style-name="P158"><text:bookmark text:name="r93"/>contextName</text:p>
        <text:p text:style-name="P50"><text:span text:style-name="Code2">public String </text:span><text:span text:style-name="Code2"><text:span text:style-name="T60">contextName</text:span></text:span></text:p>
        <text:p text:style-name="P75">The name of the servlet context.</text:p>
        <text:p text:style-name="P72"><text:span text:style-name="T36">This is the value returned by the </text:span><text:span text:style-name="Code2">ServletContext.getServletContextName()</text:span><text:span text:style-name="Default_20_Paragraph_20_Font"><text:span text:style-name="T36"> method.</text:span></text:span></text:p>
        <text:p text:style-name="P104"/>
        <text:p text:style-name="P158"><text:bookmark text:name="r94"/>contextPath</text:p>
        <text:p text:style-name="P50"><text:span text:style-name="Code2">public String </text:span><text:span text:style-name="Code2"><text:span text:style-name="T60">contextPath</text:span></text:span></text:p>
        <text:p text:style-name="P72"><text:span text:style-name="T36">The servlet context path. This is the value returned by the </text:span><text:span text:style-name="Code2">ServletContext.getContextPath()</text:span><text:span text:style-name="Default_20_Paragraph_20_Font"><text:span text:style-name="T36"> method.</text:span></text:span></text:p>
        <text:p text:style-name="P104"/>
        <text:p text:style-name="P158"><text:bookmark text:name="r95"/>initParams</text:p>
        <text:p text:style-name="P50"><text:span text:style-name="Code2">public Map&lt;String,String&gt; </text:span><text:span text:style-name="Code2"><text:span text:style-name="T60">initParams</text:span></text:span></text:p>
        <text:p text:style-name="P73">The servlet context initialization parameters.</text:p>
        <text:p text:style-name="P104"/>
        <text:p text:style-name="P158"><text:bookmark text:name="r96"/>attributes</text:p>
        <text:p text:style-name="P50"><text:span text:style-name="Code2">public Map&lt;String,Object&gt; </text:span><text:span text:style-name="Code2"><text:span text:style-name="T60">attributes</text:span></text:span></text:p>
        <text:p text:style-name="P75">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104"><text:soft-page-break/></text:p>
        <text:p text:style-name="P158"><text:bookmark text:name="r97"/>serviceId</text:p>
        <text:p text:style-name="P50"><text:span text:style-name="Code2">public long </text:span><text:span text:style-name="Code2"><text:span text:style-name="T60">serviceId</text:span></text:span></text:p>
        <text:p text:style-name="P72"><text:span text:style-name="T36">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6"> set to this value. If this service has not been registered through the whiteboard service the value will be less than zero and the Http Service assigns unique negative numbers in this case.</text:span></text:span></text:p>
        <text:p text:style-name="P104"/>
        <text:p text:style-name="P158"><text:bookmark text:name="r98"/>servletDTOs</text:p>
        <text:p text:style-name="P50"><text:span text:style-name="Code2">public </text:span><text:a xlink:type="simple" xlink:href="#r112"><text:span text:style-name="Code2"><text:span text:style-name="T54">ServletDTO</text:span></text:span></text:a><text:span text:style-name="Code2">[] </text:span><text:span text:style-name="Code2"><text:span text:style-name="T60">servletDTOs</text:span></text:span></text:p>
        <text:p text:style-name="P72"><text:span text:style-name="T36">Returns the representations of the </text:span><text:span text:style-name="Code2">Servlet</text:span><text:span text:style-name="Default_20_Paragraph_20_Font"><text:span text:style-name="T36"> services associated with this context. The representations of the </text:span></text:span><text:span text:style-name="Code2">Servlet</text:span><text:span text:style-name="Default_20_Paragraph_20_Font"><text:span text:style-name="T36"> services associated with this context. The returned array may be empty if this context is currently not associated with any </text:span></text:span><text:span text:style-name="Code2">Servlet</text:span><text:span text:style-name="Default_20_Paragraph_20_Font"><text:span text:style-name="T36"> services.</text:span></text:span></text:p>
        <text:p text:style-name="P104"/>
        <text:p text:style-name="P158"><text:bookmark text:name="r99"/>resourceDTOs</text:p>
        <text:p text:style-name="P50"><text:span text:style-name="Code2">public </text:span><text:a xlink:type="simple" xlink:href="#r91"><text:span text:style-name="Code2"><text:span text:style-name="T54">ResourceDTO</text:span></text:span></text:a><text:span text:style-name="Code2">[] </text:span><text:span text:style-name="Code2"><text:span text:style-name="T60">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4"/>
        <text:p text:style-name="P158"><text:bookmark text:name="r100"/>filterDTOs</text:p>
        <text:p text:style-name="P50"><text:span text:style-name="Code2">public </text:span><text:a xlink:type="simple" xlink:href="#r56"><text:span text:style-name="Code2"><text:span text:style-name="T54">FilterDTO</text:span></text:span></text:a><text:span text:style-name="Code2">[] </text:span><text:span text:style-name="Code2"><text:span text:style-name="T60">filterDTOs</text:span></text:span></text:p>
        <text:p text:style-name="P72"><text:span text:style-name="T36">Returns the representations of the servlet </text:span><text:span text:style-name="Code2">Filter</text:span><text:span text:style-name="Default_20_Paragraph_20_Font"><text:span text:style-name="T36"> services associated with this context. The representations of the servlet </text:span></text:span><text:span text:style-name="Code2">Filter</text:span><text:span text:style-name="Default_20_Paragraph_20_Font"><text:span text:style-name="T36"> services associated with this context. The returned array may be empty if this context is currently not associated with any servlet </text:span></text:span><text:span text:style-name="Code2">Filter</text:span><text:span text:style-name="Default_20_Paragraph_20_Font"><text:span text:style-name="T36"> services.</text:span></text:span></text:p>
        <text:p text:style-name="P104"/>
        <text:p text:style-name="P158"><text:bookmark text:name="r101"/>errorPageDTOs</text:p>
        <text:p text:style-name="P50"><text:span text:style-name="Code2">public </text:span><text:a xlink:type="simple" xlink:href="#r46"><text:span text:style-name="Code2"><text:span text:style-name="T54">ErrorPageDTO</text:span></text:span></text:a><text:span text:style-name="Code2">[] </text:span><text:span text:style-name="Code2"><text:span text:style-name="T60">errorPageDTOs</text:span></text:span></text:p>
        <text:p text:style-name="P72"><text:span text:style-name="T36">Returns the representations of the error page </text:span><text:span text:style-name="Code2">Servlet</text:span><text:span text:style-name="Default_20_Paragraph_20_Font"><text:span text:style-name="T36"> services associated with this context. The representations of the error page </text:span></text:span><text:span text:style-name="Code2">Servlet</text:span><text:span text:style-name="Default_20_Paragraph_20_Font"><text:span text:style-name="T36"> services associated with this context. The returned array may be empty if this context is currently not associated with any error pages.</text:span></text:span></text:p>
        <text:p text:style-name="P104"/>
        <text:p text:style-name="P158"><text:bookmark text:name="r102"/>listenerDTOs</text:p>
        <text:p text:style-name="P50"><text:span text:style-name="Code2">public </text:span><text:a xlink:type="simple" xlink:href="#r85"><text:span text:style-name="Code2"><text:span text:style-name="T54">ListenerDTO</text:span></text:span></text:a><text:span text:style-name="Code2">[] </text:span><text:span text:style-name="Code2"><text:span text:style-name="T60">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4"/>
        <text:p text:style-name="P158"><text:bookmark text:name="r103"/><text:soft-page-break/>unusedServletDTOs</text:p>
        <text:p text:style-name="P50"><text:span text:style-name="Code2">public </text:span><text:a xlink:type="simple" xlink:href="#r112"><text:span text:style-name="Code2"><text:span text:style-name="T54">ServletDTO</text:span></text:span></text:a><text:span text:style-name="Code2">[] </text:span><text:span text:style-name="Code2"><text:span text:style-name="T60">unusedServletDTOs</text:span></text:span></text:p>
        <text:p text:style-name="P72"><text:span text:style-name="T36">Returns the representations of the </text:span><text:span text:style-name="Code2">Servlet</text:span><text:span text:style-name="Default_20_Paragraph_20_Font"><text:span text:style-name="T36"> services associated with this context but not used. The representations of the unused </text:span></text:span><text:span text:style-name="Code2">Servlet</text:span><text:span text:style-name="Default_20_Paragraph_20_Font"><text:span text:style-name="T36"> services associated with this context. The returned array may be empty if this context is currently not associated with any unused </text:span></text:span><text:span text:style-name="Code2">Servlet</text:span><text:span text:style-name="Default_20_Paragraph_20_Font"><text:span text:style-name="T36"> services.</text:span></text:span></text:p>
        <text:p text:style-name="P104"/>
        <text:p text:style-name="P158"><text:bookmark text:name="r104"/>unusedResourceDTOs</text:p>
        <text:p text:style-name="P50"><text:span text:style-name="Code2">public </text:span><text:a xlink:type="simple" xlink:href="#r91"><text:span text:style-name="Code2"><text:span text:style-name="T54">ResourceDTO</text:span></text:span></text:a><text:span text:style-name="Code2">[] </text:span><text:span text:style-name="Code2"><text:span text:style-name="T60">unusedResourceDTOs</text:span></text:span></text:p>
        <text:p text:style-name="P73">Returns the representations of the unused resource services associated with this context. The representations of the unused resource services associated with this context. The returned array may be empty if this context is currently not associated with any unused resource services.</text:p>
        <text:p text:style-name="P104"/>
        <text:p text:style-name="P158"><text:bookmark text:name="r105"/>unusedfilterDTOs</text:p>
        <text:p text:style-name="P50"><text:span text:style-name="Code2">public </text:span><text:a xlink:type="simple" xlink:href="#r56"><text:span text:style-name="Code2"><text:span text:style-name="T54">FilterDTO</text:span></text:span></text:a><text:span text:style-name="Code2">[] </text:span><text:span text:style-name="Code2"><text:span text:style-name="T60">unusedfilterDTOs</text:span></text:span></text:p>
        <text:p text:style-name="P72"><text:span text:style-name="T36">Returns the representations of the unused servlet </text:span><text:span text:style-name="Code2">Filter</text:span><text:span text:style-name="Default_20_Paragraph_20_Font"><text:span text:style-name="T36"> services associated with this context. The representations of the unused servlet </text:span></text:span><text:span text:style-name="Code2">Filter</text:span><text:span text:style-name="Default_20_Paragraph_20_Font"><text:span text:style-name="T36"> services associated with this context. The returned array may be empty if this context is currently not associated with any unused servlet </text:span></text:span><text:span text:style-name="Code2">Filter</text:span><text:span text:style-name="Default_20_Paragraph_20_Font"><text:span text:style-name="T36"> services.</text:span></text:span></text:p>
        <text:p text:style-name="P104"/>
        <text:p text:style-name="P158"><text:bookmark text:name="r106"/>unusedErrorPageDTOs</text:p>
        <text:p text:style-name="P50"><text:span text:style-name="Code2">public </text:span><text:a xlink:type="simple" xlink:href="#r46"><text:span text:style-name="Code2"><text:span text:style-name="T54">ErrorPageDTO</text:span></text:span></text:a><text:span text:style-name="Code2">[] </text:span><text:span text:style-name="Code2"><text:span text:style-name="T60">unusedErrorPageDTOs</text:span></text:span></text:p>
        <text:p text:style-name="P72"><text:span text:style-name="T36">Returns the representations of the unused error page </text:span><text:span text:style-name="Code2">Servlet</text:span><text:span text:style-name="Default_20_Paragraph_20_Font"><text:span text:style-name="T36"> services associated with this context. The representations of the unused error page </text:span></text:span><text:span text:style-name="Code2">Servlet</text:span><text:span text:style-name="Default_20_Paragraph_20_Font"><text:span text:style-name="T36"> services associated with this context. The returned array may be empty if this context is currently not associated with any unused error pages.</text:span></text:span></text:p>
        <text:p text:style-name="P104"/>
        <text:p text:style-name="P158"><text:bookmark text:name="r107"/>unusedListenerDTOs</text:p>
        <text:p text:style-name="P50"><text:span text:style-name="Code2">public </text:span><text:a xlink:type="simple" xlink:href="#r85"><text:span text:style-name="Code2"><text:span text:style-name="T54">ListenerDTO</text:span></text:span></text:a><text:span text:style-name="Code2">[] </text:span><text:span text:style-name="Code2"><text:span text:style-name="T60">unusedListenerDTOs</text:span></text:span></text:p>
        <text:p text:style-name="P73">Returns the representations of the unused listener services associated with this context. The representations of the unused listener services associated with this context. The returned array may be empty if this context is currently not associated with any unused listener services.</text:p>
        <text:p text:style-name="P157">Constructor Detail</text:p>
        <text:p text:style-name="P159"><text:bookmark text:name="r108"/>ServletContextDTO</text:p>
        <text:p text:style-name="P50"><text:span text:style-name="Code2">public </text:span><text:span text:style-name="Code2"><text:span text:style-name="T60">ServletContextDTO</text:span></text:span><text:span text:style-name="Code2">()</text:span></text:p>
        <text:p text:style-name="P154"><text:bookmark text:name="r112"/>Class ServletDTO</text:p>
        <text:p text:style-name="P83"><text:a xlink:type="simple" xlink:href="#r34"><text:span text:style-name="T53">org.osgi.service.http.runtime</text:span></text:a></text:p>
        <text:p text:style-name="P71"><text:span text:style-name="Code2">java.lang.Object</text:span></text:p>
        <text:p text:style-name="P85"><text:span text:style-name="Code2">  </text:span><text:span text:style-name="Code2"><draw:frame draw:style-name="fr3" draw:name="Grafik18" text:anchor-type="as-char" svg:width="0.397cm" svg:height="0.37cm" draw:z-index="42"><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19" text:anchor-type="as-char" svg:width="0.397cm" svg:height="0.37cm" draw:z-index="43"><draw:image xlink:href="Pictures/100002000000000F0000000E443DCD33.png" xlink:type="simple" xlink:show="embed" xlink:actuate="onLoad"/></draw:frame></text:span><text:a xlink:type="simple" xlink:href="#r42"><text:span text:style-name="Code2"><text:span text:style-name="T54">org.osgi.service.http.runtime.BaseServletDTO</text:span></text:span></text:a></text:p>
        <text:p text:style-name="P39"><text:span text:style-name="Code2">          </text:span><text:span text:style-name="Code2"><draw:frame draw:style-name="fr3" draw:name="Grafik20" text:anchor-type="as-char" svg:width="0.397cm" svg:height="0.37cm" draw:z-index="44"><draw:image xlink:href="Pictures/100002000000000F0000000E443DCD33.png" xlink:type="simple" xlink:show="embed" xlink:actuate="onLoad"/></draw:frame></text:span><text:span text:style-name="Code2"><text:span text:style-name="T60">org.osgi.service.http.runtime.ServletDTO</text:span></text:span></text:p>
        <text:p text:style-name="P70"/>
        <text:p text:style-name="P103"><text:span text:style-name="Code2">public class </text:span><text:span text:style-name="Code2"><text:span text:style-name="T60">ServletDTO</text:span></text:span></text:p>
        <text:p text:style-name="P50"><text:span text:style-name="Code2">extends </text:span><text:a xlink:type="simple" xlink:href="#r42"><text:span text:style-name="Code2"><text:span text:style-name="T54">BaseServletDTO</text:span></text:span></text:a></text:p>
        <text:p text:style-name="P51"><text:span text:style-name="T36">Represents a </text:span><text:span text:style-name="Code2">Servlet</text:span><text:span text:style-name="Default_20_Paragraph_20_Font"><text:span text:style-name="T36"> service used by the Http Service runtime.</text:span></text:span></text:p>
        <text:p text:style-name="P84">Since:</text:p>
        <text:p text:style-name="P79">1.3</text:p>
        <text:p text:style-name="P84">NotThreadSafe</text:p>
        <text:p text:style-name="P87"/>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8"><text:span text:style-name="Summary_20_Heading_20_Font2"><text:span text:style-name="T17">Field Summary</text:span></text:span></text:p>
            </table:table-cell>
            <table:covered-table-cell/>
            <table:table-cell table:style-name="Tabelle62.A1" office:value-type="string">
              <text:p text:style-name="P89"><text:span text:style-name="Page_20_Reference_20_Font"><text:span text:style-name="T27">Page</text:span></text:span></text:p>
            </table:table-cell>
          </table:table-row>
          <table:table-row table:style-name="Tabelle62.1">
            <table:table-cell table:style-name="Tabelle62.A2" office:value-type="string">
              <text:p text:style-name="P90"><text:span text:style-name="Code_20_Small1"><text:span text:style-name="T17">String[]</text:span></text:span></text:p>
            </table:table-cell>
            <table:table-cell table:style-name="Tabelle62.A2" office:value-type="string">
              <text:p text:style-name="P94"><text:a xlink:type="simple" xlink:href="#r110"><text:span text:style-name="Code2"><text:span text:style-name="T55">patterns</text:span></text:span></text:a></text:p>
              <text:p text:style-name="P96">The request mappings for the servlet.</text:p>
            </table:table-cell>
            <table:table-cell table:style-name="Tabelle62.C2" office:value-type="string">
              <text:p text:style-name="P91"><text:span text:style-name="Page_20_Reference_20_Font"><text:span text:style-name="T17"><text:bookmark-ref text:reference-format="page" text:ref-name="r110">63</text:bookmark-ref></text:span></text:span></text:p>
            </table:table-cell>
          </table:table-row>
        </table:table>
        <text:p text:style-name="P37"/>
        <table:table table:name="Tabelle63" table:style-name="Tabelle63">
          <table:table-column table:style-name="Tabelle63.A"/>
          <table:table-row table:style-name="Tabelle63.1">
            <table:table-cell table:style-name="Tabelle63.A1" office:value-type="string">
              <text:p text:style-name="P66"><text:span text:style-name="T29">Fields inherited from class org.osgi.service.http.runtime.</text:span><text:a xlink:type="simple" xlink:href="#r42"><text:span text:style-name="T49">BaseServletDTO</text:span></text:a></text:p>
            </table:table-cell>
          </table:table-row>
          <table:table-row table:style-name="Tabelle63.2">
            <table:table-cell table:style-name="Tabelle63.A2" office:value-type="string">
              <text:p text:style-name="P54"><text:a xlink:type="simple" xlink:href="#r37"><text:span text:style-name="Code2"><text:span text:style-name="T54">asyncSupported</text:span></text:span></text:a><text:span text:style-name="Code2"><text:span text:style-name="T17">, </text:span></text:span><text:a xlink:type="simple" xlink:href="#r38"><text:span text:style-name="Code2"><text:span text:style-name="T54">initParams</text:span></text:span></text:a><text:span text:style-name="Code2"><text:span text:style-name="T17">, </text:span></text:span><text:a xlink:type="simple" xlink:href="#r35"><text:span text:style-name="Code2"><text:span text:style-name="T54">name</text:span></text:span></text:a><text:span text:style-name="Code2"><text:span text:style-name="T17">, </text:span></text:span><text:a xlink:type="simple" xlink:href="#r40"><text:span text:style-name="Code2"><text:span text:style-name="T54">serviceId</text:span></text:span></text:a><text:span text:style-name="Code2"><text:span text:style-name="T17">, </text:span></text:span><text:a xlink:type="simple" xlink:href="#r39"><text:span text:style-name="Code2"><text:span text:style-name="T54">servletContextId</text:span></text:span></text:a><text:span text:style-name="Code2"><text:span text:style-name="T17">, </text:span></text:span><text:a xlink:type="simple" xlink:href="#r36"><text:span text:style-name="Code2"><text:span text:style-name="T54">servletInfo</text:span></text:span></text:a></text:p>
            </table:table-cell>
          </table:table-row>
        </table:table>
        <text:p text:style-name="P37"/>
        <table:table table:name="Tabelle64" table:style-name="Tabelle64">
          <table:table-column table:style-name="Tabelle64.A"/>
          <table:table-column table:style-name="Tabelle64.B"/>
          <table:table-row table:style-name="Tabelle64.1">
            <table:table-cell table:style-name="Tabelle64.A1" office:value-type="string">
              <text:p text:style-name="P88"><text:span text:style-name="Summary_20_Heading_20_Font2"><text:span text:style-name="T17">Constructor Summary</text:span></text:span></text:p>
            </table:table-cell>
            <table:table-cell table:style-name="Tabelle64.A1" office:value-type="string">
              <text:p text:style-name="P89"><text:span text:style-name="Page_20_Reference_20_Font"><text:span text:style-name="T27">Page</text:span></text:span></text:p>
            </table:table-cell>
          </table:table-row>
          <table:table-row table:style-name="Tabelle64.1">
            <table:table-cell table:style-name="Tabelle64.A2" office:value-type="string">
              <text:p text:style-name="P93"><text:a xlink:type="simple" xlink:href="#r111"><text:span text:style-name="Code2"><text:span text:style-name="T55">ServletDTO</text:span></text:span></text:a><text:span text:style-name="Code2"><text:span text:style-name="T17">()</text:span></text:span></text:p>
            </table:table-cell>
            <table:table-cell table:style-name="Tabelle64.B2" office:value-type="string">
              <text:p text:style-name="P91"><text:span text:style-name="Page_20_Reference_20_Font"><text:span text:style-name="T17"><text:bookmark-ref text:reference-format="page" text:ref-name="r111">63</text:bookmark-ref></text:span></text:span></text:p>
            </table:table-cell>
          </table:table-row>
        </table:table>
        <text:p text:style-name="P37"/>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17">toString</text:span></text:span></text:p>
            </table:table-cell>
          </table:table-row>
        </table:table>
        <text:p text:style-name="P156">Field Detail</text:p>
        <text:p text:style-name="P159"><text:bookmark text:name="r110"/>patterns</text:p>
        <text:p text:style-name="P50"><text:span text:style-name="Code2">public String[] </text:span><text:span text:style-name="Code2"><text:span text:style-name="T60">patterns</text:span></text:span></text:p>
        <text:p text:style-name="P75">The request mappings for the servlet.</text:p>
        <text:p text:style-name="P73">The specified patterns are used to determine whether a request should be mapped to the servlet.</text:p>
        <text:p text:style-name="P74">See Also:</text:p>
        <text:p text:style-name="P101"><text:a xlink:type="simple" xlink:href="#r61"><text:span text:style-name="Code2"><text:span text:style-name="T54">HttpConstants.HTTP_WHITEBOARD_SERVLET_PATTERN</text:span></text:span></text:a></text:p>
        <text:p text:style-name="P156">Constructor Detail</text:p>
        <text:p text:style-name="P159"><text:bookmark text:name="r111"/>ServletDTO</text:p>
        <text:p text:style-name="P50"><text:span text:style-name="Code2">public </text:span><text:span text:style-name="Code2"><text:span text:style-name="T60">ServletDTO</text:span></text:span><text:span text:style-name="Code2">()</text:span></text:p>
        <text:section text:style-name="Sect2" text:name="Bereich1">
          <text:p text:style-name="P105"><text:span text:style-name="T57">Java API documentation generated with </text:span><text:a xlink:type="simple" xlink:href="http://www.filigris.com/products/docflex_javadoc/#docflex-doclet"><text:span text:style-name="T56">DocFlex/Doclet</text:span></text:a><text:span text:style-name="Default_20_Paragraph_20_Font"><text:span text:style-name="T57"> v1.5.6</text:span></text:span></text:p>
          <text:p text:style-name="P38"><text:soft-page-break/><text:span text:style-name="T57">DocFlex/Doclet is both a multi-format Javadoc doclet and a free edition of </text:span><text:a xlink:type="simple" xlink:href="http://www.filigris.com/products/docflex_javadoc/"><text:span text:style-name="T56">DocFlex/Javadoc</text:span></text:a><text:span text:style-name="Default_20_Paragraph_20_Font"><text:span text:style-name="T5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6">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oft-page-break/><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4">Bundles that need to register a servlet, listener, resource filter, or http context must be granted ServicePermission[Interface Name, REGISTER] where interface name is the whiteboard interface the service is registered for.</text:p>
      <text:p text:style-name="P14">Bundles that need to iterate the servlets, listeners, resources, filters, or http contexts registered with the system must be granted ServicePermission[interface name, GET] to retrieve the services from the service registry.</text:p>
      <text:p text:style-name="P14">In addition if a whiteboard service wants to be associated with a shared http context registered by another bundle, the bundle registering the whiteboard service must be granted ServicePermission[org.osgi.service.http.HttpContext, GET].</text:p>
      <text:p text:style-name="P15">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420215189122706955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8">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2"/>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0">Name</text:p>
          </table:table-cell>
          <table:table-cell table:style-name="Tabelle4.B1" office:value-type="string">
            <text:p text:style-name="P30">Felix Meschber</text:p>
          </table:table-cell>
        </table:table-row>
        <table:table-row table:style-name="Tabelle4.1">
          <table:table-cell table:style-name="Tabelle4.A1" office:value-type="string">
            <text:p text:style-name="P30">Company</text:p>
          </table:table-cell>
          <table:table-cell table:style-name="Tabelle4.B1" office:value-type="string">
            <text:p text:style-name="P30">Adobe Systems Incorporated</text:p>
          </table:table-cell>
        </table:table-row>
        <table:table-row table:style-name="Tabelle4.1">
          <table:table-cell table:style-name="Tabelle4.A1" office:value-type="string">
            <text:p text:style-name="P30">Address</text:p>
          </table:table-cell>
          <table:table-cell table:style-name="Tabelle4.B1" office:value-type="string">
            <text:p text:style-name="P30">Barfüsserplatz 6, 4055 Basel, Switzerland</text:p>
          </table:table-cell>
        </table:table-row>
        <table:table-row table:style-name="Tabelle4.1">
          <table:table-cell table:style-name="Tabelle4.A1" office:value-type="string">
            <text:p text:style-name="P30">Voice</text:p>
          </table:table-cell>
          <table:table-cell table:style-name="Tabelle4.B1" office:value-type="string">
            <text:p text:style-name="P30">+41 61 226 55 49</text:p>
          </table:table-cell>
        </table:table-row>
        <table:table-row table:style-name="Tabelle4.1">
          <table:table-cell table:style-name="Tabelle4.A1" office:value-type="string">
            <text:p text:style-name="P27">e-mail</text:p>
          </table:table-cell>
          <table:table-cell table:style-name="Tabelle4.B1" office:value-type="string">
            <text:p text:style-name="P27">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0">Name</text:p>
          </table:table-cell>
          <table:table-cell table:style-name="Tabelle44.B1" office:value-type="string">
            <text:p text:style-name="P30">Carsten Ziegeler</text:p>
          </table:table-cell>
        </table:table-row>
        <table:table-row table:style-name="Tabelle44.1">
          <table:table-cell table:style-name="Tabelle44.A1" office:value-type="string">
            <text:p text:style-name="P30">Company</text:p>
          </table:table-cell>
          <table:table-cell table:style-name="Tabelle44.B1" office:value-type="string">
            <text:p text:style-name="P30">Adobe Systems Incorporated</text:p>
          </table:table-cell>
        </table:table-row>
        <table:table-row table:style-name="Tabelle44.1">
          <table:table-cell table:style-name="Tabelle44.A1" office:value-type="string">
            <text:p text:style-name="P30">Address</text:p>
          </table:table-cell>
          <table:table-cell table:style-name="Tabelle44.B1" office:value-type="string">
            <text:p text:style-name="P30">Barfüsserplatz 6, 4055 Basel, Switzerland</text:p>
          </table:table-cell>
        </table:table-row>
        <table:table-row table:style-name="Tabelle44.1">
          <table:table-cell table:style-name="Tabelle44.A1" office:value-type="string">
            <text:p text:style-name="P30">Voice</text:p>
          </table:table-cell>
          <table:table-cell table:style-name="Tabelle44.B1" office:value-type="string">
            <text:p text:style-name="P30">+41 61 226 55 0</text:p>
          </table:table-cell>
        </table:table-row>
        <table:table-row table:style-name="Tabelle44.1">
          <table:table-cell table:style-name="Tabelle44.A1" office:value-type="string">
            <text:p text:style-name="P27">e-mail</text:p>
          </table:table-cell>
          <table:table-cell table:style-name="Tabelle44.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4</text:page-number> of <text:page-count style:num-format="1">66</text:page-count></text:p>
        <text:p text:style-name="Header"/>
        <text:p text:style-name="Header"><text:tab/>Draft<text:tab/> <text:modification-date style:data-style-name="N76">April 29,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6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8</text:page-number> of <text:page-count style:num-format="1">6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1</text:page-number> of <text:page-count style:num-format="1">6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3</text:page-number> of <text:page-count style:num-format="1">6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8</text:page-number> of <text:page-count style:num-format="1">6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9</text:page-number> of <text:page-count style:num-format="1">6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1</text:page-number> of <text:page-count style:num-format="1">66</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3</text:page-number> of <text:page-count style:num-format="1">66</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6</text:page-number> of <text:page-count style:num-format="1">66</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3</text:page-number> of <text:page-count style:num-format="1">66</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4</text:page-number> of <text:page-count style:num-format="1">66</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6</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6</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6</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6</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6</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6</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6</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6</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6</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6</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66</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66</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66</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66</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66</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6</text:page-number> of <text:page-count style:num-format="1">66</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8</text:page-number> of <text:page-count style:num-format="1">66</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2</text:page-number> of <text:page-count style:num-format="1">66</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6</text:page-number> of <text:page-count style:num-format="1">6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82</meta:editing-cycles>
    <meta:editing-duration>P9DT19H6M24S</meta:editing-duration>
    <meta:initial-creator>Felix Meschberger</meta:initial-creator>
    <dc:date>2014-04-29T14:46:11</dc:date>
    <dc:creator>Carsten Ziegeler</dc:creator>
    <meta:document-statistic meta:table-count="80" meta:image-count="23" meta:object-count="0" meta:page-count="66" meta:paragraph-count="1905" meta:word-count="16596" meta:character-count="120074"/>
    <meta:user-defined meta:name="Company">Adobe Systems Incorporated</meta:user-defined>
    <meta:user-defined meta:name="Info 3"/>
    <meta:user-defined meta:name="Info 4"/>
    <meta:user-defined meta:name="RFC Title">RFC 189 Http Service Updates</meta:user-defined>
  </office:meta>
</office:document-meta>
</file>